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2000000354A019EE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6.401cm" fo:margin-left="-0.199cm" style:page-number="auto" table:align="left" style:writing-mode="lr-tb"/>
    </style:style>
    <style:style style:name="Tabla1.A" style:family="table-column">
      <style:table-column-properties style:column-width="8.763cm"/>
    </style:style>
    <style:style style:name="Tabla1.B" style:family="table-column">
      <style:table-column-properties style:column-width="3.861cm"/>
    </style:style>
    <style:style style:name="Tabla1.C" style:family="table-column">
      <style:table-column-properties style:column-width="3.776cm"/>
    </style:style>
    <style:style style:name="Tabla1.1" style:family="table-row">
      <style:table-row-properties fo:keep-together="auto"/>
    </style:style>
    <style:style style:name="Tabla1.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middle" fo:padding-left="0.191cm" fo:padding-right="0.191cm" fo:padding-top="0cm" fo:padding-bottom="0cm" fo:border="0.5pt solid #000000" style:writing-mode="lr-tb"/>
    </style:style>
    <style:style style:name="Tabla1.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A5" style:family="table-cell">
      <style:table-cell-properties style:vertical-align="top" fo:padding-left="0.191cm" fo:padding-right="0.191cm" fo:padding-top="0cm" fo:padding-bottom="0cm" fo:border="0.5pt solid #000000" style:writing-mode="lr-tb"/>
    </style:style>
    <style:style style:name="Tabla1.A7" style:family="table-cell">
      <style:table-cell-properties style:vertical-align="top" fo:padding-left="0.191cm" fo:padding-right="0.191cm" fo:padding-top="0cm" fo:padding-bottom="0cm" fo:border="0.5pt solid #000000" style:writing-mode="lr-tb"/>
    </style:style>
    <style:style style:name="Tabla1.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10" style:family="table-row">
      <style:table-row-properties style:min-row-height="0.492cm" fo:keep-together="auto"/>
    </style:style>
    <style:style style:name="Tabla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0" style:family="table-cell">
      <style:table-cell-properties style:vertical-align="top" fo:padding-left="0.191cm" fo:padding-right="0.191cm" fo:padding-top="0cm" fo:padding-bottom="0cm" fo:border="0.5pt solid #000000" style:writing-mode="lr-tb"/>
    </style:style>
    <style:style style:name="Tabla3" style:family="table" style:master-page-name="Standard">
      <style:table-properties style:width="16.401cm" fo:margin-left="-0.199cm" style:page-number="auto" table:align="left" style:writing-mode="lr-tb"/>
    </style:style>
    <style:style style:name="Tabla3.A" style:family="table-column">
      <style:table-column-properties style:column-width="8.763cm"/>
    </style:style>
    <style:style style:name="Tabla3.B" style:family="table-column">
      <style:table-column-properties style:column-width="3.351cm"/>
    </style:style>
    <style:style style:name="Tabla3.C" style:family="table-column">
      <style:table-column-properties style:column-width="4.286cm"/>
    </style:style>
    <style:style style:name="Tabla3.1" style:family="table-row">
      <style:table-row-properties fo:keep-together="auto"/>
    </style:style>
    <style:style style:name="Tabla3.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middle" fo:padding-left="0.191cm" fo:padding-right="0.191cm" fo:padding-top="0cm" fo:padding-bottom="0cm" fo:border="0.5pt solid #000000" style:writing-mode="lr-tb"/>
    </style:style>
    <style:style style:name="Tabla3.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3.A5" style:family="table-cell">
      <style:table-cell-properties style:vertical-align="top" fo:padding-left="0.191cm" fo:padding-right="0.191cm" fo:padding-top="0cm" fo:padding-bottom="0cm" fo:border="0.5pt solid #000000" style:writing-mode="lr-tb"/>
    </style:style>
    <style:style style:name="Tabla3.A7" style:family="table-cell">
      <style:table-cell-properties style:vertical-align="top" fo:padding-left="0.191cm" fo:padding-right="0.191cm" fo:padding-top="0cm" fo:padding-bottom="0cm" fo:border="0.5pt solid #000000" style:writing-mode="lr-tb"/>
    </style:style>
    <style:style style:name="Tabla3.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3.10" style:family="table-row">
      <style:table-row-properties style:min-row-height="0.492cm" fo:keep-together="auto"/>
    </style:style>
    <style:style style:name="Tabla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10" style:family="table-cell">
      <style:table-cell-properties style:vertical-align="top" fo:padding-left="0.191cm" fo:padding-right="0.191cm" fo:padding-top="0cm" fo:padding-bottom="0cm" fo:border="0.5pt solid #000000" style:writing-mode="lr-tb"/>
    </style:style>
    <style:style style:name="Tabla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 style:family="table" style:master-page-name="Standard">
      <style:table-properties style:width="16.401cm" fo:margin-left="-0.199cm" style:page-number="auto" table:align="left" style:writing-mode="lr-tb"/>
    </style:style>
    <style:style style:name="Tabla5.A" style:family="table-column">
      <style:table-column-properties style:column-width="8.763cm"/>
    </style:style>
    <style:style style:name="Tabla5.B" style:family="table-column">
      <style:table-column-properties style:column-width="3.351cm"/>
    </style:style>
    <style:style style:name="Tabla5.C" style:family="table-column">
      <style:table-column-properties style:column-width="4.286cm"/>
    </style:style>
    <style:style style:name="Tabla5.1" style:family="table-row">
      <style:table-row-properties fo:keep-together="auto"/>
    </style:style>
    <style:style style:name="Tabla5.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5.A5"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0.5pt solid #000000" style:writing-mode="lr-tb"/>
    </style:style>
    <style:style style:name="Tabla5.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5.10" style:family="table-row">
      <style:table-row-properties style:min-row-height="0.492cm" fo:keep-together="auto"/>
    </style:style>
    <style:style style:name="Tabla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top" fo:padding-left="0.191cm" fo:padding-right="0.191cm" fo:padding-top="0cm" fo:padding-bottom="0cm" fo:border="0.5pt solid #000000" style:writing-mode="lr-tb"/>
    </style:style>
    <style:style style:name="Tabla7" style:family="table" style:master-page-name="Standard">
      <style:table-properties style:width="16.401cm" fo:margin-left="-0.199cm" style:page-number="auto" table:align="left" style:writing-mode="lr-tb"/>
    </style:style>
    <style:style style:name="Tabla7.A" style:family="table-column">
      <style:table-column-properties style:column-width="8.763cm"/>
    </style:style>
    <style:style style:name="Tabla7.B" style:family="table-column">
      <style:table-column-properties style:column-width="3.351cm"/>
    </style:style>
    <style:style style:name="Tabla7.C" style:family="table-column">
      <style:table-column-properties style:column-width="4.286cm"/>
    </style:style>
    <style:style style:name="Tabla7.1" style:family="table-row">
      <style:table-row-properties fo:keep-together="auto"/>
    </style:style>
    <style:style style:name="Tabla7.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7.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middle" fo:padding-left="0.191cm" fo:padding-right="0.191cm" fo:padding-top="0cm" fo:padding-bottom="0cm" fo:border="0.5pt solid #000000" style:writing-mode="lr-tb"/>
    </style:style>
    <style:style style:name="Tabla7.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7.A5"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7.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7.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8" style:family="table" style:master-page-name="Standard">
      <style:table-properties style:width="16.401cm" fo:margin-left="-0.199cm" style:page-number="auto" table:align="left" style:writing-mode="lr-tb"/>
    </style:style>
    <style:style style:name="Tabla8.A" style:family="table-column">
      <style:table-column-properties style:column-width="8.763cm"/>
    </style:style>
    <style:style style:name="Tabla8.B" style:family="table-column">
      <style:table-column-properties style:column-width="3.351cm"/>
    </style:style>
    <style:style style:name="Tabla8.C" style:family="table-column">
      <style:table-column-properties style:column-width="4.286cm"/>
    </style:style>
    <style:style style:name="Tabla8.1" style:family="table-row">
      <style:table-row-properties fo:keep-together="auto"/>
    </style:style>
    <style:style style:name="Tabla8.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middle" fo:padding-left="0.191cm" fo:padding-right="0.191cm" fo:padding-top="0cm" fo:padding-bottom="0cm" fo:border="0.5pt solid #000000" style:writing-mode="lr-tb"/>
    </style:style>
    <style:style style:name="Tabla8.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8.A5"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8.10" style:family="table-row">
      <style:table-row-properties style:min-row-height="0.492cm" fo:keep-together="auto"/>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0.5pt solid #000000" style:writing-mode="lr-tb"/>
    </style:style>
    <style:style style:name="Tabla10" style:family="table" style:master-page-name="Standard">
      <style:table-properties style:width="16.401cm" fo:margin-left="-0.199cm" style:page-number="auto" table:align="left" style:writing-mode="lr-tb"/>
    </style:style>
    <style:style style:name="Tabla10.A" style:family="table-column">
      <style:table-column-properties style:column-width="8.763cm"/>
    </style:style>
    <style:style style:name="Tabla10.B" style:family="table-column">
      <style:table-column-properties style:column-width="3.351cm"/>
    </style:style>
    <style:style style:name="Tabla10.C" style:family="table-column">
      <style:table-column-properties style:column-width="4.286cm"/>
    </style:style>
    <style:style style:name="Tabla10.1" style:family="table-row">
      <style:table-row-properties fo:keep-together="auto"/>
    </style:style>
    <style:style style:name="Tabla10.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3" style:family="table-cell" style:data-style-name="N37">
      <style:table-cell-properties style:vertical-align="middle" fo:padding-left="0.191cm" fo:padding-right="0.191cm" fo:padding-top="0cm" fo:padding-bottom="0cm" fo:border="0.5pt solid #000000" style:writing-mode="lr-tb"/>
    </style:style>
    <style:style style:name="Tabla10.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0.A5"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0.10" style:family="table-row">
      <style:table-row-properties style:min-row-height="0.492cm" fo:keep-together="auto"/>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0.5pt solid #000000" style:writing-mode="lr-tb"/>
    </style:style>
    <style:style style:name="Tabla9" style:family="table" style:master-page-name="Standard">
      <style:table-properties style:width="16.401cm" fo:margin-left="-0.199cm" style:page-number="auto" fo:break-before="page" table:align="left" style:writing-mode="lr-tb"/>
    </style:style>
    <style:style style:name="Tabla9.A" style:family="table-column">
      <style:table-column-properties style:column-width="8.763cm"/>
    </style:style>
    <style:style style:name="Tabla9.B" style:family="table-column">
      <style:table-column-properties style:column-width="3.351cm"/>
    </style:style>
    <style:style style:name="Tabla9.C" style:family="table-column">
      <style:table-column-properties style:column-width="4.286cm"/>
    </style:style>
    <style:style style:name="Tabla9.1" style:family="table-row">
      <style:table-row-properties fo:keep-together="auto"/>
    </style:style>
    <style:style style:name="Tabla9.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3" style:family="table-cell" style:data-style-name="N37">
      <style:table-cell-properties style:vertical-align="middle" fo:padding-left="0.191cm" fo:padding-right="0.191cm" fo:padding-top="0cm" fo:padding-bottom="0cm" fo:border="0.5pt solid #000000" style:writing-mode="lr-tb"/>
    </style:style>
    <style:style style:name="Tabla9.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9.A5"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9.10" style:family="table-row">
      <style:table-row-properties style:min-row-height="0.492cm" fo:keep-together="auto"/>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0.5pt solid #000000" style:writing-mode="lr-tb"/>
    </style:style>
    <style:style style:name="Tabla11" style:family="table" style:master-page-name="Standard">
      <style:table-properties style:width="16.401cm" fo:margin-left="-0.199cm" style:page-number="auto" fo:break-before="page" table:align="left" style:writing-mode="lr-tb"/>
    </style:style>
    <style:style style:name="Tabla11.A" style:family="table-column">
      <style:table-column-properties style:column-width="8.763cm"/>
    </style:style>
    <style:style style:name="Tabla11.B" style:family="table-column">
      <style:table-column-properties style:column-width="3.351cm"/>
    </style:style>
    <style:style style:name="Tabla11.C" style:family="table-column">
      <style:table-column-properties style:column-width="4.286cm"/>
    </style:style>
    <style:style style:name="Tabla11.1" style:family="table-row">
      <style:table-row-properties fo:keep-together="auto"/>
    </style:style>
    <style:style style:name="Tabla11.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3" style:family="table-cell" style:data-style-name="N37">
      <style:table-cell-properties style:vertical-align="middle" fo:padding-left="0.191cm" fo:padding-right="0.191cm" fo:padding-top="0cm" fo:padding-bottom="0cm" fo:border="0.5pt solid #000000" style:writing-mode="lr-tb"/>
    </style:style>
    <style:style style:name="Tabla11.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1.A5" style:family="table-cell">
      <style:table-cell-properties style:vertical-align="top" fo:padding-left="0.191cm" fo:padding-right="0.191cm" fo:padding-top="0cm" fo:padding-bottom="0cm" fo:border="0.5pt solid #000000" style:writing-mode="lr-tb"/>
    </style:style>
    <style:style style:name="Tabla11.A7" style:family="table-cell">
      <style:table-cell-properties style:vertical-align="top" fo:padding-left="0.191cm" fo:padding-right="0.191cm" fo:padding-top="0cm" fo:padding-bottom="0cm" fo:border="0.5pt solid #000000" style:writing-mode="lr-tb"/>
    </style:style>
    <style:style style:name="Tabla11.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1.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1.10" style:family="table-row">
      <style:table-row-properties style:min-row-height="0.492cm" fo:keep-together="auto"/>
    </style:style>
    <style:style style:name="Tabla1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1.C10" style:family="table-cell">
      <style:table-cell-properties style:vertical-align="top" fo:padding-left="0.191cm" fo:padding-right="0.191cm" fo:padding-top="0cm" fo:padding-bottom="0cm" fo:border="0.5pt solid #000000" style:writing-mode="lr-tb"/>
    </style:style>
    <style:style style:name="Tabla1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2" style:family="table" style:master-page-name="Standard">
      <style:table-properties style:width="16.401cm" fo:margin-left="-0.199cm" style:page-number="auto" fo:break-before="page" table:align="left" style:writing-mode="lr-tb"/>
    </style:style>
    <style:style style:name="Tabla12.A" style:family="table-column">
      <style:table-column-properties style:column-width="8.763cm"/>
    </style:style>
    <style:style style:name="Tabla12.B" style:family="table-column">
      <style:table-column-properties style:column-width="3.351cm"/>
    </style:style>
    <style:style style:name="Tabla12.C" style:family="table-column">
      <style:table-column-properties style:column-width="4.286cm"/>
    </style:style>
    <style:style style:name="Tabla12.1" style:family="table-row">
      <style:table-row-properties fo:keep-together="auto"/>
    </style:style>
    <style:style style:name="Tabla1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3" style:family="table-cell" style:data-style-name="N37">
      <style:table-cell-properties style:vertical-align="middle" fo:padding-left="0.191cm" fo:padding-right="0.191cm" fo:padding-top="0cm" fo:padding-bottom="0cm" fo:border="0.5pt solid #000000" style:writing-mode="lr-tb"/>
    </style:style>
    <style:style style:name="Tabla1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2.A5" style:family="table-cell">
      <style:table-cell-properties style:vertical-align="top" fo:padding-left="0.191cm" fo:padding-right="0.191cm" fo:padding-top="0cm" fo:padding-bottom="0cm" fo:border="0.5pt solid #000000" style:writing-mode="lr-tb"/>
    </style:style>
    <style:style style:name="Tabla12.A7" style:family="table-cell">
      <style:table-cell-properties style:vertical-align="top" fo:padding-left="0.191cm" fo:padding-right="0.191cm" fo:padding-top="0cm" fo:padding-bottom="0cm" fo:border="0.5pt solid #000000" style:writing-mode="lr-tb"/>
    </style:style>
    <style:style style:name="Tabla12.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2.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2.10" style:family="table-row">
      <style:table-row-properties style:min-row-height="0.492cm" fo:keep-together="auto"/>
    </style:style>
    <style:style style:name="Tabla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2.C10" style:family="table-cell">
      <style:table-cell-properties style:vertical-align="top" fo:padding-left="0.191cm" fo:padding-right="0.191cm" fo:padding-top="0cm" fo:padding-bottom="0cm" fo:border="0.5pt solid #000000" style:writing-mode="lr-tb"/>
    </style:style>
    <style:style style:name="Tabla1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3" style:family="table" style:master-page-name="Standard">
      <style:table-properties style:width="16.401cm" fo:margin-left="-0.199cm" style:page-number="auto" fo:break-before="page" table:align="left" style:writing-mode="lr-tb"/>
    </style:style>
    <style:style style:name="Tabla13.A" style:family="table-column">
      <style:table-column-properties style:column-width="8.763cm"/>
    </style:style>
    <style:style style:name="Tabla13.B" style:family="table-column">
      <style:table-column-properties style:column-width="3.351cm"/>
    </style:style>
    <style:style style:name="Tabla13.C" style:family="table-column">
      <style:table-column-properties style:column-width="4.286cm"/>
    </style:style>
    <style:style style:name="Tabla13.1" style:family="table-row">
      <style:table-row-properties fo:keep-together="auto"/>
    </style:style>
    <style:style style:name="Tabla13.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3" style:family="table-cell">
      <style:table-cell-properties style:vertical-align="middle" fo:padding-left="0.191cm" fo:padding-right="0.191cm" fo:padding-top="0cm" fo:padding-bottom="0cm" fo:border="0.5pt solid #000000" style:writing-mode="lr-tb"/>
    </style:style>
    <style:style style:name="Tabla13.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3.A5" style:family="table-cell">
      <style:table-cell-properties style:vertical-align="top" fo:padding-left="0.191cm" fo:padding-right="0.191cm" fo:padding-top="0cm" fo:padding-bottom="0cm" fo:border="0.5pt solid #000000" style:writing-mode="lr-tb"/>
    </style:style>
    <style:style style:name="Tabla13.A7" style:family="table-cell">
      <style:table-cell-properties style:vertical-align="top" fo:padding-left="0.191cm" fo:padding-right="0.191cm" fo:padding-top="0cm" fo:padding-bottom="0cm" fo:border="0.5pt solid #000000" style:writing-mode="lr-tb"/>
    </style:style>
    <style:style style:name="Tabla13.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3.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3.10" style:family="table-row">
      <style:table-row-properties style:min-row-height="0.492cm" fo:keep-together="auto"/>
    </style:style>
    <style:style style:name="Tabla1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3.C10" style:family="table-cell">
      <style:table-cell-properties style:vertical-align="top" fo:padding-left="0.191cm" fo:padding-right="0.191cm" fo:padding-top="0cm" fo:padding-bottom="0cm" fo:border="0.5pt solid #000000" style:writing-mode="lr-tb"/>
    </style:style>
    <style:style style:name="Tabla1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master-page-name="Standard">
      <style:table-properties style:width="16.401cm" fo:margin-left="-0.199cm" style:page-number="auto" fo:break-before="page" table:align="left" style:writing-mode="lr-tb"/>
    </style:style>
    <style:style style:name="Tabla2.A" style:family="table-column">
      <style:table-column-properties style:column-width="8.763cm"/>
    </style:style>
    <style:style style:name="Tabla2.B" style:family="table-column">
      <style:table-column-properties style:column-width="3.351cm"/>
    </style:style>
    <style:style style:name="Tabla2.C" style:family="table-column">
      <style:table-column-properties style:column-width="4.286cm"/>
    </style:style>
    <style:style style:name="Tabla2.1" style:family="table-row">
      <style:table-row-properties fo:keep-together="auto"/>
    </style:style>
    <style:style style:name="Tabla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3" style:family="table-cell">
      <style:table-cell-properties style:vertical-align="middle" fo:padding-left="0.191cm" fo:padding-right="0.191cm" fo:padding-top="0cm" fo:padding-bottom="0cm" fo:border="0.5pt solid #000000" style:writing-mode="lr-tb"/>
    </style:style>
    <style:style style:name="Tabla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A5" style:family="table-cell">
      <style:table-cell-properties style:vertical-align="top" fo:padding-left="0.191cm" fo:padding-right="0.191cm" fo:padding-top="0cm" fo:padding-bottom="0cm" fo:border="0.5pt solid #000000" style:writing-mode="lr-tb"/>
    </style:style>
    <style:style style:name="Tabla2.A7" style:family="table-cell">
      <style:table-cell-properties style:vertical-align="top" fo:padding-left="0.191cm" fo:padding-right="0.191cm" fo:padding-top="0cm" fo:padding-bottom="0cm" fo:border="0.5pt solid #000000" style:writing-mode="lr-tb"/>
    </style:style>
    <style:style style:name="Tabla2.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4" style:family="table" style:master-page-name="Standard">
      <style:table-properties style:width="16.401cm" fo:margin-left="-0.199cm" style:page-number="auto" fo:break-before="page" table:align="left" style:writing-mode="lr-tb"/>
    </style:style>
    <style:style style:name="Tabla4.A" style:family="table-column">
      <style:table-column-properties style:column-width="8.763cm"/>
    </style:style>
    <style:style style:name="Tabla4.B" style:family="table-column">
      <style:table-column-properties style:column-width="3.351cm"/>
    </style:style>
    <style:style style:name="Tabla4.C" style:family="table-column">
      <style:table-column-properties style:column-width="4.286cm"/>
    </style:style>
    <style:style style:name="Tabla4.1" style:family="table-row">
      <style:table-row-properties fo:keep-together="auto"/>
    </style:style>
    <style:style style:name="Tabla4.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3" style:family="table-cell">
      <style:table-cell-properties style:vertical-align="middle" fo:padding-left="0.191cm" fo:padding-right="0.191cm" fo:padding-top="0cm" fo:padding-bottom="0cm" fo:border="0.5pt solid #000000" style:writing-mode="lr-tb"/>
    </style:style>
    <style:style style:name="Tabla4.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A5" style:family="table-cell">
      <style:table-cell-properties style:vertical-align="top" fo:padding-left="0.191cm" fo:padding-right="0.191cm" fo:padding-top="0cm" fo:padding-bottom="0cm" fo:border="0.5pt solid #000000" style:writing-mode="lr-tb"/>
    </style:style>
    <style:style style:name="Tabla4.A7" style:family="table-cell">
      <style:table-cell-properties style:vertical-align="top" fo:padding-left="0.191cm" fo:padding-right="0.191cm" fo:padding-top="0cm" fo:padding-bottom="0cm" fo:border="0.5pt solid #000000" style:writing-mode="lr-tb"/>
    </style:style>
    <style:style style:name="Tabla4.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4.10" style:family="table-row">
      <style:table-row-properties style:min-row-height="0.492cm" fo:keep-together="auto"/>
    </style:style>
    <style:style style:name="Tabla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0" style:family="table-cell">
      <style:table-cell-properties style:vertical-align="top" fo:padding-left="0.191cm" fo:padding-right="0.191cm" fo:padding-top="0cm" fo:padding-bottom="0cm" fo:border="0.5pt solid #000000" style:writing-mode="lr-tb"/>
    </style:style>
    <style:style style:name="Tabla4.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4.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 style:family="table" style:master-page-name="Standard">
      <style:table-properties style:width="16.401cm" fo:margin-left="-0.199cm" style:page-number="auto" fo:break-before="page" table:align="left" style:writing-mode="lr-tb"/>
    </style:style>
    <style:style style:name="Tabla6.A" style:family="table-column">
      <style:table-column-properties style:column-width="8.763cm"/>
    </style:style>
    <style:style style:name="Tabla6.B" style:family="table-column">
      <style:table-column-properties style:column-width="3.351cm"/>
    </style:style>
    <style:style style:name="Tabla6.C" style:family="table-column">
      <style:table-column-properties style:column-width="4.286cm"/>
    </style:style>
    <style:style style:name="Tabla6.1" style:family="table-row">
      <style:table-row-properties fo:keep-together="auto"/>
    </style:style>
    <style:style style:name="Tabla6.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middle" fo:padding-left="0.191cm" fo:padding-right="0.191cm" fo:padding-top="0cm" fo:padding-bottom="0cm" fo:border="0.5pt solid #000000" style:writing-mode="lr-tb"/>
    </style:style>
    <style:style style:name="Tabla6.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6.A5"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0.5pt solid #000000" style:writing-mode="lr-tb"/>
    </style:style>
    <style:style style:name="Tabla6.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4" style:family="table" style:master-page-name="Standard">
      <style:table-properties style:width="16.401cm" fo:margin-left="-0.199cm" style:page-number="auto" fo:break-before="page" table:align="left" style:writing-mode="lr-tb"/>
    </style:style>
    <style:style style:name="Tabla14.A" style:family="table-column">
      <style:table-column-properties style:column-width="8.763cm"/>
    </style:style>
    <style:style style:name="Tabla14.B" style:family="table-column">
      <style:table-column-properties style:column-width="3.351cm"/>
    </style:style>
    <style:style style:name="Tabla14.C" style:family="table-column">
      <style:table-column-properties style:column-width="4.286cm"/>
    </style:style>
    <style:style style:name="Tabla14.1" style:family="table-row">
      <style:table-row-properties fo:keep-together="auto"/>
    </style:style>
    <style:style style:name="Tabla14.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3" style:family="table-cell">
      <style:table-cell-properties style:vertical-align="middle" fo:padding-left="0.191cm" fo:padding-right="0.191cm" fo:padding-top="0cm" fo:padding-bottom="0cm" fo:border="0.5pt solid #000000" style:writing-mode="lr-tb"/>
    </style:style>
    <style:style style:name="Tabla14.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4.A5" style:family="table-cell">
      <style:table-cell-properties style:vertical-align="top" fo:padding-left="0.191cm" fo:padding-right="0.191cm" fo:padding-top="0cm" fo:padding-bottom="0cm" fo:border="0.5pt solid #000000" style:writing-mode="lr-tb"/>
    </style:style>
    <style:style style:name="Tabla14.A7" style:family="table-cell">
      <style:table-cell-properties style:vertical-align="top" fo:padding-left="0.191cm" fo:padding-right="0.191cm" fo:padding-top="0cm" fo:padding-bottom="0cm" fo:border="0.5pt solid #000000" style:writing-mode="lr-tb"/>
    </style:style>
    <style:style style:name="Tabla14.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4.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4.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14.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5" style:family="table" style:master-page-name="Standard">
      <style:table-properties style:width="16.401cm" fo:margin-left="-0.199cm" style:page-number="auto" fo:break-before="page" table:align="left" style:writing-mode="lr-tb"/>
    </style:style>
    <style:style style:name="Tabla15.A" style:family="table-column">
      <style:table-column-properties style:column-width="8.763cm"/>
    </style:style>
    <style:style style:name="Tabla15.B" style:family="table-column">
      <style:table-column-properties style:column-width="3.351cm"/>
    </style:style>
    <style:style style:name="Tabla15.C" style:family="table-column">
      <style:table-column-properties style:column-width="4.286cm"/>
    </style:style>
    <style:style style:name="Tabla15.1" style:family="table-row">
      <style:table-row-properties fo:keep-together="auto"/>
    </style:style>
    <style:style style:name="Tabla15.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3" style:family="table-cell">
      <style:table-cell-properties style:vertical-align="middle" fo:padding-left="0.191cm" fo:padding-right="0.191cm" fo:padding-top="0cm" fo:padding-bottom="0cm" fo:border="0.5pt solid #000000" style:writing-mode="lr-tb"/>
    </style:style>
    <style:style style:name="Tabla15.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5.A5" style:family="table-cell">
      <style:table-cell-properties style:vertical-align="top" fo:padding-left="0.191cm" fo:padding-right="0.191cm" fo:padding-top="0cm" fo:padding-bottom="0cm" fo:border="0.5pt solid #000000" style:writing-mode="lr-tb"/>
    </style:style>
    <style:style style:name="Tabla15.A7" style:family="table-cell">
      <style:table-cell-properties style:vertical-align="top" fo:padding-left="0.191cm" fo:padding-right="0.191cm" fo:padding-top="0cm" fo:padding-bottom="0cm" fo:border="0.5pt solid #000000" style:writing-mode="lr-tb"/>
    </style:style>
    <style:style style:name="Tabla15.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5.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6" style:family="table" style:master-page-name="Standard">
      <style:table-properties style:width="16.401cm" fo:margin-left="-0.199cm" style:page-number="auto" fo:break-before="page" table:align="left" style:writing-mode="lr-tb"/>
    </style:style>
    <style:style style:name="Tabla16.A" style:family="table-column">
      <style:table-column-properties style:column-width="8.763cm"/>
    </style:style>
    <style:style style:name="Tabla16.B" style:family="table-column">
      <style:table-column-properties style:column-width="3.351cm"/>
    </style:style>
    <style:style style:name="Tabla16.C" style:family="table-column">
      <style:table-column-properties style:column-width="4.286cm"/>
    </style:style>
    <style:style style:name="Tabla16.1" style:family="table-row">
      <style:table-row-properties fo:keep-together="auto"/>
    </style:style>
    <style:style style:name="Tabla16.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3" style:family="table-cell">
      <style:table-cell-properties style:vertical-align="middle" fo:padding-left="0.191cm" fo:padding-right="0.191cm" fo:padding-top="0cm" fo:padding-bottom="0cm" fo:border="0.5pt solid #000000" style:writing-mode="lr-tb"/>
    </style:style>
    <style:style style:name="Tabla16.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6.A5" style:family="table-cell">
      <style:table-cell-properties style:vertical-align="top" fo:padding-left="0.191cm" fo:padding-right="0.191cm" fo:padding-top="0cm" fo:padding-bottom="0cm" fo:border="0.5pt solid #000000" style:writing-mode="lr-tb"/>
    </style:style>
    <style:style style:name="Tabla16.A7" style:family="table-cell">
      <style:table-cell-properties style:vertical-align="top" fo:padding-left="0.191cm" fo:padding-right="0.191cm" fo:padding-top="0cm" fo:padding-bottom="0cm" fo:border="0.5pt solid #000000" style:writing-mode="lr-tb"/>
    </style:style>
    <style:style style:name="Tabla16.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6.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6.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16.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7" style:family="table" style:master-page-name="Standard">
      <style:table-properties style:width="16.401cm" fo:margin-left="-0.199cm" style:page-number="auto" fo:break-before="page" table:align="left" style:writing-mode="lr-tb"/>
    </style:style>
    <style:style style:name="Tabla17.A" style:family="table-column">
      <style:table-column-properties style:column-width="8.763cm"/>
    </style:style>
    <style:style style:name="Tabla17.B" style:family="table-column">
      <style:table-column-properties style:column-width="3.351cm"/>
    </style:style>
    <style:style style:name="Tabla17.C" style:family="table-column">
      <style:table-column-properties style:column-width="4.286cm"/>
    </style:style>
    <style:style style:name="Tabla17.1" style:family="table-row">
      <style:table-row-properties fo:keep-together="auto"/>
    </style:style>
    <style:style style:name="Tabla17.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7.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3" style:family="table-cell">
      <style:table-cell-properties style:vertical-align="middle" fo:padding-left="0.191cm" fo:padding-right="0.191cm" fo:padding-top="0cm" fo:padding-bottom="0cm" fo:border="0.5pt solid #000000" style:writing-mode="lr-tb"/>
    </style:style>
    <style:style style:name="Tabla17.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7.A5" style:family="table-cell">
      <style:table-cell-properties style:vertical-align="top" fo:padding-left="0.191cm" fo:padding-right="0.191cm" fo:padding-top="0cm" fo:padding-bottom="0cm" fo:border="0.5pt solid #000000" style:writing-mode="lr-tb"/>
    </style:style>
    <style:style style:name="Tabla17.A7" style:family="table-cell">
      <style:table-cell-properties style:vertical-align="top" fo:padding-left="0.191cm" fo:padding-right="0.191cm" fo:padding-top="0cm" fo:padding-bottom="0cm" fo:border="0.5pt solid #000000" style:writing-mode="lr-tb"/>
    </style:style>
    <style:style style:name="Tabla17.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7.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7.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17.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8" style:family="table" style:master-page-name="Standard">
      <style:table-properties style:width="16.401cm" fo:margin-left="-0.199cm" style:page-number="auto" fo:break-before="page" table:align="left" style:writing-mode="lr-tb"/>
    </style:style>
    <style:style style:name="Tabla18.A" style:family="table-column">
      <style:table-column-properties style:column-width="8.763cm"/>
    </style:style>
    <style:style style:name="Tabla18.B" style:family="table-column">
      <style:table-column-properties style:column-width="3.351cm"/>
    </style:style>
    <style:style style:name="Tabla18.C" style:family="table-column">
      <style:table-column-properties style:column-width="4.286cm"/>
    </style:style>
    <style:style style:name="Tabla18.1" style:family="table-row">
      <style:table-row-properties fo:keep-together="auto"/>
    </style:style>
    <style:style style:name="Tabla18.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3" style:family="table-cell">
      <style:table-cell-properties style:vertical-align="middle" fo:padding-left="0.191cm" fo:padding-right="0.191cm" fo:padding-top="0cm" fo:padding-bottom="0cm" fo:border="0.5pt solid #000000" style:writing-mode="lr-tb"/>
    </style:style>
    <style:style style:name="Tabla18.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8.A5" style:family="table-cell">
      <style:table-cell-properties style:vertical-align="top" fo:padding-left="0.191cm" fo:padding-right="0.191cm" fo:padding-top="0cm" fo:padding-bottom="0cm" fo:border="0.5pt solid #000000" style:writing-mode="lr-tb"/>
    </style:style>
    <style:style style:name="Tabla18.A7" style:family="table-cell">
      <style:table-cell-properties style:vertical-align="top" fo:padding-left="0.191cm" fo:padding-right="0.191cm" fo:padding-top="0cm" fo:padding-bottom="0cm" fo:border="0.5pt solid #000000" style:writing-mode="lr-tb"/>
    </style:style>
    <style:style style:name="Tabla18.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8.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8.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18.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9" style:family="table" style:master-page-name="Standard">
      <style:table-properties style:width="16.401cm" fo:margin-left="-0.199cm" style:page-number="auto" fo:break-before="page" table:align="left" style:writing-mode="lr-tb"/>
    </style:style>
    <style:style style:name="Tabla19.A" style:family="table-column">
      <style:table-column-properties style:column-width="8.763cm"/>
    </style:style>
    <style:style style:name="Tabla19.B" style:family="table-column">
      <style:table-column-properties style:column-width="3.351cm"/>
    </style:style>
    <style:style style:name="Tabla19.C" style:family="table-column">
      <style:table-column-properties style:column-width="4.286cm"/>
    </style:style>
    <style:style style:name="Tabla19.1" style:family="table-row">
      <style:table-row-properties fo:keep-together="auto"/>
    </style:style>
    <style:style style:name="Tabla19.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3" style:family="table-cell">
      <style:table-cell-properties style:vertical-align="middle" fo:padding-left="0.191cm" fo:padding-right="0.191cm" fo:padding-top="0cm" fo:padding-bottom="0cm" fo:border="0.5pt solid #000000" style:writing-mode="lr-tb"/>
    </style:style>
    <style:style style:name="Tabla19.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9.A5" style:family="table-cell">
      <style:table-cell-properties style:vertical-align="top" fo:padding-left="0.191cm" fo:padding-right="0.191cm" fo:padding-top="0cm" fo:padding-bottom="0cm" fo:border="0.5pt solid #000000" style:writing-mode="lr-tb"/>
    </style:style>
    <style:style style:name="Tabla19.A7" style:family="table-cell">
      <style:table-cell-properties style:vertical-align="top" fo:padding-left="0.191cm" fo:padding-right="0.191cm" fo:padding-top="0cm" fo:padding-bottom="0cm" fo:border="0.5pt solid #000000" style:writing-mode="lr-tb"/>
    </style:style>
    <style:style style:name="Tabla19.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9.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9.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19.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0" style:family="table" style:master-page-name="Standard">
      <style:table-properties style:width="16.401cm" fo:margin-left="-0.199cm" style:page-number="auto" fo:break-before="page" table:align="left" style:writing-mode="lr-tb"/>
    </style:style>
    <style:style style:name="Tabla20.A" style:family="table-column">
      <style:table-column-properties style:column-width="8.763cm"/>
    </style:style>
    <style:style style:name="Tabla20.B" style:family="table-column">
      <style:table-column-properties style:column-width="3.351cm"/>
    </style:style>
    <style:style style:name="Tabla20.C" style:family="table-column">
      <style:table-column-properties style:column-width="4.286cm"/>
    </style:style>
    <style:style style:name="Tabla20.1" style:family="table-row">
      <style:table-row-properties fo:keep-together="auto"/>
    </style:style>
    <style:style style:name="Tabla20.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3" style:family="table-cell">
      <style:table-cell-properties style:vertical-align="middle" fo:padding-left="0.191cm" fo:padding-right="0.191cm" fo:padding-top="0cm" fo:padding-bottom="0cm" fo:border="0.5pt solid #000000" style:writing-mode="lr-tb"/>
    </style:style>
    <style:style style:name="Tabla20.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0.A5" style:family="table-cell">
      <style:table-cell-properties style:vertical-align="top" fo:padding-left="0.191cm" fo:padding-right="0.191cm" fo:padding-top="0cm" fo:padding-bottom="0cm" fo:border="0.5pt solid #000000" style:writing-mode="lr-tb"/>
    </style:style>
    <style:style style:name="Tabla20.A7" style:family="table-cell">
      <style:table-cell-properties style:vertical-align="top" fo:padding-left="0.191cm" fo:padding-right="0.191cm" fo:padding-top="0cm" fo:padding-bottom="0cm" fo:border="0.5pt solid #000000" style:writing-mode="lr-tb"/>
    </style:style>
    <style:style style:name="Tabla20.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0.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20.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20.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1" style:family="table" style:master-page-name="Standard">
      <style:table-properties style:width="16.401cm" fo:margin-left="-0.199cm" style:page-number="auto" fo:break-before="page" table:align="left" style:writing-mode="lr-tb"/>
    </style:style>
    <style:style style:name="Tabla21.A" style:family="table-column">
      <style:table-column-properties style:column-width="8.763cm"/>
    </style:style>
    <style:style style:name="Tabla21.B" style:family="table-column">
      <style:table-column-properties style:column-width="3.351cm"/>
    </style:style>
    <style:style style:name="Tabla21.C" style:family="table-column">
      <style:table-column-properties style:column-width="4.286cm"/>
    </style:style>
    <style:style style:name="Tabla21.1" style:family="table-row">
      <style:table-row-properties fo:keep-together="auto"/>
    </style:style>
    <style:style style:name="Tabla21.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3" style:family="table-cell">
      <style:table-cell-properties style:vertical-align="middle" fo:padding-left="0.191cm" fo:padding-right="0.191cm" fo:padding-top="0cm" fo:padding-bottom="0cm" fo:border="0.5pt solid #000000" style:writing-mode="lr-tb"/>
    </style:style>
    <style:style style:name="Tabla21.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1.A5" style:family="table-cell">
      <style:table-cell-properties style:vertical-align="top" fo:padding-left="0.191cm" fo:padding-right="0.191cm" fo:padding-top="0cm" fo:padding-bottom="0cm" fo:border="0.5pt solid #000000" style:writing-mode="lr-tb"/>
    </style:style>
    <style:style style:name="Tabla21.A7" style:family="table-cell">
      <style:table-cell-properties style:vertical-align="top" fo:padding-left="0.191cm" fo:padding-right="0.191cm" fo:padding-top="0cm" fo:padding-bottom="0cm" fo:border="0.5pt solid #000000" style:writing-mode="lr-tb"/>
    </style:style>
    <style:style style:name="Tabla21.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1.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21.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21.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2" style:family="table" style:master-page-name="Standard">
      <style:table-properties style:width="16.401cm" fo:margin-left="-0.199cm" style:page-number="auto" fo:break-before="page" table:align="left" style:writing-mode="lr-tb"/>
    </style:style>
    <style:style style:name="Tabla22.A" style:family="table-column">
      <style:table-column-properties style:column-width="8.763cm"/>
    </style:style>
    <style:style style:name="Tabla22.B" style:family="table-column">
      <style:table-column-properties style:column-width="3.351cm"/>
    </style:style>
    <style:style style:name="Tabla22.C" style:family="table-column">
      <style:table-column-properties style:column-width="4.286cm"/>
    </style:style>
    <style:style style:name="Tabla22.1" style:family="table-row">
      <style:table-row-properties fo:keep-together="auto"/>
    </style:style>
    <style:style style:name="Tabla2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3" style:family="table-cell">
      <style:table-cell-properties style:vertical-align="middle" fo:padding-left="0.191cm" fo:padding-right="0.191cm" fo:padding-top="0cm" fo:padding-bottom="0cm" fo:border="0.5pt solid #000000" style:writing-mode="lr-tb"/>
    </style:style>
    <style:style style:name="Tabla2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2.A5" style:family="table-cell">
      <style:table-cell-properties style:vertical-align="top" fo:padding-left="0.191cm" fo:padding-right="0.191cm" fo:padding-top="0cm" fo:padding-bottom="0cm" fo:border="0.5pt solid #000000" style:writing-mode="lr-tb"/>
    </style:style>
    <style:style style:name="Tabla22.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2.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2.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22.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24" style:family="table">
      <style:table-properties style:width="16.72cm" table:align="left" style:writing-mode="lr-tb"/>
    </style:style>
    <style:style style:name="Tabla24.A" style:family="table-column">
      <style:table-column-properties style:column-width="4.14cm"/>
    </style:style>
    <style:style style:name="Tabla24.B" style:family="table-column">
      <style:table-column-properties style:column-width="3.785cm"/>
    </style:style>
    <style:style style:name="Tabla24.C" style:family="table-column">
      <style:table-column-properties style:column-width="2.064cm"/>
    </style:style>
    <style:style style:name="Tabla24.D" style:family="table-column">
      <style:table-column-properties style:column-width="4.129cm"/>
    </style:style>
    <style:style style:name="Tabla24.E" style:family="table-column">
      <style:table-column-properties style:column-width="2.602cm"/>
    </style:style>
    <style:style style:name="Tabla24.1" style:family="table-row">
      <style:table-row-properties style:min-row-height="0.829cm" fo:keep-together="auto"/>
    </style:style>
    <style:style style:name="Tabla2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4.2" style:family="table-row">
      <style:table-row-properties style:min-row-height="0.855cm" fo:keep-together="auto"/>
    </style:style>
    <style:style style:name="Tabla2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E2" style:family="table-cell">
      <style:table-cell-properties style:vertical-align="top" fo:padding-left="0.123cm" fo:padding-right="0.123cm" fo:padding-top="0cm" fo:padding-bottom="0cm" fo:border="0.5pt solid #000000" style:writing-mode="lr-tb"/>
    </style:style>
    <style:style style:name="Tabla25" style:family="table">
      <style:table-properties style:width="16.72cm" table:align="left" style:writing-mode="lr-tb"/>
    </style:style>
    <style:style style:name="Tabla25.A" style:family="table-column">
      <style:table-column-properties style:column-width="16.72cm"/>
    </style:style>
    <style:style style:name="Tabla25.1" style:family="table-row">
      <style:table-row-properties style:min-row-height="0.099cm" fo:keep-together="auto"/>
    </style:style>
    <style:style style:name="Tabla25.A1" style:family="table-cell">
      <style:table-cell-properties style:vertical-align="top" fo:padding-left="0.123cm" fo:padding-right="0.123cm" fo:padding-top="0cm" fo:padding-bottom="0cm" fo:border="0.5pt solid #000000" style:writing-mode="lr-tb"/>
    </style:style>
    <style:style style:name="Tabla26" style:family="table">
      <style:table-properties style:width="16.632cm" table:align="left" style:writing-mode="lr-tb"/>
    </style:style>
    <style:style style:name="Tabla26.A" style:family="table-column">
      <style:table-column-properties style:column-width="4.14cm"/>
    </style:style>
    <style:style style:name="Tabla26.B" style:family="table-column">
      <style:table-column-properties style:column-width="3.785cm"/>
    </style:style>
    <style:style style:name="Tabla26.C" style:family="table-column">
      <style:table-column-properties style:column-width="2.064cm"/>
    </style:style>
    <style:style style:name="Tabla26.D" style:family="table-column">
      <style:table-column-properties style:column-width="4.129cm"/>
    </style:style>
    <style:style style:name="Tabla26.E" style:family="table-column">
      <style:table-column-properties style:column-width="2.514cm"/>
    </style:style>
    <style:style style:name="Tabla26.1" style:family="table-row">
      <style:table-row-properties style:min-row-height="0.829cm" fo:keep-together="auto"/>
    </style:style>
    <style:style style:name="Tabla2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6.2" style:family="table-row">
      <style:table-row-properties style:min-row-height="0.855cm" fo:keep-together="auto"/>
    </style:style>
    <style:style style:name="Tabla2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E2" style:family="table-cell">
      <style:table-cell-properties style:vertical-align="top" fo:padding-left="0.123cm" fo:padding-right="0.123cm" fo:padding-top="0cm" fo:padding-bottom="0cm" fo:border="0.5pt solid #000000" style:writing-mode="lr-tb"/>
    </style:style>
    <style:style style:name="Tabla27" style:family="table">
      <style:table-properties style:width="16cm" table:align="margins" style:writing-mode="lr-tb"/>
    </style:style>
    <style:style style:name="Tabla27.A" style:family="table-column">
      <style:table-column-properties style:column-width="16cm" style:rel-column-width="65535*"/>
    </style:style>
    <style:style style:name="Tabla27.A1" style:family="table-cell">
      <style:table-cell-properties fo:padding="0.097cm" fo:border="0.05pt solid #000000"/>
    </style:style>
    <style:style style:name="Tabla28" style:family="table">
      <style:table-properties style:width="16.738cm" table:align="left" style:writing-mode="lr-tb"/>
    </style:style>
    <style:style style:name="Tabla28.A" style:family="table-column">
      <style:table-column-properties style:column-width="4.14cm"/>
    </style:style>
    <style:style style:name="Tabla28.B" style:family="table-column">
      <style:table-column-properties style:column-width="3.785cm"/>
    </style:style>
    <style:style style:name="Tabla28.C" style:family="table-column">
      <style:table-column-properties style:column-width="2.064cm"/>
    </style:style>
    <style:style style:name="Tabla28.D" style:family="table-column">
      <style:table-column-properties style:column-width="4.129cm"/>
    </style:style>
    <style:style style:name="Tabla28.E" style:family="table-column">
      <style:table-column-properties style:column-width="2.619cm"/>
    </style:style>
    <style:style style:name="Tabla28.1" style:family="table-row">
      <style:table-row-properties style:min-row-height="0.829cm" fo:keep-together="auto"/>
    </style:style>
    <style:style style:name="Tabla2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8.2" style:family="table-row">
      <style:table-row-properties style:min-row-height="0.855cm" fo:keep-together="auto"/>
    </style:style>
    <style:style style:name="Tabla2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E2" style:family="table-cell">
      <style:table-cell-properties style:vertical-align="top" fo:padding-left="0.123cm" fo:padding-right="0.123cm" fo:padding-top="0cm" fo:padding-bottom="0cm" fo:border="0.5pt solid #000000" style:writing-mode="lr-tb"/>
    </style:style>
    <style:style style:name="Tabla29" style:family="table">
      <style:table-properties style:width="16.738cm" table:align="left" style:writing-mode="lr-tb"/>
    </style:style>
    <style:style style:name="Tabla29.A" style:family="table-column">
      <style:table-column-properties style:column-width="16.738cm"/>
    </style:style>
    <style:style style:name="Tabla29.1" style:family="table-row">
      <style:table-row-properties style:min-row-height="0.099cm" fo:keep-together="auto"/>
    </style:style>
    <style:style style:name="Tabla29.A1" style:family="table-cell">
      <style:table-cell-properties style:vertical-align="top" fo:padding-left="0.123cm" fo:padding-right="0.123cm" fo:padding-top="0cm" fo:padding-bottom="0cm" fo:border="0.5pt solid #000000" style:writing-mode="lr-tb"/>
    </style:style>
    <style:style style:name="Tabla30" style:family="table">
      <style:table-properties style:width="16.632cm" table:align="left" style:writing-mode="lr-tb"/>
    </style:style>
    <style:style style:name="Tabla30.A" style:family="table-column">
      <style:table-column-properties style:column-width="4.14cm"/>
    </style:style>
    <style:style style:name="Tabla30.B" style:family="table-column">
      <style:table-column-properties style:column-width="3.785cm"/>
    </style:style>
    <style:style style:name="Tabla30.C" style:family="table-column">
      <style:table-column-properties style:column-width="2.064cm"/>
    </style:style>
    <style:style style:name="Tabla30.D" style:family="table-column">
      <style:table-column-properties style:column-width="4.129cm"/>
    </style:style>
    <style:style style:name="Tabla30.E" style:family="table-column">
      <style:table-column-properties style:column-width="2.514cm"/>
    </style:style>
    <style:style style:name="Tabla30.1" style:family="table-row">
      <style:table-row-properties style:min-row-height="0.829cm" fo:keep-together="auto"/>
    </style:style>
    <style:style style:name="Tabla3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0.2" style:family="table-row">
      <style:table-row-properties style:min-row-height="0.855cm" fo:keep-together="auto"/>
    </style:style>
    <style:style style:name="Tabla3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E2" style:family="table-cell">
      <style:table-cell-properties style:vertical-align="top" fo:padding-left="0.123cm" fo:padding-right="0.123cm" fo:padding-top="0cm" fo:padding-bottom="0cm" fo:border="0.5pt solid #000000" style:writing-mode="lr-tb"/>
    </style:style>
    <style:style style:name="Tabla31" style:family="table">
      <style:table-properties style:width="16cm" table:align="margins" style:writing-mode="lr-tb"/>
    </style:style>
    <style:style style:name="Tabla31.A" style:family="table-column">
      <style:table-column-properties style:column-width="16cm" style:rel-column-width="65535*"/>
    </style:style>
    <style:style style:name="Tabla31.A1" style:family="table-cell">
      <style:table-cell-properties fo:padding="0.097cm" fo:border="0.05pt solid #000000"/>
    </style:style>
    <style:style style:name="Tabla32" style:family="table">
      <style:table-properties style:width="16.72cm" table:align="left" style:writing-mode="lr-tb"/>
    </style:style>
    <style:style style:name="Tabla32.A" style:family="table-column">
      <style:table-column-properties style:column-width="4.14cm"/>
    </style:style>
    <style:style style:name="Tabla32.B" style:family="table-column">
      <style:table-column-properties style:column-width="3.785cm"/>
    </style:style>
    <style:style style:name="Tabla32.C" style:family="table-column">
      <style:table-column-properties style:column-width="2.064cm"/>
    </style:style>
    <style:style style:name="Tabla32.D" style:family="table-column">
      <style:table-column-properties style:column-width="4.129cm"/>
    </style:style>
    <style:style style:name="Tabla32.E" style:family="table-column">
      <style:table-column-properties style:column-width="2.602cm"/>
    </style:style>
    <style:style style:name="Tabla32.1" style:family="table-row">
      <style:table-row-properties style:min-row-height="0.829cm" fo:keep-together="auto"/>
    </style:style>
    <style:style style:name="Tabla3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2.2" style:family="table-row">
      <style:table-row-properties style:min-row-height="0.855cm" fo:keep-together="auto"/>
    </style:style>
    <style:style style:name="Tabla3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E2" style:family="table-cell">
      <style:table-cell-properties style:vertical-align="top" fo:padding-left="0.123cm" fo:padding-right="0.123cm" fo:padding-top="0cm" fo:padding-bottom="0cm" fo:border="0.5pt solid #000000" style:writing-mode="lr-tb"/>
    </style:style>
    <style:style style:name="Tabla33" style:family="table">
      <style:table-properties style:width="16.72cm" table:align="left" style:writing-mode="lr-tb"/>
    </style:style>
    <style:style style:name="Tabla33.A" style:family="table-column">
      <style:table-column-properties style:column-width="16.72cm"/>
    </style:style>
    <style:style style:name="Tabla33.1" style:family="table-row">
      <style:table-row-properties style:min-row-height="0.099cm" fo:keep-together="auto"/>
    </style:style>
    <style:style style:name="Tabla33.A1" style:family="table-cell">
      <style:table-cell-properties style:vertical-align="top" fo:padding-left="0.123cm" fo:padding-right="0.123cm" fo:padding-top="0cm" fo:padding-bottom="0cm" fo:border="0.5pt solid #000000" style:writing-mode="lr-tb"/>
    </style:style>
    <style:style style:name="Tabla34" style:family="table">
      <style:table-properties style:width="16.632cm" table:align="left" style:writing-mode="lr-tb"/>
    </style:style>
    <style:style style:name="Tabla34.A" style:family="table-column">
      <style:table-column-properties style:column-width="4.14cm"/>
    </style:style>
    <style:style style:name="Tabla34.B" style:family="table-column">
      <style:table-column-properties style:column-width="3.785cm"/>
    </style:style>
    <style:style style:name="Tabla34.C" style:family="table-column">
      <style:table-column-properties style:column-width="2.064cm"/>
    </style:style>
    <style:style style:name="Tabla34.D" style:family="table-column">
      <style:table-column-properties style:column-width="4.129cm"/>
    </style:style>
    <style:style style:name="Tabla34.E" style:family="table-column">
      <style:table-column-properties style:column-width="2.514cm"/>
    </style:style>
    <style:style style:name="Tabla34.1" style:family="table-row">
      <style:table-row-properties style:min-row-height="0.829cm" fo:keep-together="auto"/>
    </style:style>
    <style:style style:name="Tabla3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4.2" style:family="table-row">
      <style:table-row-properties style:min-row-height="0.855cm" fo:keep-together="auto"/>
    </style:style>
    <style:style style:name="Tabla3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E2" style:family="table-cell">
      <style:table-cell-properties style:vertical-align="top" fo:padding-left="0.123cm" fo:padding-right="0.123cm" fo:padding-top="0cm" fo:padding-bottom="0cm" fo:border="0.5pt solid #000000" style:writing-mode="lr-tb"/>
    </style:style>
    <style:style style:name="Tabla35" style:family="table">
      <style:table-properties style:width="16.591cm" table:align="left" style:writing-mode="lr-tb"/>
    </style:style>
    <style:style style:name="Tabla35.A" style:family="table-column">
      <style:table-column-properties style:column-width="16.591cm"/>
    </style:style>
    <style:style style:name="Tabla35.1" style:family="table-row">
      <style:table-row-properties style:min-row-height="4.71cm" fo:keep-together="auto"/>
    </style:style>
    <style:style style:name="Tabla35.A1" style:family="table-cell">
      <style:table-cell-properties style:vertical-align="top" fo:padding-left="0.123cm" fo:padding-right="0.123cm" fo:padding-top="0cm" fo:padding-bottom="0cm" fo:border="0.5pt solid #000000" style:writing-mode="lr-tb"/>
    </style:style>
    <style:style style:name="Tabla36" style:family="table">
      <style:table-properties style:width="16.72cm" table:align="left" style:writing-mode="lr-tb"/>
    </style:style>
    <style:style style:name="Tabla36.A" style:family="table-column">
      <style:table-column-properties style:column-width="4.14cm"/>
    </style:style>
    <style:style style:name="Tabla36.B" style:family="table-column">
      <style:table-column-properties style:column-width="3.785cm"/>
    </style:style>
    <style:style style:name="Tabla36.C" style:family="table-column">
      <style:table-column-properties style:column-width="2.064cm"/>
    </style:style>
    <style:style style:name="Tabla36.D" style:family="table-column">
      <style:table-column-properties style:column-width="4.129cm"/>
    </style:style>
    <style:style style:name="Tabla36.E" style:family="table-column">
      <style:table-column-properties style:column-width="2.602cm"/>
    </style:style>
    <style:style style:name="Tabla36.1" style:family="table-row">
      <style:table-row-properties style:min-row-height="0.829cm" fo:keep-together="auto"/>
    </style:style>
    <style:style style:name="Tabla3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6.2" style:family="table-row">
      <style:table-row-properties style:min-row-height="0.855cm" fo:keep-together="auto"/>
    </style:style>
    <style:style style:name="Tabla3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E2" style:family="table-cell">
      <style:table-cell-properties style:vertical-align="top" fo:padding-left="0.123cm" fo:padding-right="0.123cm" fo:padding-top="0cm" fo:padding-bottom="0cm" fo:border="0.5pt solid #000000" style:writing-mode="lr-tb"/>
    </style:style>
    <style:style style:name="Tabla37" style:family="table">
      <style:table-properties style:width="16.72cm" table:align="left" style:writing-mode="lr-tb"/>
    </style:style>
    <style:style style:name="Tabla37.A" style:family="table-column">
      <style:table-column-properties style:column-width="16.72cm"/>
    </style:style>
    <style:style style:name="Tabla37.1" style:family="table-row">
      <style:table-row-properties style:min-row-height="0.099cm" fo:keep-together="auto"/>
    </style:style>
    <style:style style:name="Tabla37.A1" style:family="table-cell">
      <style:table-cell-properties style:vertical-align="top" fo:padding-left="0.123cm" fo:padding-right="0.123cm" fo:padding-top="0cm" fo:padding-bottom="0cm" fo:border="0.5pt solid #000000" style:writing-mode="lr-tb"/>
    </style:style>
    <style:style style:name="Tabla38" style:family="table">
      <style:table-properties style:width="16.72cm" table:align="left" style:writing-mode="lr-tb"/>
    </style:style>
    <style:style style:name="Tabla38.A" style:family="table-column">
      <style:table-column-properties style:column-width="4.14cm"/>
    </style:style>
    <style:style style:name="Tabla38.B" style:family="table-column">
      <style:table-column-properties style:column-width="3.785cm"/>
    </style:style>
    <style:style style:name="Tabla38.C" style:family="table-column">
      <style:table-column-properties style:column-width="2.064cm"/>
    </style:style>
    <style:style style:name="Tabla38.D" style:family="table-column">
      <style:table-column-properties style:column-width="4.129cm"/>
    </style:style>
    <style:style style:name="Tabla38.E" style:family="table-column">
      <style:table-column-properties style:column-width="2.602cm"/>
    </style:style>
    <style:style style:name="Tabla38.1" style:family="table-row">
      <style:table-row-properties style:min-row-height="0.829cm" fo:keep-together="auto"/>
    </style:style>
    <style:style style:name="Tabla3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8.2" style:family="table-row">
      <style:table-row-properties style:min-row-height="0.855cm" fo:keep-together="auto"/>
    </style:style>
    <style:style style:name="Tabla3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E2" style:family="table-cell">
      <style:table-cell-properties style:vertical-align="top" fo:padding-left="0.123cm" fo:padding-right="0.123cm" fo:padding-top="0cm" fo:padding-bottom="0cm" fo:border="0.5pt solid #000000" style:writing-mode="lr-tb"/>
    </style:style>
    <style:style style:name="Tabla39" style:family="table">
      <style:table-properties style:width="16.72cm" table:align="left" style:writing-mode="lr-tb"/>
    </style:style>
    <style:style style:name="Tabla39.A" style:family="table-column">
      <style:table-column-properties style:column-width="16.72cm"/>
    </style:style>
    <style:style style:name="Tabla39.1" style:family="table-row">
      <style:table-row-properties style:min-row-height="0.099cm" fo:keep-together="auto"/>
    </style:style>
    <style:style style:name="Tabla39.A1" style:family="table-cell">
      <style:table-cell-properties style:vertical-align="top" fo:padding-left="0.123cm" fo:padding-right="0.123cm" fo:padding-top="0cm" fo:padding-bottom="0cm" fo:border="0.5pt solid #000000" style:writing-mode="lr-tb"/>
    </style:style>
    <style:style style:name="Tabla40" style:family="table">
      <style:table-properties style:width="16.738cm" table:align="left" style:writing-mode="lr-tb"/>
    </style:style>
    <style:style style:name="Tabla40.A" style:family="table-column">
      <style:table-column-properties style:column-width="4.14cm"/>
    </style:style>
    <style:style style:name="Tabla40.B" style:family="table-column">
      <style:table-column-properties style:column-width="3.785cm"/>
    </style:style>
    <style:style style:name="Tabla40.C" style:family="table-column">
      <style:table-column-properties style:column-width="2.064cm"/>
    </style:style>
    <style:style style:name="Tabla40.D" style:family="table-column">
      <style:table-column-properties style:column-width="4.129cm"/>
    </style:style>
    <style:style style:name="Tabla40.E" style:family="table-column">
      <style:table-column-properties style:column-width="2.619cm"/>
    </style:style>
    <style:style style:name="Tabla40.1" style:family="table-row">
      <style:table-row-properties style:min-row-height="0.829cm" fo:keep-together="auto"/>
    </style:style>
    <style:style style:name="Tabla4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40.2" style:family="table-row">
      <style:table-row-properties style:min-row-height="0.855cm" fo:keep-together="auto"/>
    </style:style>
    <style:style style:name="Tabla4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E2" style:family="table-cell">
      <style:table-cell-properties style:vertical-align="top" fo:padding-left="0.123cm" fo:padding-right="0.123cm" fo:padding-top="0cm" fo:padding-bottom="0cm" fo:border="0.5pt solid #000000" style:writing-mode="lr-tb"/>
    </style:style>
    <style:style style:name="Tabla41" style:family="table">
      <style:table-properties style:width="16.738cm" table:align="left" style:writing-mode="lr-tb"/>
    </style:style>
    <style:style style:name="Tabla41.A" style:family="table-column">
      <style:table-column-properties style:column-width="16.738cm"/>
    </style:style>
    <style:style style:name="Tabla41.1" style:family="table-row">
      <style:table-row-properties style:min-row-height="0.099cm" fo:keep-together="auto"/>
    </style:style>
    <style:style style:name="Tabla41.A1" style:family="table-cell">
      <style:table-cell-properties style:vertical-align="top" fo:padding-left="0.123cm" fo:padding-right="0.123cm" fo:padding-top="0cm" fo:padding-bottom="0cm" fo:border="0.5pt solid #000000" style:writing-mode="lr-tb"/>
    </style:style>
    <style:style style:name="Tabla23" style:family="table" style:master-page-name="Standard">
      <style:table-properties style:width="16.401cm" fo:margin-left="-0.199cm" style:page-number="auto" fo:break-before="page" table:align="left" style:writing-mode="lr-tb"/>
    </style:style>
    <style:style style:name="Tabla23.A" style:family="table-column">
      <style:table-column-properties style:column-width="8.763cm"/>
    </style:style>
    <style:style style:name="Tabla23.B" style:family="table-column">
      <style:table-column-properties style:column-width="7.638cm"/>
    </style:style>
    <style:style style:name="Tabla23.1" style:family="table-row">
      <style:table-row-properties fo:keep-together="auto"/>
    </style:style>
    <style:style style:name="Tabla23.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3" style:family="table-cell">
      <style:table-cell-properties style:vertical-align="middle" fo:padding-left="0.191cm" fo:padding-right="0.191cm" fo:padding-top="0cm" fo:padding-bottom="0cm" fo:border="0.5pt solid #000000" style:writing-mode="lr-tb"/>
    </style:style>
    <style:style style:name="Tabla23.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3.A5" style:family="table-cell">
      <style:table-cell-properties style:vertical-align="top" fo:padding-left="0.191cm" fo:padding-right="0.191cm" fo:padding-top="0cm" fo:padding-bottom="0cm" fo:border="0.5pt solid #000000" style:writing-mode="lr-tb"/>
    </style:style>
    <style:style style:name="Tabla23.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2" style:family="table" style:master-page-name="Standard">
      <style:table-properties style:width="16.401cm" fo:margin-left="-0.199cm" style:page-number="auto" fo:break-before="page" table:align="left" style:writing-mode="lr-tb"/>
    </style:style>
    <style:style style:name="Tabla42.A" style:family="table-column">
      <style:table-column-properties style:column-width="8.763cm"/>
    </style:style>
    <style:style style:name="Tabla42.B" style:family="table-column">
      <style:table-column-properties style:column-width="7.638cm"/>
    </style:style>
    <style:style style:name="Tabla42.1" style:family="table-row">
      <style:table-row-properties fo:keep-together="auto"/>
    </style:style>
    <style:style style:name="Tabla4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2.B3" style:family="table-cell">
      <style:table-cell-properties style:vertical-align="middle" fo:padding-left="0.191cm" fo:padding-right="0.191cm" fo:padding-top="0cm" fo:padding-bottom="0cm" fo:border="0.5pt solid #000000" style:writing-mode="lr-tb"/>
    </style:style>
    <style:style style:name="Tabla4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2.A5" style:family="table-cell">
      <style:table-cell-properties style:vertical-align="top" fo:padding-left="0.191cm" fo:padding-right="0.191cm" fo:padding-top="0cm" fo:padding-bottom="0cm" fo:border="0.5pt solid #000000" style:writing-mode="lr-tb"/>
    </style:style>
    <style:style style:name="Tabla42.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2.A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3" style:family="table" style:master-page-name="Standard">
      <style:table-properties style:width="16.401cm" fo:margin-left="-0.199cm" style:page-number="auto" fo:break-before="page" table:align="left" style:writing-mode="lr-tb"/>
    </style:style>
    <style:style style:name="Tabla43.A" style:family="table-column">
      <style:table-column-properties style:column-width="8.763cm"/>
    </style:style>
    <style:style style:name="Tabla43.B" style:family="table-column">
      <style:table-column-properties style:column-width="7.638cm"/>
    </style:style>
    <style:style style:name="Tabla43.1" style:family="table-row">
      <style:table-row-properties fo:keep-together="auto"/>
    </style:style>
    <style:style style:name="Tabla43.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3.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3.B3" style:family="table-cell">
      <style:table-cell-properties style:vertical-align="middle" fo:padding-left="0.191cm" fo:padding-right="0.191cm" fo:padding-top="0cm" fo:padding-bottom="0cm" fo:border="0.5pt solid #000000" style:writing-mode="lr-tb"/>
    </style:style>
    <style:style style:name="Tabla43.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3.A5" style:family="table-cell">
      <style:table-cell-properties style:vertical-align="top" fo:padding-left="0.191cm" fo:padding-right="0.191cm" fo:padding-top="0cm" fo:padding-bottom="0cm" fo:border="0.5pt solid #000000" style:writing-mode="lr-tb"/>
    </style:style>
    <style:style style:name="Tabla43.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4" style:family="table" style:master-page-name="Standard">
      <style:table-properties style:width="16.401cm" fo:margin-left="-0.199cm" style:page-number="auto" fo:break-before="page" table:align="left" style:writing-mode="lr-tb"/>
    </style:style>
    <style:style style:name="Tabla44.A" style:family="table-column">
      <style:table-column-properties style:column-width="8.763cm"/>
    </style:style>
    <style:style style:name="Tabla44.B" style:family="table-column">
      <style:table-column-properties style:column-width="3.725cm"/>
    </style:style>
    <style:style style:name="Tabla44.C" style:family="table-column">
      <style:table-column-properties style:column-width="3.912cm"/>
    </style:style>
    <style:style style:name="Tabla44.1" style:family="table-row">
      <style:table-row-properties fo:keep-together="auto"/>
    </style:style>
    <style:style style:name="Tabla44.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4.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4.B3" style:family="table-cell">
      <style:table-cell-properties style:vertical-align="middle" fo:padding-left="0.191cm" fo:padding-right="0.191cm" fo:padding-top="0cm" fo:padding-bottom="0cm" fo:border="0.5pt solid #000000" style:writing-mode="lr-tb"/>
    </style:style>
    <style:style style:name="Tabla44.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4.A5" style:family="table-cell">
      <style:table-cell-properties style:vertical-align="top" fo:padding-left="0.191cm" fo:padding-right="0.191cm" fo:padding-top="0cm" fo:padding-bottom="0cm" fo:border="0.5pt solid #000000" style:writing-mode="lr-tb"/>
    </style:style>
    <style:style style:name="Tabla44.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4.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44.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5" style:family="table" style:master-page-name="Standard">
      <style:table-properties style:width="16.401cm" fo:margin-left="-0.199cm" style:page-number="auto" fo:break-before="page" table:align="left" style:writing-mode="lr-tb"/>
    </style:style>
    <style:style style:name="Tabla45.A" style:family="table-column">
      <style:table-column-properties style:column-width="8.763cm"/>
    </style:style>
    <style:style style:name="Tabla45.B" style:family="table-column">
      <style:table-column-properties style:column-width="7.638cm"/>
    </style:style>
    <style:style style:name="Tabla45.1" style:family="table-row">
      <style:table-row-properties fo:keep-together="auto"/>
    </style:style>
    <style:style style:name="Tabla45.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5.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5.B3" style:family="table-cell">
      <style:table-cell-properties style:vertical-align="middle" fo:padding-left="0.191cm" fo:padding-right="0.191cm" fo:padding-top="0cm" fo:padding-bottom="0cm" fo:border="0.5pt solid #000000" style:writing-mode="lr-tb"/>
    </style:style>
    <style:style style:name="Tabla45.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5.A5" style:family="table-cell">
      <style:table-cell-properties style:vertical-align="top" fo:padding-left="0.191cm" fo:padding-right="0.191cm" fo:padding-top="0cm" fo:padding-bottom="0cm" fo:border="0.5pt solid #000000" style:writing-mode="lr-tb"/>
    </style:style>
    <style:style style:name="Tabla45.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6" style:family="table" style:master-page-name="Standard">
      <style:table-properties style:width="16.401cm" fo:margin-left="-0.199cm" style:page-number="auto" fo:break-before="page" table:align="left" style:writing-mode="lr-tb"/>
    </style:style>
    <style:style style:name="Tabla46.A" style:family="table-column">
      <style:table-column-properties style:column-width="8.763cm"/>
    </style:style>
    <style:style style:name="Tabla46.B" style:family="table-column">
      <style:table-column-properties style:column-width="3.725cm"/>
    </style:style>
    <style:style style:name="Tabla46.C" style:family="table-column">
      <style:table-column-properties style:column-width="3.912cm"/>
    </style:style>
    <style:style style:name="Tabla46.1" style:family="table-row">
      <style:table-row-properties fo:keep-together="auto"/>
    </style:style>
    <style:style style:name="Tabla46.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6.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6.B3" style:family="table-cell">
      <style:table-cell-properties style:vertical-align="middle" fo:padding-left="0.191cm" fo:padding-right="0.191cm" fo:padding-top="0cm" fo:padding-bottom="0cm" fo:border="0.5pt solid #000000" style:writing-mode="lr-tb"/>
    </style:style>
    <style:style style:name="Tabla46.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6.A5" style:family="table-cell">
      <style:table-cell-properties style:vertical-align="top" fo:padding-left="0.191cm" fo:padding-right="0.191cm" fo:padding-top="0cm" fo:padding-bottom="0cm" fo:border="0.5pt solid #000000" style:writing-mode="lr-tb"/>
    </style:style>
    <style:style style:name="Tabla46.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6.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46.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7" style:family="table" style:master-page-name="Standard">
      <style:table-properties style:width="16.401cm" fo:margin-left="-0.199cm" style:page-number="auto" fo:break-before="page" table:align="left" style:writing-mode="lr-tb"/>
    </style:style>
    <style:style style:name="Tabla47.A" style:family="table-column">
      <style:table-column-properties style:column-width="8.763cm"/>
    </style:style>
    <style:style style:name="Tabla47.B" style:family="table-column">
      <style:table-column-properties style:column-width="3.725cm"/>
    </style:style>
    <style:style style:name="Tabla47.C" style:family="table-column">
      <style:table-column-properties style:column-width="3.912cm"/>
    </style:style>
    <style:style style:name="Tabla47.1" style:family="table-row">
      <style:table-row-properties fo:keep-together="auto"/>
    </style:style>
    <style:style style:name="Tabla47.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7.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7.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7.B3" style:family="table-cell">
      <style:table-cell-properties style:vertical-align="middle" fo:padding-left="0.191cm" fo:padding-right="0.191cm" fo:padding-top="0cm" fo:padding-bottom="0cm" fo:border="0.5pt solid #000000" style:writing-mode="lr-tb"/>
    </style:style>
    <style:style style:name="Tabla47.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7.A5" style:family="table-cell">
      <style:table-cell-properties style:vertical-align="top" fo:padding-left="0.191cm" fo:padding-right="0.191cm" fo:padding-top="0cm" fo:padding-bottom="0cm" fo:border="0.5pt solid #000000" style:writing-mode="lr-tb"/>
    </style:style>
    <style:style style:name="Tabla47.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7.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47.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8" style:family="table" style:master-page-name="Standard">
      <style:table-properties style:width="16.401cm" fo:margin-left="-0.199cm" style:page-number="auto" fo:break-before="page" table:align="left" style:writing-mode="lr-tb"/>
    </style:style>
    <style:style style:name="Tabla48.A" style:family="table-column">
      <style:table-column-properties style:column-width="8.763cm"/>
    </style:style>
    <style:style style:name="Tabla48.B" style:family="table-column">
      <style:table-column-properties style:column-width="3.725cm"/>
    </style:style>
    <style:style style:name="Tabla48.C" style:family="table-column">
      <style:table-column-properties style:column-width="3.912cm"/>
    </style:style>
    <style:style style:name="Tabla48.1" style:family="table-row">
      <style:table-row-properties fo:keep-together="auto"/>
    </style:style>
    <style:style style:name="Tabla48.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8.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8.B3" style:family="table-cell">
      <style:table-cell-properties style:vertical-align="middle" fo:padding-left="0.191cm" fo:padding-right="0.191cm" fo:padding-top="0cm" fo:padding-bottom="0cm" fo:border="0.5pt solid #000000" style:writing-mode="lr-tb"/>
    </style:style>
    <style:style style:name="Tabla48.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8.A5" style:family="table-cell">
      <style:table-cell-properties style:vertical-align="top" fo:padding-left="0.191cm" fo:padding-right="0.191cm" fo:padding-top="0cm" fo:padding-bottom="0cm" fo:border="0.5pt solid #000000" style:writing-mode="lr-tb"/>
    </style:style>
    <style:style style:name="Tabla48.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8.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48.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9" style:family="table" style:master-page-name="Standard">
      <style:table-properties style:width="16.401cm" fo:margin-left="-0.199cm" style:page-number="auto" fo:break-before="page" table:align="left" style:writing-mode="lr-tb"/>
    </style:style>
    <style:style style:name="Tabla49.A" style:family="table-column">
      <style:table-column-properties style:column-width="8.763cm"/>
    </style:style>
    <style:style style:name="Tabla49.B" style:family="table-column">
      <style:table-column-properties style:column-width="3.725cm"/>
    </style:style>
    <style:style style:name="Tabla49.C" style:family="table-column">
      <style:table-column-properties style:column-width="3.912cm"/>
    </style:style>
    <style:style style:name="Tabla49.1" style:family="table-row">
      <style:table-row-properties fo:keep-together="auto"/>
    </style:style>
    <style:style style:name="Tabla49.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9.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9.B3" style:family="table-cell">
      <style:table-cell-properties style:vertical-align="middle" fo:padding-left="0.191cm" fo:padding-right="0.191cm" fo:padding-top="0cm" fo:padding-bottom="0cm" fo:border="0.5pt solid #000000" style:writing-mode="lr-tb"/>
    </style:style>
    <style:style style:name="Tabla49.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9.A5" style:family="table-cell">
      <style:table-cell-properties style:vertical-align="top" fo:padding-left="0.191cm" fo:padding-right="0.191cm" fo:padding-top="0cm" fo:padding-bottom="0cm" fo:border="0.5pt solid #000000" style:writing-mode="lr-tb"/>
    </style:style>
    <style:style style:name="Tabla49.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9.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49.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50" style:family="table" style:master-page-name="Standard">
      <style:table-properties style:width="16.401cm" fo:margin-left="-0.199cm" style:page-number="auto" fo:break-before="page" table:align="left" style:writing-mode="lr-tb"/>
    </style:style>
    <style:style style:name="Tabla50.A" style:family="table-column">
      <style:table-column-properties style:column-width="8.763cm"/>
    </style:style>
    <style:style style:name="Tabla50.B" style:family="table-column">
      <style:table-column-properties style:column-width="3.725cm"/>
    </style:style>
    <style:style style:name="Tabla50.C" style:family="table-column">
      <style:table-column-properties style:column-width="3.912cm"/>
    </style:style>
    <style:style style:name="Tabla50.1" style:family="table-row">
      <style:table-row-properties fo:keep-together="auto"/>
    </style:style>
    <style:style style:name="Tabla50.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5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0.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5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0.B3" style:family="table-cell">
      <style:table-cell-properties style:vertical-align="middle" fo:padding-left="0.191cm" fo:padding-right="0.191cm" fo:padding-top="0cm" fo:padding-bottom="0cm" fo:border="0.5pt solid #000000" style:writing-mode="lr-tb"/>
    </style:style>
    <style:style style:name="Tabla50.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50.A5" style:family="table-cell">
      <style:table-cell-properties style:vertical-align="top" fo:padding-left="0.191cm" fo:padding-right="0.191cm" fo:padding-top="0cm" fo:padding-bottom="0cm" fo:border="0.5pt solid #000000" style:writing-mode="lr-tb"/>
    </style:style>
    <style:style style:name="Tabla50.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50.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50.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51" style:family="table">
      <style:table-properties style:width="14.164cm" fo:margin-left="1.233cm" table:align="left" style:writing-mode="lr-tb"/>
    </style:style>
    <style:style style:name="Tabla51.A" style:family="table-column">
      <style:table-column-properties style:column-width="1.667cm"/>
    </style:style>
    <style:style style:name="Tabla51.B" style:family="table-column">
      <style:table-column-properties style:column-width="2.731cm"/>
    </style:style>
    <style:style style:name="Tabla51.D" style:family="table-column">
      <style:table-column-properties style:column-width="2.124cm"/>
    </style:style>
    <style:style style:name="Tabla51.E" style:family="table-column">
      <style:table-column-properties style:column-width="2.872cm"/>
    </style:style>
    <style:style style:name="Tabla51.F" style:family="table-column">
      <style:table-column-properties style:column-width="2.041cm"/>
    </style:style>
    <style:style style:name="Tabla51.1" style:family="table-row">
      <style:table-row-properties fo:keep-together="auto"/>
    </style:style>
    <style:style style:name="Tabla5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1.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F2" style:family="table-cell">
      <style:table-cell-properties style:vertical-align="middle" fo:padding-left="0.123cm" fo:padding-right="0.123cm" fo:padding-top="0cm" fo:padding-bottom="0cm" fo:border="0.5pt solid #000000" style:writing-mode="lr-tb"/>
    </style:style>
    <style:style style:name="Tabla52" style:family="table">
      <style:table-properties style:width="16.521cm" table:align="left" style:writing-mode="lr-tb"/>
    </style:style>
    <style:style style:name="Tabla52.A" style:family="table-column">
      <style:table-column-properties style:column-width="16.521cm"/>
    </style:style>
    <style:style style:name="Tabla52.1" style:family="table-row">
      <style:table-row-properties fo:keep-together="auto"/>
    </style:style>
    <style:style style:name="Tabla5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2.A2" style:family="table-cell">
      <style:table-cell-properties style:vertical-align="top" fo:padding-left="0.123cm" fo:padding-right="0.123cm" fo:padding-top="0cm" fo:padding-bottom="0cm" fo:border="0.5pt solid #000000" style:writing-mode="lr-tb"/>
    </style:style>
    <style:style style:name="Tabla52.A4" style:family="table-cell">
      <style:table-cell-properties style:vertical-align="top" fo:padding-left="0.123cm" fo:padding-right="0.123cm" fo:padding-top="0cm" fo:padding-bottom="0cm" fo:border="0.5pt solid #000000" style:writing-mode="lr-tb"/>
    </style:style>
    <style:style style:name="Tabla53" style:family="table">
      <style:table-properties style:width="14.164cm" fo:margin-left="1.233cm" table:align="left" style:writing-mode="lr-tb"/>
    </style:style>
    <style:style style:name="Tabla53.A" style:family="table-column">
      <style:table-column-properties style:column-width="1.667cm"/>
    </style:style>
    <style:style style:name="Tabla53.B" style:family="table-column">
      <style:table-column-properties style:column-width="2.731cm"/>
    </style:style>
    <style:style style:name="Tabla53.D" style:family="table-column">
      <style:table-column-properties style:column-width="2.124cm"/>
    </style:style>
    <style:style style:name="Tabla53.E" style:family="table-column">
      <style:table-column-properties style:column-width="2.872cm"/>
    </style:style>
    <style:style style:name="Tabla53.F" style:family="table-column">
      <style:table-column-properties style:column-width="2.041cm"/>
    </style:style>
    <style:style style:name="Tabla53.1" style:family="table-row">
      <style:table-row-properties fo:keep-together="auto"/>
    </style:style>
    <style:style style:name="Tabla5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F2" style:family="table-cell">
      <style:table-cell-properties style:vertical-align="middle" fo:padding-left="0.123cm" fo:padding-right="0.123cm" fo:padding-top="0cm" fo:padding-bottom="0cm" fo:border="0.5pt solid #000000" style:writing-mode="lr-tb"/>
    </style:style>
    <style:style style:name="Tabla54" style:family="table">
      <style:table-properties style:width="16.27cm" table:align="left" style:writing-mode="lr-tb"/>
    </style:style>
    <style:style style:name="Tabla54.A" style:family="table-column">
      <style:table-column-properties style:column-width="16.27cm"/>
    </style:style>
    <style:style style:name="Tabla54.1" style:family="table-row">
      <style:table-row-properties fo:keep-together="auto"/>
    </style:style>
    <style:style style:name="Tabla54.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4.A2" style:family="table-cell">
      <style:table-cell-properties style:vertical-align="top" fo:padding-left="0.123cm" fo:padding-right="0.123cm" fo:padding-top="0cm" fo:padding-bottom="0cm" fo:border="0.5pt solid #000000" style:writing-mode="lr-tb"/>
    </style:style>
    <style:style style:name="Tabla54.A4" style:family="table-cell">
      <style:table-cell-properties style:vertical-align="top" fo:padding-left="0.123cm" fo:padding-right="0.123cm" fo:padding-top="0cm" fo:padding-bottom="0cm" fo:border="0.5pt solid #000000" style:writing-mode="lr-tb"/>
    </style:style>
    <style:style style:name="Tabla55" style:family="table">
      <style:table-properties style:width="14.164cm" fo:margin-left="1.233cm" table:align="left" style:writing-mode="lr-tb"/>
    </style:style>
    <style:style style:name="Tabla55.A" style:family="table-column">
      <style:table-column-properties style:column-width="1.667cm"/>
    </style:style>
    <style:style style:name="Tabla55.B" style:family="table-column">
      <style:table-column-properties style:column-width="2.731cm"/>
    </style:style>
    <style:style style:name="Tabla55.D" style:family="table-column">
      <style:table-column-properties style:column-width="2.124cm"/>
    </style:style>
    <style:style style:name="Tabla55.E" style:family="table-column">
      <style:table-column-properties style:column-width="2.872cm"/>
    </style:style>
    <style:style style:name="Tabla55.F" style:family="table-column">
      <style:table-column-properties style:column-width="2.041cm"/>
    </style:style>
    <style:style style:name="Tabla55.1" style:family="table-row">
      <style:table-row-properties fo:keep-together="auto"/>
    </style:style>
    <style:style style:name="Tabla5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5.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F2" style:family="table-cell">
      <style:table-cell-properties style:vertical-align="middle" fo:padding-left="0.123cm" fo:padding-right="0.123cm" fo:padding-top="0cm" fo:padding-bottom="0cm" fo:border="0.5pt solid #000000" style:writing-mode="lr-tb"/>
    </style:style>
    <style:style style:name="Tabla56" style:family="table">
      <style:table-properties style:width="17.926cm" table:align="center" style:writing-mode="lr-tb"/>
    </style:style>
    <style:style style:name="Tabla56.A" style:family="table-column">
      <style:table-column-properties style:column-width="17.926cm"/>
    </style:style>
    <style:style style:name="Tabla56.1" style:family="table-row">
      <style:table-row-properties fo:keep-together="auto"/>
    </style:style>
    <style:style style:name="Tabla56.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6.A2" style:family="table-cell">
      <style:table-cell-properties style:vertical-align="top" fo:padding-left="0.123cm" fo:padding-right="0.123cm" fo:padding-top="0cm" fo:padding-bottom="0cm" fo:border="0.5pt solid #000000" style:writing-mode="lr-tb"/>
    </style:style>
    <style:style style:name="Tabla56.A4" style:family="table-cell">
      <style:table-cell-properties style:vertical-align="top" fo:padding-left="0.123cm" fo:padding-right="0.123cm" fo:padding-top="0cm" fo:padding-bottom="0cm" fo:border="0.5pt solid #000000" style:writing-mode="lr-tb"/>
    </style:style>
    <style:style style:name="Tabla57" style:family="table">
      <style:table-properties style:width="14.164cm" fo:margin-left="1.233cm" table:align="left" style:writing-mode="lr-tb"/>
    </style:style>
    <style:style style:name="Tabla57.A" style:family="table-column">
      <style:table-column-properties style:column-width="1.667cm"/>
    </style:style>
    <style:style style:name="Tabla57.B" style:family="table-column">
      <style:table-column-properties style:column-width="2.731cm"/>
    </style:style>
    <style:style style:name="Tabla57.D" style:family="table-column">
      <style:table-column-properties style:column-width="2.124cm"/>
    </style:style>
    <style:style style:name="Tabla57.E" style:family="table-column">
      <style:table-column-properties style:column-width="2.872cm"/>
    </style:style>
    <style:style style:name="Tabla57.F" style:family="table-column">
      <style:table-column-properties style:column-width="2.041cm"/>
    </style:style>
    <style:style style:name="Tabla57.1" style:family="table-row">
      <style:table-row-properties fo:keep-together="auto"/>
    </style:style>
    <style:style style:name="Tabla57.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7.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7.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F2" style:family="table-cell">
      <style:table-cell-properties style:vertical-align="middle" fo:padding-left="0.123cm" fo:padding-right="0.123cm" fo:padding-top="0cm" fo:padding-bottom="0cm" fo:border="0.5pt solid #000000" style:writing-mode="lr-tb"/>
    </style:style>
    <style:style style:name="Tabla58" style:family="table">
      <style:table-properties style:width="17.926cm" table:align="center" style:writing-mode="lr-tb"/>
    </style:style>
    <style:style style:name="Tabla58.A" style:family="table-column">
      <style:table-column-properties style:column-width="17.926cm"/>
    </style:style>
    <style:style style:name="Tabla58.1" style:family="table-row">
      <style:table-row-properties fo:keep-together="auto"/>
    </style:style>
    <style:style style:name="Tabla58.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8.A2" style:family="table-cell">
      <style:table-cell-properties style:vertical-align="top" fo:padding-left="0.123cm" fo:padding-right="0.123cm" fo:padding-top="0cm" fo:padding-bottom="0cm" fo:border="0.5pt solid #000000" style:writing-mode="lr-tb"/>
    </style:style>
    <style:style style:name="Tabla58.A4" style:family="table-cell">
      <style:table-cell-properties style:vertical-align="top" fo:padding-left="0.123cm" fo:padding-right="0.123cm" fo:padding-top="0cm" fo:padding-bottom="0cm" fo:border="0.5pt solid #000000" style:writing-mode="lr-tb"/>
    </style:style>
    <style:style style:name="Tabla59" style:family="table">
      <style:table-properties style:width="14.164cm" fo:margin-left="1.233cm" table:align="left" style:writing-mode="lr-tb"/>
    </style:style>
    <style:style style:name="Tabla59.A" style:family="table-column">
      <style:table-column-properties style:column-width="1.667cm"/>
    </style:style>
    <style:style style:name="Tabla59.B" style:family="table-column">
      <style:table-column-properties style:column-width="2.731cm"/>
    </style:style>
    <style:style style:name="Tabla59.D" style:family="table-column">
      <style:table-column-properties style:column-width="2.124cm"/>
    </style:style>
    <style:style style:name="Tabla59.E" style:family="table-column">
      <style:table-column-properties style:column-width="2.872cm"/>
    </style:style>
    <style:style style:name="Tabla59.F" style:family="table-column">
      <style:table-column-properties style:column-width="2.041cm"/>
    </style:style>
    <style:style style:name="Tabla59.1" style:family="table-row">
      <style:table-row-properties fo:keep-together="auto"/>
    </style:style>
    <style:style style:name="Tabla5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9.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9.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F2" style:family="table-cell">
      <style:table-cell-properties style:vertical-align="middle" fo:padding-left="0.123cm" fo:padding-right="0.123cm" fo:padding-top="0cm" fo:padding-bottom="0cm" fo:border="0.5pt solid #000000" style:writing-mode="lr-tb"/>
    </style:style>
    <style:style style:name="Tabla60" style:family="table">
      <style:table-properties style:width="17.926cm" table:align="center" style:writing-mode="lr-tb"/>
    </style:style>
    <style:style style:name="Tabla60.A" style:family="table-column">
      <style:table-column-properties style:column-width="17.926cm"/>
    </style:style>
    <style:style style:name="Tabla60.1" style:family="table-row">
      <style:table-row-properties fo:keep-together="auto"/>
    </style:style>
    <style:style style:name="Tabla60.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0.A2" style:family="table-cell">
      <style:table-cell-properties style:vertical-align="top" fo:padding-left="0.123cm" fo:padding-right="0.123cm" fo:padding-top="0cm" fo:padding-bottom="0cm" fo:border="0.5pt solid #000000" style:writing-mode="lr-tb"/>
    </style:style>
    <style:style style:name="Tabla60.A4" style:family="table-cell">
      <style:table-cell-properties style:vertical-align="top" fo:padding-left="0.123cm" fo:padding-right="0.123cm" fo:padding-top="0cm" fo:padding-bottom="0cm" fo:border="0.5pt solid #000000" style:writing-mode="lr-tb"/>
    </style:style>
    <style:style style:name="Tabla61" style:family="table">
      <style:table-properties style:width="14.164cm" fo:margin-left="1.233cm" table:align="left" style:writing-mode="lr-tb"/>
    </style:style>
    <style:style style:name="Tabla61.A" style:family="table-column">
      <style:table-column-properties style:column-width="1.667cm"/>
    </style:style>
    <style:style style:name="Tabla61.B" style:family="table-column">
      <style:table-column-properties style:column-width="2.731cm"/>
    </style:style>
    <style:style style:name="Tabla61.D" style:family="table-column">
      <style:table-column-properties style:column-width="2.124cm"/>
    </style:style>
    <style:style style:name="Tabla61.E" style:family="table-column">
      <style:table-column-properties style:column-width="2.872cm"/>
    </style:style>
    <style:style style:name="Tabla61.F" style:family="table-column">
      <style:table-column-properties style:column-width="2.041cm"/>
    </style:style>
    <style:style style:name="Tabla61.1" style:family="table-row">
      <style:table-row-properties fo:keep-together="auto"/>
    </style:style>
    <style:style style:name="Tabla6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1.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1.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1.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1.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1.F2" style:family="table-cell">
      <style:table-cell-properties style:vertical-align="middle" fo:padding-left="0.123cm" fo:padding-right="0.123cm" fo:padding-top="0cm" fo:padding-bottom="0cm" fo:border="0.5pt solid #000000" style:writing-mode="lr-tb"/>
    </style:style>
    <style:style style:name="Tabla62" style:family="table">
      <style:table-properties style:width="17.926cm" table:align="center" style:writing-mode="lr-tb"/>
    </style:style>
    <style:style style:name="Tabla62.A" style:family="table-column">
      <style:table-column-properties style:column-width="17.926cm"/>
    </style:style>
    <style:style style:name="Tabla62.1" style:family="table-row">
      <style:table-row-properties fo:keep-together="auto"/>
    </style:style>
    <style:style style:name="Tabla6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2.A2" style:family="table-cell">
      <style:table-cell-properties style:vertical-align="top" fo:padding-left="0.123cm" fo:padding-right="0.123cm" fo:padding-top="0cm" fo:padding-bottom="0cm" fo:border="0.5pt solid #000000" style:writing-mode="lr-tb"/>
    </style:style>
    <style:style style:name="Tabla62.A4" style:family="table-cell">
      <style:table-cell-properties style:vertical-align="top" fo:padding-left="0.123cm" fo:padding-right="0.123cm" fo:padding-top="0cm" fo:padding-bottom="0cm" fo:border="0.5pt solid #000000" style:writing-mode="lr-tb"/>
    </style:style>
    <style:style style:name="Tabla63" style:family="table">
      <style:table-properties style:width="14.164cm" fo:margin-left="1.233cm" table:align="left" style:writing-mode="lr-tb"/>
    </style:style>
    <style:style style:name="Tabla63.A" style:family="table-column">
      <style:table-column-properties style:column-width="1.667cm"/>
    </style:style>
    <style:style style:name="Tabla63.B" style:family="table-column">
      <style:table-column-properties style:column-width="2.731cm"/>
    </style:style>
    <style:style style:name="Tabla63.D" style:family="table-column">
      <style:table-column-properties style:column-width="2.124cm"/>
    </style:style>
    <style:style style:name="Tabla63.E" style:family="table-column">
      <style:table-column-properties style:column-width="2.872cm"/>
    </style:style>
    <style:style style:name="Tabla63.F" style:family="table-column">
      <style:table-column-properties style:column-width="2.041cm"/>
    </style:style>
    <style:style style:name="Tabla63.1" style:family="table-row">
      <style:table-row-properties fo:keep-together="auto"/>
    </style:style>
    <style:style style:name="Tabla6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3.F2" style:family="table-cell">
      <style:table-cell-properties style:vertical-align="middle" fo:padding-left="0.123cm" fo:padding-right="0.123cm" fo:padding-top="0cm" fo:padding-bottom="0cm" fo:border="0.5pt solid #000000" style:writing-mode="lr-tb"/>
    </style:style>
    <style:style style:name="Tabla64" style:family="table">
      <style:table-properties style:width="16.521cm" table:align="left" style:writing-mode="lr-tb"/>
    </style:style>
    <style:style style:name="Tabla64.A" style:family="table-column">
      <style:table-column-properties style:column-width="16.521cm"/>
    </style:style>
    <style:style style:name="Tabla64.1" style:family="table-row">
      <style:table-row-properties fo:keep-together="auto"/>
    </style:style>
    <style:style style:name="Tabla64.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4.A2" style:family="table-cell">
      <style:table-cell-properties style:vertical-align="top" fo:padding-left="0.123cm" fo:padding-right="0.123cm" fo:padding-top="0cm" fo:padding-bottom="0cm" fo:border="0.5pt solid #000000" style:writing-mode="lr-tb"/>
    </style:style>
    <style:style style:name="Tabla64.A4" style:family="table-cell">
      <style:table-cell-properties style:vertical-align="top" fo:padding-left="0.123cm" fo:padding-right="0.123cm" fo:padding-top="0cm" fo:padding-bottom="0cm" fo:border="0.5pt solid #000000" style:writing-mode="lr-tb"/>
    </style:style>
    <style:style style:name="Tabla65" style:family="table">
      <style:table-properties style:width="14.164cm" fo:margin-left="1.233cm" table:align="left" style:writing-mode="lr-tb"/>
    </style:style>
    <style:style style:name="Tabla65.A" style:family="table-column">
      <style:table-column-properties style:column-width="1.667cm"/>
    </style:style>
    <style:style style:name="Tabla65.B" style:family="table-column">
      <style:table-column-properties style:column-width="2.731cm"/>
    </style:style>
    <style:style style:name="Tabla65.D" style:family="table-column">
      <style:table-column-properties style:column-width="2.124cm"/>
    </style:style>
    <style:style style:name="Tabla65.E" style:family="table-column">
      <style:table-column-properties style:column-width="2.872cm"/>
    </style:style>
    <style:style style:name="Tabla65.F" style:family="table-column">
      <style:table-column-properties style:column-width="2.041cm"/>
    </style:style>
    <style:style style:name="Tabla65.1" style:family="table-row">
      <style:table-row-properties fo:keep-together="auto"/>
    </style:style>
    <style:style style:name="Tabla6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5.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5.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5.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5.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5.F2" style:family="table-cell">
      <style:table-cell-properties style:vertical-align="middle" fo:padding-left="0.123cm" fo:padding-right="0.123cm" fo:padding-top="0cm" fo:padding-bottom="0cm" fo:border="0.5pt solid #000000" style:writing-mode="lr-tb"/>
    </style:style>
    <style:style style:name="Tabla66" style:family="table">
      <style:table-properties style:width="16.521cm" table:align="left" style:writing-mode="lr-tb"/>
    </style:style>
    <style:style style:name="Tabla66.A" style:family="table-column">
      <style:table-column-properties style:column-width="16.521cm"/>
    </style:style>
    <style:style style:name="Tabla66.1" style:family="table-row">
      <style:table-row-properties fo:keep-together="auto"/>
    </style:style>
    <style:style style:name="Tabla66.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6.A2" style:family="table-cell">
      <style:table-cell-properties style:vertical-align="top" fo:padding-left="0.123cm" fo:padding-right="0.123cm" fo:padding-top="0cm" fo:padding-bottom="0cm" fo:border="0.5pt solid #000000" style:writing-mode="lr-tb"/>
    </style:style>
    <style:style style:name="Tabla66.A4" style:family="table-cell">
      <style:table-cell-properties style:vertical-align="top" fo:padding-left="0.123cm" fo:padding-right="0.123cm" fo:padding-top="0cm" fo:padding-bottom="0cm" fo:border="0.5pt solid #000000" style:writing-mode="lr-tb"/>
    </style:style>
    <style:style style:name="Tabla67" style:family="table">
      <style:table-properties style:width="14.164cm" fo:margin-left="1.233cm" table:align="left" style:writing-mode="lr-tb"/>
    </style:style>
    <style:style style:name="Tabla67.A" style:family="table-column">
      <style:table-column-properties style:column-width="1.667cm"/>
    </style:style>
    <style:style style:name="Tabla67.B" style:family="table-column">
      <style:table-column-properties style:column-width="2.731cm"/>
    </style:style>
    <style:style style:name="Tabla67.D" style:family="table-column">
      <style:table-column-properties style:column-width="2.124cm"/>
    </style:style>
    <style:style style:name="Tabla67.E" style:family="table-column">
      <style:table-column-properties style:column-width="2.872cm"/>
    </style:style>
    <style:style style:name="Tabla67.F" style:family="table-column">
      <style:table-column-properties style:column-width="2.041cm"/>
    </style:style>
    <style:style style:name="Tabla67.1" style:family="table-row">
      <style:table-row-properties fo:keep-together="auto"/>
    </style:style>
    <style:style style:name="Tabla67.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7.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7.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7.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7.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7.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7.F2" style:family="table-cell">
      <style:table-cell-properties style:vertical-align="middle" fo:padding-left="0.123cm" fo:padding-right="0.123cm" fo:padding-top="0cm" fo:padding-bottom="0cm" fo:border="0.5pt solid #000000" style:writing-mode="lr-tb"/>
    </style:style>
    <style:style style:name="Tabla68" style:family="table">
      <style:table-properties style:width="16.521cm" table:align="left" style:writing-mode="lr-tb"/>
    </style:style>
    <style:style style:name="Tabla68.A" style:family="table-column">
      <style:table-column-properties style:column-width="16.521cm"/>
    </style:style>
    <style:style style:name="Tabla68.1" style:family="table-row">
      <style:table-row-properties fo:keep-together="auto"/>
    </style:style>
    <style:style style:name="Tabla68.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8.A2" style:family="table-cell">
      <style:table-cell-properties style:vertical-align="top" fo:padding-left="0.123cm" fo:padding-right="0.123cm" fo:padding-top="0cm" fo:padding-bottom="0cm" fo:border="0.5pt solid #000000" style:writing-mode="lr-tb"/>
    </style:style>
    <style:style style:name="Tabla68.A4" style:family="table-cell">
      <style:table-cell-properties style:vertical-align="top" fo:padding-left="0.123cm" fo:padding-right="0.123cm" fo:padding-top="0cm" fo:padding-bottom="0cm" fo:border="0.5pt solid #000000" style:writing-mode="lr-tb"/>
    </style:style>
    <style:style style:name="Tabla69" style:family="table">
      <style:table-properties style:width="14.164cm" fo:margin-left="1.233cm" table:align="left" style:writing-mode="lr-tb"/>
    </style:style>
    <style:style style:name="Tabla69.A" style:family="table-column">
      <style:table-column-properties style:column-width="1.667cm"/>
    </style:style>
    <style:style style:name="Tabla69.B" style:family="table-column">
      <style:table-column-properties style:column-width="2.731cm"/>
    </style:style>
    <style:style style:name="Tabla69.D" style:family="table-column">
      <style:table-column-properties style:column-width="2.124cm"/>
    </style:style>
    <style:style style:name="Tabla69.E" style:family="table-column">
      <style:table-column-properties style:column-width="2.872cm"/>
    </style:style>
    <style:style style:name="Tabla69.F" style:family="table-column">
      <style:table-column-properties style:column-width="2.041cm"/>
    </style:style>
    <style:style style:name="Tabla69.1" style:family="table-row">
      <style:table-row-properties fo:keep-together="auto"/>
    </style:style>
    <style:style style:name="Tabla6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9.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9.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9.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9.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9.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9.F2" style:family="table-cell">
      <style:table-cell-properties style:vertical-align="middle" fo:padding-left="0.123cm" fo:padding-right="0.123cm" fo:padding-top="0cm" fo:padding-bottom="0cm" fo:border="0.5pt solid #000000" style:writing-mode="lr-tb"/>
    </style:style>
    <style:style style:name="Tabla70" style:family="table">
      <style:table-properties style:width="16.521cm" table:align="left" style:writing-mode="lr-tb"/>
    </style:style>
    <style:style style:name="Tabla70.A" style:family="table-column">
      <style:table-column-properties style:column-width="16.521cm"/>
    </style:style>
    <style:style style:name="Tabla70.1" style:family="table-row">
      <style:table-row-properties fo:keep-together="auto"/>
    </style:style>
    <style:style style:name="Tabla70.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70.A2" style:family="table-cell">
      <style:table-cell-properties style:vertical-align="top" fo:padding-left="0.123cm" fo:padding-right="0.123cm" fo:padding-top="0cm" fo:padding-bottom="0cm" fo:border="0.5pt solid #000000" style:writing-mode="lr-tb"/>
    </style:style>
    <style:style style:name="Tabla70.A4"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style:font-name="Arial" fo:language="es" fo:country="ES"/>
    </style:style>
    <style:style style:name="P2" style:family="paragraph" style:parent-style-name="Header">
      <style:paragraph-properties fo:margin-left="-0.208cm" fo:margin-right="-0.261cm" fo:margin-top="0cm" fo:margin-bottom="0cm" style:contextual-spacing="false" fo:text-indent="0cm" style:auto-text-indent="false" fo:padding="0.049cm" fo:border="0.06pt solid #000000" style:shadow="none">
        <style:tab-stops>
          <style:tab-stop style:position="0.053cm"/>
        </style:tab-stops>
      </style:paragraph-properties>
      <style:text-properties style:font-name="Arial" fo:font-size="9pt" fo:language="es" fo:country="ES" officeooo:paragraph-rsid="0017b056" style:font-size-asian="9pt" style:font-size-complex="9pt"/>
    </style:style>
    <style:style style:name="P3" style:family="paragraph" style:parent-style-name="Text_20_body">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style:font-name="Arial" fo:font-size="9pt" fo:language="es" fo:country="ES" style:font-size-asian="9pt" style:font-size-complex="9pt"/>
    </style:style>
    <style:style style:name="P4" style:family="paragraph" style:parent-style-name="Footer">
      <style:paragraph-properties fo:padding="0cm" fo:border="none" style:shadow="none"/>
      <style:text-properties fo:language="es" fo:country="ES"/>
    </style:style>
    <style:style style:name="P5" style:family="paragraph" style:parent-style-name="Header">
      <style:text-properties fo:language="es" fo:country="ES"/>
    </style:style>
    <style:style style:name="P6" style:family="paragraph" style:parent-style-name="Footer">
      <style:text-properties fo:language="es" fo:country="ES"/>
    </style:style>
    <style:style style:name="P7" style:family="paragraph" style:parent-style-name="Standard">
      <style:paragraph-properties fo:text-align="center" style:justify-single-word="false" style:snap-to-layout-grid="false"/>
      <style:text-properties fo:color="#000000" style:font-name="Arial" fo:font-size="12pt" fo:language="es" fo:country="ES" fo:font-weight="bold" style:font-size-asian="12pt" style:font-weight-asian="bold"/>
    </style:style>
    <style:style style:name="P8" style:family="paragraph" style:parent-style-name="Standard">
      <style:paragraph-properties style:snap-to-layout-grid="false"/>
      <style:text-properties fo:color="#000000" style:font-name="Arial" fo:font-size="10pt" fo:language="es" fo:country="ES" fo:font-weight="bold" style:font-size-asian="10pt" style:font-weight-asian="bold"/>
    </style:style>
    <style:style style:name="P9" style:family="paragraph" style:parent-style-name="Standard">
      <style:paragraph-properties fo:text-align="center" style:justify-single-word="false" style:snap-to-layout-grid="false"/>
      <style:text-properties fo:color="#000000" style:font-name="Arial" fo:font-size="10pt" fo:language="es" fo:country="ES" fo:font-weight="bold" style:font-size-asian="10pt" style:font-weight-asian="bold"/>
    </style:style>
    <style:style style:name="P10" style:family="paragraph" style:parent-style-name="Standard">
      <style:text-properties fo:color="#000000" style:font-name="Arial" fo:font-size="10pt" fo:language="es" fo:country="ES" fo:font-weight="bold" style:font-size-asian="10pt" style:font-weight-asian="bold" style:font-weight-complex="bold"/>
    </style:style>
    <style:style style:name="P11" style:family="paragraph" style:parent-style-name="Standard">
      <style:text-properties fo:color="#000000" style:font-name="Arial" fo:font-size="10pt" fo:language="es" fo:country="ES" fo:font-weight="bold" style:font-size-asian="10pt" style:font-weight-asian="bold" style:font-size-complex="10pt" style:font-weight-complex="bold"/>
    </style:style>
    <style:style style:name="P12" style:family="paragraph" style:parent-style-name="Standard">
      <style:text-properties fo:color="#000000" style:font-name="Arial" fo:font-size="10pt" fo:language="es" fo:country="ES" style:font-size-asian="10pt"/>
    </style:style>
    <style:style style:name="P13" style:family="paragraph" style:parent-style-name="Standard">
      <style:paragraph-properties style:snap-to-layout-grid="false"/>
      <style:text-properties fo:color="#000000" style:font-name="Arial" fo:font-size="10pt" fo:language="es" fo:country="ES" style:font-size-asian="10pt"/>
    </style:style>
    <style:style style:name="P14" style:family="paragraph" style:parent-style-name="Standard">
      <style:paragraph-properties style:snap-to-layout-grid="false"/>
      <style:text-properties fo:color="#000000" style:font-name="Arial" fo:font-size="10pt" fo:language="es" fo:country="ES" style:font-size-asian="10pt" style:font-size-complex="10pt"/>
    </style:style>
    <style:style style:name="P15" style:family="paragraph" style:parent-style-name="Standard">
      <style:text-properties fo:color="#000000" style:font-name="Arial" fo:font-size="10pt" fo:language="es" fo:country="ES" fo:font-weight="normal" style:font-size-asian="10pt" style:font-weight-asian="normal" style:font-size-complex="10pt" style:font-weight-complex="normal"/>
    </style:style>
    <style:style style:name="P16" style:family="paragraph" style:parent-style-name="Standard">
      <style:text-properties fo:color="#000000" style:font-name="Arial" fo:language="es" fo:country="ES"/>
    </style:style>
    <style:style style:name="P17" style:family="paragraph" style:parent-style-name="Standard">
      <style:paragraph-properties style:snap-to-layout-grid="false"/>
      <style:text-properties fo:color="#000000" style:font-name="Arial" fo:language="es" fo:country="ES"/>
    </style:style>
    <style:style style:name="P18" style:family="paragraph" style:parent-style-name="Standard">
      <style:paragraph-properties fo:text-align="justify" style:justify-single-word="false"/>
      <style:text-properties fo:color="#4700b8" style:font-name="Arial" fo:language="es" fo:country="ES" officeooo:paragraph-rsid="00581962" style:font-size-complex="11pt"/>
    </style:style>
    <style:style style:name="P19" style:family="paragraph" style:parent-style-name="Standard">
      <style:paragraph-properties fo:text-align="center" style:justify-single-word="false" style:snap-to-layout-grid="false"/>
      <style:text-properties style:font-name="Arial" fo:font-size="12pt" fo:language="es" fo:country="ES" fo:font-weight="bold" style:font-size-asian="12pt" style:font-weight-asian="bold"/>
    </style:style>
    <style:style style:name="P20" style:family="paragraph" style:parent-style-name="Standard">
      <style:paragraph-properties fo:text-align="center" style:justify-single-word="false" style:snap-to-layout-grid="false"/>
      <style:text-properties style:font-name="Arial" fo:font-size="12pt" fo:language="es" fo:country="ES" fo:font-weight="bold" officeooo:paragraph-rsid="00177607" style:font-size-asian="12pt" style:font-weight-asian="bold"/>
    </style:style>
    <style:style style:name="P21" style:family="paragraph" style:parent-style-name="Standard">
      <style:paragraph-properties fo:text-align="center" style:justify-single-word="false" style:snap-to-layout-grid="false"/>
      <style:text-properties style:font-name="Arial" fo:font-size="12pt" fo:language="es" fo:country="ES" fo:font-weight="bold" officeooo:paragraph-rsid="001fdb80" style:font-size-asian="12pt" style:font-weight-asian="bold"/>
    </style:style>
    <style:style style:name="P22" style:family="paragraph" style:parent-style-name="Standard">
      <style:paragraph-properties fo:text-align="center" style:justify-single-word="false" style:snap-to-layout-grid="false"/>
      <style:text-properties style:font-name="Arial" fo:font-size="12pt" fo:language="es" fo:country="ES" fo:font-weight="bold" officeooo:paragraph-rsid="00242811" style:font-size-asian="12pt" style:font-weight-asian="bold"/>
    </style:style>
    <style:style style:name="P23" style:family="paragraph" style:parent-style-name="Standard">
      <style:paragraph-properties fo:text-align="center" style:justify-single-word="false" style:snap-to-layout-grid="false"/>
      <style:text-properties style:font-name="Arial" fo:font-size="12pt" fo:language="es" fo:country="ES" fo:font-weight="bold" officeooo:paragraph-rsid="00275075" style:font-size-asian="12pt" style:font-weight-asian="bold"/>
    </style:style>
    <style:style style:name="P24" style:family="paragraph" style:parent-style-name="Standard">
      <style:paragraph-properties fo:text-align="center" style:justify-single-word="false" style:snap-to-layout-grid="false"/>
      <style:text-properties style:font-name="Arial" fo:font-size="12pt" fo:language="es" fo:country="ES" fo:font-weight="bold" officeooo:paragraph-rsid="002a9882" style:font-size-asian="12pt" style:font-weight-asian="bold"/>
    </style:style>
    <style:style style:name="P25" style:family="paragraph" style:parent-style-name="Standard">
      <style:paragraph-properties fo:text-align="center" style:justify-single-word="false" style:snap-to-layout-grid="false"/>
      <style:text-properties style:font-name="Arial" fo:font-size="12pt" fo:language="es" fo:country="ES" fo:font-weight="bold" officeooo:paragraph-rsid="002d830f" style:font-size-asian="12pt" style:font-weight-asian="bold"/>
    </style:style>
    <style:style style:name="P26" style:family="paragraph" style:parent-style-name="Standard">
      <style:paragraph-properties fo:text-align="center" style:justify-single-word="false" style:snap-to-layout-grid="false"/>
      <style:text-properties style:font-name="Arial" fo:font-size="12pt" fo:language="es" fo:country="ES" fo:font-weight="bold" officeooo:paragraph-rsid="002fe62f" style:font-size-asian="12pt" style:font-weight-asian="bold"/>
    </style:style>
    <style:style style:name="P27" style:family="paragraph" style:parent-style-name="Standard">
      <style:paragraph-properties fo:text-align="center" style:justify-single-word="false" style:snap-to-layout-grid="false"/>
      <style:text-properties style:font-name="Arial" fo:font-size="12pt" fo:language="es" fo:country="ES" fo:font-weight="bold" officeooo:paragraph-rsid="003266c2" style:font-size-asian="12pt" style:font-weight-asian="bold"/>
    </style:style>
    <style:style style:name="P28" style:family="paragraph" style:parent-style-name="Standard">
      <style:paragraph-properties fo:text-align="center" style:justify-single-word="false" style:snap-to-layout-grid="false"/>
      <style:text-properties style:font-name="Arial" fo:font-size="12pt" fo:language="es" fo:country="ES" fo:font-weight="bold" officeooo:paragraph-rsid="0036c9f4" style:font-size-asian="12pt" style:font-weight-asian="bold"/>
    </style:style>
    <style:style style:name="P29" style:family="paragraph" style:parent-style-name="Standard">
      <style:paragraph-properties fo:text-align="center" style:justify-single-word="false" style:snap-to-layout-grid="false"/>
      <style:text-properties style:font-name="Arial" fo:font-size="12pt" fo:language="es" fo:country="ES" fo:font-weight="bold" officeooo:paragraph-rsid="003c86b6" style:font-size-asian="12pt" style:font-weight-asian="bold"/>
    </style:style>
    <style:style style:name="P30" style:family="paragraph" style:parent-style-name="Standard">
      <style:paragraph-properties fo:text-align="center" style:justify-single-word="false" style:snap-to-layout-grid="false"/>
      <style:text-properties style:font-name="Arial" fo:font-size="12pt" fo:language="es" fo:country="ES" fo:font-weight="bold" officeooo:paragraph-rsid="003e2c86" style:font-size-asian="12pt" style:font-weight-asian="bold"/>
    </style:style>
    <style:style style:name="P31" style:family="paragraph" style:parent-style-name="Standard">
      <style:paragraph-properties fo:text-align="center" style:justify-single-word="false" style:snap-to-layout-grid="false"/>
      <style:text-properties style:font-name="Arial" fo:font-size="12pt" fo:language="es" fo:country="ES" fo:font-weight="bold" officeooo:paragraph-rsid="0042cd1f" style:font-size-asian="12pt" style:font-weight-asian="bold"/>
    </style:style>
    <style:style style:name="P32" style:family="paragraph" style:parent-style-name="Standard">
      <style:paragraph-properties fo:text-align="center" style:justify-single-word="false" style:snap-to-layout-grid="false"/>
      <style:text-properties style:font-name="Arial" fo:font-size="12pt" fo:language="es" fo:country="ES" fo:font-weight="bold" officeooo:paragraph-rsid="00469dd0" style:font-size-asian="12pt" style:font-weight-asian="bold"/>
    </style:style>
    <style:style style:name="P33" style:family="paragraph" style:parent-style-name="Standard">
      <style:paragraph-properties fo:text-align="center" style:justify-single-word="false" style:snap-to-layout-grid="false"/>
      <style:text-properties style:font-name="Arial" fo:font-size="12pt" fo:language="es" fo:country="ES" fo:font-weight="bold" officeooo:paragraph-rsid="0049c93c" style:font-size-asian="12pt" style:font-weight-asian="bold"/>
    </style:style>
    <style:style style:name="P34" style:family="paragraph" style:parent-style-name="Standard">
      <style:paragraph-properties fo:text-align="center" style:justify-single-word="false" style:snap-to-layout-grid="false"/>
      <style:text-properties style:font-name="Arial" fo:font-size="12pt" fo:language="es" fo:country="ES" fo:font-weight="bold" officeooo:paragraph-rsid="005a5c51" style:font-size-asian="12pt" style:font-weight-asian="bold"/>
    </style:style>
    <style:style style:name="P35" style:family="paragraph" style:parent-style-name="Standard">
      <style:paragraph-properties fo:text-align="center" style:justify-single-word="false" style:snap-to-layout-grid="false"/>
      <style:text-properties style:font-name="Arial" fo:font-size="12pt" fo:language="es" fo:country="ES" fo:font-weight="bold" officeooo:paragraph-rsid="005e3432" style:font-size-asian="12pt" style:font-weight-asian="bold"/>
    </style:style>
    <style:style style:name="P36" style:family="paragraph" style:parent-style-name="Standard">
      <style:paragraph-properties fo:text-align="center" style:justify-single-word="false" style:snap-to-layout-grid="false"/>
      <style:text-properties style:font-name="Arial" fo:font-size="12pt" fo:language="es" fo:country="ES" fo:font-weight="bold" officeooo:paragraph-rsid="00625c87" style:font-size-asian="12pt" style:font-weight-asian="bold"/>
    </style:style>
    <style:style style:name="P37" style:family="paragraph" style:parent-style-name="Standard">
      <style:paragraph-properties fo:text-align="justify" style:justify-single-word="false"/>
      <style:text-properties style:font-name="Arial" fo:font-size="12pt" fo:language="es" fo:country="ES" fo:font-weight="bold" officeooo:paragraph-rsid="00581962" style:font-size-asian="12pt" style:font-weight-asian="bold" style:font-name-complex="Arial" style:font-size-complex="12pt" style:font-weight-complex="bold"/>
    </style:style>
    <style:style style:name="P38" style:family="paragraph" style:parent-style-name="Standard">
      <style:paragraph-properties fo:text-align="center" style:justify-single-word="false" style:snap-to-layout-grid="false"/>
      <style:text-properties style:font-name="Arial" fo:font-size="12pt" fo:font-weight="bold" officeooo:paragraph-rsid="006c52de" style:font-size-asian="12pt" style:font-weight-asian="bold"/>
    </style:style>
    <style:style style:name="P39" style:family="paragraph" style:parent-style-name="Standard">
      <style:paragraph-properties fo:text-align="center" style:justify-single-word="false" style:snap-to-layout-grid="false"/>
      <style:text-properties style:font-name="Arial" fo:font-size="12pt" fo:font-weight="bold" officeooo:paragraph-rsid="007001b8" style:font-size-asian="12pt" style:font-weight-asian="bold"/>
    </style:style>
    <style:style style:name="P40" style:family="paragraph" style:parent-style-name="Standard">
      <style:paragraph-properties fo:text-align="center" style:justify-single-word="false" style:snap-to-layout-grid="false"/>
      <style:text-properties style:font-name="Arial" fo:font-size="12pt" fo:font-weight="bold" officeooo:paragraph-rsid="0073546c" style:font-size-asian="12pt" style:font-weight-asian="bold"/>
    </style:style>
    <style:style style:name="P41" style:family="paragraph" style:parent-style-name="Standard">
      <style:paragraph-properties fo:text-align="center" style:justify-single-word="false" style:snap-to-layout-grid="false"/>
      <style:text-properties style:font-name="Arial" fo:font-size="12pt" fo:font-weight="bold" officeooo:paragraph-rsid="00755920" style:font-size-asian="12pt" style:font-weight-asian="bold"/>
    </style:style>
    <style:style style:name="P42" style:family="paragraph" style:parent-style-name="Standard">
      <style:paragraph-properties fo:text-align="center" style:justify-single-word="false" style:snap-to-layout-grid="false"/>
      <style:text-properties style:font-name="Arial" fo:font-size="12pt" fo:font-weight="bold" officeooo:paragraph-rsid="0078b5fa" style:font-size-asian="12pt" style:font-weight-asian="bold"/>
    </style:style>
    <style:style style:name="P43" style:family="paragraph" style:parent-style-name="Standard">
      <style:paragraph-properties fo:text-align="center" style:justify-single-word="false" style:snap-to-layout-grid="false"/>
      <style:text-properties style:font-name="Arial" fo:font-size="12pt" fo:font-weight="bold" officeooo:paragraph-rsid="007a7cdb" style:font-size-asian="12pt" style:font-weight-asian="bold"/>
    </style:style>
    <style:style style:name="P44" style:family="paragraph" style:parent-style-name="Standard">
      <style:paragraph-properties fo:text-align="start" style:justify-single-word="false" style:snap-to-layout-grid="false"/>
      <style:text-properties style:font-name="Arial" fo:font-size="10pt" fo:language="es" fo:country="ES" fo:font-weight="bold" officeooo:paragraph-rsid="00625c87" style:font-size-asian="10pt" style:font-weight-asian="bold" style:language-complex="he" style:country-complex="IL"/>
    </style:style>
    <style:style style:name="P45" style:family="paragraph" style:parent-style-name="Standard">
      <style:paragraph-properties style:snap-to-layout-grid="false"/>
      <style:text-properties style:font-name="Arial" fo:font-size="10pt" fo:language="es" fo:country="ES" fo:font-weight="bold" style:font-size-asian="10pt" style:font-weight-asian="bold"/>
    </style:style>
    <style:style style:name="P46" style:family="paragraph" style:parent-style-name="Standard">
      <style:paragraph-properties style:snap-to-layout-grid="false"/>
      <style:text-properties style:font-name="Arial" fo:font-size="10pt" fo:language="es" fo:country="ES" fo:font-weight="bold" officeooo:paragraph-rsid="00177607" style:font-size-asian="10pt" style:font-weight-asian="bold"/>
    </style:style>
    <style:style style:name="P47" style:family="paragraph" style:parent-style-name="Standard">
      <style:paragraph-properties style:snap-to-layout-grid="false"/>
      <style:text-properties style:font-name="Arial" fo:font-size="10pt" fo:language="es" fo:country="ES" fo:font-weight="bold" officeooo:paragraph-rsid="001fdb80" style:font-size-asian="10pt" style:font-weight-asian="bold"/>
    </style:style>
    <style:style style:name="P48" style:family="paragraph" style:parent-style-name="Standard">
      <style:paragraph-properties style:snap-to-layout-grid="false"/>
      <style:text-properties style:font-name="Arial" fo:font-size="10pt" fo:language="es" fo:country="ES" fo:font-weight="bold" officeooo:paragraph-rsid="00242811" style:font-size-asian="10pt" style:font-weight-asian="bold"/>
    </style:style>
    <style:style style:name="P49" style:family="paragraph" style:parent-style-name="Standard">
      <style:paragraph-properties style:snap-to-layout-grid="false"/>
      <style:text-properties style:font-name="Arial" fo:font-size="10pt" fo:language="es" fo:country="ES" fo:font-weight="bold" officeooo:paragraph-rsid="00275075" style:font-size-asian="10pt" style:font-weight-asian="bold"/>
    </style:style>
    <style:style style:name="P50" style:family="paragraph" style:parent-style-name="Standard">
      <style:paragraph-properties style:snap-to-layout-grid="false"/>
      <style:text-properties style:font-name="Arial" fo:font-size="10pt" fo:language="es" fo:country="ES" fo:font-weight="bold" officeooo:paragraph-rsid="002a9882" style:font-size-asian="10pt" style:font-weight-asian="bold"/>
    </style:style>
    <style:style style:name="P51" style:family="paragraph" style:parent-style-name="Standard">
      <style:paragraph-properties style:snap-to-layout-grid="false"/>
      <style:text-properties style:font-name="Arial" fo:font-size="10pt" fo:language="es" fo:country="ES" fo:font-weight="bold" officeooo:paragraph-rsid="002d830f" style:font-size-asian="10pt" style:font-weight-asian="bold"/>
    </style:style>
    <style:style style:name="P52" style:family="paragraph" style:parent-style-name="Standard">
      <style:paragraph-properties style:snap-to-layout-grid="false"/>
      <style:text-properties style:font-name="Arial" fo:font-size="10pt" fo:language="es" fo:country="ES" fo:font-weight="bold" officeooo:paragraph-rsid="002fe62f" style:font-size-asian="10pt" style:font-weight-asian="bold"/>
    </style:style>
    <style:style style:name="P53" style:family="paragraph" style:parent-style-name="Standard">
      <style:paragraph-properties style:snap-to-layout-grid="false"/>
      <style:text-properties style:font-name="Arial" fo:font-size="10pt" fo:language="es" fo:country="ES" fo:font-weight="bold" officeooo:paragraph-rsid="003266c2" style:font-size-asian="10pt" style:font-weight-asian="bold"/>
    </style:style>
    <style:style style:name="P54" style:family="paragraph" style:parent-style-name="Standard">
      <style:paragraph-properties style:snap-to-layout-grid="false"/>
      <style:text-properties style:font-name="Arial" fo:font-size="10pt" fo:language="es" fo:country="ES" fo:font-weight="bold" officeooo:paragraph-rsid="0036c9f4" style:font-size-asian="10pt" style:font-weight-asian="bold"/>
    </style:style>
    <style:style style:name="P55" style:family="paragraph" style:parent-style-name="Standard">
      <style:paragraph-properties style:snap-to-layout-grid="false"/>
      <style:text-properties style:font-name="Arial" fo:font-size="10pt" fo:language="es" fo:country="ES" fo:font-weight="bold" officeooo:paragraph-rsid="003c86b6" style:font-size-asian="10pt" style:font-weight-asian="bold"/>
    </style:style>
    <style:style style:name="P56" style:family="paragraph" style:parent-style-name="Standard">
      <style:paragraph-properties style:snap-to-layout-grid="false"/>
      <style:text-properties style:font-name="Arial" fo:font-size="10pt" fo:language="es" fo:country="ES" fo:font-weight="bold" officeooo:paragraph-rsid="003e2c86" style:font-size-asian="10pt" style:font-weight-asian="bold"/>
    </style:style>
    <style:style style:name="P57" style:family="paragraph" style:parent-style-name="Standard">
      <style:paragraph-properties style:snap-to-layout-grid="false"/>
      <style:text-properties style:font-name="Arial" fo:font-size="10pt" fo:language="es" fo:country="ES" fo:font-weight="bold" officeooo:paragraph-rsid="0042cd1f" style:font-size-asian="10pt" style:font-weight-asian="bold"/>
    </style:style>
    <style:style style:name="P58" style:family="paragraph" style:parent-style-name="Standard">
      <style:paragraph-properties style:snap-to-layout-grid="false"/>
      <style:text-properties style:font-name="Arial" fo:font-size="10pt" fo:language="es" fo:country="ES" fo:font-weight="bold" officeooo:paragraph-rsid="00469dd0" style:font-size-asian="10pt" style:font-weight-asian="bold"/>
    </style:style>
    <style:style style:name="P59" style:family="paragraph" style:parent-style-name="Standard">
      <style:paragraph-properties style:snap-to-layout-grid="false"/>
      <style:text-properties style:font-name="Arial" fo:font-size="10pt" fo:language="es" fo:country="ES" fo:font-weight="bold" officeooo:paragraph-rsid="0049c93c" style:font-size-asian="10pt" style:font-weight-asian="bold"/>
    </style:style>
    <style:style style:name="P60" style:family="paragraph" style:parent-style-name="Standard">
      <style:paragraph-properties style:snap-to-layout-grid="false"/>
      <style:text-properties style:font-name="Arial" fo:font-size="10pt" fo:language="es" fo:country="ES" fo:font-weight="bold" officeooo:paragraph-rsid="005a5c51" style:font-size-asian="10pt" style:font-weight-asian="bold"/>
    </style:style>
    <style:style style:name="P61" style:family="paragraph" style:parent-style-name="Standard">
      <style:paragraph-properties style:snap-to-layout-grid="false"/>
      <style:text-properties style:font-name="Arial" fo:font-size="10pt" fo:language="es" fo:country="ES" fo:font-weight="bold" officeooo:paragraph-rsid="005e3432" style:font-size-asian="10pt" style:font-weight-asian="bold"/>
    </style:style>
    <style:style style:name="P62" style:family="paragraph" style:parent-style-name="Standard">
      <style:paragraph-properties style:snap-to-layout-grid="false"/>
      <style:text-properties style:font-name="Arial" fo:font-size="10pt" fo:language="es" fo:country="ES" fo:font-weight="bold" officeooo:paragraph-rsid="00625c87" style:font-size-asian="10pt" style:font-weight-asian="bold"/>
    </style:style>
    <style:style style:name="P63" style:family="paragraph" style:parent-style-name="Standard">
      <style:paragraph-properties fo:text-align="center" style:justify-single-word="false" style:snap-to-layout-grid="false"/>
      <style:text-properties style:font-name="Arial" fo:font-size="10pt" fo:language="es" fo:country="ES" fo:font-weight="bold" style:font-size-asian="10pt" style:font-weight-asian="bold"/>
    </style:style>
    <style:style style:name="P64" style:family="paragraph" style:parent-style-name="Standard">
      <style:paragraph-properties fo:text-align="center" style:justify-single-word="false" style:snap-to-layout-grid="false"/>
      <style:text-properties style:font-name="Arial" fo:font-size="10pt" fo:language="es" fo:country="ES" fo:font-weight="bold" officeooo:paragraph-rsid="00177607" style:font-size-asian="10pt" style:font-weight-asian="bold"/>
    </style:style>
    <style:style style:name="P65" style:family="paragraph" style:parent-style-name="Standard">
      <style:paragraph-properties fo:text-align="center" style:justify-single-word="false" style:snap-to-layout-grid="false"/>
      <style:text-properties style:font-name="Arial" fo:font-size="10pt" fo:language="es" fo:country="ES" fo:font-weight="bold" officeooo:paragraph-rsid="001fdb80" style:font-size-asian="10pt" style:font-weight-asian="bold"/>
    </style:style>
    <style:style style:name="P66" style:family="paragraph" style:parent-style-name="Standard">
      <style:paragraph-properties fo:text-align="center" style:justify-single-word="false" style:snap-to-layout-grid="false"/>
      <style:text-properties style:font-name="Arial" fo:font-size="10pt" fo:language="es" fo:country="ES" fo:font-weight="bold" officeooo:paragraph-rsid="00242811" style:font-size-asian="10pt" style:font-weight-asian="bold"/>
    </style:style>
    <style:style style:name="P67" style:family="paragraph" style:parent-style-name="Standard">
      <style:paragraph-properties fo:text-align="center" style:justify-single-word="false" style:snap-to-layout-grid="false"/>
      <style:text-properties style:font-name="Arial" fo:font-size="10pt" fo:language="es" fo:country="ES" fo:font-weight="bold" officeooo:paragraph-rsid="00275075" style:font-size-asian="10pt" style:font-weight-asian="bold"/>
    </style:style>
    <style:style style:name="P68" style:family="paragraph" style:parent-style-name="Standard">
      <style:paragraph-properties fo:text-align="center" style:justify-single-word="false" style:snap-to-layout-grid="false"/>
      <style:text-properties style:font-name="Arial" fo:font-size="10pt" fo:language="es" fo:country="ES" fo:font-weight="bold" officeooo:paragraph-rsid="002a9882" style:font-size-asian="10pt" style:font-weight-asian="bold"/>
    </style:style>
    <style:style style:name="P69" style:family="paragraph" style:parent-style-name="Standard">
      <style:paragraph-properties fo:text-align="center" style:justify-single-word="false" style:snap-to-layout-grid="false"/>
      <style:text-properties style:font-name="Arial" fo:font-size="10pt" fo:language="es" fo:country="ES" fo:font-weight="bold" officeooo:paragraph-rsid="002d830f" style:font-size-asian="10pt" style:font-weight-asian="bold"/>
    </style:style>
    <style:style style:name="P70" style:family="paragraph" style:parent-style-name="Standard">
      <style:paragraph-properties fo:text-align="center" style:justify-single-word="false" style:snap-to-layout-grid="false"/>
      <style:text-properties style:font-name="Arial" fo:font-size="10pt" fo:language="es" fo:country="ES" fo:font-weight="bold" officeooo:paragraph-rsid="002fe62f" style:font-size-asian="10pt" style:font-weight-asian="bold"/>
    </style:style>
    <style:style style:name="P71" style:family="paragraph" style:parent-style-name="Standard">
      <style:paragraph-properties fo:text-align="center" style:justify-single-word="false" style:snap-to-layout-grid="false"/>
      <style:text-properties style:font-name="Arial" fo:font-size="10pt" fo:language="es" fo:country="ES" fo:font-weight="bold" officeooo:paragraph-rsid="003266c2" style:font-size-asian="10pt" style:font-weight-asian="bold"/>
    </style:style>
    <style:style style:name="P72" style:family="paragraph" style:parent-style-name="Standard">
      <style:paragraph-properties fo:text-align="center" style:justify-single-word="false" style:snap-to-layout-grid="false"/>
      <style:text-properties style:font-name="Arial" fo:font-size="10pt" fo:language="es" fo:country="ES" fo:font-weight="bold" officeooo:paragraph-rsid="0036c9f4" style:font-size-asian="10pt" style:font-weight-asian="bold"/>
    </style:style>
    <style:style style:name="P73" style:family="paragraph" style:parent-style-name="Standard">
      <style:paragraph-properties fo:text-align="center" style:justify-single-word="false" style:snap-to-layout-grid="false"/>
      <style:text-properties style:font-name="Arial" fo:font-size="10pt" fo:language="es" fo:country="ES" fo:font-weight="bold" officeooo:paragraph-rsid="003c86b6" style:font-size-asian="10pt" style:font-weight-asian="bold"/>
    </style:style>
    <style:style style:name="P74" style:family="paragraph" style:parent-style-name="Standard">
      <style:paragraph-properties fo:text-align="center" style:justify-single-word="false" style:snap-to-layout-grid="false"/>
      <style:text-properties style:font-name="Arial" fo:font-size="10pt" fo:language="es" fo:country="ES" fo:font-weight="bold" officeooo:paragraph-rsid="003e2c86" style:font-size-asian="10pt" style:font-weight-asian="bold"/>
    </style:style>
    <style:style style:name="P75" style:family="paragraph" style:parent-style-name="Standard">
      <style:paragraph-properties fo:text-align="center" style:justify-single-word="false" style:snap-to-layout-grid="false"/>
      <style:text-properties style:font-name="Arial" fo:font-size="10pt" fo:language="es" fo:country="ES" fo:font-weight="bold" officeooo:paragraph-rsid="0042cd1f" style:font-size-asian="10pt" style:font-weight-asian="bold"/>
    </style:style>
    <style:style style:name="P76" style:family="paragraph" style:parent-style-name="Standard">
      <style:paragraph-properties fo:text-align="center" style:justify-single-word="false" style:snap-to-layout-grid="false"/>
      <style:text-properties style:font-name="Arial" fo:font-size="10pt" fo:language="es" fo:country="ES" fo:font-weight="bold" officeooo:paragraph-rsid="00469dd0" style:font-size-asian="10pt" style:font-weight-asian="bold"/>
    </style:style>
    <style:style style:name="P77" style:family="paragraph" style:parent-style-name="Standard">
      <style:paragraph-properties fo:text-align="center" style:justify-single-word="false" style:snap-to-layout-grid="false"/>
      <style:text-properties style:font-name="Arial" fo:font-size="10pt" fo:language="es" fo:country="ES" fo:font-weight="bold" officeooo:paragraph-rsid="0049c93c" style:font-size-asian="10pt" style:font-weight-asian="bold"/>
    </style:style>
    <style:style style:name="P78" style:family="paragraph" style:parent-style-name="Standard">
      <style:paragraph-properties fo:text-align="center" style:justify-single-word="false" style:snap-to-layout-grid="false"/>
      <style:text-properties style:font-name="Arial" fo:font-size="10pt" fo:language="es" fo:country="ES" fo:font-weight="bold" officeooo:paragraph-rsid="005a5c51" style:font-size-asian="10pt" style:font-weight-asian="bold"/>
    </style:style>
    <style:style style:name="P79" style:family="paragraph" style:parent-style-name="Standard">
      <style:paragraph-properties fo:text-align="center" style:justify-single-word="false" style:snap-to-layout-grid="false"/>
      <style:text-properties style:font-name="Arial" fo:font-size="10pt" fo:language="es" fo:country="ES" fo:font-weight="bold" officeooo:paragraph-rsid="005e3432" style:font-size-asian="10pt" style:font-weight-asian="bold"/>
    </style:style>
    <style:style style:name="P80" style:family="paragraph" style:parent-style-name="Standard">
      <style:paragraph-properties fo:text-align="center" style:justify-single-word="false" style:snap-to-layout-grid="false"/>
      <style:text-properties style:font-name="Arial" fo:font-size="10pt" fo:language="es" fo:country="ES" fo:font-weight="bold" officeooo:paragraph-rsid="00625c87" style:font-size-asian="10pt" style:font-weight-asian="bold"/>
    </style:style>
    <style:style style:name="P81" style:family="paragraph" style:parent-style-name="Standard">
      <style:text-properties style:font-name="Arial" fo:font-size="10pt" fo:language="es" fo:country="ES" fo:font-weight="bold" style:font-size-asian="10pt" style:font-weight-asian="bold" style:font-weight-complex="bold"/>
    </style:style>
    <style:style style:name="P82" style:family="paragraph" style:parent-style-name="Standard">
      <style:text-properties style:font-name="Arial" fo:font-size="10pt" fo:language="es" fo:country="ES" fo:font-weight="bold" officeooo:paragraph-rsid="00177607" style:font-size-asian="10pt" style:font-weight-asian="bold" style:font-weight-complex="bold"/>
    </style:style>
    <style:style style:name="P83" style:family="paragraph" style:parent-style-name="Standard">
      <style:text-properties style:font-name="Arial" fo:font-size="10pt" fo:language="es" fo:country="ES" fo:font-weight="bold" officeooo:rsid="001c75f0" officeooo:paragraph-rsid="001c75f0" style:font-size-asian="10pt" style:font-weight-asian="bold" style:font-weight-complex="bold"/>
    </style:style>
    <style:style style:name="P84" style:family="paragraph" style:parent-style-name="Standard">
      <style:text-properties style:font-name="Arial" fo:font-size="10pt" fo:language="es" fo:country="ES" fo:font-weight="bold" officeooo:paragraph-rsid="001c75f0" style:font-size-asian="10pt" style:font-weight-asian="bold" style:font-weight-complex="bold"/>
    </style:style>
    <style:style style:name="P85" style:family="paragraph" style:parent-style-name="Standard">
      <style:text-properties style:font-name="Arial" fo:font-size="10pt" fo:language="es" fo:country="ES" fo:font-weight="bold" officeooo:paragraph-rsid="001fdb80" style:font-size-asian="10pt" style:font-weight-asian="bold" style:font-weight-complex="bold"/>
    </style:style>
    <style:style style:name="P86" style:family="paragraph" style:parent-style-name="Standard">
      <style:text-properties style:font-name="Arial" fo:font-size="10pt" fo:language="es" fo:country="ES" fo:font-weight="bold" officeooo:rsid="002217b1" officeooo:paragraph-rsid="002217b1" style:font-size-asian="10pt" style:font-weight-asian="bold" style:font-weight-complex="bold"/>
    </style:style>
    <style:style style:name="P87" style:family="paragraph" style:parent-style-name="Standard">
      <style:text-properties style:font-name="Arial" fo:font-size="10pt" fo:language="es" fo:country="ES" fo:font-weight="bold" officeooo:rsid="002217b1" officeooo:paragraph-rsid="00242811" style:font-size-asian="10pt" style:font-weight-asian="bold" style:font-weight-complex="bold"/>
    </style:style>
    <style:style style:name="P88" style:family="paragraph" style:parent-style-name="Standard">
      <style:text-properties style:font-name="Arial" fo:font-size="10pt" fo:language="es" fo:country="ES" fo:font-weight="bold" officeooo:paragraph-rsid="00242811" style:font-size-asian="10pt" style:font-weight-asian="bold" style:font-weight-complex="bold"/>
    </style:style>
    <style:style style:name="P89" style:family="paragraph" style:parent-style-name="Standard">
      <style:text-properties style:font-name="Arial" fo:font-size="10pt" fo:language="es" fo:country="ES" fo:font-weight="bold" officeooo:rsid="00242811" officeooo:paragraph-rsid="00242811" style:font-size-asian="10pt" style:font-weight-asian="bold" style:font-weight-complex="bold"/>
    </style:style>
    <style:style style:name="P90" style:family="paragraph" style:parent-style-name="Standard">
      <style:text-properties style:font-name="Arial" fo:font-size="10pt" fo:language="es" fo:country="ES" fo:font-weight="bold" officeooo:paragraph-rsid="00275075" style:font-size-asian="10pt" style:font-weight-asian="bold" style:font-weight-complex="bold"/>
    </style:style>
    <style:style style:name="P91" style:family="paragraph" style:parent-style-name="Standard">
      <style:text-properties style:font-name="Arial" fo:font-size="10pt" fo:language="es" fo:country="ES" fo:font-weight="bold" officeooo:paragraph-rsid="002a9882" style:font-size-asian="10pt" style:font-weight-asian="bold" style:font-weight-complex="bold"/>
    </style:style>
    <style:style style:name="P92" style:family="paragraph" style:parent-style-name="Standard">
      <style:text-properties style:font-name="Arial" fo:font-size="10pt" fo:language="es" fo:country="ES" fo:font-weight="bold" officeooo:rsid="002a9882" officeooo:paragraph-rsid="002a9882" style:font-size-asian="10pt" style:font-weight-asian="bold" style:font-weight-complex="bold"/>
    </style:style>
    <style:style style:name="P93" style:family="paragraph" style:parent-style-name="Standard">
      <style:text-properties style:font-name="Arial" fo:font-size="10pt" fo:language="es" fo:country="ES" fo:font-weight="bold" officeooo:paragraph-rsid="002d830f" style:font-size-asian="10pt" style:font-weight-asian="bold" style:font-weight-complex="bold"/>
    </style:style>
    <style:style style:name="P94" style:family="paragraph" style:parent-style-name="Standard">
      <style:text-properties style:font-name="Arial" fo:font-size="10pt" fo:language="es" fo:country="ES" fo:font-weight="bold" officeooo:paragraph-rsid="002fe62f" style:font-size-asian="10pt" style:font-weight-asian="bold" style:font-weight-complex="bold"/>
    </style:style>
    <style:style style:name="P95" style:family="paragraph" style:parent-style-name="Standard">
      <style:text-properties style:font-name="Arial" fo:font-size="10pt" fo:language="es" fo:country="ES" fo:font-weight="bold" officeooo:paragraph-rsid="003266c2" style:font-size-asian="10pt" style:font-weight-asian="bold" style:font-weight-complex="bold"/>
    </style:style>
    <style:style style:name="P96" style:family="paragraph" style:parent-style-name="Standard">
      <style:text-properties style:font-name="Arial" fo:font-size="10pt" fo:language="es" fo:country="ES" fo:font-weight="bold" officeooo:rsid="003266c2" officeooo:paragraph-rsid="003266c2" style:font-size-asian="10pt" style:font-weight-asian="bold" style:font-weight-complex="bold"/>
    </style:style>
    <style:style style:name="P97" style:family="paragraph" style:parent-style-name="Standard">
      <style:text-properties style:font-name="Arial" fo:font-size="10pt" fo:language="es" fo:country="ES" fo:font-weight="bold" officeooo:paragraph-rsid="0036c9f4" style:font-size-asian="10pt" style:font-weight-asian="bold" style:font-weight-complex="bold"/>
    </style:style>
    <style:style style:name="P98" style:family="paragraph" style:parent-style-name="Standard">
      <style:text-properties style:font-name="Arial" fo:font-size="10pt" fo:language="es" fo:country="ES" fo:font-weight="bold" officeooo:rsid="0036c9f4" officeooo:paragraph-rsid="003a71a9" style:font-size-asian="10pt" style:font-weight-asian="bold" style:font-weight-complex="bold"/>
    </style:style>
    <style:style style:name="P99" style:family="paragraph" style:parent-style-name="Standard">
      <style:text-properties style:font-name="Arial" fo:font-size="10pt" fo:language="es" fo:country="ES" fo:font-weight="bold" officeooo:rsid="0036c9f4" officeooo:paragraph-rsid="003c86b6" style:font-size-asian="10pt" style:font-weight-asian="bold" style:font-weight-complex="bold"/>
    </style:style>
    <style:style style:name="P100" style:family="paragraph" style:parent-style-name="Standard">
      <style:text-properties style:font-name="Arial" fo:font-size="10pt" fo:language="es" fo:country="ES" fo:font-weight="bold" officeooo:rsid="0036c9f4" officeooo:paragraph-rsid="003e2c86" style:font-size-asian="10pt" style:font-weight-asian="bold" style:font-weight-complex="bold"/>
    </style:style>
    <style:style style:name="P101" style:family="paragraph" style:parent-style-name="Standard">
      <style:text-properties style:font-name="Arial" fo:font-size="10pt" fo:language="es" fo:country="ES" fo:font-weight="bold" officeooo:rsid="0036c9f4" officeooo:paragraph-rsid="0042cd1f" style:font-size-asian="10pt" style:font-weight-asian="bold" style:font-weight-complex="bold"/>
    </style:style>
    <style:style style:name="P102" style:family="paragraph" style:parent-style-name="Standard">
      <style:text-properties style:font-name="Arial" fo:font-size="10pt" fo:language="es" fo:country="ES" fo:font-weight="bold" officeooo:rsid="0036c9f4" officeooo:paragraph-rsid="0046ac67" style:font-size-asian="10pt" style:font-weight-asian="bold" style:font-weight-complex="bold"/>
    </style:style>
    <style:style style:name="P103" style:family="paragraph" style:parent-style-name="Standard">
      <style:text-properties style:font-name="Arial" fo:font-size="10pt" fo:language="es" fo:country="ES" fo:font-weight="bold" officeooo:paragraph-rsid="003a71a9" style:font-size-asian="10pt" style:font-weight-asian="bold" style:font-weight-complex="bold"/>
    </style:style>
    <style:style style:name="P104" style:family="paragraph" style:parent-style-name="Standard">
      <style:text-properties style:font-name="Arial" fo:font-size="10pt" fo:language="es" fo:country="ES" fo:font-weight="bold" officeooo:paragraph-rsid="003c86b6" style:font-size-asian="10pt" style:font-weight-asian="bold" style:font-weight-complex="bold"/>
    </style:style>
    <style:style style:name="P105" style:family="paragraph" style:parent-style-name="Standard">
      <style:text-properties style:font-name="Arial" fo:font-size="10pt" fo:language="es" fo:country="ES" fo:font-weight="bold" officeooo:rsid="003c86b6" officeooo:paragraph-rsid="003c86b6" style:font-size-asian="10pt" style:font-weight-asian="bold" style:font-weight-complex="bold"/>
    </style:style>
    <style:style style:name="P106" style:family="paragraph" style:parent-style-name="Standard">
      <style:text-properties style:font-name="Arial" fo:font-size="10pt" fo:language="es" fo:country="ES" fo:font-weight="bold" officeooo:rsid="003c86b6" officeooo:paragraph-rsid="003e2c86" style:font-size-asian="10pt" style:font-weight-asian="bold" style:font-weight-complex="bold"/>
    </style:style>
    <style:style style:name="P107" style:family="paragraph" style:parent-style-name="Standard">
      <style:text-properties style:font-name="Arial" fo:font-size="10pt" fo:language="es" fo:country="ES" fo:font-weight="bold" officeooo:rsid="003c86b6" officeooo:paragraph-rsid="0042cd1f" style:font-size-asian="10pt" style:font-weight-asian="bold" style:font-weight-complex="bold"/>
    </style:style>
    <style:style style:name="P108" style:family="paragraph" style:parent-style-name="Standard">
      <style:text-properties style:font-name="Arial" fo:font-size="10pt" fo:language="es" fo:country="ES" fo:font-weight="bold" officeooo:rsid="003d874e" officeooo:paragraph-rsid="003c86b6" style:font-size-asian="10pt" style:font-weight-asian="bold" style:font-weight-complex="bold"/>
    </style:style>
    <style:style style:name="P109" style:family="paragraph" style:parent-style-name="Standard">
      <style:text-properties style:font-name="Arial" fo:font-size="10pt" fo:language="es" fo:country="ES" fo:font-weight="bold" officeooo:paragraph-rsid="003e2c86" style:font-size-asian="10pt" style:font-weight-asian="bold" style:font-weight-complex="bold"/>
    </style:style>
    <style:style style:name="P110" style:family="paragraph" style:parent-style-name="Standard">
      <style:text-properties style:font-name="Arial" fo:font-size="10pt" fo:language="es" fo:country="ES" fo:font-weight="bold" officeooo:rsid="003e2c86" officeooo:paragraph-rsid="003e2c86" style:font-size-asian="10pt" style:font-weight-asian="bold" style:font-weight-complex="bold"/>
    </style:style>
    <style:style style:name="P111" style:family="paragraph" style:parent-style-name="Standard">
      <style:text-properties style:font-name="Arial" fo:font-size="10pt" fo:language="es" fo:country="ES" fo:font-weight="bold" officeooo:rsid="003e2c86" officeooo:paragraph-rsid="003f8731" style:font-size-asian="10pt" style:font-weight-asian="bold" style:font-weight-complex="bold"/>
    </style:style>
    <style:style style:name="P112" style:family="paragraph" style:parent-style-name="Standard">
      <style:text-properties style:font-name="Arial" fo:font-size="10pt" fo:language="es" fo:country="ES" fo:font-weight="bold" officeooo:paragraph-rsid="0042cd1f" style:font-size-asian="10pt" style:font-weight-asian="bold" style:font-weight-complex="bold"/>
    </style:style>
    <style:style style:name="P113" style:family="paragraph" style:parent-style-name="Standard">
      <style:text-properties style:font-name="Arial" fo:font-size="10pt" fo:language="es" fo:country="ES" fo:font-weight="bold" officeooo:paragraph-rsid="00469dd0" style:font-size-asian="10pt" style:font-weight-asian="bold" style:font-weight-complex="bold"/>
    </style:style>
    <style:style style:name="P114" style:family="paragraph" style:parent-style-name="Standard">
      <style:text-properties style:font-name="Arial" fo:font-size="10pt" fo:language="es" fo:country="ES" fo:font-weight="bold" officeooo:paragraph-rsid="0046ac67" style:font-size-asian="10pt" style:font-weight-asian="bold" style:font-weight-complex="bold"/>
    </style:style>
    <style:style style:name="P115" style:family="paragraph" style:parent-style-name="Standard">
      <style:text-properties style:font-name="Arial" fo:font-size="10pt" fo:language="es" fo:country="ES" fo:font-weight="bold" officeooo:paragraph-rsid="0047c06c" style:font-size-asian="10pt" style:font-weight-asian="bold" style:font-weight-complex="bold"/>
    </style:style>
    <style:style style:name="P116" style:family="paragraph" style:parent-style-name="Standard">
      <style:text-properties style:font-name="Arial" fo:font-size="10pt" fo:language="es" fo:country="ES" fo:font-weight="bold" officeooo:paragraph-rsid="005a5c51" style:font-size-asian="10pt" style:font-weight-asian="bold" style:font-weight-complex="bold"/>
    </style:style>
    <style:style style:name="P117" style:family="paragraph" style:parent-style-name="Standard">
      <style:text-properties style:font-name="Arial" fo:font-size="10pt" fo:language="es" fo:country="ES" fo:font-weight="bold" officeooo:rsid="005a5c51" officeooo:paragraph-rsid="005a5c51" style:font-size-asian="10pt" style:font-weight-asian="bold" style:font-weight-complex="bold"/>
    </style:style>
    <style:style style:name="P118" style:family="paragraph" style:parent-style-name="Standard">
      <style:text-properties style:font-name="Arial" fo:font-size="10pt" fo:language="es" fo:country="ES" fo:font-weight="bold" officeooo:rsid="005a5c51" officeooo:paragraph-rsid="005e3432" style:font-size-asian="10pt" style:font-weight-asian="bold" style:font-weight-complex="bold"/>
    </style:style>
    <style:style style:name="P119" style:family="paragraph" style:parent-style-name="Standard">
      <style:text-properties style:font-name="Arial" fo:font-size="10pt" fo:language="es" fo:country="ES" fo:font-weight="bold" officeooo:rsid="005a5c51" officeooo:paragraph-rsid="005c2ece" style:font-size-asian="10pt" style:font-weight-asian="bold" style:font-weight-complex="bold"/>
    </style:style>
    <style:style style:name="P120" style:family="paragraph" style:parent-style-name="Standard">
      <style:paragraph-properties fo:text-align="start" style:justify-single-word="false" style:snap-to-layout-grid="false"/>
      <style:text-properties style:font-name="Arial" fo:font-size="10pt" fo:language="es" fo:country="ES" fo:font-weight="bold" officeooo:paragraph-rsid="0047c06c" style:font-size-asian="10pt" style:font-weight-asian="bold" style:font-weight-complex="bold"/>
    </style:style>
    <style:style style:name="P121" style:family="paragraph" style:parent-style-name="Standard">
      <style:paragraph-properties fo:text-align="start" style:justify-single-word="false" style:snap-to-layout-grid="false"/>
      <style:text-properties style:font-name="Arial" fo:font-size="10pt" fo:language="es" fo:country="ES" fo:font-weight="bold" officeooo:paragraph-rsid="0049c93c" style:font-size-asian="10pt" style:font-weight-asian="bold" style:font-weight-complex="bold"/>
    </style:style>
    <style:style style:name="P122" style:family="paragraph" style:parent-style-name="Standard">
      <style:paragraph-properties fo:text-align="start" style:justify-single-word="false" style:snap-to-layout-grid="false"/>
      <style:text-properties style:font-name="Arial" fo:font-size="10pt" fo:language="es" fo:country="ES" fo:font-weight="bold" officeooo:paragraph-rsid="005a5c51" style:font-size-asian="10pt" style:font-weight-asian="bold" style:font-weight-complex="bold"/>
    </style:style>
    <style:style style:name="P123" style:family="paragraph" style:parent-style-name="Standard">
      <style:paragraph-properties fo:text-align="start" style:justify-single-word="false" style:snap-to-layout-grid="false"/>
      <style:text-properties style:font-name="Arial" fo:font-size="10pt" fo:language="es" fo:country="ES" fo:font-weight="bold" officeooo:paragraph-rsid="005e3432" style:font-size-asian="10pt" style:font-weight-asian="bold" style:font-weight-complex="bold"/>
    </style:style>
    <style:style style:name="P124" style:family="paragraph" style:parent-style-name="Standard">
      <style:paragraph-properties fo:text-align="start" style:justify-single-word="false" style:snap-to-layout-grid="false"/>
      <style:text-properties style:font-name="Arial" fo:font-size="10pt" fo:language="es" fo:country="ES" fo:font-weight="bold" officeooo:paragraph-rsid="00625c87" style:font-size-asian="10pt" style:font-weight-asian="bold" style:font-weight-complex="bold"/>
    </style:style>
    <style:style style:name="P125" style:family="paragraph" style:parent-style-name="Standard">
      <style:text-properties style:font-name="Arial" fo:font-size="10pt" fo:language="es" fo:country="ES" fo:font-weight="bold" officeooo:paragraph-rsid="0049c93c" style:font-size-asian="10pt" style:font-weight-asian="bold" style:font-weight-complex="bold"/>
    </style:style>
    <style:style style:name="P126" style:family="paragraph" style:parent-style-name="Standard">
      <style:text-properties style:font-name="Arial" fo:font-size="10pt" fo:language="es" fo:country="ES" fo:font-weight="bold" officeooo:paragraph-rsid="005e3432" style:font-size-asian="10pt" style:font-weight-asian="bold" style:font-weight-complex="bold"/>
    </style:style>
    <style:style style:name="P127" style:family="paragraph" style:parent-style-name="Standard">
      <style:text-properties style:font-name="Arial" fo:font-size="10pt" fo:language="es" fo:country="ES" fo:font-weight="bold" officeooo:paragraph-rsid="00625c87" style:font-size-asian="10pt" style:font-weight-asian="bold" style:font-weight-complex="bold"/>
    </style:style>
    <style:style style:name="P128" style:family="paragraph" style:parent-style-name="Standard">
      <style:text-properties style:font-name="Arial" fo:font-size="10pt" fo:language="es" fo:country="ES" fo:font-weight="bold" officeooo:rsid="00625c87" officeooo:paragraph-rsid="00625c87" style:font-size-asian="10pt" style:font-weight-asian="bold" style:font-weight-complex="bold"/>
    </style:style>
    <style:style style:name="P129" style:family="paragraph" style:parent-style-name="Standard">
      <style:text-properties style:font-name="Arial" fo:font-size="10pt" fo:language="es" fo:country="ES" fo:font-weight="bold" officeooo:rsid="001e6acb" officeooo:paragraph-rsid="0021a042" style:font-size-asian="10pt" style:font-weight-asian="bold" style:font-weight-complex="bold"/>
    </style:style>
    <style:style style:name="P130" style:family="paragraph" style:parent-style-name="Standard">
      <style:text-properties style:font-name="Arial" fo:font-size="10pt" fo:language="es" fo:country="ES" fo:font-weight="bold" officeooo:rsid="0046ac67" officeooo:paragraph-rsid="005a5c51" style:font-size-asian="10pt" style:font-weight-asian="bold" style:font-weight-complex="bold"/>
    </style:style>
    <style:style style:name="P131" style:family="paragraph" style:parent-style-name="Standard">
      <style:text-properties style:font-name="Arial" fo:font-size="10pt" fo:language="es" fo:country="ES" fo:font-weight="bold" style:font-size-asian="10pt" style:font-weight-asian="bold" style:font-size-complex="10pt" style:font-weight-complex="bold"/>
    </style:style>
    <style:style style:name="P132" style:family="paragraph" style:parent-style-name="Standard">
      <style:text-properties style:font-name="Arial" fo:font-size="10pt" fo:language="es" fo:country="ES" fo:font-weight="bold" officeooo:rsid="002a9882" officeooo:paragraph-rsid="002a9882" style:font-size-asian="10pt" style:font-weight-asian="bold" style:font-size-complex="10pt" style:font-weight-complex="bold"/>
    </style:style>
    <style:style style:name="P133" style:family="paragraph" style:parent-style-name="Standard">
      <style:text-properties style:font-name="Arial" fo:font-size="10pt" fo:language="es" fo:country="ES" fo:font-weight="bold" officeooo:paragraph-rsid="0036c9f4" style:font-size-asian="10pt" style:font-weight-asian="bold" style:font-size-complex="10pt" style:font-weight-complex="bold"/>
    </style:style>
    <style:style style:name="P134" style:family="paragraph" style:parent-style-name="Standard">
      <style:text-properties style:font-name="Arial" fo:font-size="10pt" fo:language="es" fo:country="ES" fo:font-weight="bold" officeooo:rsid="003a71a9" officeooo:paragraph-rsid="003a71a9" style:font-size-asian="10pt" style:font-weight-asian="bold" style:font-size-complex="10pt" style:font-weight-complex="bold"/>
    </style:style>
    <style:style style:name="P135" style:family="paragraph" style:parent-style-name="Standard">
      <style:text-properties style:font-name="Arial" fo:font-size="10pt" fo:language="es" fo:country="ES" fo:font-weight="bold" officeooo:rsid="003266c2" officeooo:paragraph-rsid="003a71a9" style:font-size-asian="10pt" style:font-weight-asian="bold" style:font-size-complex="10pt" style:font-weight-complex="bold"/>
    </style:style>
    <style:style style:name="P136" style:family="paragraph" style:parent-style-name="Standard">
      <style:text-properties style:font-name="Arial" fo:font-size="10pt" fo:language="es" fo:country="ES" fo:font-weight="bold" officeooo:rsid="0036c9f4" officeooo:paragraph-rsid="003e2c86" style:font-size-asian="10pt" style:font-weight-asian="bold" style:font-size-complex="10pt" style:font-weight-complex="bold"/>
    </style:style>
    <style:style style:name="P137" style:family="paragraph" style:parent-style-name="Standard">
      <style:text-properties style:font-name="Arial" fo:font-size="10pt" fo:language="es" fo:country="ES" fo:font-weight="bold" officeooo:rsid="003e2c86" officeooo:paragraph-rsid="003e2c86" style:font-size-asian="10pt" style:font-weight-asian="bold" style:font-size-complex="10pt" style:font-weight-complex="bold"/>
    </style:style>
    <style:style style:name="P138" style:family="paragraph" style:parent-style-name="Standard">
      <style:paragraph-properties fo:text-align="center" style:justify-single-word="false" style:snap-to-layout-grid="false"/>
      <style:text-properties style:font-name="Arial" fo:font-size="10pt" fo:language="es" fo:country="ES" fo:font-weight="bold" style:font-size-asian="10pt" style:font-weight-asian="bold" style:font-size-complex="10pt"/>
    </style:style>
    <style:style style:name="P139" style:family="paragraph" style:parent-style-name="Standard">
      <style:paragraph-properties fo:text-align="start" style:justify-single-word="false" style:snap-to-layout-grid="false"/>
      <style:text-properties style:font-name="Arial" fo:font-size="10pt" fo:language="es" fo:country="ES" fo:font-weight="bold" officeooo:rsid="00117b1c" officeooo:paragraph-rsid="00625c87" style:font-size-asian="10pt" style:font-weight-asian="bold"/>
    </style:style>
    <style:style style:name="P140" style:family="paragraph" style:parent-style-name="Standard">
      <style:text-properties style:font-name="Arial" fo:font-size="10pt" fo:language="es" fo:country="ES" style:font-size-asian="10pt"/>
    </style:style>
    <style:style style:name="P141" style:family="paragraph" style:parent-style-name="Standard">
      <style:paragraph-properties style:snap-to-layout-grid="false"/>
      <style:text-properties style:font-name="Arial" fo:font-size="10pt" fo:language="es" fo:country="ES" style:font-size-asian="10pt"/>
    </style:style>
    <style:style style:name="P142" style:family="paragraph" style:parent-style-name="Standard">
      <style:paragraph-properties style:snap-to-layout-grid="false"/>
      <style:text-properties style:font-name="Arial" fo:font-size="10pt" fo:language="es" fo:country="ES" officeooo:paragraph-rsid="00177607" style:font-size-asian="10pt"/>
    </style:style>
    <style:style style:name="P143" style:family="paragraph" style:parent-style-name="Standard">
      <style:paragraph-properties style:snap-to-layout-grid="false"/>
      <style:text-properties style:font-name="Arial" fo:font-size="10pt" fo:language="es" fo:country="ES" officeooo:paragraph-rsid="00242811" style:font-size-asian="10pt"/>
    </style:style>
    <style:style style:name="P144" style:family="paragraph" style:parent-style-name="Standard">
      <style:paragraph-properties style:snap-to-layout-grid="false"/>
      <style:text-properties style:font-name="Arial" fo:font-size="10pt" fo:language="es" fo:country="ES" officeooo:paragraph-rsid="002a9882" style:font-size-asian="10pt"/>
    </style:style>
    <style:style style:name="P145" style:family="paragraph" style:parent-style-name="Standard">
      <style:paragraph-properties style:snap-to-layout-grid="false"/>
      <style:text-properties style:font-name="Arial" fo:font-size="10pt" fo:language="es" fo:country="ES" style:font-size-asian="10pt" style:font-size-complex="10pt"/>
    </style:style>
    <style:style style:name="P146" style:family="paragraph" style:parent-style-name="Standard">
      <style:paragraph-properties style:snap-to-layout-grid="false"/>
      <style:text-properties style:font-name="Arial" fo:font-size="10pt" fo:language="es" fo:country="ES" officeooo:rsid="001db07d" officeooo:paragraph-rsid="001db07d" style:font-size-asian="10pt" style:font-size-complex="10pt"/>
    </style:style>
    <style:style style:name="P147" style:family="paragraph" style:parent-style-name="Standard">
      <style:paragraph-properties style:snap-to-layout-grid="false"/>
      <style:text-properties style:font-name="Arial" fo:font-size="10pt" fo:language="es" fo:country="ES" officeooo:rsid="001e6acb" officeooo:paragraph-rsid="001e6acb" style:font-size-asian="10pt" style:font-size-complex="10pt"/>
    </style:style>
    <style:style style:name="P148" style:family="paragraph" style:parent-style-name="Standard">
      <style:paragraph-properties style:snap-to-layout-grid="false"/>
      <style:text-properties style:font-name="Arial" fo:font-size="10pt" fo:language="es" fo:country="ES" officeooo:rsid="0024bae4" officeooo:paragraph-rsid="0024bae4" style:font-size-asian="10pt" style:font-size-complex="10pt"/>
    </style:style>
    <style:style style:name="P149" style:family="paragraph" style:parent-style-name="Standard">
      <style:paragraph-properties style:snap-to-layout-grid="false"/>
      <style:text-properties style:font-name="Arial" fo:font-size="10pt" fo:language="es" fo:country="ES" officeooo:rsid="00251b66" officeooo:paragraph-rsid="00251b66" style:font-size-asian="10pt" style:font-size-complex="10pt"/>
    </style:style>
    <style:style style:name="P150" style:family="paragraph" style:parent-style-name="Standard">
      <style:text-properties style:font-name="Arial" fo:font-size="10pt" fo:language="es" fo:country="ES" officeooo:paragraph-rsid="0036c9f4" style:font-size-asian="10pt" style:font-size-complex="10pt"/>
    </style:style>
    <style:style style:name="P151" style:family="paragraph" style:parent-style-name="Standard">
      <style:text-properties style:font-name="Arial" fo:font-size="10pt" fo:language="es" fo:country="ES" officeooo:paragraph-rsid="003a71a9" style:font-size-asian="10pt" style:font-size-complex="10pt"/>
    </style:style>
    <style:style style:name="P152" style:family="paragraph" style:parent-style-name="Standard">
      <style:text-properties style:font-name="Arial" fo:font-size="10pt" fo:language="es" fo:country="ES" officeooo:paragraph-rsid="00177607" style:font-size-asian="10pt"/>
    </style:style>
    <style:style style:name="P153" style:family="paragraph" style:parent-style-name="Standard">
      <style:paragraph-properties style:snap-to-layout-grid="false"/>
      <style:text-properties style:font-name="Arial" fo:font-size="10pt" fo:language="es" fo:country="ES" officeooo:rsid="001db07d" officeooo:paragraph-rsid="001db07d" style:font-size-asian="10pt"/>
    </style:style>
    <style:style style:name="P154" style:family="paragraph" style:parent-style-name="Standard">
      <style:paragraph-properties style:snap-to-layout-grid="false"/>
      <style:text-properties style:font-name="Arial" fo:font-size="10pt" fo:language="es" fo:country="ES" officeooo:rsid="001db07d" officeooo:paragraph-rsid="001e6acb" style:font-size-asian="10pt"/>
    </style:style>
    <style:style style:name="P155" style:family="paragraph" style:parent-style-name="Standard">
      <style:paragraph-properties style:snap-to-layout-grid="false"/>
      <style:text-properties style:font-name="Arial" fo:font-size="10pt" fo:language="es" fo:country="ES" officeooo:rsid="001db07d" officeooo:paragraph-rsid="00242811" style:font-size-asian="10pt"/>
    </style:style>
    <style:style style:name="P156" style:family="paragraph" style:parent-style-name="Standard">
      <style:text-properties style:font-name="Arial" fo:font-size="10pt" fo:language="es" fo:country="ES" officeooo:paragraph-rsid="001fdb80" style:font-size-asian="10pt"/>
    </style:style>
    <style:style style:name="P157" style:family="paragraph" style:parent-style-name="Standard">
      <style:text-properties style:font-name="Arial" fo:font-size="10pt" fo:language="es" fo:country="ES" officeooo:paragraph-rsid="00242811" style:font-size-asian="10pt"/>
    </style:style>
    <style:style style:name="P158" style:family="paragraph" style:parent-style-name="Standard">
      <style:paragraph-properties style:snap-to-layout-grid="false"/>
      <style:text-properties style:font-name="Arial" fo:font-size="10pt" fo:language="es" fo:country="ES" officeooo:rsid="00251b66" officeooo:paragraph-rsid="00251b66" style:font-size-asian="10pt"/>
    </style:style>
    <style:style style:name="P159" style:family="paragraph" style:parent-style-name="Standard">
      <style:text-properties style:font-name="Arial" fo:font-size="10pt" fo:language="es" fo:country="ES" officeooo:paragraph-rsid="00275075" style:font-size-asian="10pt"/>
    </style:style>
    <style:style style:name="P160" style:family="paragraph" style:parent-style-name="Standard">
      <style:text-properties style:font-name="Arial" fo:font-size="10pt" fo:language="es" fo:country="ES" officeooo:paragraph-rsid="002a9882" style:font-size-asian="10pt"/>
    </style:style>
    <style:style style:name="P161" style:family="paragraph" style:parent-style-name="Standard">
      <style:text-properties style:font-name="Arial" fo:font-size="10pt" fo:language="es" fo:country="ES" officeooo:paragraph-rsid="002d830f" style:font-size-asian="10pt"/>
    </style:style>
    <style:style style:name="P162" style:family="paragraph" style:parent-style-name="Standard">
      <style:text-properties style:font-name="Arial" fo:font-size="10pt" fo:language="es" fo:country="ES" officeooo:paragraph-rsid="002fe62f" style:font-size-asian="10pt"/>
    </style:style>
    <style:style style:name="P163" style:family="paragraph" style:parent-style-name="Standard">
      <style:text-properties style:font-name="Arial" fo:font-size="10pt" fo:language="es" fo:country="ES" officeooo:paragraph-rsid="003266c2" style:font-size-asian="10pt"/>
    </style:style>
    <style:style style:name="P164" style:family="paragraph" style:parent-style-name="Standard">
      <style:text-properties style:font-name="Arial" fo:font-size="10pt" fo:language="es" fo:country="ES" officeooo:paragraph-rsid="0036c9f4" style:font-size-asian="10pt"/>
    </style:style>
    <style:style style:name="P165" style:family="paragraph" style:parent-style-name="Standard">
      <style:text-properties style:font-name="Arial" fo:font-size="10pt" fo:language="es" fo:country="ES" officeooo:paragraph-rsid="003c86b6" style:font-size-asian="10pt"/>
    </style:style>
    <style:style style:name="P166" style:family="paragraph" style:parent-style-name="Standard">
      <style:text-properties style:font-name="Arial" fo:font-size="10pt" fo:language="es" fo:country="ES" officeooo:paragraph-rsid="003e2c86" style:font-size-asian="10pt"/>
    </style:style>
    <style:style style:name="P167" style:family="paragraph" style:parent-style-name="Standard">
      <style:text-properties style:font-name="Arial" fo:font-size="10pt" fo:language="es" fo:country="ES" officeooo:paragraph-rsid="0042cd1f" style:font-size-asian="10pt"/>
    </style:style>
    <style:style style:name="P168" style:family="paragraph" style:parent-style-name="Standard">
      <style:text-properties style:font-name="Arial" fo:font-size="10pt" fo:language="es" fo:country="ES" officeooo:paragraph-rsid="00469dd0" style:font-size-asian="10pt"/>
    </style:style>
    <style:style style:name="P169" style:family="paragraph" style:parent-style-name="Standard">
      <style:paragraph-properties fo:text-align="center" style:justify-single-word="false" style:snap-to-layout-grid="false"/>
      <style:text-properties style:font-name="Arial" fo:font-size="10pt" fo:language="es" fo:country="ES" officeooo:paragraph-rsid="00581962" style:font-size-asian="10pt"/>
    </style:style>
    <style:style style:name="P170" style:family="paragraph" style:parent-style-name="Standard">
      <style:paragraph-properties fo:text-align="center" style:justify-single-word="false" style:snap-to-layout-grid="false"/>
      <style:text-properties style:font-name="Arial" fo:font-size="10pt" fo:language="es" fo:country="ES" officeooo:paragraph-rsid="00581962" style:font-size-asian="10pt" style:font-name-complex="Arial"/>
    </style:style>
    <style:style style:name="P171" style:family="paragraph" style:parent-style-name="Standard">
      <style:text-properties style:font-name="Arial" fo:font-size="10pt" fo:language="es" fo:country="ES" officeooo:paragraph-rsid="0049c93c" style:font-size-asian="10pt"/>
    </style:style>
    <style:style style:name="P172" style:family="paragraph" style:parent-style-name="Standard">
      <style:text-properties style:font-name="Arial" fo:font-size="10pt" fo:language="es" fo:country="ES" officeooo:paragraph-rsid="005a5c51" style:font-size-asian="10pt"/>
    </style:style>
    <style:style style:name="P173" style:family="paragraph" style:parent-style-name="Standard">
      <style:text-properties style:font-name="Arial" fo:font-size="10pt" fo:language="es" fo:country="ES" officeooo:paragraph-rsid="005e3432" style:font-size-asian="10pt"/>
    </style:style>
    <style:style style:name="P174" style:family="paragraph" style:parent-style-name="Standard">
      <style:text-properties style:font-name="Arial" fo:font-size="10pt" fo:language="es" fo:country="ES" officeooo:paragraph-rsid="00625c87" style:font-size-asian="10pt"/>
    </style:style>
    <style:style style:name="P175" style:family="paragraph" style:parent-style-name="Standard">
      <style:text-properties style:font-name="Arial" fo:font-size="10pt" fo:language="es" fo:country="ES" fo:font-weight="normal" style:font-size-asian="10pt" style:font-weight-asian="normal" style:font-weight-complex="normal"/>
    </style:style>
    <style:style style:name="P176" style:family="paragraph" style:parent-style-name="Standard">
      <style:paragraph-properties style:snap-to-layout-grid="false"/>
      <style:text-properties style:font-name="Arial" fo:font-size="10pt" fo:language="es" fo:country="ES" fo:font-weight="normal" style:font-size-asian="10pt" style:font-weight-asian="normal" style:font-weight-complex="normal"/>
    </style:style>
    <style:style style:name="P177" style:family="paragraph" style:parent-style-name="Standard">
      <style:text-properties style:font-name="Arial" fo:font-size="10pt" fo:language="es" fo:country="ES" fo:font-weight="normal" officeooo:paragraph-rsid="00177607" style:font-size-asian="10pt" style:font-weight-asian="normal" style:font-weight-complex="normal"/>
    </style:style>
    <style:style style:name="P178" style:family="paragraph" style:parent-style-name="Standard">
      <style:text-properties style:font-name="Arial" fo:font-size="10pt" fo:language="es" fo:country="ES" fo:font-weight="normal" officeooo:rsid="001e6acb" officeooo:paragraph-rsid="001e6acb" style:font-size-asian="10pt" style:font-weight-asian="normal" style:font-weight-complex="normal"/>
    </style:style>
    <style:style style:name="P179" style:family="paragraph" style:parent-style-name="Standard">
      <style:text-properties style:font-name="Arial" fo:font-size="10pt" fo:language="es" fo:country="ES" fo:font-weight="normal" officeooo:paragraph-rsid="001fdb80" style:font-size-asian="10pt" style:font-weight-asian="normal" style:font-weight-complex="normal"/>
    </style:style>
    <style:style style:name="P180" style:family="paragraph" style:parent-style-name="Standard">
      <style:text-properties style:font-name="Arial" fo:font-size="10pt" fo:language="es" fo:country="ES" fo:font-weight="normal" officeooo:rsid="002217b1" officeooo:paragraph-rsid="002217b1" style:font-size-asian="10pt" style:font-weight-asian="normal" style:font-weight-complex="normal"/>
    </style:style>
    <style:style style:name="P181" style:family="paragraph" style:parent-style-name="Standard">
      <style:text-properties style:font-name="Arial" fo:font-size="10pt" fo:language="es" fo:country="ES" fo:font-weight="normal" officeooo:paragraph-rsid="00242811" style:font-size-asian="10pt" style:font-weight-asian="normal" style:font-weight-complex="normal"/>
    </style:style>
    <style:style style:name="P182" style:family="paragraph" style:parent-style-name="Standard">
      <style:text-properties style:font-name="Arial" fo:font-size="10pt" fo:language="es" fo:country="ES" fo:font-weight="normal" officeooo:rsid="00251b66" officeooo:paragraph-rsid="00251b66" style:font-size-asian="10pt" style:font-weight-asian="normal" style:font-weight-complex="normal"/>
    </style:style>
    <style:style style:name="P183" style:family="paragraph" style:parent-style-name="Standard">
      <style:text-properties style:font-name="Arial" fo:font-size="10pt" fo:language="es" fo:country="ES" fo:font-weight="normal" officeooo:paragraph-rsid="00275075" style:font-size-asian="10pt" style:font-weight-asian="normal" style:font-weight-complex="normal"/>
    </style:style>
    <style:style style:name="P184" style:family="paragraph" style:parent-style-name="Standard">
      <style:text-properties style:font-name="Arial" fo:font-size="10pt" fo:language="es" fo:country="ES" fo:font-weight="normal" officeooo:paragraph-rsid="002a9882" style:font-size-asian="10pt" style:font-weight-asian="normal" style:font-weight-complex="normal"/>
    </style:style>
    <style:style style:name="P185" style:family="paragraph" style:parent-style-name="Standard">
      <style:text-properties style:font-name="Arial" fo:font-size="10pt" fo:language="es" fo:country="ES" fo:font-weight="normal" officeooo:rsid="002a9882" officeooo:paragraph-rsid="002a9882" style:font-size-asian="10pt" style:font-weight-asian="normal" style:font-weight-complex="normal"/>
    </style:style>
    <style:style style:name="P186" style:family="paragraph" style:parent-style-name="Standard">
      <style:text-properties style:font-name="Arial" fo:font-size="10pt" fo:language="es" fo:country="ES" fo:font-weight="normal" officeooo:rsid="002bff37" officeooo:paragraph-rsid="002bff37" style:font-size-asian="10pt" style:font-weight-asian="normal" style:font-weight-complex="normal"/>
    </style:style>
    <style:style style:name="P187" style:family="paragraph" style:parent-style-name="Standard">
      <style:text-properties style:font-name="Arial" fo:font-size="10pt" fo:language="es" fo:country="ES" fo:font-weight="normal" officeooo:paragraph-rsid="002d830f" style:font-size-asian="10pt" style:font-weight-asian="normal" style:font-weight-complex="normal"/>
    </style:style>
    <style:style style:name="P188" style:family="paragraph" style:parent-style-name="Standard">
      <style:text-properties style:font-name="Arial" fo:font-size="10pt" fo:language="es" fo:country="ES" fo:font-weight="normal" officeooo:paragraph-rsid="002fe62f" style:font-size-asian="10pt" style:font-weight-asian="normal" style:font-weight-complex="normal"/>
    </style:style>
    <style:style style:name="P189" style:family="paragraph" style:parent-style-name="Standard">
      <style:paragraph-properties style:snap-to-layout-grid="false"/>
      <style:text-properties style:font-name="Arial" fo:font-size="10pt" fo:language="es" fo:country="ES" fo:font-weight="normal" officeooo:rsid="0031d272" officeooo:paragraph-rsid="0031d272" style:font-size-asian="10pt" style:font-weight-asian="normal" style:font-weight-complex="normal"/>
    </style:style>
    <style:style style:name="P190" style:family="paragraph" style:parent-style-name="Standard">
      <style:paragraph-properties style:snap-to-layout-grid="false"/>
      <style:text-properties style:font-name="Arial" fo:font-size="10pt" fo:language="es" fo:country="ES" fo:font-weight="normal" officeooo:rsid="0031d272" officeooo:paragraph-rsid="003266c2" style:font-size-asian="10pt" style:font-weight-asian="normal" style:font-weight-complex="normal"/>
    </style:style>
    <style:style style:name="P191" style:family="paragraph" style:parent-style-name="Standard">
      <style:paragraph-properties style:snap-to-layout-grid="false"/>
      <style:text-properties style:font-name="Arial" fo:font-size="10pt" fo:language="es" fo:country="ES" fo:font-weight="normal" officeooo:rsid="0031d272" officeooo:paragraph-rsid="0036c9f4" style:font-size-asian="10pt" style:font-weight-asian="normal" style:font-weight-complex="normal"/>
    </style:style>
    <style:style style:name="P192" style:family="paragraph" style:parent-style-name="Standard">
      <style:text-properties style:font-name="Arial" fo:font-size="10pt" fo:language="es" fo:country="ES" fo:font-weight="normal" officeooo:paragraph-rsid="003266c2" style:font-size-asian="10pt" style:font-weight-asian="normal" style:font-weight-complex="normal"/>
    </style:style>
    <style:style style:name="P193" style:family="paragraph" style:parent-style-name="Standard">
      <style:text-properties style:font-name="Arial" fo:font-size="10pt" fo:language="es" fo:country="ES" fo:font-weight="normal" officeooo:rsid="003266c2" officeooo:paragraph-rsid="003266c2" style:font-size-asian="10pt" style:font-weight-asian="normal" style:font-weight-complex="normal"/>
    </style:style>
    <style:style style:name="P194" style:family="paragraph" style:parent-style-name="Standard">
      <style:text-properties style:font-name="Arial" fo:font-size="10pt" fo:language="es" fo:country="ES" fo:font-weight="normal" officeooo:paragraph-rsid="003c86b6" style:font-size-asian="10pt" style:font-weight-asian="normal" style:font-weight-complex="normal"/>
    </style:style>
    <style:style style:name="P195" style:family="paragraph" style:parent-style-name="Standard">
      <style:text-properties style:font-name="Arial" fo:font-size="10pt" fo:language="es" fo:country="ES" fo:font-weight="normal" officeooo:rsid="003d874e" officeooo:paragraph-rsid="003d874e" style:font-size-asian="10pt" style:font-weight-asian="normal" style:font-weight-complex="normal"/>
    </style:style>
    <style:style style:name="P196" style:family="paragraph" style:parent-style-name="Standard">
      <style:paragraph-properties style:snap-to-layout-grid="false"/>
      <style:text-properties style:font-name="Arial" fo:font-size="10pt" fo:language="es" fo:country="ES" fo:font-weight="normal" officeooo:rsid="003d874e" officeooo:paragraph-rsid="003d874e" style:font-size-asian="10pt" style:font-weight-asian="normal" style:font-weight-complex="normal"/>
    </style:style>
    <style:style style:name="P197" style:family="paragraph" style:parent-style-name="Standard">
      <style:paragraph-properties style:snap-to-layout-grid="false"/>
      <style:text-properties style:font-name="Arial" fo:font-size="10pt" fo:language="es" fo:country="ES" fo:font-weight="normal" officeooo:rsid="003d874e" officeooo:paragraph-rsid="003e2c86" style:font-size-asian="10pt" style:font-weight-asian="normal" style:font-weight-complex="normal"/>
    </style:style>
    <style:style style:name="P198" style:family="paragraph" style:parent-style-name="Standard">
      <style:paragraph-properties style:snap-to-layout-grid="false"/>
      <style:text-properties style:font-name="Arial" fo:font-size="10pt" fo:language="es" fo:country="ES" fo:font-weight="normal" officeooo:rsid="003d874e" officeooo:paragraph-rsid="0042cd1f" style:font-size-asian="10pt" style:font-weight-asian="normal" style:font-weight-complex="normal"/>
    </style:style>
    <style:style style:name="P199" style:family="paragraph" style:parent-style-name="Standard">
      <style:paragraph-properties style:snap-to-layout-grid="false"/>
      <style:text-properties style:font-name="Arial" fo:font-size="10pt" fo:language="es" fo:country="ES" fo:font-weight="normal" officeooo:rsid="003d874e" officeooo:paragraph-rsid="00469dd0" style:font-size-asian="10pt" style:font-weight-asian="normal" style:font-weight-complex="normal"/>
    </style:style>
    <style:style style:name="P200" style:family="paragraph" style:parent-style-name="Standard">
      <style:text-properties style:font-name="Arial" fo:font-size="10pt" fo:language="es" fo:country="ES" fo:font-weight="normal" officeooo:rsid="003d874e" officeooo:paragraph-rsid="003e2c86" style:font-size-asian="10pt" style:font-weight-asian="normal" style:font-weight-complex="normal"/>
    </style:style>
    <style:style style:name="P201" style:family="paragraph" style:parent-style-name="Standard">
      <style:text-properties style:font-name="Arial" fo:font-size="10pt" fo:language="es" fo:country="ES" fo:font-weight="normal" officeooo:rsid="003d874e" officeooo:paragraph-rsid="0042cd1f" style:font-size-asian="10pt" style:font-weight-asian="normal" style:font-weight-complex="normal"/>
    </style:style>
    <style:style style:name="P202" style:family="paragraph" style:parent-style-name="Standard">
      <style:text-properties style:font-name="Arial" fo:font-size="10pt" fo:language="es" fo:country="ES" fo:font-weight="normal" officeooo:paragraph-rsid="003e2c86" style:font-size-asian="10pt" style:font-weight-asian="normal" style:font-weight-complex="normal"/>
    </style:style>
    <style:style style:name="P203" style:family="paragraph" style:parent-style-name="Standard">
      <style:text-properties style:font-name="Arial" fo:font-size="10pt" fo:language="es" fo:country="ES" fo:font-weight="normal" officeooo:rsid="003f8731" officeooo:paragraph-rsid="003f8731" style:font-size-asian="10pt" style:font-weight-asian="normal" style:font-weight-complex="normal"/>
    </style:style>
    <style:style style:name="P204" style:family="paragraph" style:parent-style-name="Standard">
      <style:text-properties style:font-name="Arial" fo:font-size="10pt" fo:language="es" fo:country="ES" fo:font-weight="normal" officeooo:rsid="003e9013" officeooo:paragraph-rsid="003e9013" style:font-size-asian="10pt" style:font-weight-asian="normal" style:font-weight-complex="normal"/>
    </style:style>
    <style:style style:name="P205" style:family="paragraph" style:parent-style-name="Standard">
      <style:text-properties style:font-name="Arial" fo:font-size="10pt" fo:language="es" fo:country="ES" fo:font-weight="normal" officeooo:rsid="003c86b6" officeooo:paragraph-rsid="003e2c86" style:font-size-asian="10pt" style:font-weight-asian="normal" style:font-weight-complex="normal"/>
    </style:style>
    <style:style style:name="P206" style:family="paragraph" style:parent-style-name="Standard">
      <style:text-properties style:font-name="Arial" fo:font-size="10pt" fo:language="es" fo:country="ES" fo:font-weight="normal" officeooo:rsid="003c86b6" officeooo:paragraph-rsid="0042cd1f" style:font-size-asian="10pt" style:font-weight-asian="normal" style:font-weight-complex="normal"/>
    </style:style>
    <style:style style:name="P207" style:family="paragraph" style:parent-style-name="Standard">
      <style:text-properties style:font-name="Arial" fo:font-size="10pt" fo:language="es" fo:country="ES" fo:font-weight="normal" officeooo:paragraph-rsid="0042cd1f" style:font-size-asian="10pt" style:font-weight-asian="normal" style:font-weight-complex="normal"/>
    </style:style>
    <style:style style:name="P208" style:family="paragraph" style:parent-style-name="Standard">
      <style:text-properties style:font-name="Arial" fo:font-size="10pt" fo:language="es" fo:country="ES" fo:font-weight="normal" officeooo:rsid="0042cd1f" officeooo:paragraph-rsid="0042cd1f" style:font-size-asian="10pt" style:font-weight-asian="normal" style:font-weight-complex="normal"/>
    </style:style>
    <style:style style:name="P209" style:family="paragraph" style:parent-style-name="Standard">
      <style:text-properties style:font-name="Arial" fo:font-size="10pt" fo:language="es" fo:country="ES" fo:font-weight="normal" officeooo:rsid="0043b44d" officeooo:paragraph-rsid="0043b44d" style:font-size-asian="10pt" style:font-weight-asian="normal" style:font-weight-complex="normal"/>
    </style:style>
    <style:style style:name="P210" style:family="paragraph" style:parent-style-name="Standard">
      <style:paragraph-properties style:snap-to-layout-grid="false"/>
      <style:text-properties style:font-name="Arial" fo:font-size="10pt" fo:language="es" fo:country="ES" fo:font-weight="normal" officeooo:rsid="0043b44d" officeooo:paragraph-rsid="0043b44d" style:font-size-asian="10pt" style:font-weight-asian="normal" style:font-weight-complex="normal"/>
    </style:style>
    <style:style style:name="P211" style:family="paragraph" style:parent-style-name="Standard">
      <style:text-properties style:font-name="Arial" fo:font-size="10pt" fo:language="es" fo:country="ES" fo:font-weight="normal" officeooo:rsid="0047c06c" officeooo:paragraph-rsid="0047c06c" style:font-size-asian="10pt" style:font-weight-asian="normal" style:font-weight-complex="normal"/>
    </style:style>
    <style:style style:name="P212" style:family="paragraph" style:parent-style-name="Standard">
      <style:text-properties style:font-name="Arial" fo:font-size="10pt" fo:language="es" fo:country="ES" fo:font-weight="normal" officeooo:rsid="0047c06c" officeooo:paragraph-rsid="0049c93c" style:font-size-asian="10pt" style:font-weight-asian="normal" style:font-weight-complex="normal"/>
    </style:style>
    <style:style style:name="P213" style:family="paragraph" style:parent-style-name="Standard">
      <style:text-properties style:font-name="Arial" fo:font-size="10pt" fo:language="es" fo:country="ES" fo:font-weight="normal" officeooo:rsid="0047c06c" officeooo:paragraph-rsid="005a5c51" style:font-size-asian="10pt" style:font-weight-asian="normal" style:font-weight-complex="normal"/>
    </style:style>
    <style:style style:name="P214" style:family="paragraph" style:parent-style-name="Standard">
      <style:text-properties style:font-name="Arial" fo:font-size="10pt" fo:language="es" fo:country="ES" fo:font-weight="normal" officeooo:rsid="0047c06c" officeooo:paragraph-rsid="005e3432" style:font-size-asian="10pt" style:font-weight-asian="normal" style:font-weight-complex="normal"/>
    </style:style>
    <style:style style:name="P215" style:family="paragraph" style:parent-style-name="Standard">
      <style:text-properties style:font-name="Arial" fo:font-size="10pt" fo:language="es" fo:country="ES" fo:font-weight="normal" officeooo:rsid="0047c06c" officeooo:paragraph-rsid="00625c87" style:font-size-asian="10pt" style:font-weight-asian="normal" style:font-weight-complex="normal"/>
    </style:style>
    <style:style style:name="P216" style:family="paragraph" style:parent-style-name="Standard">
      <style:text-properties style:font-name="Arial" fo:font-size="10pt" fo:language="es" fo:country="ES" fo:font-weight="normal" officeooo:rsid="005a5c51" officeooo:paragraph-rsid="005a5c51" style:font-size-asian="10pt" style:font-weight-asian="normal" style:font-weight-complex="normal"/>
    </style:style>
    <style:style style:name="P217" style:family="paragraph" style:parent-style-name="Standard">
      <style:text-properties style:font-name="Arial" fo:font-size="10pt" fo:language="es" fo:country="ES" fo:font-weight="normal" officeooo:paragraph-rsid="0049e67a" style:font-size-asian="10pt" style:font-weight-asian="normal" style:font-weight-complex="normal"/>
    </style:style>
    <style:style style:name="P218" style:family="paragraph" style:parent-style-name="Standard">
      <style:paragraph-properties fo:text-align="start" style:justify-single-word="false" style:snap-to-layout-grid="false"/>
      <style:text-properties style:font-name="Arial" fo:font-size="10pt" fo:language="es" fo:country="ES" fo:font-weight="normal" officeooo:rsid="0049e67a" officeooo:paragraph-rsid="0049e67a" style:font-size-asian="10pt" style:font-weight-asian="normal" style:font-weight-complex="normal"/>
    </style:style>
    <style:style style:name="P219" style:family="paragraph" style:parent-style-name="Standard">
      <style:paragraph-properties style:snap-to-layout-grid="false"/>
      <style:text-properties style:font-name="Arial" fo:font-size="10pt" fo:language="es" fo:country="ES" fo:font-weight="normal" officeooo:rsid="0046ac67" officeooo:paragraph-rsid="0046ac67" style:font-size-asian="10pt" style:font-weight-asian="normal" style:font-weight-complex="normal"/>
    </style:style>
    <style:style style:name="P220" style:family="paragraph" style:parent-style-name="Standard">
      <style:paragraph-properties fo:text-align="start" style:justify-single-word="false" style:snap-to-layout-grid="false"/>
      <style:text-properties style:font-name="Arial" fo:font-size="10pt" fo:language="es" fo:country="ES" fo:font-weight="normal" officeooo:rsid="00581962" officeooo:paragraph-rsid="00581962" style:font-size-asian="10pt" style:font-weight-asian="normal" style:font-weight-complex="normal"/>
    </style:style>
    <style:style style:name="P221" style:family="paragraph" style:parent-style-name="Standard">
      <style:paragraph-properties fo:text-align="start" style:justify-single-word="false" style:snap-to-layout-grid="false"/>
      <style:text-properties style:font-name="Arial" fo:font-size="10pt" fo:language="es" fo:country="ES" fo:font-weight="normal" officeooo:rsid="00581962" officeooo:paragraph-rsid="005a5c51" style:font-size-asian="10pt" style:font-weight-asian="normal" style:font-weight-complex="normal"/>
    </style:style>
    <style:style style:name="P222" style:family="paragraph" style:parent-style-name="Standard">
      <style:paragraph-properties fo:text-align="start" style:justify-single-word="false" style:snap-to-layout-grid="false"/>
      <style:text-properties style:font-name="Arial" fo:font-size="10pt" fo:language="es" fo:country="ES" fo:font-weight="normal" officeooo:rsid="00581962" officeooo:paragraph-rsid="005e3432" style:font-size-asian="10pt" style:font-weight-asian="normal" style:font-weight-complex="normal"/>
    </style:style>
    <style:style style:name="P223" style:family="paragraph" style:parent-style-name="Standard">
      <style:paragraph-properties fo:text-align="start" style:justify-single-word="false" style:snap-to-layout-grid="false"/>
      <style:text-properties style:font-name="Arial" fo:font-size="10pt" fo:language="es" fo:country="ES" fo:font-weight="normal" officeooo:rsid="00581962" officeooo:paragraph-rsid="00625c87" style:font-size-asian="10pt" style:font-weight-asian="normal" style:font-weight-complex="normal"/>
    </style:style>
    <style:style style:name="P224" style:family="paragraph" style:parent-style-name="Standard">
      <style:text-properties style:font-name="Arial" fo:font-size="10pt" fo:language="es" fo:country="ES" fo:font-weight="normal" officeooo:paragraph-rsid="005c2ece" style:font-size-asian="10pt" style:font-weight-asian="normal" style:font-weight-complex="normal"/>
    </style:style>
    <style:style style:name="P225" style:family="paragraph" style:parent-style-name="Standard">
      <style:text-properties style:font-name="Arial" fo:font-size="10pt" fo:language="es" fo:country="ES" fo:font-weight="normal" officeooo:paragraph-rsid="005e3432" style:font-size-asian="10pt" style:font-weight-asian="normal" style:font-weight-complex="normal"/>
    </style:style>
    <style:style style:name="P226" style:family="paragraph" style:parent-style-name="Standard">
      <style:text-properties style:font-name="Arial" fo:font-size="10pt" fo:language="es" fo:country="ES" fo:font-weight="normal" officeooo:rsid="005c2ece" officeooo:paragraph-rsid="005c2ece" style:font-size-asian="10pt" style:font-weight-asian="normal" style:font-weight-complex="normal"/>
    </style:style>
    <style:style style:name="P227" style:family="paragraph" style:parent-style-name="Standard">
      <style:text-properties style:font-name="Arial" fo:font-size="10pt" fo:language="es" fo:country="ES" fo:font-weight="normal" officeooo:rsid="005c2ece" officeooo:paragraph-rsid="005e3432" style:font-size-asian="10pt" style:font-weight-asian="normal" style:font-weight-complex="normal"/>
    </style:style>
    <style:style style:name="P228" style:family="paragraph" style:parent-style-name="Standard">
      <style:paragraph-properties fo:text-align="start" style:justify-single-word="false" style:snap-to-layout-grid="false"/>
      <style:text-properties style:font-name="Arial" fo:font-size="10pt" fo:language="es" fo:country="ES" fo:font-weight="normal" officeooo:rsid="0060efd2" officeooo:paragraph-rsid="0060efd2" style:font-size-asian="10pt" style:font-weight-asian="normal" style:font-weight-complex="normal"/>
    </style:style>
    <style:style style:name="P229" style:family="paragraph" style:parent-style-name="Standard">
      <style:text-properties style:font-name="Arial" fo:font-size="10pt" fo:language="es" fo:country="ES" fo:font-weight="normal" officeooo:paragraph-rsid="00625c87" style:font-size-asian="10pt" style:font-weight-asian="normal" style:font-weight-complex="normal"/>
    </style:style>
    <style:style style:name="P230" style:family="paragraph" style:parent-style-name="Standard">
      <style:paragraph-properties fo:text-align="start" style:justify-single-word="false" style:snap-to-layout-grid="false"/>
      <style:text-properties style:font-name="Arial" fo:font-size="10pt" fo:language="es" fo:country="ES" fo:font-weight="normal" officeooo:paragraph-rsid="00625c87" style:font-size-asian="10pt" style:font-weight-asian="normal" style:font-weight-complex="normal"/>
    </style:style>
    <style:style style:name="P231" style:family="paragraph" style:parent-style-name="Standard">
      <style:text-properties style:font-name="Arial" fo:font-size="10pt" fo:language="es" fo:country="ES" fo:font-weight="normal" officeooo:rsid="006b5163" officeooo:paragraph-rsid="006b5163" style:font-size-asian="10pt" style:font-weight-asian="normal" style:font-weight-complex="normal"/>
    </style:style>
    <style:style style:name="P232" style:family="paragraph" style:parent-style-name="Standard">
      <style:text-properties style:font-name="Arial" fo:font-size="10pt" fo:language="es" fo:country="ES" fo:font-weight="normal" style:font-size-asian="10pt" style:font-weight-asian="normal" style:font-size-complex="10pt" style:font-weight-complex="normal"/>
    </style:style>
    <style:style style:name="P233" style:family="paragraph" style:parent-style-name="Standard">
      <style:text-properties style:font-name="Arial" fo:font-size="10pt" fo:language="es" fo:country="ES" fo:font-weight="normal" officeooo:paragraph-rsid="0036c9f4" style:font-size-asian="10pt" style:font-weight-asian="normal" style:font-size-complex="10pt" style:font-weight-complex="normal"/>
    </style:style>
    <style:style style:name="P234" style:family="paragraph" style:parent-style-name="Standard">
      <style:text-properties style:font-name="Arial" fo:font-size="10pt" fo:language="es" fo:country="ES" fo:font-weight="normal" officeooo:rsid="003a71a9" officeooo:paragraph-rsid="003a71a9" style:font-size-asian="10pt" style:font-weight-asian="normal" style:font-size-complex="10pt" style:font-weight-complex="normal"/>
    </style:style>
    <style:style style:name="P235" style:family="paragraph" style:parent-style-name="Standard">
      <style:text-properties style:font-name="Arial" fo:font-size="10pt" fo:language="es" fo:country="ES" fo:font-weight="normal" officeooo:rsid="003e2c86" officeooo:paragraph-rsid="003e2c86" style:font-size-asian="10pt" style:font-weight-asian="normal" style:font-size-complex="10pt" style:font-weight-complex="normal"/>
    </style:style>
    <style:style style:name="P236" style:family="paragraph" style:parent-style-name="Standard">
      <style:text-properties style:font-name="Arial" fo:font-size="10pt" fo:language="es" fo:country="ES" fo:font-weight="normal" officeooo:rsid="002a9882" officeooo:paragraph-rsid="002a9882" style:font-size-asian="10pt" style:font-weight-asian="normal" style:font-size-complex="10pt" style:font-weight-complex="bold"/>
    </style:style>
    <style:style style:name="P237" style:family="paragraph" style:parent-style-name="Standard">
      <style:paragraph-properties style:snap-to-layout-grid="false"/>
      <style:text-properties style:font-name="Arial" fo:font-size="10pt" fo:language="es" fo:country="ES" fo:font-weight="normal" officeooo:rsid="002bff37" officeooo:paragraph-rsid="002bff37" fo:background-color="transparent" style:font-size-asian="10pt" style:font-weight-asian="normal" style:font-weight-complex="normal"/>
    </style:style>
    <style:style style:name="P238" style:family="paragraph" style:parent-style-name="Standard">
      <style:paragraph-properties style:snap-to-layout-grid="false"/>
      <style:text-properties style:font-name="Arial" fo:font-size="10pt" fo:font-weight="bold" officeooo:paragraph-rsid="006c52de" style:font-size-asian="10pt" style:font-weight-asian="bold"/>
    </style:style>
    <style:style style:name="P239" style:family="paragraph" style:parent-style-name="Standard">
      <style:paragraph-properties style:snap-to-layout-grid="false"/>
      <style:text-properties style:font-name="Arial" fo:font-size="10pt" fo:font-weight="bold" officeooo:paragraph-rsid="007001b8" style:font-size-asian="10pt" style:font-weight-asian="bold"/>
    </style:style>
    <style:style style:name="P240" style:family="paragraph" style:parent-style-name="Standard">
      <style:paragraph-properties style:snap-to-layout-grid="false"/>
      <style:text-properties style:font-name="Arial" fo:font-size="10pt" fo:font-weight="bold" officeooo:paragraph-rsid="0073546c" style:font-size-asian="10pt" style:font-weight-asian="bold"/>
    </style:style>
    <style:style style:name="P241" style:family="paragraph" style:parent-style-name="Standard">
      <style:paragraph-properties style:snap-to-layout-grid="false"/>
      <style:text-properties style:font-name="Arial" fo:font-size="10pt" fo:font-weight="bold" officeooo:paragraph-rsid="00755920" style:font-size-asian="10pt" style:font-weight-asian="bold"/>
    </style:style>
    <style:style style:name="P242" style:family="paragraph" style:parent-style-name="Standard">
      <style:paragraph-properties style:snap-to-layout-grid="false"/>
      <style:text-properties style:font-name="Arial" fo:font-size="10pt" fo:font-weight="bold" officeooo:paragraph-rsid="0078b5fa" style:font-size-asian="10pt" style:font-weight-asian="bold"/>
    </style:style>
    <style:style style:name="P243" style:family="paragraph" style:parent-style-name="Standard">
      <style:paragraph-properties style:snap-to-layout-grid="false"/>
      <style:text-properties style:font-name="Arial" fo:font-size="10pt" fo:font-weight="bold" officeooo:paragraph-rsid="007a7cdb" style:font-size-asian="10pt" style:font-weight-asian="bold"/>
    </style:style>
    <style:style style:name="P244" style:family="paragraph" style:parent-style-name="Standard">
      <style:paragraph-properties fo:text-align="center" style:justify-single-word="false" style:snap-to-layout-grid="false"/>
      <style:text-properties style:font-name="Arial" fo:font-size="10pt" fo:font-weight="bold" officeooo:paragraph-rsid="006c52de" style:font-size-asian="10pt" style:font-weight-asian="bold"/>
    </style:style>
    <style:style style:name="P245" style:family="paragraph" style:parent-style-name="Standard">
      <style:paragraph-properties fo:text-align="center" style:justify-single-word="false" style:snap-to-layout-grid="false"/>
      <style:text-properties style:font-name="Arial" fo:font-size="10pt" fo:font-weight="bold" officeooo:paragraph-rsid="007001b8" style:font-size-asian="10pt" style:font-weight-asian="bold"/>
    </style:style>
    <style:style style:name="P246" style:family="paragraph" style:parent-style-name="Standard">
      <style:paragraph-properties fo:text-align="center" style:justify-single-word="false" style:snap-to-layout-grid="false"/>
      <style:text-properties style:font-name="Arial" fo:font-size="10pt" fo:font-weight="bold" officeooo:paragraph-rsid="0073546c" style:font-size-asian="10pt" style:font-weight-asian="bold"/>
    </style:style>
    <style:style style:name="P247" style:family="paragraph" style:parent-style-name="Standard">
      <style:paragraph-properties fo:text-align="center" style:justify-single-word="false" style:snap-to-layout-grid="false"/>
      <style:text-properties style:font-name="Arial" fo:font-size="10pt" fo:font-weight="bold" officeooo:paragraph-rsid="00755920" style:font-size-asian="10pt" style:font-weight-asian="bold"/>
    </style:style>
    <style:style style:name="P248" style:family="paragraph" style:parent-style-name="Standard">
      <style:paragraph-properties fo:text-align="center" style:justify-single-word="false" style:snap-to-layout-grid="false"/>
      <style:text-properties style:font-name="Arial" fo:font-size="10pt" fo:font-weight="bold" officeooo:paragraph-rsid="0078b5fa" style:font-size-asian="10pt" style:font-weight-asian="bold"/>
    </style:style>
    <style:style style:name="P249" style:family="paragraph" style:parent-style-name="Standard">
      <style:paragraph-properties fo:text-align="center" style:justify-single-word="false" style:snap-to-layout-grid="false"/>
      <style:text-properties style:font-name="Arial" fo:font-size="10pt" fo:font-weight="bold" officeooo:paragraph-rsid="007a7cdb" style:font-size-asian="10pt" style:font-weight-asian="bold"/>
    </style:style>
    <style:style style:name="P250" style:family="paragraph" style:parent-style-name="Standard">
      <style:paragraph-properties fo:text-align="start" style:justify-single-word="false" style:snap-to-layout-grid="false"/>
      <style:text-properties style:font-name="Arial" fo:font-size="10pt" fo:font-weight="bold" officeooo:paragraph-rsid="006c52de" style:font-size-asian="10pt" style:font-weight-asian="bold" style:font-weight-complex="bold"/>
    </style:style>
    <style:style style:name="P251" style:family="paragraph" style:parent-style-name="Standard">
      <style:paragraph-properties fo:text-align="start" style:justify-single-word="false" style:snap-to-layout-grid="false"/>
      <style:text-properties style:font-name="Arial" fo:font-size="10pt" fo:font-weight="bold" officeooo:paragraph-rsid="007001b8" style:font-size-asian="10pt" style:font-weight-asian="bold" style:font-weight-complex="bold"/>
    </style:style>
    <style:style style:name="P252" style:family="paragraph" style:parent-style-name="Standard">
      <style:paragraph-properties fo:text-align="start" style:justify-single-word="false" style:snap-to-layout-grid="false"/>
      <style:text-properties style:font-name="Arial" fo:font-size="10pt" fo:font-weight="bold" officeooo:paragraph-rsid="0073546c" style:font-size-asian="10pt" style:font-weight-asian="bold" style:font-weight-complex="bold"/>
    </style:style>
    <style:style style:name="P253" style:family="paragraph" style:parent-style-name="Standard">
      <style:paragraph-properties fo:text-align="start" style:justify-single-word="false" style:snap-to-layout-grid="false"/>
      <style:text-properties style:font-name="Arial" fo:font-size="10pt" fo:font-weight="bold" officeooo:paragraph-rsid="00755920" style:font-size-asian="10pt" style:font-weight-asian="bold" style:font-weight-complex="bold"/>
    </style:style>
    <style:style style:name="P254" style:family="paragraph" style:parent-style-name="Standard">
      <style:paragraph-properties fo:text-align="start" style:justify-single-word="false" style:snap-to-layout-grid="false"/>
      <style:text-properties style:font-name="Arial" fo:font-size="10pt" fo:font-weight="bold" officeooo:paragraph-rsid="0078b5fa" style:font-size-asian="10pt" style:font-weight-asian="bold" style:font-weight-complex="bold"/>
    </style:style>
    <style:style style:name="P255" style:family="paragraph" style:parent-style-name="Standard">
      <style:paragraph-properties fo:text-align="start" style:justify-single-word="false" style:snap-to-layout-grid="false"/>
      <style:text-properties style:font-name="Arial" fo:font-size="10pt" fo:font-weight="bold" officeooo:paragraph-rsid="007a7cdb" style:font-size-asian="10pt" style:font-weight-asian="bold" style:font-weight-complex="bold"/>
    </style:style>
    <style:style style:name="P256" style:family="paragraph" style:parent-style-name="Standard">
      <style:text-properties style:font-name="Arial" fo:font-size="10pt" fo:font-weight="bold" officeooo:paragraph-rsid="006c52de" style:font-size-asian="10pt" style:font-weight-asian="bold" style:font-weight-complex="bold"/>
    </style:style>
    <style:style style:name="P257" style:family="paragraph" style:parent-style-name="Standard">
      <style:text-properties style:font-name="Arial" fo:font-size="10pt" fo:font-weight="bold" officeooo:paragraph-rsid="007001b8" style:font-size-asian="10pt" style:font-weight-asian="bold" style:font-weight-complex="bold"/>
    </style:style>
    <style:style style:name="P258" style:family="paragraph" style:parent-style-name="Standard">
      <style:text-properties style:font-name="Arial" fo:font-size="10pt" fo:font-weight="bold" officeooo:rsid="007001b8" officeooo:paragraph-rsid="007001b8" style:font-size-asian="10pt" style:font-weight-asian="bold" style:font-weight-complex="bold"/>
    </style:style>
    <style:style style:name="P259" style:family="paragraph" style:parent-style-name="Standard">
      <style:text-properties style:font-name="Arial" fo:font-size="10pt" fo:font-weight="bold" officeooo:paragraph-rsid="0073546c" style:font-size-asian="10pt" style:font-weight-asian="bold" style:font-weight-complex="bold"/>
    </style:style>
    <style:style style:name="P260" style:family="paragraph" style:parent-style-name="Standard">
      <style:text-properties style:font-name="Arial" fo:font-size="10pt" fo:font-weight="bold" officeooo:rsid="0073546c" officeooo:paragraph-rsid="0073546c" style:font-size-asian="10pt" style:font-weight-asian="bold" style:font-weight-complex="bold"/>
    </style:style>
    <style:style style:name="P261" style:family="paragraph" style:parent-style-name="Standard">
      <style:text-properties style:font-name="Arial" fo:font-size="10pt" fo:font-weight="bold" officeooo:paragraph-rsid="00755920" style:font-size-asian="10pt" style:font-weight-asian="bold" style:font-weight-complex="bold"/>
    </style:style>
    <style:style style:name="P262" style:family="paragraph" style:parent-style-name="Standard">
      <style:text-properties style:font-name="Arial" fo:font-size="10pt" fo:font-weight="bold" officeooo:paragraph-rsid="0078b5fa" style:font-size-asian="10pt" style:font-weight-asian="bold" style:font-weight-complex="bold"/>
    </style:style>
    <style:style style:name="P263" style:family="paragraph" style:parent-style-name="Standard">
      <style:text-properties style:font-name="Arial" fo:font-size="10pt" fo:font-weight="bold" officeooo:paragraph-rsid="007a7cdb" style:font-size-asian="10pt" style:font-weight-asian="bold" style:font-weight-complex="bold"/>
    </style:style>
    <style:style style:name="P264" style:family="paragraph" style:parent-style-name="Standard">
      <style:paragraph-properties fo:text-align="start" style:justify-single-word="false" style:snap-to-layout-grid="false"/>
      <style:text-properties style:font-name="Arial" fo:font-size="10pt" fo:font-weight="bold" officeooo:paragraph-rsid="007001b8" style:font-size-asian="10pt" style:font-weight-asian="bold"/>
    </style:style>
    <style:style style:name="P265" style:family="paragraph" style:parent-style-name="Standard">
      <style:paragraph-properties fo:text-align="start" style:justify-single-word="false" style:snap-to-layout-grid="false"/>
      <style:text-properties style:font-name="Arial" fo:font-size="10pt" fo:font-weight="bold" officeooo:paragraph-rsid="0073546c" style:font-size-asian="10pt" style:font-weight-asian="bold"/>
    </style:style>
    <style:style style:name="P266" style:family="paragraph" style:parent-style-name="Standard">
      <style:paragraph-properties fo:text-align="start" style:justify-single-word="false" style:snap-to-layout-grid="false"/>
      <style:text-properties style:font-name="Arial" fo:font-size="10pt" fo:font-weight="bold" officeooo:paragraph-rsid="00755920" style:font-size-asian="10pt" style:font-weight-asian="bold"/>
    </style:style>
    <style:style style:name="P267" style:family="paragraph" style:parent-style-name="Standard">
      <style:paragraph-properties fo:text-align="start" style:justify-single-word="false" style:snap-to-layout-grid="false"/>
      <style:text-properties style:font-name="Arial" fo:font-size="10pt" fo:font-weight="bold" officeooo:paragraph-rsid="0078b5fa" style:font-size-asian="10pt" style:font-weight-asian="bold"/>
    </style:style>
    <style:style style:name="P268" style:family="paragraph" style:parent-style-name="Standard">
      <style:paragraph-properties fo:text-align="start" style:justify-single-word="false" style:snap-to-layout-grid="false"/>
      <style:text-properties style:font-name="Arial" fo:font-size="10pt" fo:font-weight="bold" officeooo:paragraph-rsid="007a7cdb" style:font-size-asian="10pt" style:font-weight-asian="bold"/>
    </style:style>
    <style:style style:name="P269" style:family="paragraph" style:parent-style-name="Standard">
      <style:paragraph-properties fo:text-align="start" style:justify-single-word="false" style:snap-to-layout-grid="false"/>
      <style:text-properties style:font-name="Arial" fo:font-size="10pt" fo:font-weight="bold" officeooo:rsid="00117b1c" officeooo:paragraph-rsid="007001b8" style:font-size-asian="10pt" style:font-weight-asian="bold"/>
    </style:style>
    <style:style style:name="P270" style:family="paragraph" style:parent-style-name="Standard">
      <style:paragraph-properties fo:text-align="start" style:justify-single-word="false" style:snap-to-layout-grid="false"/>
      <style:text-properties style:font-name="Arial" fo:font-size="10pt" fo:font-weight="bold" officeooo:rsid="00117b1c" officeooo:paragraph-rsid="0073546c" style:font-size-asian="10pt" style:font-weight-asian="bold"/>
    </style:style>
    <style:style style:name="P271" style:family="paragraph" style:parent-style-name="Standard">
      <style:paragraph-properties fo:text-align="start" style:justify-single-word="false" style:snap-to-layout-grid="false"/>
      <style:text-properties style:font-name="Arial" fo:font-size="10pt" fo:font-weight="bold" officeooo:rsid="00117b1c" officeooo:paragraph-rsid="00755920" style:font-size-asian="10pt" style:font-weight-asian="bold"/>
    </style:style>
    <style:style style:name="P272" style:family="paragraph" style:parent-style-name="Standard">
      <style:paragraph-properties fo:text-align="start" style:justify-single-word="false" style:snap-to-layout-grid="false"/>
      <style:text-properties style:font-name="Arial" fo:font-size="10pt" fo:font-weight="bold" officeooo:rsid="00117b1c" officeooo:paragraph-rsid="0078b5fa" style:font-size-asian="10pt" style:font-weight-asian="bold"/>
    </style:style>
    <style:style style:name="P273" style:family="paragraph" style:parent-style-name="Standard">
      <style:paragraph-properties fo:text-align="start" style:justify-single-word="false" style:snap-to-layout-grid="false"/>
      <style:text-properties style:font-name="Arial" fo:font-size="10pt" fo:font-weight="bold" officeooo:rsid="00117b1c" officeooo:paragraph-rsid="007a7cdb" style:font-size-asian="10pt" style:font-weight-asian="bold"/>
    </style:style>
    <style:style style:name="P274" style:family="paragraph" style:parent-style-name="Standard">
      <style:text-properties style:font-name="Arial" fo:font-size="10pt" officeooo:paragraph-rsid="006c52de" style:font-size-asian="10pt"/>
    </style:style>
    <style:style style:name="P275" style:family="paragraph" style:parent-style-name="Standard">
      <style:text-properties style:font-name="Arial" fo:font-size="10pt" officeooo:paragraph-rsid="007001b8" style:font-size-asian="10pt"/>
    </style:style>
    <style:style style:name="P276" style:family="paragraph" style:parent-style-name="Standard">
      <style:text-properties style:font-name="Arial" fo:font-size="10pt" officeooo:paragraph-rsid="0073546c" style:font-size-asian="10pt"/>
    </style:style>
    <style:style style:name="P277" style:family="paragraph" style:parent-style-name="Standard">
      <style:text-properties style:font-name="Arial" fo:font-size="10pt" officeooo:paragraph-rsid="00755920" style:font-size-asian="10pt"/>
    </style:style>
    <style:style style:name="P278" style:family="paragraph" style:parent-style-name="Standard">
      <style:text-properties style:font-name="Arial" fo:font-size="10pt" officeooo:paragraph-rsid="0078b5fa" style:font-size-asian="10pt"/>
    </style:style>
    <style:style style:name="P279" style:family="paragraph" style:parent-style-name="Standard">
      <style:text-properties style:font-name="Arial" fo:font-size="10pt" officeooo:paragraph-rsid="007a7cdb" style:font-size-asian="10pt"/>
    </style:style>
    <style:style style:name="P280" style:family="paragraph" style:parent-style-name="Standard">
      <style:text-properties style:font-name="Arial" fo:font-size="10pt" fo:font-weight="normal" officeooo:rsid="0047c06c" officeooo:paragraph-rsid="006c52de" style:font-size-asian="10pt" style:font-weight-asian="normal" style:font-weight-complex="normal"/>
    </style:style>
    <style:style style:name="P281" style:family="paragraph" style:parent-style-name="Standard">
      <style:text-properties style:font-name="Arial" fo:font-size="10pt" fo:font-weight="normal" officeooo:rsid="0047c06c" officeooo:paragraph-rsid="007001b8" style:font-size-asian="10pt" style:font-weight-asian="normal" style:font-weight-complex="normal"/>
    </style:style>
    <style:style style:name="P282" style:family="paragraph" style:parent-style-name="Standard">
      <style:text-properties style:font-name="Arial" fo:font-size="10pt" fo:font-weight="normal" officeooo:rsid="0047c06c" officeooo:paragraph-rsid="0073546c" style:font-size-asian="10pt" style:font-weight-asian="normal" style:font-weight-complex="normal"/>
    </style:style>
    <style:style style:name="P283" style:family="paragraph" style:parent-style-name="Standard">
      <style:text-properties style:font-name="Arial" fo:font-size="10pt" fo:font-weight="normal" officeooo:rsid="0047c06c" officeooo:paragraph-rsid="00755920" style:font-size-asian="10pt" style:font-weight-asian="normal" style:font-weight-complex="normal"/>
    </style:style>
    <style:style style:name="P284" style:family="paragraph" style:parent-style-name="Standard">
      <style:text-properties style:font-name="Arial" fo:font-size="10pt" fo:font-weight="normal" officeooo:rsid="0047c06c" officeooo:paragraph-rsid="0078b5fa" style:font-size-asian="10pt" style:font-weight-asian="normal" style:font-weight-complex="normal"/>
    </style:style>
    <style:style style:name="P285" style:family="paragraph" style:parent-style-name="Standard">
      <style:text-properties style:font-name="Arial" fo:font-size="10pt" fo:font-weight="normal" officeooo:rsid="0047c06c" officeooo:paragraph-rsid="007a7cdb" style:font-size-asian="10pt" style:font-weight-asian="normal" style:font-weight-complex="normal"/>
    </style:style>
    <style:style style:name="P286" style:family="paragraph" style:parent-style-name="Standard">
      <style:paragraph-properties fo:text-align="start" style:justify-single-word="false" style:snap-to-layout-grid="false"/>
      <style:text-properties style:font-name="Arial" fo:font-size="10pt" fo:font-weight="normal" officeooo:rsid="00581962" officeooo:paragraph-rsid="006c52de" style:font-size-asian="10pt" style:font-weight-asian="normal" style:font-weight-complex="normal"/>
    </style:style>
    <style:style style:name="P287" style:family="paragraph" style:parent-style-name="Standard">
      <style:paragraph-properties fo:text-align="start" style:justify-single-word="false" style:snap-to-layout-grid="false"/>
      <style:text-properties style:font-name="Arial" fo:font-size="10pt" fo:font-weight="normal" officeooo:rsid="00581962" officeooo:paragraph-rsid="007001b8" style:font-size-asian="10pt" style:font-weight-asian="normal" style:font-weight-complex="normal"/>
    </style:style>
    <style:style style:name="P288" style:family="paragraph" style:parent-style-name="Standard">
      <style:paragraph-properties fo:text-align="start" style:justify-single-word="false" style:snap-to-layout-grid="false"/>
      <style:text-properties style:font-name="Arial" fo:font-size="10pt" fo:font-weight="normal" officeooo:rsid="00581962" officeooo:paragraph-rsid="0073546c" style:font-size-asian="10pt" style:font-weight-asian="normal" style:font-weight-complex="normal"/>
    </style:style>
    <style:style style:name="P289" style:family="paragraph" style:parent-style-name="Standard">
      <style:paragraph-properties fo:text-align="start" style:justify-single-word="false" style:snap-to-layout-grid="false"/>
      <style:text-properties style:font-name="Arial" fo:font-size="10pt" fo:font-weight="normal" officeooo:rsid="00581962" officeooo:paragraph-rsid="00755920" style:font-size-asian="10pt" style:font-weight-asian="normal" style:font-weight-complex="normal"/>
    </style:style>
    <style:style style:name="P290" style:family="paragraph" style:parent-style-name="Standard">
      <style:paragraph-properties fo:text-align="start" style:justify-single-word="false" style:snap-to-layout-grid="false"/>
      <style:text-properties style:font-name="Arial" fo:font-size="10pt" fo:font-weight="normal" officeooo:rsid="00581962" officeooo:paragraph-rsid="0078b5fa" style:font-size-asian="10pt" style:font-weight-asian="normal" style:font-weight-complex="normal"/>
    </style:style>
    <style:style style:name="P291" style:family="paragraph" style:parent-style-name="Standard">
      <style:paragraph-properties fo:text-align="start" style:justify-single-word="false" style:snap-to-layout-grid="false"/>
      <style:text-properties style:font-name="Arial" fo:font-size="10pt" fo:font-weight="normal" officeooo:rsid="00581962" officeooo:paragraph-rsid="007a7cdb" style:font-size-asian="10pt" style:font-weight-asian="normal" style:font-weight-complex="normal"/>
    </style:style>
    <style:style style:name="P292" style:family="paragraph" style:parent-style-name="Standard">
      <style:paragraph-properties fo:text-align="start" style:justify-single-word="false" style:snap-to-layout-grid="false"/>
      <style:text-properties style:font-name="Arial" fo:font-size="10pt" fo:font-weight="normal" officeooo:paragraph-rsid="007001b8" style:font-size-asian="10pt" style:font-weight-asian="normal" style:font-weight-complex="normal"/>
    </style:style>
    <style:style style:name="P293" style:family="paragraph" style:parent-style-name="Standard">
      <style:paragraph-properties fo:text-align="start" style:justify-single-word="false" style:snap-to-layout-grid="false"/>
      <style:text-properties style:font-name="Arial" fo:font-size="10pt" fo:font-weight="normal" officeooo:paragraph-rsid="00755920" style:font-size-asian="10pt" style:font-weight-asian="normal" style:font-weight-complex="normal"/>
    </style:style>
    <style:style style:name="P294" style:family="paragraph" style:parent-style-name="Standard">
      <style:paragraph-properties fo:text-align="start" style:justify-single-word="false" style:snap-to-layout-grid="false"/>
      <style:text-properties style:font-name="Arial" fo:font-size="10pt" fo:font-weight="normal" officeooo:paragraph-rsid="0078b5fa" style:font-size-asian="10pt" style:font-weight-asian="normal" style:font-weight-complex="normal"/>
    </style:style>
    <style:style style:name="P295" style:family="paragraph" style:parent-style-name="Standard">
      <style:paragraph-properties fo:text-align="start" style:justify-single-word="false" style:snap-to-layout-grid="false"/>
      <style:text-properties style:font-name="Arial" fo:font-size="10pt" fo:font-weight="normal" officeooo:paragraph-rsid="007a7cdb" style:font-size-asian="10pt" style:font-weight-asian="normal" style:font-weight-complex="normal"/>
    </style:style>
    <style:style style:name="P296" style:family="paragraph" style:parent-style-name="Standard">
      <style:text-properties style:font-name="Arial" fo:font-size="10pt" fo:font-weight="normal" officeooo:paragraph-rsid="006c52de" style:font-size-asian="10pt" style:font-weight-asian="normal" style:font-weight-complex="normal"/>
    </style:style>
    <style:style style:name="P297" style:family="paragraph" style:parent-style-name="Standard">
      <style:text-properties style:font-name="Arial" fo:font-size="10pt" fo:font-weight="normal" officeooo:paragraph-rsid="007001b8" style:font-size-asian="10pt" style:font-weight-asian="normal" style:font-weight-complex="normal"/>
    </style:style>
    <style:style style:name="P298" style:family="paragraph" style:parent-style-name="Standard">
      <style:text-properties style:font-name="Arial" fo:font-size="10pt" fo:font-weight="normal" officeooo:rsid="007001b8" officeooo:paragraph-rsid="007001b8" style:font-size-asian="10pt" style:font-weight-asian="normal" style:font-weight-complex="normal"/>
    </style:style>
    <style:style style:name="P299" style:family="paragraph" style:parent-style-name="Standard">
      <style:paragraph-properties fo:text-align="start" style:justify-single-word="false" style:snap-to-layout-grid="false"/>
      <style:text-properties style:font-name="Arial" fo:font-size="10pt" fo:font-weight="normal" officeooo:rsid="00708226" officeooo:paragraph-rsid="00708226" style:font-size-asian="10pt" style:font-weight-asian="normal" style:font-weight-complex="normal"/>
    </style:style>
    <style:style style:name="P300" style:family="paragraph" style:parent-style-name="Standard">
      <style:text-properties style:font-name="Arial" fo:font-size="10pt" fo:font-weight="normal" officeooo:paragraph-rsid="0073546c" style:font-size-asian="10pt" style:font-weight-asian="normal" style:font-weight-complex="normal"/>
    </style:style>
    <style:style style:name="P301" style:family="paragraph" style:parent-style-name="Standard">
      <style:text-properties style:font-name="Arial" fo:font-size="10pt" fo:font-weight="normal" officeooo:rsid="0073546c" officeooo:paragraph-rsid="0073546c" style:font-size-asian="10pt" style:font-weight-asian="normal" style:font-weight-complex="normal"/>
    </style:style>
    <style:style style:name="P302" style:family="paragraph" style:parent-style-name="Standard">
      <style:paragraph-properties fo:text-align="start" style:justify-single-word="false" style:snap-to-layout-grid="false"/>
      <style:text-properties style:font-name="Arial" fo:font-size="10pt" fo:font-weight="normal" officeooo:rsid="0073546c" officeooo:paragraph-rsid="0073546c" style:font-size-asian="10pt" style:font-weight-asian="normal" style:font-weight-complex="normal"/>
    </style:style>
    <style:style style:name="P303" style:family="paragraph" style:parent-style-name="Standard">
      <style:text-properties style:font-name="Arial" fo:font-size="10pt" fo:font-weight="normal" officeooo:paragraph-rsid="00755920" style:font-size-asian="10pt" style:font-weight-asian="normal" style:font-weight-complex="normal"/>
    </style:style>
    <style:style style:name="P304" style:family="paragraph" style:parent-style-name="Standard">
      <style:text-properties style:font-name="Arial" fo:font-size="10pt" fo:font-weight="normal" officeooo:paragraph-rsid="0078b5fa" style:font-size-asian="10pt" style:font-weight-asian="normal" style:font-weight-complex="normal"/>
    </style:style>
    <style:style style:name="P305" style:family="paragraph" style:parent-style-name="Standard">
      <style:text-properties style:font-name="Arial" fo:font-size="10pt" fo:font-weight="normal" officeooo:paragraph-rsid="007a7cdb" style:font-size-asian="10pt" style:font-weight-asian="normal" style:font-weight-complex="normal"/>
    </style:style>
    <style:style style:name="P306" style:family="paragraph" style:parent-style-name="Standard">
      <style:paragraph-properties fo:text-align="justify" style:justify-single-word="false"/>
      <style:text-properties style:font-name="Arial" fo:font-size="11pt" fo:language="es" fo:country="ES" officeooo:paragraph-rsid="00581962" style:font-size-asian="11pt" style:font-name-complex="Times New Roman" style:font-size-complex="11pt"/>
    </style:style>
    <style:style style:name="P307" style:family="paragraph" style:parent-style-name="Standard">
      <style:paragraph-properties fo:text-align="justify" style:justify-single-word="false"/>
      <style:text-properties style:font-name="Arial" fo:font-size="11pt" fo:language="es" fo:country="ES" officeooo:paragraph-rsid="007c173a" style:font-size-asian="11pt" style:font-name-complex="Times New Roman" style:font-size-complex="11pt"/>
    </style:style>
    <style:style style:name="P308" style:family="paragraph" style:parent-style-name="Standard">
      <style:paragraph-properties fo:text-align="center" style:justify-single-word="false"/>
      <style:text-properties style:font-name="Arial" fo:font-size="11pt" fo:language="es" fo:country="ES" officeooo:paragraph-rsid="007c173a" style:font-size-asian="11pt" style:font-name-complex="Times New Roman" style:font-size-complex="11pt"/>
    </style:style>
    <style:style style:name="P309" style:family="paragraph" style:parent-style-name="Standard">
      <style:text-properties style:font-name="Arial" fo:font-size="11pt" fo:language="es" fo:country="ES" officeooo:paragraph-rsid="00625c87" style:font-size-asian="11pt" style:font-size-complex="11pt"/>
    </style:style>
    <style:style style:name="P310" style:family="paragraph" style:parent-style-name="Standard">
      <style:paragraph-properties fo:text-align="justify" style:justify-single-word="false"/>
      <style:text-properties style:font-name="Arial" fo:font-size="11pt" fo:language="es" fo:country="ES" officeooo:paragraph-rsid="00581962" style:font-name-asian="Times New Roman" style:font-size-asian="11pt" style:font-name-complex="Times New Roman" style:font-size-complex="11pt"/>
    </style:style>
    <style:style style:name="P311" style:family="paragraph" style:parent-style-name="Standard">
      <style:text-properties style:font-name="Arial" fo:font-size="11pt" officeooo:paragraph-rsid="006c52de" style:font-size-asian="11pt" style:font-size-complex="11pt"/>
    </style:style>
    <style:style style:name="P312" style:family="paragraph" style:parent-style-name="Standard">
      <style:text-properties style:font-name="Arial" fo:font-size="11pt" officeooo:paragraph-rsid="007001b8" style:font-size-asian="11pt" style:font-size-complex="11pt"/>
    </style:style>
    <style:style style:name="P313" style:family="paragraph" style:parent-style-name="Standard">
      <style:text-properties style:font-name="Arial" fo:font-size="11pt" officeooo:paragraph-rsid="0073546c" style:font-size-asian="11pt" style:font-size-complex="11pt"/>
    </style:style>
    <style:style style:name="P314" style:family="paragraph" style:parent-style-name="Standard">
      <style:text-properties style:font-name="Arial" fo:font-size="11pt" officeooo:paragraph-rsid="00755920" style:font-size-asian="11pt" style:font-size-complex="11pt"/>
    </style:style>
    <style:style style:name="P315" style:family="paragraph" style:parent-style-name="Standard">
      <style:text-properties style:font-name="Arial" fo:font-size="11pt" officeooo:paragraph-rsid="0078b5fa" style:font-size-asian="11pt" style:font-size-complex="11pt"/>
    </style:style>
    <style:style style:name="P316" style:family="paragraph" style:parent-style-name="Standard">
      <style:text-properties style:font-name="Arial" fo:font-size="11pt" officeooo:paragraph-rsid="007a7cdb" style:font-size-asian="11pt" style:font-size-complex="11pt"/>
    </style:style>
    <style:style style:name="P317" style:family="paragraph" style:parent-style-name="Standard">
      <style:text-properties style:font-name="Arial" fo:language="es" fo:country="ES"/>
    </style:style>
    <style:style style:name="P318" style:family="paragraph" style:parent-style-name="Standard">
      <style:paragraph-properties style:snap-to-layout-grid="false"/>
      <style:text-properties style:font-name="Arial" fo:language="es" fo:country="ES" fo:font-weight="normal" style:font-weight-asian="normal" style:font-weight-complex="normal"/>
    </style:style>
    <style:style style:name="P319" style:family="paragraph" style:parent-style-name="Standard">
      <style:text-properties style:font-name="Arial" fo:language="es" fo:country="ES" officeooo:paragraph-rsid="00177607"/>
    </style:style>
    <style:style style:name="P320" style:family="paragraph" style:parent-style-name="Standard">
      <style:text-properties style:font-name="Arial" fo:language="es" fo:country="ES" officeooo:paragraph-rsid="001fdb80"/>
    </style:style>
    <style:style style:name="P321" style:family="paragraph" style:parent-style-name="Standard">
      <style:text-properties style:font-name="Arial" fo:language="es" fo:country="ES" officeooo:paragraph-rsid="00242811"/>
    </style:style>
    <style:style style:name="P322" style:family="paragraph" style:parent-style-name="Standard">
      <style:text-properties style:font-name="Arial" fo:language="es" fo:country="ES" officeooo:paragraph-rsid="00275075"/>
    </style:style>
    <style:style style:name="P323" style:family="paragraph" style:parent-style-name="Standard">
      <style:text-properties style:font-name="Arial" fo:language="es" fo:country="ES" officeooo:paragraph-rsid="002a9882"/>
    </style:style>
    <style:style style:name="P324" style:family="paragraph" style:parent-style-name="Standard">
      <style:text-properties style:font-name="Arial" fo:language="es" fo:country="ES" officeooo:paragraph-rsid="002d830f"/>
    </style:style>
    <style:style style:name="P325" style:family="paragraph" style:parent-style-name="Standard">
      <style:text-properties style:font-name="Arial" fo:language="es" fo:country="ES" officeooo:paragraph-rsid="002fe62f"/>
    </style:style>
    <style:style style:name="P326" style:family="paragraph" style:parent-style-name="Standard">
      <style:text-properties style:font-name="Arial" fo:language="es" fo:country="ES" officeooo:paragraph-rsid="003266c2"/>
    </style:style>
    <style:style style:name="P327" style:family="paragraph" style:parent-style-name="Standard">
      <style:text-properties style:font-name="Arial" fo:language="es" fo:country="ES" officeooo:paragraph-rsid="0036c9f4"/>
    </style:style>
    <style:style style:name="P328" style:family="paragraph" style:parent-style-name="Standard">
      <style:text-properties style:font-name="Arial" fo:language="es" fo:country="ES" officeooo:paragraph-rsid="003c86b6"/>
    </style:style>
    <style:style style:name="P329" style:family="paragraph" style:parent-style-name="Standard">
      <style:text-properties style:font-name="Arial" fo:language="es" fo:country="ES" officeooo:paragraph-rsid="003e2c86"/>
    </style:style>
    <style:style style:name="P330" style:family="paragraph" style:parent-style-name="Standard">
      <style:text-properties style:font-name="Arial" fo:language="es" fo:country="ES" officeooo:paragraph-rsid="0042cd1f"/>
    </style:style>
    <style:style style:name="P331" style:family="paragraph" style:parent-style-name="Standard">
      <style:paragraph-properties fo:text-align="justify" style:justify-single-word="false"/>
      <style:text-properties style:font-name="Arial" fo:language="es" fo:country="ES" officeooo:paragraph-rsid="00581962"/>
    </style:style>
    <style:style style:name="P332" style:family="paragraph" style:parent-style-name="Standard">
      <style:text-properties style:font-name="Arial" fo:language="es" fo:country="ES" officeooo:paragraph-rsid="00469dd0"/>
    </style:style>
    <style:style style:name="P333" style:family="paragraph" style:parent-style-name="Standard">
      <style:paragraph-properties fo:text-align="justify" style:justify-single-word="false"/>
      <style:text-properties style:font-name="Arial" fo:language="es" fo:country="ES" officeooo:paragraph-rsid="00581962" style:font-size-complex="11pt"/>
    </style:style>
    <style:style style:name="P334" style:family="paragraph" style:parent-style-name="Standard">
      <style:paragraph-properties fo:text-align="justify" style:justify-single-word="false"/>
      <style:text-properties style:font-name="Arial" fo:language="es" fo:country="ES" fo:font-weight="bold" officeooo:paragraph-rsid="00581962" style:font-weight-asian="bold" style:font-size-complex="11pt" style:font-weight-complex="bold"/>
    </style:style>
    <style:style style:name="P335" style:family="paragraph" style:parent-style-name="Standard">
      <style:paragraph-properties fo:text-align="justify" style:justify-single-word="false"/>
      <style:text-properties style:font-name="Arial" fo:language="es" fo:country="ES" fo:font-weight="bold" officeooo:paragraph-rsid="00581962" style:font-weight-asian="bold" style:font-name-complex="Arial" style:font-size-complex="11pt" style:font-weight-complex="bold"/>
    </style:style>
    <style:style style:name="P336" style:family="paragraph" style:parent-style-name="Standard">
      <style:paragraph-properties fo:text-align="center" style:justify-single-word="false"/>
      <style:text-properties style:font-name="Arial" fo:language="es" fo:country="ES" fo:font-weight="bold" officeooo:paragraph-rsid="007c173a" style:font-weight-asian="bold" style:font-name-complex="Times New Roman"/>
    </style:style>
    <style:style style:name="P337" style:family="paragraph" style:parent-style-name="Standard">
      <style:text-properties style:font-name="Arial" fo:language="es" fo:country="ES" officeooo:paragraph-rsid="00581962"/>
    </style:style>
    <style:style style:name="P338" style:family="paragraph" style:parent-style-name="Standard">
      <style:paragraph-properties fo:text-align="justify" style:justify-single-word="false"/>
      <style:text-properties style:font-name="Arial" fo:language="es" fo:country="ES" officeooo:paragraph-rsid="00581962" style:font-name-complex="Times New Roman" style:font-size-complex="11pt"/>
    </style:style>
    <style:style style:name="P339" style:family="paragraph" style:parent-style-name="Standard">
      <style:paragraph-properties fo:text-align="justify" style:justify-single-word="false"/>
      <style:text-properties style:font-name="Arial" fo:language="es" fo:country="ES" officeooo:paragraph-rsid="00581962" style:font-name-complex="Arial" style:font-size-complex="11pt"/>
    </style:style>
    <style:style style:name="P340" style:family="paragraph" style:parent-style-name="Standard">
      <style:text-properties style:font-name="Arial" fo:language="es" fo:country="ES" officeooo:paragraph-rsid="0049c93c"/>
    </style:style>
    <style:style style:name="P341" style:family="paragraph" style:parent-style-name="Standard">
      <style:text-properties style:font-name="Arial" fo:language="es" fo:country="ES" officeooo:paragraph-rsid="005a5c51"/>
    </style:style>
    <style:style style:name="P342" style:family="paragraph" style:parent-style-name="Standard">
      <style:text-properties style:font-name="Arial" fo:language="es" fo:country="ES" officeooo:paragraph-rsid="005e3432"/>
    </style:style>
    <style:style style:name="P343" style:family="paragraph" style:parent-style-name="Standard">
      <style:text-properties style:font-name="Arial" fo:language="es" fo:country="ES" officeooo:paragraph-rsid="00625c87"/>
    </style:style>
    <style:style style:name="P344" style:family="paragraph" style:parent-style-name="Standard">
      <style:text-properties style:font-name="Arial" officeooo:paragraph-rsid="006c52de"/>
    </style:style>
    <style:style style:name="P345" style:family="paragraph" style:parent-style-name="Standard">
      <style:text-properties style:font-name="Arial" officeooo:paragraph-rsid="007001b8"/>
    </style:style>
    <style:style style:name="P346" style:family="paragraph" style:parent-style-name="Standard">
      <style:text-properties style:font-name="Arial" officeooo:paragraph-rsid="0073546c"/>
    </style:style>
    <style:style style:name="P347" style:family="paragraph" style:parent-style-name="Standard">
      <style:text-properties style:font-name="Arial" officeooo:paragraph-rsid="00755920"/>
    </style:style>
    <style:style style:name="P348" style:family="paragraph" style:parent-style-name="Standard">
      <style:text-properties style:font-name="Arial" officeooo:paragraph-rsid="0078b5fa"/>
    </style:style>
    <style:style style:name="P349" style:family="paragraph" style:parent-style-name="Standard">
      <style:text-properties style:font-name="Arial" officeooo:paragraph-rsid="007a7cdb"/>
    </style:style>
    <style:style style:name="P350" style:family="paragraph" style:parent-style-name="Standard">
      <style:paragraph-properties fo:text-align="justify" style:justify-single-word="false"/>
      <style:text-properties style:font-name="Arial" fo:font-size="5pt" fo:language="es" fo:country="ES" officeooo:paragraph-rsid="007c173a" style:font-size-asian="5pt" style:font-name-complex="Times New Roman" style:font-size-complex="5pt"/>
    </style:style>
    <style:style style:name="P351" style:family="paragraph" style:parent-style-name="Standard">
      <style:paragraph-properties fo:text-align="justify" style:justify-single-word="false"/>
      <style:text-properties style:font-name="Calibri1" fo:language="es" fo:country="ES" officeooo:paragraph-rsid="00581962"/>
    </style:style>
    <style:style style:name="P352" style:family="paragraph" style:parent-style-name="Standard">
      <style:paragraph-properties fo:margin-left="2.498cm" fo:margin-right="0cm" fo:text-indent="-0.635cm" style:auto-text-indent="false"/>
      <style:text-properties style:font-name="Arial" fo:font-size="10pt" fo:language="es" fo:country="ES" fo:font-weight="normal" style:font-size-asian="10pt" style:font-weight-asian="normal" style:font-size-complex="10pt" style:font-weight-complex="normal"/>
    </style:style>
    <style:style style:name="P353" style:family="paragraph" style:parent-style-name="Standard">
      <style:paragraph-properties fo:margin-left="2.498cm" fo:margin-right="0cm" fo:text-indent="-0.635cm" style:auto-text-indent="false"/>
      <style:text-properties style:font-name="Arial" fo:font-size="10pt" fo:language="es" fo:country="ES" fo:font-weight="normal" officeooo:paragraph-rsid="00177607" style:font-size-asian="10pt" style:font-weight-asian="normal" style:font-size-complex="10pt" style:font-weight-complex="normal"/>
    </style:style>
    <style:style style:name="P354" style:family="paragraph" style:parent-style-name="Standard">
      <style:paragraph-properties fo:margin-left="2.498cm" fo:margin-right="0cm" fo:text-indent="-0.635cm" style:auto-text-indent="false"/>
      <style:text-properties style:font-name="Arial" fo:font-size="10pt" fo:language="es" fo:country="ES" fo:font-weight="normal" officeooo:paragraph-rsid="001fdb80" style:font-size-asian="10pt" style:font-weight-asian="normal" style:font-size-complex="10pt" style:font-weight-complex="normal"/>
    </style:style>
    <style:style style:name="P355" style:family="paragraph" style:parent-style-name="Standard">
      <style:paragraph-properties fo:margin-left="0cm" fo:margin-right="0cm" fo:text-indent="0cm" style:auto-text-indent="false"/>
      <style:text-properties fo:color="#000000" style:font-name="Arial" fo:font-size="10pt" fo:language="es" fo:country="ES" style:font-size-asian="10pt"/>
    </style:style>
    <style:style style:name="P356" style:family="paragraph" style:parent-style-name="Standard">
      <style:paragraph-properties fo:margin-left="0cm" fo:margin-right="0cm" fo:text-indent="0cm" style:auto-text-indent="false"/>
      <style:text-properties fo:color="#000000" style:font-name="Arial" fo:font-size="10pt" fo:language="es" fo:country="ES" style:font-size-asian="10pt" style:font-size-complex="10pt"/>
    </style:style>
    <style:style style:name="P357" style:family="paragraph" style:parent-style-name="Standard">
      <style:paragraph-properties fo:margin-left="0cm" fo:margin-right="0cm" fo:text-indent="0cm" style:auto-text-indent="false" style:snap-to-layout-grid="false"/>
      <style:text-properties fo:color="#000000" style:font-name="Arial" fo:font-size="10pt" fo:language="es" fo:country="ES" style:font-size-asian="10pt" style:font-size-complex="10pt"/>
    </style:style>
    <style:style style:name="P358" style:family="paragraph" style:parent-style-name="Standard">
      <style:paragraph-properties fo:margin-left="0cm" fo:margin-right="0cm" fo:text-indent="0cm" style:auto-text-indent="false"/>
      <style:text-properties fo:color="#000000" style:font-name="Arial" fo:font-size="10pt" fo:language="es" fo:country="ES" fo:font-weight="bold" style:font-size-asian="10pt" style:font-weight-asian="bold" style:font-weight-complex="bold"/>
    </style:style>
    <style:style style:name="P359" style:family="paragraph" style:parent-style-name="Standard">
      <style:paragraph-properties fo:margin-left="0cm" fo:margin-right="0cm" fo:text-indent="0cm" style:auto-text-indent="false"/>
      <style:text-properties fo:color="#000000" style:font-name="Arial" fo:font-size="10pt" fo:language="es" fo:country="ES" fo:font-weight="normal" style:font-size-asian="10pt" style:font-weight-asian="normal" style:font-weight-complex="normal"/>
    </style:style>
    <style:style style:name="P360" style:family="paragraph" style:parent-style-name="Standard">
      <style:paragraph-properties fo:margin-left="0cm" fo:margin-right="0cm" fo:text-indent="0cm" style:auto-text-indent="false"/>
      <style:text-properties fo:color="#000000" style:font-name="Arial" fo:font-size="10pt" fo:language="es" fo:country="ES" fo:font-weight="normal" style:font-size-asian="10pt" style:font-weight-asian="normal" style:font-size-complex="10pt" style:font-weight-complex="normal"/>
    </style:style>
    <style:style style:name="P361" style:family="paragraph" style:parent-style-name="Standard">
      <style:paragraph-properties fo:margin-left="0cm" fo:margin-right="0cm" fo:text-indent="0cm" style:auto-text-indent="false"/>
      <style:text-properties style:font-name="Arial" fo:font-size="10pt" fo:language="es" fo:country="ES" fo:font-weight="normal" style:font-size-asian="10pt" style:font-weight-asian="normal" style:font-weight-complex="normal"/>
    </style:style>
    <style:style style:name="P362" style:family="paragraph" style:parent-style-name="Standard">
      <style:paragraph-properties fo:margin-left="0cm" fo:margin-right="0cm" fo:text-indent="0cm" style:auto-text-indent="false"/>
      <style:text-properties style:font-name="Arial" fo:font-size="10pt" fo:language="es" fo:country="ES" fo:font-weight="normal" officeooo:paragraph-rsid="00497b3b" style:font-size-asian="10pt" style:font-weight-asian="normal" style:font-weight-complex="normal"/>
    </style:style>
    <style:style style:name="P363" style:family="paragraph" style:parent-style-name="Standard">
      <style:paragraph-properties fo:margin-left="0cm" fo:margin-right="0cm" fo:text-indent="0cm" style:auto-text-indent="false"/>
      <style:text-properties style:font-name="Arial" fo:font-size="10pt" fo:language="es" fo:country="ES" fo:font-weight="normal" officeooo:paragraph-rsid="0049c93c" style:font-size-asian="10pt" style:font-weight-asian="normal" style:font-weight-complex="normal"/>
    </style:style>
    <style:style style:name="P364" style:family="paragraph" style:parent-style-name="Standard">
      <style:paragraph-properties fo:margin-left="0cm" fo:margin-right="0cm" fo:text-indent="0cm" style:auto-text-indent="false"/>
      <style:text-properties style:font-name="Arial" fo:font-size="10pt" fo:language="es" fo:country="ES" fo:font-weight="normal" officeooo:rsid="004b8cec" officeooo:paragraph-rsid="004b8cec" style:font-size-asian="10pt" style:font-weight-asian="normal" style:font-weight-complex="normal"/>
    </style:style>
    <style:style style:name="P365" style:family="paragraph" style:parent-style-name="Standard">
      <style:paragraph-properties fo:margin-left="0cm" fo:margin-right="0cm" fo:text-indent="0cm" style:auto-text-indent="false"/>
      <style:text-properties style:font-name="Arial" fo:font-size="10pt" fo:language="es" fo:country="ES" fo:font-weight="normal" officeooo:paragraph-rsid="00581962" style:font-size-asian="10pt" style:font-weight-asian="normal" style:font-weight-complex="normal"/>
    </style:style>
    <style:style style:name="P366" style:family="paragraph" style:parent-style-name="Standard">
      <style:paragraph-properties fo:margin-left="0cm" fo:margin-right="0cm" fo:text-indent="0cm" style:auto-text-indent="false"/>
      <style:text-properties style:font-name="Arial" fo:font-size="10pt" fo:language="es" fo:country="ES" fo:font-weight="normal" officeooo:paragraph-rsid="005a5c51" style:font-size-asian="10pt" style:font-weight-asian="normal" style:font-weight-complex="normal"/>
    </style:style>
    <style:style style:name="P367" style:family="paragraph" style:parent-style-name="Standard">
      <style:paragraph-properties fo:margin-left="0cm" fo:margin-right="0cm" fo:text-indent="0cm" style:auto-text-indent="false"/>
      <style:text-properties style:font-name="Arial" fo:font-size="10pt" fo:language="es" fo:country="ES" fo:font-weight="normal" officeooo:paragraph-rsid="005e3432" style:font-size-asian="10pt" style:font-weight-asian="normal" style:font-weight-complex="normal"/>
    </style:style>
    <style:style style:name="P368" style:family="paragraph" style:parent-style-name="Standard">
      <style:paragraph-properties fo:margin-left="0cm" fo:margin-right="0cm" fo:text-indent="0cm" style:auto-text-indent="false"/>
      <style:text-properties style:font-name="Arial" fo:font-size="10pt" fo:language="es" fo:country="ES" fo:font-weight="normal" officeooo:paragraph-rsid="00625c87" style:font-size-asian="10pt" style:font-weight-asian="normal" style:font-weight-complex="normal"/>
    </style:style>
    <style:style style:name="P369" style:family="paragraph" style:parent-style-name="Standard">
      <style:paragraph-properties fo:margin-left="0cm" fo:margin-right="0cm" fo:text-indent="0cm" style:auto-text-indent="false"/>
      <style:text-properties style:font-name="Arial" fo:font-size="10pt" fo:language="es" fo:country="ES" fo:font-weight="normal" style:font-size-asian="10pt" style:font-weight-asian="normal" style:font-size-complex="10pt" style:font-weight-complex="normal"/>
    </style:style>
    <style:style style:name="P370" style:family="paragraph" style:parent-style-name="Standard">
      <style:paragraph-properties fo:margin-left="0cm" fo:margin-right="0cm" fo:text-indent="0cm" style:auto-text-indent="false"/>
      <style:text-properties style:font-name="Arial" fo:font-size="10pt" fo:language="es" fo:country="ES" fo:font-weight="normal" officeooo:rsid="001db07d" officeooo:paragraph-rsid="001db07d" style:font-size-asian="10pt" style:font-weight-asian="normal" style:font-size-complex="10pt" style:font-weight-complex="normal"/>
    </style:style>
    <style:style style:name="P371" style:family="paragraph" style:parent-style-name="Standard">
      <style:paragraph-properties fo:margin-left="0cm" fo:margin-right="0cm" fo:text-indent="0cm" style:auto-text-indent="false"/>
      <style:text-properties style:font-name="Arial" fo:font-size="10pt" fo:language="es" fo:country="ES" fo:font-weight="normal" officeooo:rsid="001db07d" officeooo:paragraph-rsid="001fdb80" style:font-size-asian="10pt" style:font-weight-asian="normal" style:font-size-complex="10pt" style:font-weight-complex="normal"/>
    </style:style>
    <style:style style:name="P372" style:family="paragraph" style:parent-style-name="Standard">
      <style:paragraph-properties fo:margin-left="0cm" fo:margin-right="0cm" fo:text-indent="0cm" style:auto-text-indent="false"/>
      <style:text-properties style:font-name="Arial" fo:font-size="10pt" fo:language="es" fo:country="ES" fo:font-weight="normal" officeooo:rsid="001db07d" officeooo:paragraph-rsid="00242811" style:font-size-asian="10pt" style:font-weight-asian="normal" style:font-size-complex="10pt" style:font-weight-complex="normal"/>
    </style:style>
    <style:style style:name="P373" style:family="paragraph" style:parent-style-name="Standard">
      <style:paragraph-properties fo:margin-left="0cm" fo:margin-right="0cm" fo:text-indent="0cm" style:auto-text-indent="false"/>
      <style:text-properties style:font-name="Arial" fo:font-size="10pt" fo:language="es" fo:country="ES" fo:font-weight="normal" officeooo:paragraph-rsid="00177607" style:font-size-asian="10pt" style:font-weight-asian="normal" style:font-size-complex="10pt" style:font-weight-complex="normal"/>
    </style:style>
    <style:style style:name="P374" style:family="paragraph" style:parent-style-name="Standard">
      <style:paragraph-properties fo:margin-left="0cm" fo:margin-right="0cm" fo:text-indent="0cm" style:auto-text-indent="false"/>
      <style:text-properties style:font-name="Arial" fo:font-size="10pt" fo:language="es" fo:country="ES" fo:font-weight="normal" officeooo:paragraph-rsid="001fdb80" style:font-size-asian="10pt" style:font-weight-asian="normal" style:font-size-complex="10pt" style:font-weight-complex="normal"/>
    </style:style>
    <style:style style:name="P375" style:family="paragraph" style:parent-style-name="Standard">
      <style:paragraph-properties fo:margin-left="0cm" fo:margin-right="0cm" fo:text-indent="0cm" style:auto-text-indent="false"/>
      <style:text-properties style:font-name="Arial" fo:font-size="10pt" fo:language="es" fo:country="ES" fo:font-weight="normal" officeooo:paragraph-rsid="00242811" style:font-size-asian="10pt" style:font-weight-asian="normal" style:font-size-complex="10pt" style:font-weight-complex="normal"/>
    </style:style>
    <style:style style:name="P376"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1d272" officeooo:paragraph-rsid="0031d272" style:font-size-asian="10pt" style:font-weight-asian="normal" style:font-size-complex="10pt" style:font-weight-complex="normal"/>
    </style:style>
    <style:style style:name="P377"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266c2" officeooo:paragraph-rsid="003266c2" style:font-size-asian="10pt" style:font-weight-asian="normal" style:font-size-complex="10pt" style:font-weight-complex="normal"/>
    </style:style>
    <style:style style:name="P378"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266c2" officeooo:paragraph-rsid="0036c9f4" style:font-size-asian="10pt" style:font-weight-asian="normal" style:font-size-complex="10pt" style:font-weight-complex="normal"/>
    </style:style>
    <style:style style:name="P379"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d874e" officeooo:paragraph-rsid="003d874e" style:font-size-asian="10pt" style:font-weight-asian="normal" style:font-size-complex="10pt" style:font-weight-complex="normal"/>
    </style:style>
    <style:style style:name="P380"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d874e" officeooo:paragraph-rsid="003e2c86" style:font-size-asian="10pt" style:font-weight-asian="normal" style:font-size-complex="10pt" style:font-weight-complex="normal"/>
    </style:style>
    <style:style style:name="P381"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d874e" officeooo:paragraph-rsid="00469dd0" style:font-size-asian="10pt" style:font-weight-asian="normal" style:font-size-complex="10pt" style:font-weight-complex="normal"/>
    </style:style>
    <style:style style:name="P382"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f8731" officeooo:paragraph-rsid="003f8731" style:font-size-asian="10pt" style:font-weight-asian="normal" style:font-size-complex="10pt" style:font-weight-complex="normal"/>
    </style:style>
    <style:style style:name="P383"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42cd1f" officeooo:paragraph-rsid="0042cd1f" style:font-size-asian="10pt" style:font-weight-asian="normal" style:font-size-complex="10pt" style:font-weight-complex="normal"/>
    </style:style>
    <style:style style:name="P384"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43b44d" officeooo:paragraph-rsid="0043b44d" style:font-size-asian="10pt" style:font-weight-asian="normal" style:font-size-complex="10pt" style:font-weight-complex="normal"/>
    </style:style>
    <style:style style:name="P385"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46ac67" officeooo:paragraph-rsid="0046ac67" style:font-size-asian="10pt" style:font-weight-asian="normal" style:font-size-complex="10pt" style:font-weight-complex="normal"/>
    </style:style>
    <style:style style:name="P386"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30367f" style:font-size-asian="10pt" style:font-weight-asian="normal" style:font-size-complex="10pt" style:font-weight-complex="bold"/>
    </style:style>
    <style:style style:name="P387"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3266c2" style:font-size-asian="10pt" style:font-weight-asian="normal" style:font-size-complex="10pt" style:font-weight-complex="bold"/>
    </style:style>
    <style:style style:name="P388"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36c9f4" style:font-size-asian="10pt" style:font-weight-asian="normal" style:font-size-complex="10pt" style:font-weight-complex="bold"/>
    </style:style>
    <style:style style:name="P389"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3c86b6" style:font-size-asian="10pt" style:font-weight-asian="normal" style:font-size-complex="10pt" style:font-weight-complex="bold"/>
    </style:style>
    <style:style style:name="P390"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3e2c86" style:font-size-asian="10pt" style:font-weight-asian="normal" style:font-size-complex="10pt" style:font-weight-complex="bold"/>
    </style:style>
    <style:style style:name="P391"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42cd1f" style:font-size-asian="10pt" style:font-weight-asian="normal" style:font-size-complex="10pt" style:font-weight-complex="bold"/>
    </style:style>
    <style:style style:name="P392"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2bff37" officeooo:paragraph-rsid="002bff37" fo:background-color="transparent" style:font-size-asian="10pt" style:font-weight-asian="normal" style:font-size-complex="10pt" style:font-weight-complex="normal"/>
    </style:style>
    <style:style style:name="P393" style:family="paragraph" style:parent-style-name="Standard">
      <style:paragraph-properties fo:margin-left="0cm" fo:margin-right="0cm" fo:text-indent="0cm" style:auto-text-indent="false"/>
      <style:text-properties style:font-name="Arial" fo:font-size="10pt" fo:language="es" fo:country="ES" style:font-size-asian="10pt" style:font-size-complex="10pt"/>
    </style:style>
    <style:style style:name="P394" style:family="paragraph" style:parent-style-name="Standard">
      <style:paragraph-properties fo:margin-left="0cm" fo:margin-right="0cm" fo:text-indent="0cm" style:auto-text-indent="false"/>
      <style:text-properties style:font-name="Arial" fo:font-size="10pt" fo:language="es" fo:country="ES" officeooo:paragraph-rsid="00177607" style:font-size-asian="10pt" style:font-size-complex="10pt"/>
    </style:style>
    <style:style style:name="P395" style:family="paragraph" style:parent-style-name="Standard">
      <style:paragraph-properties fo:margin-left="0cm" fo:margin-right="0cm" fo:text-indent="0cm" style:auto-text-indent="false"/>
      <style:text-properties style:font-name="Arial" fo:font-size="10pt" fo:language="es" fo:country="ES" officeooo:paragraph-rsid="001fdb80" style:font-size-asian="10pt" style:font-size-complex="10pt"/>
    </style:style>
    <style:style style:name="P396" style:family="paragraph" style:parent-style-name="Standard">
      <style:paragraph-properties fo:margin-left="0cm" fo:margin-right="0cm" fo:text-indent="0cm" style:auto-text-indent="false"/>
      <style:text-properties style:font-name="Arial" fo:font-size="10pt" fo:language="es" fo:country="ES" officeooo:paragraph-rsid="00242811" style:font-size-asian="10pt" style:font-size-complex="10pt"/>
    </style:style>
    <style:style style:name="P397" style:family="paragraph" style:parent-style-name="Standard">
      <style:paragraph-properties fo:margin-left="0cm" fo:margin-right="0cm" fo:text-indent="0cm" style:auto-text-indent="false"/>
      <style:text-properties style:font-name="Arial" fo:font-size="10pt" fo:language="es" fo:country="ES" officeooo:paragraph-rsid="00244ffb" style:font-size-asian="10pt" style:font-size-complex="10pt"/>
    </style:style>
    <style:style style:name="P398" style:family="paragraph" style:parent-style-name="Standard">
      <style:paragraph-properties fo:margin-left="0cm" fo:margin-right="0cm" fo:text-indent="0cm" style:auto-text-indent="false"/>
      <style:text-properties style:font-name="Arial" fo:font-size="10pt" fo:language="es" fo:country="ES" officeooo:paragraph-rsid="00275075" style:font-size-asian="10pt" style:font-size-complex="10pt"/>
    </style:style>
    <style:style style:name="P399" style:family="paragraph" style:parent-style-name="Standard">
      <style:paragraph-properties fo:margin-left="0cm" fo:margin-right="0cm" fo:text-indent="0cm" style:auto-text-indent="false"/>
      <style:text-properties style:font-name="Arial" fo:font-size="10pt" fo:language="es" fo:country="ES" officeooo:paragraph-rsid="002a9882" style:font-size-asian="10pt" style:font-size-complex="10pt"/>
    </style:style>
    <style:style style:name="P400" style:family="paragraph" style:parent-style-name="Standard">
      <style:paragraph-properties fo:margin-left="0cm" fo:margin-right="0cm" fo:text-indent="0cm" style:auto-text-indent="false"/>
      <style:text-properties style:font-name="Arial" fo:font-size="10pt" fo:language="es" fo:country="ES" officeooo:paragraph-rsid="002d830f" style:font-size-asian="10pt" style:font-size-complex="10pt"/>
    </style:style>
    <style:style style:name="P401" style:family="paragraph" style:parent-style-name="Standard">
      <style:paragraph-properties fo:margin-left="0cm" fo:margin-right="0cm" fo:text-indent="0cm" style:auto-text-indent="false"/>
      <style:text-properties style:font-name="Arial" fo:font-size="10pt" fo:language="es" fo:country="ES" officeooo:paragraph-rsid="002fe62f" style:font-size-asian="10pt" style:font-size-complex="10pt"/>
    </style:style>
    <style:style style:name="P402" style:family="paragraph" style:parent-style-name="Standard">
      <style:paragraph-properties fo:margin-left="0cm" fo:margin-right="0cm" fo:text-indent="0cm" style:auto-text-indent="false"/>
      <style:text-properties style:font-name="Arial" fo:font-size="10pt" fo:language="es" fo:country="ES" officeooo:paragraph-rsid="003266c2" style:font-size-asian="10pt" style:font-size-complex="10pt"/>
    </style:style>
    <style:style style:name="P403" style:family="paragraph" style:parent-style-name="Standard">
      <style:paragraph-properties fo:margin-left="0cm" fo:margin-right="0cm" fo:text-indent="0cm" style:auto-text-indent="false"/>
      <style:text-properties style:font-name="Arial" fo:font-size="10pt" fo:language="es" fo:country="ES" officeooo:paragraph-rsid="0036c9f4" style:font-size-asian="10pt" style:font-size-complex="10pt"/>
    </style:style>
    <style:style style:name="P404" style:family="paragraph" style:parent-style-name="Standard">
      <style:paragraph-properties fo:margin-left="0cm" fo:margin-right="0cm" fo:text-indent="0cm" style:auto-text-indent="false"/>
      <style:text-properties style:font-name="Arial" fo:font-size="10pt" fo:language="es" fo:country="ES" officeooo:paragraph-rsid="003c86b6" style:font-size-asian="10pt" style:font-size-complex="10pt"/>
    </style:style>
    <style:style style:name="P405" style:family="paragraph" style:parent-style-name="Standard">
      <style:paragraph-properties fo:margin-left="0cm" fo:margin-right="0cm" fo:text-indent="0cm" style:auto-text-indent="false"/>
      <style:text-properties style:font-name="Arial" fo:font-size="10pt" fo:language="es" fo:country="ES" officeooo:paragraph-rsid="003e2c86" style:font-size-asian="10pt" style:font-size-complex="10pt"/>
    </style:style>
    <style:style style:name="P406" style:family="paragraph" style:parent-style-name="Standard">
      <style:paragraph-properties fo:margin-left="0cm" fo:margin-right="0cm" fo:text-indent="0cm" style:auto-text-indent="false"/>
      <style:text-properties style:font-name="Arial" fo:font-size="10pt" fo:language="es" fo:country="ES" officeooo:paragraph-rsid="0042cd1f" style:font-size-asian="10pt" style:font-size-complex="10pt"/>
    </style:style>
    <style:style style:name="P407" style:family="paragraph" style:parent-style-name="Standard">
      <style:paragraph-properties fo:margin-left="0cm" fo:margin-right="0cm" fo:text-indent="0cm" style:auto-text-indent="false"/>
      <style:text-properties style:font-name="Arial" fo:font-size="10pt" fo:language="es" fo:country="ES" officeooo:paragraph-rsid="0047c06c" style:font-size-asian="10pt" style:font-size-complex="10pt"/>
    </style:style>
    <style:style style:name="P408" style:family="paragraph" style:parent-style-name="Standard">
      <style:paragraph-properties fo:margin-left="0cm" fo:margin-right="0cm" fo:text-indent="0cm" style:auto-text-indent="false"/>
      <style:text-properties style:font-name="Arial" fo:font-size="10pt" fo:language="es" fo:country="ES" officeooo:paragraph-rsid="0049c93c" style:font-size-asian="10pt" style:font-size-complex="10pt"/>
    </style:style>
    <style:style style:name="P409" style:family="paragraph" style:parent-style-name="Standard">
      <style:paragraph-properties fo:margin-left="0cm" fo:margin-right="0cm" fo:text-indent="0cm" style:auto-text-indent="false"/>
      <style:text-properties style:font-name="Arial" fo:font-size="10pt" fo:language="es" fo:country="ES" officeooo:paragraph-rsid="005a5c51" style:font-size-asian="10pt" style:font-size-complex="10pt"/>
    </style:style>
    <style:style style:name="P410" style:family="paragraph" style:parent-style-name="Standard">
      <style:paragraph-properties fo:margin-left="0cm" fo:margin-right="0cm" fo:text-indent="0cm" style:auto-text-indent="false"/>
      <style:text-properties style:font-name="Arial" fo:font-size="10pt" fo:language="es" fo:country="ES" officeooo:paragraph-rsid="005e3432" style:font-size-asian="10pt" style:font-size-complex="10pt"/>
    </style:style>
    <style:style style:name="P411" style:family="paragraph" style:parent-style-name="Standard">
      <style:paragraph-properties fo:margin-left="0cm" fo:margin-right="0cm" fo:text-indent="0cm" style:auto-text-indent="false"/>
      <style:text-properties style:font-name="Arial" fo:font-size="10pt" fo:language="es" fo:country="ES" officeooo:paragraph-rsid="00625c87" style:font-size-asian="10pt" style:font-size-complex="10pt"/>
    </style:style>
    <style:style style:name="P412" style:family="paragraph" style:parent-style-name="Standard">
      <style:paragraph-properties fo:margin-left="0cm" fo:margin-right="0cm" fo:text-indent="0cm" style:auto-text-indent="false"/>
      <style:text-properties style:font-name="Arial" fo:font-size="10pt" fo:language="es" fo:country="ES" officeooo:rsid="0064554b" officeooo:paragraph-rsid="0064554b" style:font-size-asian="10pt" style:font-size-complex="10pt"/>
    </style:style>
    <style:style style:name="P413" style:family="paragraph" style:parent-style-name="Standard">
      <style:paragraph-properties fo:margin-left="0cm" fo:margin-right="0cm" fo:text-indent="0cm" style:auto-text-indent="false"/>
      <style:text-properties style:font-name="Arial" fo:font-size="10pt" fo:language="es" fo:country="ES" fo:font-weight="bold" style:font-size-asian="10pt" style:font-weight-asian="bold" style:font-weight-complex="bold"/>
    </style:style>
    <style:style style:name="P414" style:family="paragraph" style:parent-style-name="Standard">
      <style:paragraph-properties fo:margin-left="0cm" fo:margin-right="0cm" fo:text-indent="0cm" style:auto-text-indent="false"/>
      <style:text-properties style:font-name="Arial" fo:font-size="10pt" fo:language="es" fo:country="ES" fo:font-weight="bold" style:font-size-asian="10pt" style:font-weight-asian="bold" style:font-size-complex="10pt" style:font-weight-complex="bold"/>
    </style:style>
    <style:style style:name="P415" style:family="paragraph" style:parent-style-name="Standard">
      <style:paragraph-properties fo:margin-left="0cm" fo:margin-right="0cm" fo:text-indent="0cm" style:auto-text-indent="false"/>
      <style:text-properties style:font-name="Arial" fo:font-size="10pt" officeooo:paragraph-rsid="006c52de" style:font-size-asian="10pt" style:font-size-complex="10pt"/>
    </style:style>
    <style:style style:name="P416" style:family="paragraph" style:parent-style-name="Standard">
      <style:paragraph-properties fo:margin-left="0cm" fo:margin-right="0cm" fo:text-indent="0cm" style:auto-text-indent="false"/>
      <style:text-properties style:font-name="Arial" fo:font-size="10pt" officeooo:paragraph-rsid="007001b8" style:font-size-asian="10pt" style:font-size-complex="10pt"/>
    </style:style>
    <style:style style:name="P417" style:family="paragraph" style:parent-style-name="Standard">
      <style:paragraph-properties fo:margin-left="0cm" fo:margin-right="0cm" fo:text-indent="0cm" style:auto-text-indent="false"/>
      <style:text-properties style:font-name="Arial" fo:font-size="10pt" officeooo:paragraph-rsid="0073546c" style:font-size-asian="10pt" style:font-size-complex="10pt"/>
    </style:style>
    <style:style style:name="P418" style:family="paragraph" style:parent-style-name="Standard">
      <style:paragraph-properties fo:margin-left="0cm" fo:margin-right="0cm" fo:text-indent="0cm" style:auto-text-indent="false"/>
      <style:text-properties style:font-name="Arial" fo:font-size="10pt" officeooo:paragraph-rsid="00755920" style:font-size-asian="10pt" style:font-size-complex="10pt"/>
    </style:style>
    <style:style style:name="P419" style:family="paragraph" style:parent-style-name="Standard">
      <style:paragraph-properties fo:margin-left="0cm" fo:margin-right="0cm" fo:text-indent="0cm" style:auto-text-indent="false"/>
      <style:text-properties style:font-name="Arial" fo:font-size="10pt" officeooo:paragraph-rsid="0078b5fa" style:font-size-asian="10pt" style:font-size-complex="10pt"/>
    </style:style>
    <style:style style:name="P420" style:family="paragraph" style:parent-style-name="Standard">
      <style:paragraph-properties fo:margin-left="0cm" fo:margin-right="0cm" fo:text-indent="0cm" style:auto-text-indent="false"/>
      <style:text-properties style:font-name="Arial" fo:font-size="10pt" officeooo:paragraph-rsid="007a7cdb" style:font-size-asian="10pt" style:font-size-complex="10pt"/>
    </style:style>
    <style:style style:name="P421" style:family="paragraph" style:parent-style-name="Standard">
      <style:paragraph-properties fo:margin-left="0cm" fo:margin-right="0cm" fo:text-indent="0cm" style:auto-text-indent="false"/>
      <style:text-properties style:font-name="Arial" fo:font-size="10pt" fo:font-weight="normal" officeooo:paragraph-rsid="006c52de" style:font-size-asian="10pt" style:font-weight-asian="normal" style:font-weight-complex="normal"/>
    </style:style>
    <style:style style:name="P422" style:family="paragraph" style:parent-style-name="Standard">
      <style:paragraph-properties fo:margin-left="0cm" fo:margin-right="0cm" fo:text-indent="0cm" style:auto-text-indent="false"/>
      <style:text-properties style:font-name="Arial" fo:font-size="10pt" fo:font-weight="normal" officeooo:paragraph-rsid="007001b8" style:font-size-asian="10pt" style:font-weight-asian="normal" style:font-weight-complex="normal"/>
    </style:style>
    <style:style style:name="P423" style:family="paragraph" style:parent-style-name="Standard">
      <style:paragraph-properties fo:margin-left="0cm" fo:margin-right="0cm" fo:text-indent="0cm" style:auto-text-indent="false"/>
      <style:text-properties style:font-name="Arial" fo:font-size="10pt" fo:font-weight="normal" officeooo:paragraph-rsid="0073546c" style:font-size-asian="10pt" style:font-weight-asian="normal" style:font-weight-complex="normal"/>
    </style:style>
    <style:style style:name="P424" style:family="paragraph" style:parent-style-name="Standard">
      <style:paragraph-properties fo:margin-left="0cm" fo:margin-right="0cm" fo:text-indent="0cm" style:auto-text-indent="false"/>
      <style:text-properties style:font-name="Arial" fo:font-size="10pt" fo:font-weight="normal" officeooo:paragraph-rsid="00755920" style:font-size-asian="10pt" style:font-weight-asian="normal" style:font-weight-complex="normal"/>
    </style:style>
    <style:style style:name="P425" style:family="paragraph" style:parent-style-name="Standard">
      <style:paragraph-properties fo:margin-left="0cm" fo:margin-right="0cm" fo:text-indent="0cm" style:auto-text-indent="false"/>
      <style:text-properties style:font-name="Arial" fo:font-size="10pt" fo:font-weight="normal" officeooo:rsid="00755920" officeooo:paragraph-rsid="00755920" style:font-size-asian="10pt" style:font-weight-asian="normal" style:font-weight-complex="normal"/>
    </style:style>
    <style:style style:name="P426" style:family="paragraph" style:parent-style-name="Standard">
      <style:paragraph-properties fo:margin-left="0cm" fo:margin-right="0cm" fo:text-indent="0cm" style:auto-text-indent="false"/>
      <style:text-properties style:font-name="Arial" fo:font-size="10pt" fo:font-weight="normal" officeooo:paragraph-rsid="0078b5fa" style:font-size-asian="10pt" style:font-weight-asian="normal" style:font-weight-complex="normal"/>
    </style:style>
    <style:style style:name="P427" style:family="paragraph" style:parent-style-name="Standard">
      <style:paragraph-properties fo:margin-left="0cm" fo:margin-right="0cm" fo:text-indent="0cm" style:auto-text-indent="false"/>
      <style:text-properties style:font-name="Arial" fo:font-size="10pt" fo:font-weight="normal" officeooo:paragraph-rsid="007a7cdb" style:font-size-asian="10pt" style:font-weight-asian="normal" style:font-weight-complex="normal"/>
    </style:style>
    <style:style style:name="P428" style:family="paragraph" style:parent-style-name="Standard">
      <style:paragraph-properties fo:margin-left="0cm" fo:margin-right="0cm" fo:text-indent="0cm" style:auto-text-indent="false"/>
      <style:text-properties style:font-name="Arial" fo:font-size="10pt" fo:font-weight="normal" officeooo:rsid="007c173a" officeooo:paragraph-rsid="007c173a" style:font-size-asian="10pt" style:font-weight-asian="normal" style:font-weight-complex="normal"/>
    </style:style>
    <style:style style:name="P429" style:family="paragraph" style:parent-style-name="Standard">
      <style:paragraph-properties fo:margin-left="0cm" fo:margin-right="0cm" fo:text-align="start" style:justify-single-word="false" fo:text-indent="0cm" style:auto-text-indent="false"/>
      <style:text-properties style:font-name="Arial" fo:font-size="12pt" fo:language="es" fo:country="ES" officeooo:rsid="004c4842" officeooo:paragraph-rsid="004c4842" style:font-size-asian="12pt" style:font-size-complex="12pt"/>
    </style:style>
    <style:style style:name="P430" style:family="paragraph" style:parent-style-name="Standard">
      <style:paragraph-properties fo:margin-left="0cm" fo:margin-right="0cm" fo:text-align="start" style:justify-single-word="false" fo:text-indent="0cm" style:auto-text-indent="false"/>
      <style:text-properties style:font-name="Arial" fo:font-size="12pt" fo:language="es" fo:country="ES" fo:font-weight="bold" officeooo:rsid="007c173a" officeooo:paragraph-rsid="007c173a" style:font-size-asian="12pt" style:font-weight-asian="bold" style:font-size-complex="12pt" style:font-weight-complex="bold"/>
    </style:style>
    <style:style style:name="P431"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625c87" style:font-size-asian="11pt" style:font-name-complex="Arial" style:font-size-complex="11pt"/>
    </style:style>
    <style:style style:name="P432"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625c87" style:font-size-asian="11pt" style:font-size-complex="11pt"/>
    </style:style>
    <style:style style:name="P433"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6c52de" style:font-size-asian="11pt" style:font-size-complex="11pt"/>
    </style:style>
    <style:style style:name="P434"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73546c" style:font-size-asian="11pt" style:font-size-complex="11pt"/>
    </style:style>
    <style:style style:name="P435"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755920" style:font-size-asian="11pt" style:font-size-complex="11pt"/>
    </style:style>
    <style:style style:name="P436"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78b5fa" style:font-size-asian="11pt" style:font-size-complex="11pt"/>
    </style:style>
    <style:style style:name="P437"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7a7cdb" style:font-size-asian="11pt" style:font-size-complex="11pt"/>
    </style:style>
    <style:style style:name="P438" style:family="paragraph" style:parent-style-name="Standard">
      <style:paragraph-properties fo:margin-left="0cm" fo:margin-right="0cm" fo:text-align="start" style:justify-single-word="false" fo:text-indent="0cm" style:auto-text-indent="false"/>
      <style:text-properties style:font-name="Arial" fo:font-size="11pt" fo:language="es" fo:country="ES" officeooo:rsid="007c173a" officeooo:paragraph-rsid="007c173a" style:font-size-asian="11pt" style:font-size-complex="11pt"/>
    </style:style>
    <style:style style:name="P439" style:family="paragraph" style:parent-style-name="Standard">
      <style:paragraph-properties fo:margin-left="0cm" fo:margin-right="0cm" fo:text-align="end" style:justify-single-word="false" fo:text-indent="0cm" style:auto-text-indent="false"/>
      <style:text-properties style:font-name="Arial" fo:font-size="11pt" officeooo:paragraph-rsid="006c52de" style:font-size-asian="11pt" style:font-name-complex="Arial" style:font-size-complex="11pt"/>
    </style:style>
    <style:style style:name="P440" style:family="paragraph" style:parent-style-name="Standard">
      <style:paragraph-properties fo:margin-left="0cm" fo:margin-right="0cm" fo:text-align="end" style:justify-single-word="false" fo:text-indent="0cm" style:auto-text-indent="false"/>
      <style:text-properties style:font-name="Arial" fo:font-size="11pt" officeooo:paragraph-rsid="007001b8" style:font-size-asian="11pt" style:font-name-complex="Arial" style:font-size-complex="11pt"/>
    </style:style>
    <style:style style:name="P441" style:family="paragraph" style:parent-style-name="Standard">
      <style:paragraph-properties fo:margin-left="0cm" fo:margin-right="0cm" fo:text-align="end" style:justify-single-word="false" fo:text-indent="0cm" style:auto-text-indent="false"/>
      <style:text-properties style:font-name="Arial" fo:font-size="11pt" officeooo:paragraph-rsid="0073546c" style:font-size-asian="11pt" style:font-name-complex="Arial" style:font-size-complex="11pt"/>
    </style:style>
    <style:style style:name="P442" style:family="paragraph" style:parent-style-name="Standard">
      <style:paragraph-properties fo:margin-left="0cm" fo:margin-right="0cm" fo:text-align="end" style:justify-single-word="false" fo:text-indent="0cm" style:auto-text-indent="false"/>
      <style:text-properties style:font-name="Arial" fo:font-size="11pt" officeooo:paragraph-rsid="00755920" style:font-size-asian="11pt" style:font-name-complex="Arial" style:font-size-complex="11pt"/>
    </style:style>
    <style:style style:name="P443" style:family="paragraph" style:parent-style-name="Standard">
      <style:paragraph-properties fo:margin-left="0cm" fo:margin-right="0cm" fo:text-align="end" style:justify-single-word="false" fo:text-indent="0cm" style:auto-text-indent="false"/>
      <style:text-properties style:font-name="Arial" fo:font-size="11pt" officeooo:paragraph-rsid="0078b5fa" style:font-size-asian="11pt" style:font-name-complex="Arial" style:font-size-complex="11pt"/>
    </style:style>
    <style:style style:name="P444" style:family="paragraph" style:parent-style-name="Standard">
      <style:paragraph-properties fo:margin-left="0cm" fo:margin-right="0cm" fo:text-align="end" style:justify-single-word="false" fo:text-indent="0cm" style:auto-text-indent="false"/>
      <style:text-properties style:font-name="Arial" fo:font-size="11pt" officeooo:paragraph-rsid="007a7cdb" style:font-size-asian="11pt" style:font-name-complex="Arial" style:font-size-complex="11pt"/>
    </style:style>
    <style:style style:name="P445" style:family="paragraph" style:parent-style-name="Standard">
      <style:paragraph-properties fo:margin-left="0cm" fo:margin-right="0cm" fo:text-align="end" style:justify-single-word="false" fo:text-indent="0cm" style:auto-text-indent="false"/>
      <style:text-properties style:font-name="Arial" fo:font-size="11pt" officeooo:paragraph-rsid="006c52de" style:font-size-asian="11pt" style:font-size-complex="11pt"/>
    </style:style>
    <style:style style:name="P446" style:family="paragraph" style:parent-style-name="Standard">
      <style:paragraph-properties fo:margin-left="0cm" fo:margin-right="0cm" fo:text-align="end" style:justify-single-word="false" fo:text-indent="0cm" style:auto-text-indent="false"/>
      <style:text-properties style:font-name="Arial" fo:font-size="11pt" officeooo:paragraph-rsid="007001b8" style:font-size-asian="11pt" style:font-size-complex="11pt"/>
    </style:style>
    <style:style style:name="P447" style:family="paragraph" style:parent-style-name="Standard">
      <style:paragraph-properties fo:margin-left="0cm" fo:margin-right="0cm" fo:text-align="end" style:justify-single-word="false" fo:text-indent="0cm" style:auto-text-indent="false"/>
      <style:text-properties style:font-name="Arial" fo:font-size="11pt" officeooo:paragraph-rsid="0073546c" style:font-size-asian="11pt" style:font-size-complex="11pt"/>
    </style:style>
    <style:style style:name="P448" style:family="paragraph" style:parent-style-name="Standard">
      <style:paragraph-properties fo:margin-left="0cm" fo:margin-right="0cm" fo:text-align="end" style:justify-single-word="false" fo:text-indent="0cm" style:auto-text-indent="false"/>
      <style:text-properties style:font-name="Arial" fo:font-size="11pt" officeooo:paragraph-rsid="00755920" style:font-size-asian="11pt" style:font-size-complex="11pt"/>
    </style:style>
    <style:style style:name="P449" style:family="paragraph" style:parent-style-name="Standard">
      <style:paragraph-properties fo:margin-left="0cm" fo:margin-right="0cm" fo:text-align="end" style:justify-single-word="false" fo:text-indent="0cm" style:auto-text-indent="false"/>
      <style:text-properties style:font-name="Arial" fo:font-size="11pt" officeooo:paragraph-rsid="0078b5fa" style:font-size-asian="11pt" style:font-size-complex="11pt"/>
    </style:style>
    <style:style style:name="P450" style:family="paragraph" style:parent-style-name="Standard">
      <style:paragraph-properties fo:margin-left="0cm" fo:margin-right="0cm" fo:text-align="end" style:justify-single-word="false" fo:text-indent="0cm" style:auto-text-indent="false"/>
      <style:text-properties style:font-name="Arial" fo:font-size="11pt" officeooo:paragraph-rsid="007a7cdb" style:font-size-asian="11pt" style:font-size-complex="11pt"/>
    </style:style>
    <style:style style:name="P451" style:family="paragraph" style:parent-style-name="Standard">
      <style:paragraph-properties fo:margin-left="0cm" fo:margin-right="0cm" fo:text-align="end" style:justify-single-word="false" fo:text-indent="0cm" style:auto-text-indent="false"/>
      <style:text-properties style:font-name="Arial" fo:language="es" fo:country="ES" style:font-name-complex="Arial"/>
    </style:style>
    <style:style style:name="P452"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1b64b" style:font-name-complex="Arial"/>
    </style:style>
    <style:style style:name="P453"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177607" style:font-name-complex="Arial"/>
    </style:style>
    <style:style style:name="P454"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1fdb80" style:font-name-complex="Arial"/>
    </style:style>
    <style:style style:name="P455"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42811" style:font-name-complex="Arial"/>
    </style:style>
    <style:style style:name="P456"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75075" style:font-name-complex="Arial"/>
    </style:style>
    <style:style style:name="P457"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a9882" style:font-name-complex="Arial"/>
    </style:style>
    <style:style style:name="P458"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d830f" style:font-name-complex="Arial"/>
    </style:style>
    <style:style style:name="P459"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fe62f" style:font-name-complex="Arial"/>
    </style:style>
    <style:style style:name="P460"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266c2" style:font-name-complex="Arial"/>
    </style:style>
    <style:style style:name="P461"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6c9f4" style:font-name-complex="Arial"/>
    </style:style>
    <style:style style:name="P462"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c86b6" style:font-name-complex="Arial"/>
    </style:style>
    <style:style style:name="P463"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e2c86" style:font-name-complex="Arial"/>
    </style:style>
    <style:style style:name="P464"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2cd1f" style:font-name-complex="Arial"/>
    </style:style>
    <style:style style:name="P465"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69dd0" style:font-name-complex="Arial"/>
    </style:style>
    <style:style style:name="P466"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9c93c" style:font-name-complex="Arial"/>
    </style:style>
    <style:style style:name="P467"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5a5c51" style:font-name-complex="Arial"/>
    </style:style>
    <style:style style:name="P468"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5e3432" style:font-name-complex="Arial"/>
    </style:style>
    <style:style style:name="P469" style:family="paragraph" style:parent-style-name="Standard">
      <style:paragraph-properties fo:margin-left="0cm" fo:margin-right="0cm" fo:text-align="end" style:justify-single-word="false" fo:text-indent="0cm" style:auto-text-indent="false"/>
      <style:text-properties style:font-name="Arial" fo:language="es" fo:country="ES"/>
    </style:style>
    <style:style style:name="P470"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177607"/>
    </style:style>
    <style:style style:name="P471"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1fdb80"/>
    </style:style>
    <style:style style:name="P472"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42811"/>
    </style:style>
    <style:style style:name="P473"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75075"/>
    </style:style>
    <style:style style:name="P474"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a9882"/>
    </style:style>
    <style:style style:name="P475"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d830f"/>
    </style:style>
    <style:style style:name="P476"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fe62f"/>
    </style:style>
    <style:style style:name="P477"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266c2"/>
    </style:style>
    <style:style style:name="P478"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6c9f4"/>
    </style:style>
    <style:style style:name="P479"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c86b6"/>
    </style:style>
    <style:style style:name="P480"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e2c86"/>
    </style:style>
    <style:style style:name="P481"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2cd1f"/>
    </style:style>
    <style:style style:name="P482"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9c93c"/>
    </style:style>
    <style:style style:name="P483"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58d28c"/>
    </style:style>
    <style:style style:name="P484"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5a5c51"/>
    </style:style>
    <style:style style:name="P485"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5e3432"/>
    </style:style>
    <style:style style:name="P486"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625c87"/>
    </style:style>
    <style:style style:name="P487" style:family="paragraph" style:parent-style-name="Standard">
      <style:paragraph-properties fo:margin-left="0cm" fo:margin-right="0cm" fo:text-align="center" style:justify-single-word="false" fo:text-indent="0cm" style:auto-text-indent="false"/>
      <style:text-properties style:font-name="Arial" fo:language="es" fo:country="ES"/>
    </style:style>
    <style:style style:name="P488" style:family="paragraph" style:parent-style-name="Standard">
      <style:paragraph-properties fo:margin-left="0cm" fo:margin-right="0cm" fo:text-align="start" style:justify-single-word="false" fo:text-indent="0cm" style:auto-text-indent="false"/>
      <style:text-properties style:font-name="Arial" fo:language="es" fo:country="ES"/>
    </style:style>
    <style:style style:name="P489" style:family="paragraph" style:parent-style-name="Standard">
      <style:paragraph-properties fo:margin-left="0cm" fo:margin-right="0cm" fo:text-align="start" style:justify-single-word="false" fo:text-indent="0cm" style:auto-text-indent="false"/>
      <style:text-properties style:font-name="Arial" fo:language="es" fo:country="ES" officeooo:paragraph-rsid="00177607"/>
    </style:style>
    <style:style style:name="P490" style:family="paragraph" style:parent-style-name="Standard">
      <style:paragraph-properties fo:margin-left="0cm" fo:margin-right="0cm" fo:text-align="start" style:justify-single-word="false" fo:text-indent="0cm" style:auto-text-indent="false"/>
      <style:text-properties style:font-name="Arial" fo:language="es" fo:country="ES" officeooo:paragraph-rsid="0058d28c"/>
    </style:style>
    <style:style style:name="P491" style:family="paragraph" style:parent-style-name="Standard">
      <style:paragraph-properties fo:margin-left="0cm" fo:margin-right="0cm" fo:text-align="start" style:justify-single-word="false" fo:text-indent="0cm" style:auto-text-indent="false"/>
      <style:text-properties style:font-name="Arial" fo:language="es" fo:country="ES" officeooo:rsid="004c4842" officeooo:paragraph-rsid="004c4842"/>
    </style:style>
    <style:style style:name="P492" style:family="paragraph" style:parent-style-name="Standard">
      <style:paragraph-properties fo:margin-left="0cm" fo:margin-right="0cm" fo:text-align="end" style:justify-single-word="false" fo:text-indent="0cm" style:auto-text-indent="false"/>
      <style:text-properties style:font-name="Arial" officeooo:paragraph-rsid="006c52de"/>
    </style:style>
    <style:style style:name="P493" style:family="paragraph" style:parent-style-name="Standard">
      <style:paragraph-properties fo:margin-left="0cm" fo:margin-right="0cm" fo:text-align="end" style:justify-single-word="false" fo:text-indent="0cm" style:auto-text-indent="false"/>
      <style:text-properties style:font-name="Arial" officeooo:paragraph-rsid="0073546c"/>
    </style:style>
    <style:style style:name="P494" style:family="paragraph" style:parent-style-name="Standard">
      <style:paragraph-properties fo:margin-left="0cm" fo:margin-right="0cm" fo:text-align="end" style:justify-single-word="false" fo:text-indent="0cm" style:auto-text-indent="false"/>
      <style:text-properties style:font-name="Arial" officeooo:paragraph-rsid="00755920"/>
    </style:style>
    <style:style style:name="P495" style:family="paragraph" style:parent-style-name="Standard">
      <style:paragraph-properties fo:margin-left="0cm" fo:margin-right="0cm" fo:text-align="end" style:justify-single-word="false" fo:text-indent="0cm" style:auto-text-indent="false"/>
      <style:text-properties style:font-name="Arial" officeooo:paragraph-rsid="0078b5fa"/>
    </style:style>
    <style:style style:name="P496" style:family="paragraph" style:parent-style-name="Footnote">
      <style:paragraph-properties fo:margin-left="0cm" fo:margin-right="0cm" fo:text-align="justify" style:justify-single-word="false" fo:text-indent="0cm" style:auto-text-indent="false"/>
      <style:text-properties style:font-name="Arial" fo:font-size="12pt" fo:language="es" fo:country="ES" fo:font-weight="bold" officeooo:paragraph-rsid="00581962" style:font-size-asian="12pt" style:font-weight-asian="bold" style:font-name-complex="Arial" style:font-size-complex="12pt"/>
    </style:style>
    <style:style style:name="P497" style:family="paragraph" style:parent-style-name="Standard">
      <style:paragraph-properties fo:margin-left="0.25cm" fo:margin-right="0cm" fo:text-align="start" style:justify-single-word="false" fo:text-indent="0cm" style:auto-text-indent="false"/>
      <style:text-properties style:font-name="Arial" fo:font-size="11pt" fo:language="es" fo:country="ES" officeooo:paragraph-rsid="00581962" style:font-size-asian="11pt" style:font-name-complex="Times New Roman" style:font-size-complex="11pt"/>
    </style:style>
    <style:style style:name="P498" style:family="paragraph" style:parent-style-name="Standard">
      <style:paragraph-properties fo:margin-left="0.25cm" fo:margin-right="0cm" fo:text-align="start" style:justify-single-word="false" fo:text-indent="0cm" style:auto-text-indent="false"/>
      <style:text-properties style:font-name="Arial" fo:font-size="11pt" fo:language="es" fo:country="ES" officeooo:paragraph-rsid="00581962" style:font-size-asian="11pt" style:font-size-complex="11pt"/>
    </style:style>
    <style:style style:name="P499" style:family="paragraph" style:parent-style-name="Standard">
      <style:paragraph-properties fo:margin-left="0.25cm" fo:margin-right="0cm" fo:text-align="justify" style:justify-single-word="false" fo:text-indent="0cm" style:auto-text-indent="false"/>
      <style:text-properties style:font-name="Arial" fo:font-size="11pt" fo:language="es" fo:country="ES" officeooo:paragraph-rsid="00581962" style:font-size-asian="11pt" style:font-size-complex="11pt"/>
    </style:style>
    <style:style style:name="P500" style:family="paragraph" style:parent-style-name="Standard">
      <style:paragraph-properties fo:margin-left="0.25cm" fo:margin-right="0cm" fo:text-align="justify" style:justify-single-word="false" fo:text-indent="0cm" style:auto-text-indent="false"/>
      <style:text-properties style:font-name="Arial" fo:font-size="11pt" fo:language="es" fo:country="ES" officeooo:paragraph-rsid="00581962" style:font-size-asian="11pt" style:font-name-complex="Arial" style:font-size-complex="11pt"/>
    </style:style>
    <style:style style:name="P501" style:family="paragraph" style:parent-style-name="Standard">
      <style:paragraph-properties fo:margin-left="0.25cm" fo:margin-right="0cm" fo:text-align="justify" style:justify-single-word="false" fo:text-indent="0cm" style:auto-text-indent="false"/>
      <style:text-properties style:font-name="Arial" fo:font-size="12pt" fo:language="es" fo:country="ES" fo:font-weight="bold" officeooo:paragraph-rsid="00581962" style:font-size-asian="12pt" style:font-weight-asian="bold" style:font-name-complex="Arial"/>
    </style:style>
    <style:style style:name="P502" style:family="paragraph" style:parent-style-name="Standard">
      <style:paragraph-properties fo:margin-left="0.25cm" fo:margin-right="0cm" fo:text-align="justify" style:justify-single-word="false" fo:text-indent="0cm" style:auto-text-indent="false"/>
      <style:text-properties style:font-name="Arial" fo:language="es" fo:country="ES" officeooo:paragraph-rsid="00581962"/>
    </style:style>
    <style:style style:name="P503" style:family="paragraph" style:parent-style-name="Standard">
      <style:paragraph-properties fo:margin-left="0.25cm" fo:margin-right="0cm" fo:text-align="justify" style:justify-single-word="false" fo:text-indent="0cm" style:auto-text-indent="false"/>
      <style:text-properties style:font-name="Arial" fo:language="es" fo:country="ES" officeooo:paragraph-rsid="00581962" style:font-name-complex="Times New Roman" style:font-size-complex="11pt"/>
    </style:style>
    <style:style style:name="P504" style:family="paragraph" style:parent-style-name="Footnote">
      <style:paragraph-properties fo:margin-left="0.25cm" fo:margin-right="0cm" fo:text-align="justify" style:justify-single-word="false" fo:text-indent="0cm" style:auto-text-indent="false"/>
      <style:text-properties style:font-name="Arial" fo:font-size="11pt" fo:language="es" fo:country="ES" fo:font-weight="bold" officeooo:paragraph-rsid="00581962" style:font-size-asian="11pt" style:font-weight-asian="bold" style:font-size-complex="11pt"/>
    </style:style>
    <style:style style:name="P505" style:family="paragraph" style:parent-style-name="Footnote">
      <style:paragraph-properties fo:margin-left="0.25cm" fo:margin-right="0cm" fo:text-align="justify" style:justify-single-word="false" fo:text-indent="0cm" style:auto-text-indent="false"/>
      <style:text-properties style:font-name="Arial" fo:font-size="11pt" fo:language="es" fo:country="ES" fo:font-weight="bold" officeooo:paragraph-rsid="00581962" style:font-size-asian="11pt" style:font-weight-asian="bold" style:font-name-complex="Times New Roman" style:font-size-complex="11pt"/>
    </style:style>
    <style:style style:name="P506" style:family="paragraph" style:parent-style-name="Footnote">
      <style:paragraph-properties fo:margin-left="0.25cm" fo:margin-right="0cm" fo:text-align="justify" style:justify-single-word="false" fo:text-indent="0cm" style:auto-text-indent="false"/>
      <style:text-properties style:font-name="Arial" fo:font-size="11pt" fo:language="es" fo:country="ES" officeooo:paragraph-rsid="00581962" style:font-size-asian="11pt" style:font-size-complex="11pt"/>
    </style:style>
    <style:style style:name="P507" style:family="paragraph" style:parent-style-name="Footnote">
      <style:paragraph-properties fo:margin-left="0.25cm" fo:margin-right="0cm" fo:text-align="justify" style:justify-single-word="false" fo:orphans="2" fo:widows="2" fo:hyphenation-ladder-count="no-limit" fo:text-indent="0cm" style:auto-text-indent="false" style:writing-mode="lr-tb"/>
      <style:text-properties style:use-window-font-color="true" style:font-name="Arial" fo:font-size="12pt" fo:language="es" fo:country="ES" fo:font-weight="bold" officeooo:paragraph-rsid="00581962"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508" style:family="paragraph" style:parent-style-name="Footnote">
      <style:paragraph-properties fo:margin-left="0.25cm" fo:margin-right="0cm" fo:text-align="justify" style:justify-single-word="false" fo:orphans="2" fo:widows="2" fo:hyphenation-ladder-count="no-limit" fo:text-indent="0cm" style:auto-text-indent="false" style:writing-mode="lr-tb"/>
      <style:text-properties style:use-window-font-color="true" style:font-name="Arial" fo:font-size="12pt" fo:language="es" fo:country="ES" fo:font-weight="normal" officeooo:paragraph-rsid="00581962" style:font-name-asian="Times New Roman" style:font-size-asian="12pt" style:language-asian="zh" style:country-asian="CN" style:font-weight-asian="normal" style:font-name-complex="Arial" style:font-size-complex="12pt" style:language-complex="ar" style:country-complex="SA" style:font-weight-complex="normal" fo:hyphenate="false" fo:hyphenation-remain-char-count="2" fo:hyphenation-push-char-count="2"/>
    </style:style>
    <style:style style:name="P509" style:family="paragraph" style:parent-style-name="Standard">
      <style:paragraph-properties fo:margin-left="0.224cm" fo:margin-right="-0.007cm" fo:text-align="justify" style:justify-single-word="false" fo:text-indent="0cm" style:auto-text-indent="false">
        <style:tab-stops>
          <style:tab-stop style:position="0.413cm"/>
        </style:tab-stops>
      </style:paragraph-properties>
      <style:text-properties style:font-name="Arial" fo:font-size="12pt" fo:language="es" fo:country="ES" fo:font-weight="bold" officeooo:paragraph-rsid="00581962" style:font-size-asian="12pt" style:font-weight-asian="bold" style:font-name-complex="Arial"/>
    </style:style>
    <style:style style:name="P510" style:family="paragraph" style:parent-style-name="Standard">
      <style:paragraph-properties fo:margin-left="0.224cm" fo:margin-right="-0.007cm" fo:text-align="justify" style:justify-single-word="false" fo:text-indent="0cm" style:auto-text-indent="false">
        <style:tab-stops>
          <style:tab-stop style:position="0.413cm"/>
        </style:tab-stops>
      </style:paragraph-properties>
      <style:text-properties style:font-name="Arial" fo:font-size="12pt" fo:language="es" fo:country="ES" fo:font-weight="normal" officeooo:paragraph-rsid="00581962" style:font-size-asian="12pt" style:font-weight-asian="normal" style:font-name-complex="Arial" style:font-weight-complex="normal"/>
    </style:style>
    <style:style style:name="P511" style:family="paragraph" style:parent-style-name="Footnote">
      <style:paragraph-properties fo:margin-left="0.224cm" fo:margin-right="-0.007cm" fo:text-align="justify" style:justify-single-word="false" fo:text-indent="0cm" style:auto-text-indent="false"/>
      <style:text-properties style:font-name="Arial" fo:font-size="11pt" fo:language="es" fo:country="ES" fo:font-weight="bold" officeooo:paragraph-rsid="00581962" style:font-size-asian="11pt" style:font-weight-asian="bold" style:font-size-complex="11pt"/>
    </style:style>
    <style:style style:name="P512" style:family="paragraph" style:parent-style-name="Footnote">
      <style:paragraph-properties fo:margin-left="0.224cm" fo:margin-right="-0.007cm" fo:text-align="justify" style:justify-single-word="false" fo:text-indent="0cm" style:auto-text-indent="false"/>
      <style:text-properties style:font-name="Arial" fo:font-size="11pt" fo:language="es" fo:country="ES" officeooo:paragraph-rsid="00581962" style:font-size-asian="11pt" style:font-size-complex="11pt"/>
    </style:style>
    <style:style style:name="P513" style:family="paragraph" style:parent-style-name="Footnote">
      <style:paragraph-properties fo:margin-left="0.224cm" fo:margin-right="-0.007cm" fo:text-align="justify" style:justify-single-word="false" fo:text-indent="0cm" style:auto-text-indent="false">
        <style:tab-stops>
          <style:tab-stop style:position="0.413cm"/>
        </style:tab-stops>
      </style:paragraph-properties>
      <style:text-properties style:font-name="Arial" fo:font-size="11pt" fo:language="es" fo:country="ES" officeooo:paragraph-rsid="00581962" style:font-size-asian="11pt" style:font-size-complex="11pt"/>
    </style:style>
    <style:style style:name="P514" style:family="paragraph" style:parent-style-name="Footnote">
      <style:paragraph-properties fo:margin-left="0.224cm" fo:margin-right="-0.007cm" fo:text-align="justify" style:justify-single-word="false" fo:text-indent="0cm" style:auto-text-indent="false">
        <style:tab-stops>
          <style:tab-stop style:position="0.413cm"/>
        </style:tab-stops>
      </style:paragraph-properties>
      <style:text-properties style:font-name="Arial" fo:font-size="11pt" fo:language="es" fo:country="ES" fo:font-weight="normal" officeooo:paragraph-rsid="00581962" style:font-size-asian="11pt" style:font-weight-asian="normal" style:font-size-complex="11pt" style:font-weight-complex="normal"/>
    </style:style>
    <style:style style:name="P515" style:family="paragraph" style:parent-style-name="Footnote">
      <style:paragraph-properties fo:margin-left="0.224cm" fo:margin-right="-0.007cm" fo:text-align="justify" style:justify-single-word="false" fo:text-indent="0cm" style:auto-text-indent="false"/>
      <style:text-properties style:font-name="Arial" fo:font-size="12pt" fo:language="es" fo:country="ES" fo:font-weight="bold" officeooo:paragraph-rsid="00581962" style:font-size-asian="12pt" style:font-weight-asian="bold" style:font-name-complex="Arial" style:font-size-complex="12pt"/>
    </style:style>
    <style:style style:name="P516"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ext-properties style:use-window-font-color="true" style:font-name="Arial" fo:font-size="12pt" fo:language="es" fo:country="ES" fo:font-weight="bold" officeooo:paragraph-rsid="00581962"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517"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ab-stops>
          <style:tab-stop style:position="0.413cm"/>
        </style:tab-stops>
      </style:paragraph-properties>
      <style:text-properties style:use-window-font-color="true" style:font-name="Arial" fo:font-size="12pt" fo:language="es" fo:country="ES" fo:font-weight="bold" officeooo:paragraph-rsid="00581962"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518"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ext-properties style:use-window-font-color="true" style:font-name="Arial" fo:font-size="11pt" fo:language="es" fo:country="ES" fo:font-weight="bold" officeooo:paragraph-rsid="00581962" style:font-name-asian="Times New Roman" style:font-size-asian="11pt" style:language-asian="zh" style:country-asian="CN" style:font-weight-asian="bold" style:font-name-complex="Times New Roman" style:font-size-complex="11pt" style:language-complex="ar" style:country-complex="SA" fo:hyphenate="false" fo:hyphenation-remain-char-count="2" fo:hyphenation-push-char-count="2"/>
    </style:style>
    <style:style style:name="P519" style:family="paragraph" style:parent-style-name="Standard">
      <style:paragraph-properties fo:margin-left="1.249cm" fo:margin-right="0cm" fo:text-indent="0cm" style:auto-text-indent="false"/>
      <style:text-properties fo:color="#000000" style:font-name="Arial" fo:font-size="10pt" fo:language="es" fo:country="ES" style:font-size-asian="10pt"/>
    </style:style>
    <style:style style:name="P520" style:family="paragraph" style:parent-style-name="Standard">
      <style:paragraph-properties fo:margin-left="1.27cm" fo:margin-right="0cm" fo:text-indent="0cm" style:auto-text-indent="false" style:snap-to-layout-grid="false"/>
      <style:text-properties fo:color="#000000" style:font-name="Arial" fo:font-size="10pt" fo:language="es" fo:country="ES" fo:font-weight="normal" style:font-size-asian="10pt" style:font-weight-asian="normal" style:font-size-complex="10pt" style:font-weight-complex="normal"/>
    </style:style>
    <style:style style:name="P521" style:family="paragraph" style:parent-style-name="Standard">
      <style:paragraph-properties fo:margin-left="1.27cm" fo:margin-right="0cm" fo:text-indent="0cm" style:auto-text-indent="false" style:snap-to-layout-grid="false"/>
      <style:text-properties style:font-name="Arial" fo:font-size="10pt" fo:language="es" fo:country="ES" fo:font-weight="normal" style:font-size-asian="10pt" style:font-weight-asian="normal" style:font-size-complex="10pt" style:font-weight-complex="normal"/>
    </style:style>
    <style:style style:name="P522"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177607" style:font-size-asian="10pt" style:font-weight-asian="normal" style:font-size-complex="10pt" style:font-weight-complex="normal"/>
    </style:style>
    <style:style style:name="P523"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1fdb80" style:font-size-asian="10pt" style:font-weight-asian="normal" style:font-size-complex="10pt" style:font-weight-complex="normal"/>
    </style:style>
    <style:style style:name="P524"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242811" style:font-size-asian="10pt" style:font-weight-asian="normal" style:font-size-complex="10pt" style:font-weight-complex="normal"/>
    </style:style>
    <style:style style:name="P525"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275075" style:font-size-asian="10pt" style:font-weight-asian="normal" style:font-size-complex="10pt" style:font-weight-complex="normal"/>
    </style:style>
    <style:style style:name="P526"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2a9882" style:font-size-asian="10pt" style:font-weight-asian="normal" style:font-size-complex="10pt" style:font-weight-complex="normal"/>
    </style:style>
    <style:style style:name="P527"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2d830f" style:font-size-asian="10pt" style:font-weight-asian="normal" style:font-size-complex="10pt" style:font-weight-complex="normal"/>
    </style:style>
    <style:style style:name="P528"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2fe62f" style:font-size-asian="10pt" style:font-weight-asian="normal" style:font-size-complex="10pt" style:font-weight-complex="normal"/>
    </style:style>
    <style:style style:name="P529"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3266c2" style:font-size-asian="10pt" style:font-weight-asian="normal" style:font-size-complex="10pt" style:font-weight-complex="normal"/>
    </style:style>
    <style:style style:name="P530"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36c9f4" style:font-size-asian="10pt" style:font-weight-asian="normal" style:font-size-complex="10pt" style:font-weight-complex="normal"/>
    </style:style>
    <style:style style:name="P531"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3c86b6" style:font-size-asian="10pt" style:font-weight-asian="normal" style:font-size-complex="10pt" style:font-weight-complex="normal"/>
    </style:style>
    <style:style style:name="P532"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3e2c86" style:font-size-asian="10pt" style:font-weight-asian="normal" style:font-size-complex="10pt" style:font-weight-complex="normal"/>
    </style:style>
    <style:style style:name="P533"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42cd1f" style:font-size-asian="10pt" style:font-weight-asian="normal" style:font-size-complex="10pt" style:font-weight-complex="normal"/>
    </style:style>
    <style:style style:name="P534"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469dd0" style:font-size-asian="10pt" style:font-weight-asian="normal" style:font-size-complex="10pt" style:font-weight-complex="normal"/>
    </style:style>
    <style:style style:name="P535" style:family="paragraph" style:parent-style-name="Standard">
      <style:paragraph-properties fo:margin-left="0cm" fo:margin-right="0cm" fo:text-align="center" style:justify-single-word="false" fo:text-indent="1.249cm" style:auto-text-indent="false"/>
      <style:text-properties style:font-name="Arial" fo:font-size="11pt" fo:language="es" fo:country="ES" officeooo:paragraph-rsid="00625c87" style:font-size-asian="11pt" style:font-name-complex="Arial" style:font-size-complex="11pt"/>
    </style:style>
    <style:style style:name="P536" style:family="paragraph" style:parent-style-name="Standard">
      <style:paragraph-properties fo:margin-left="0cm" fo:margin-right="0cm" fo:text-align="center" style:justify-single-word="false" fo:text-indent="1.249cm" style:auto-text-indent="false"/>
      <style:text-properties style:font-name="Arial" fo:font-size="11pt" officeooo:paragraph-rsid="007001b8" style:font-size-asian="11pt" style:font-name-complex="Arial" style:font-size-complex="11pt"/>
    </style:style>
    <style:style style:name="P537" style:family="paragraph" style:parent-style-name="Standard">
      <style:paragraph-properties fo:margin-left="0cm" fo:margin-right="0cm" fo:text-align="center" style:justify-single-word="false" fo:text-indent="1.249cm" style:auto-text-indent="false"/>
      <style:text-properties style:font-name="Arial" fo:font-size="11pt" officeooo:paragraph-rsid="0073546c" style:font-size-asian="11pt" style:font-name-complex="Arial" style:font-size-complex="11pt"/>
    </style:style>
    <style:style style:name="P538" style:family="paragraph" style:parent-style-name="Standard">
      <style:paragraph-properties fo:margin-left="0cm" fo:margin-right="0cm" fo:text-align="center" style:justify-single-word="false" fo:text-indent="1.249cm" style:auto-text-indent="false"/>
      <style:text-properties style:font-name="Arial" fo:font-size="11pt" officeooo:paragraph-rsid="00755920" style:font-size-asian="11pt" style:font-name-complex="Arial" style:font-size-complex="11pt"/>
    </style:style>
    <style:style style:name="P539" style:family="paragraph" style:parent-style-name="Standard">
      <style:paragraph-properties fo:margin-left="0cm" fo:margin-right="0cm" fo:text-align="center" style:justify-single-word="false" fo:text-indent="1.249cm" style:auto-text-indent="false"/>
      <style:text-properties style:font-name="Arial" fo:font-size="11pt" officeooo:paragraph-rsid="007a7cdb" style:font-size-asian="11pt" style:font-name-complex="Arial" style:font-size-complex="11pt"/>
    </style:style>
    <style:style style:name="P540" style:family="paragraph" style:parent-style-name="Standard">
      <style:paragraph-properties fo:margin-left="0cm" fo:margin-right="0cm" fo:text-align="center" style:justify-single-word="false" fo:text-indent="1.249cm" style:auto-text-indent="false"/>
      <style:text-properties style:font-name="Arial" fo:language="es" fo:country="ES" style:font-name-complex="Arial"/>
    </style:style>
    <style:style style:name="P541"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177607" style:font-name-complex="Arial"/>
    </style:style>
    <style:style style:name="P542"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1fdb80" style:font-name-complex="Arial"/>
    </style:style>
    <style:style style:name="P543"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242811" style:font-name-complex="Arial"/>
    </style:style>
    <style:style style:name="P544"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275075" style:font-name-complex="Arial"/>
    </style:style>
    <style:style style:name="P545"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2d830f" style:font-name-complex="Arial"/>
    </style:style>
    <style:style style:name="P546"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2fe62f" style:font-name-complex="Arial"/>
    </style:style>
    <style:style style:name="P547"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3266c2" style:font-name-complex="Arial"/>
    </style:style>
    <style:style style:name="P548"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36c9f4" style:font-name-complex="Arial"/>
    </style:style>
    <style:style style:name="P549"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3c86b6" style:font-name-complex="Arial"/>
    </style:style>
    <style:style style:name="P550"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3e2c86" style:font-name-complex="Arial"/>
    </style:style>
    <style:style style:name="P551"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469dd0" style:font-name-complex="Arial"/>
    </style:style>
    <style:style style:name="P552"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49c93c" style:font-name-complex="Arial"/>
    </style:style>
    <style:style style:name="P553"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5a5c51" style:font-name-complex="Arial"/>
    </style:style>
    <style:style style:name="P554"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5e3432" style:font-name-complex="Arial"/>
    </style:style>
    <style:style style:name="P555" style:family="paragraph" style:parent-style-name="Standard">
      <style:paragraph-properties fo:margin-left="0.048cm" fo:margin-right="-0.005cm" fo:text-indent="0cm" style:auto-text-indent="false" style:snap-to-layout-grid="false"/>
      <style:text-properties style:font-name="Arial" fo:font-size="10pt" fo:language="es" fo:country="ES" fo:font-weight="normal" style:font-size-asian="10pt" style:font-weight-asian="normal" style:font-size-complex="10pt" style:font-weight-complex="normal"/>
    </style:style>
    <style:style style:name="P556" style:family="paragraph" style:parent-style-name="Standard">
      <style:paragraph-properties fo:text-align="justify" style:justify-single-word="false" fo:break-before="auto" fo:break-after="auto"/>
      <style:text-properties style:font-name="Arial" fo:language="es" fo:country="ES" officeooo:paragraph-rsid="00581962" style:font-name-complex="Arial" style:font-size-complex="11pt"/>
    </style:style>
    <style:style style:name="P557" style:family="paragraph" style:parent-style-name="Footnote">
      <style:paragraph-properties fo:text-align="justify" style:justify-single-word="false"/>
      <style:text-properties style:font-name="Arial" fo:font-size="11pt" fo:language="es" fo:country="ES" officeooo:paragraph-rsid="00581962" style:font-size-asian="11pt" style:font-size-complex="11pt"/>
    </style:style>
    <style:style style:name="P558" style:family="paragraph" style:parent-style-name="Footnote">
      <style:paragraph-properties fo:text-align="justify" style:justify-single-word="false"/>
      <style:text-properties style:font-name="Arial" fo:font-size="12pt" fo:language="es" fo:country="ES" fo:font-weight="bold" officeooo:paragraph-rsid="00581962" style:font-size-asian="12pt" style:font-weight-asian="bold" style:font-name-complex="Arial"/>
    </style:style>
    <style:style style:name="P559" style:family="paragraph" style:parent-style-name="Footnote">
      <style:paragraph-properties fo:text-align="justify" style:justify-single-word="false" style:snap-to-layout-grid="false"/>
      <style:text-properties style:font-name="Arial" fo:font-size="12pt" fo:font-weight="normal" officeooo:paragraph-rsid="007c173a" style:font-size-asian="12pt" style:font-weight-asian="normal" style:font-name-complex="Times New Roman"/>
    </style:style>
    <style:style style:name="P560" style:family="paragraph" style:parent-style-name="Footnote">
      <style:paragraph-properties fo:text-align="justify" style:justify-single-word="false"/>
      <style:text-properties style:font-name="Arial" fo:font-size="12pt" fo:font-weight="normal" officeooo:paragraph-rsid="007c173a" style:font-size-asian="12pt" style:font-weight-asian="normal" style:font-name-complex="Times New Roman"/>
    </style:style>
    <style:style style:name="P561" style:family="paragraph" style:parent-style-name="Footnote">
      <style:paragraph-properties fo:text-align="center" style:justify-single-word="false" style:snap-to-layout-grid="false"/>
      <style:text-properties style:font-name="Arial" fo:font-size="12pt" fo:font-weight="normal" officeooo:paragraph-rsid="007c173a" style:font-size-asian="12pt" style:font-weight-asian="normal" style:font-name-complex="Times New Roman"/>
    </style:style>
    <style:style style:name="P562" style:family="paragraph" style:parent-style-name="Footnote">
      <style:paragraph-properties fo:text-align="center" style:justify-single-word="false"/>
      <style:text-properties style:font-name="Arial" fo:font-size="12pt" fo:font-weight="normal" officeooo:paragraph-rsid="007c173a" style:font-size-asian="12pt" style:font-weight-asian="normal" style:font-name-complex="Times New Roman"/>
    </style:style>
    <style:style style:name="P563" style:family="paragraph" style:parent-style-name="Footnote">
      <style:paragraph-properties style:snap-to-layout-grid="false"/>
      <style:text-properties style:font-name="Arial" fo:font-size="12pt" fo:font-weight="normal" officeooo:paragraph-rsid="007c173a" style:font-size-asian="12pt" style:font-weight-asian="normal" style:font-name-complex="Times New Roman"/>
    </style:style>
    <style:style style:name="P564" style:family="paragraph" style:parent-style-name="Footnote">
      <style:paragraph-properties fo:text-align="center" style:justify-single-word="false" style:snap-to-layout-grid="false"/>
      <style:text-properties style:font-name="Arial" fo:font-size="12pt" fo:font-weight="normal" officeooo:paragraph-rsid="007c173a" style:font-size-asian="12pt" style:font-weight-asian="normal" style:font-name-complex="Times New Roman" style:font-size-complex="12pt"/>
    </style:style>
    <style:style style:name="P565" style:family="paragraph" style:parent-style-name="Footnote">
      <style:paragraph-properties fo:text-align="start" style:justify-single-word="false" style:snap-to-layout-grid="false"/>
      <style:text-properties style:font-name="Arial" fo:font-size="12pt" fo:font-weight="normal" officeooo:paragraph-rsid="007c173a" style:font-size-asian="12pt" style:font-weight-asian="normal" style:font-name-complex="Times New Roman"/>
    </style:style>
    <style:style style:name="P566" style:family="paragraph" style:parent-style-name="Footnote">
      <style:paragraph-properties fo:text-align="start" style:justify-single-word="false"/>
      <style:text-properties style:font-name="Arial" fo:font-size="12pt" fo:font-weight="normal" officeooo:paragraph-rsid="007c173a" style:font-size-asian="12pt" style:font-weight-asian="normal" style:font-name-complex="Times New Roman"/>
    </style:style>
    <style:style style:name="P567" style:family="paragraph" style:parent-style-name="Footnote">
      <style:text-properties style:font-name="Arial" fo:font-size="12pt" fo:font-weight="normal" officeooo:paragraph-rsid="007c173a" style:font-size-asian="12pt" style:font-weight-asian="normal" style:font-name-complex="Times New Roman"/>
    </style:style>
    <style:style style:name="P568" style:family="paragraph" style:parent-style-name="Footnote">
      <style:paragraph-properties fo:text-align="center" style:justify-single-word="false"/>
      <style:text-properties style:font-name="Arial" fo:font-size="12pt" officeooo:paragraph-rsid="007c173a" style:font-size-asian="12pt" style:font-name-complex="Times New Roman" style:font-size-complex="12pt"/>
    </style:style>
    <style:style style:name="P569" style:family="paragraph" style:parent-style-name="Footnote">
      <style:paragraph-properties fo:text-align="justify" style:justify-single-word="false"/>
      <style:text-properties style:font-name="Arial" fo:font-size="12pt" officeooo:paragraph-rsid="007c173a" style:font-size-asian="12pt" style:font-name-complex="Times New Roman" style:font-size-complex="12pt"/>
    </style:style>
    <style:style style:name="P570" style:family="paragraph" style:parent-style-name="Footnote">
      <style:paragraph-properties fo:text-align="start" style:justify-single-word="false"/>
      <style:text-properties style:font-name="Arial" fo:font-size="12pt" officeooo:paragraph-rsid="007c173a" style:font-size-asian="12pt" style:font-name-complex="Times New Roman" style:font-size-complex="12pt"/>
    </style:style>
    <style:style style:name="P571" style:family="paragraph" style:parent-style-name="Footnote">
      <style:paragraph-properties fo:text-align="start" style:justify-single-word="false"/>
      <style:text-properties style:font-name="Arial" fo:font-size="12pt" officeooo:rsid="00213ee2" officeooo:paragraph-rsid="007c173a" style:font-size-asian="12pt" style:font-name-complex="Times New Roman" style:font-size-complex="12pt"/>
    </style:style>
    <style:style style:name="P572" style:family="paragraph" style:parent-style-name="Footnote">
      <style:paragraph-properties fo:text-align="center" style:justify-single-word="false"/>
      <style:text-properties style:font-name="Arial" fo:font-size="12pt" fo:font-weight="bold" officeooo:paragraph-rsid="007c173a" style:font-size-asian="12pt" style:font-weight-asian="bold" style:font-name-complex="Times New Roman" style:font-size-complex="12pt" style:font-weight-complex="bold"/>
    </style:style>
    <style:style style:name="P573" style:family="paragraph" style:parent-style-name="Footnote">
      <style:text-properties style:font-name="Arial" fo:language="es" fo:country="ES" officeooo:paragraph-rsid="00581962"/>
    </style:style>
    <style:style style:name="P574" style:family="paragraph" style:parent-style-name="Footnote">
      <style:paragraph-properties fo:text-align="center" style:justify-single-word="false" style:snap-to-layout-grid="false"/>
      <style:text-properties style:font-name="Arial" fo:language="es" fo:country="ES" officeooo:paragraph-rsid="00581962"/>
    </style:style>
    <style:style style:name="P575" style:family="paragraph" style:parent-style-name="Footnote">
      <style:paragraph-properties fo:text-align="center" style:justify-single-word="false" style:snap-to-layout-grid="false"/>
      <style:text-properties style:font-name="Arial" fo:language="es" fo:country="ES" fo:font-weight="bold" officeooo:paragraph-rsid="00581962" style:font-weight-asian="bold" style:font-name-complex="Arial"/>
    </style:style>
    <style:style style:name="P576" style:family="paragraph" style:parent-style-name="Footnote">
      <style:paragraph-properties fo:text-align="justify" style:justify-single-word="false" style:snap-to-layout-grid="false"/>
      <style:text-properties style:font-name="Arial" fo:language="es" fo:country="ES" fo:font-weight="bold" officeooo:paragraph-rsid="00581962" style:font-weight-asian="bold" style:font-name-complex="Arial"/>
    </style:style>
    <style:style style:name="P577" style:family="paragraph" style:parent-style-name="Footnote">
      <style:paragraph-properties fo:text-align="justify" style:justify-single-word="false"/>
      <style:text-properties style:font-name="Arial" fo:language="es" fo:country="ES" fo:font-weight="bold" officeooo:paragraph-rsid="00581962" style:font-weight-asian="bold" style:font-size-complex="11pt" style:font-weight-complex="bold"/>
    </style:style>
    <style:style style:name="P578" style:family="paragraph" style:parent-style-name="Footnote">
      <style:paragraph-properties fo:text-align="center" style:justify-single-word="false" style:snap-to-layout-grid="false"/>
      <style:text-properties style:font-name="Arial" fo:language="es" fo:country="ES" officeooo:paragraph-rsid="00581962" style:font-name-asian="Arial" style:font-name-complex="Arial"/>
    </style:style>
    <style:style style:name="P579" style:family="paragraph" style:parent-style-name="Footnote">
      <style:paragraph-properties fo:text-align="center" style:justify-single-word="false" style:snap-to-layout-grid="false"/>
      <style:text-properties style:font-name="Arial" fo:language="es" fo:country="ES" officeooo:paragraph-rsid="00581962" style:font-name-complex="Arial"/>
    </style:style>
    <style:style style:name="P580" style:family="paragraph" style:parent-style-name="Footnote">
      <style:paragraph-properties fo:text-align="justify" style:justify-single-word="false"/>
      <style:text-properties style:font-name="Arial" fo:language="es" fo:country="ES" officeooo:paragraph-rsid="00581962" style:font-name-complex="Arial" style:font-size-complex="11pt"/>
    </style:style>
    <style:style style:name="P581" style:family="paragraph" style:parent-style-name="Footnote">
      <style:paragraph-properties fo:text-align="justify" style:justify-single-word="false"/>
      <style:text-properties style:font-name="Arial" fo:language="es" fo:country="ES" officeooo:paragraph-rsid="00581962"/>
    </style:style>
    <style:style style:name="P582" style:family="paragraph" style:parent-style-name="Footnote">
      <style:paragraph-properties fo:text-align="center" style:justify-single-word="false"/>
      <style:text-properties style:font-name="Arial" officeooo:paragraph-rsid="007c173a" style:font-name-complex="Times New Roman"/>
    </style:style>
    <style:style style:name="P583" style:family="paragraph" style:parent-style-name="Footnote">
      <style:paragraph-properties fo:text-align="center" style:justify-single-word="false" style:snap-to-layout-grid="false"/>
      <style:text-properties style:font-name="Arial" fo:font-size="5pt" fo:font-weight="normal" officeooo:paragraph-rsid="007c173a" style:font-size-asian="5pt" style:font-weight-asian="normal" style:font-name-complex="Times New Roman" style:font-size-complex="5pt"/>
    </style:style>
    <style:style style:name="P584" style:family="paragraph" style:parent-style-name="Footnote">
      <style:paragraph-properties fo:text-align="center" style:justify-single-word="false" style:snap-to-layout-grid="false"/>
      <style:text-properties style:font-name="Arial" fo:font-weight="normal" officeooo:paragraph-rsid="007c173a" style:font-weight-asian="normal" style:font-name-complex="Times New Roman"/>
    </style:style>
    <style:style style:name="P585" style:family="paragraph" style:parent-style-name="Footnote">
      <style:paragraph-properties fo:text-align="center" style:justify-single-word="false"/>
      <style:text-properties style:font-name="Arial" fo:font-weight="normal" officeooo:paragraph-rsid="007c173a" style:font-weight-asian="normal" style:font-name-complex="Times New Roman"/>
    </style:style>
    <style:style style:name="P586" style:family="paragraph" style:parent-style-name="Footnote">
      <style:paragraph-properties fo:text-align="center" style:justify-single-word="false" style:snap-to-layout-grid="false"/>
      <style:text-properties style:font-name="Arial" fo:font-size="10pt" fo:font-weight="normal" officeooo:paragraph-rsid="007c173a" style:font-size-asian="10pt" style:font-weight-asian="normal" style:font-name-complex="Times New Roman" style:font-size-complex="10pt"/>
    </style:style>
    <style:style style:name="P587" style:family="paragraph" style:parent-style-name="Footnote">
      <style:paragraph-properties fo:text-align="justify" style:justify-single-word="false"/>
      <style:text-properties style:font-name="Arial" officeooo:paragraph-rsid="007c173a"/>
    </style:style>
    <style:style style:name="P588" style:family="paragraph" style:parent-style-name="Footnote">
      <style:paragraph-properties fo:margin-left="0cm" fo:margin-right="-0.007cm" fo:text-align="justify" style:justify-single-word="false" fo:text-indent="0cm" style:auto-text-indent="false"/>
      <style:text-properties style:font-name="Arial" fo:font-size="11pt" fo:language="es" fo:country="ES" officeooo:paragraph-rsid="00581962" style:font-size-asian="11pt" style:font-size-complex="11pt"/>
    </style:style>
    <style:style style:name="P589" style:family="paragraph" style:parent-style-name="Footnote">
      <style:paragraph-properties fo:margin-left="0cm" fo:margin-right="-0.007cm" fo:text-align="justify" style:justify-single-word="false" fo:text-indent="0cm" style:auto-text-indent="false"/>
      <style:text-properties style:font-name="Arial" fo:font-size="12pt" fo:language="es" fo:country="ES" fo:font-weight="bold" officeooo:paragraph-rsid="00581962" style:font-size-asian="12pt" style:font-weight-asian="bold" style:font-name-complex="Arial" style:font-size-complex="12pt"/>
    </style:style>
    <style:style style:name="P590"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ext-properties style:use-window-font-color="true" style:font-name="Arial" fo:font-size="11pt" fo:language="es" fo:country="ES" fo:font-weight="bold" officeooo:paragraph-rsid="00581962" style:font-name-asian="Times New Roman" style:font-size-asian="11pt" style:language-asian="zh" style:country-asian="CN" style:font-weight-asian="bold" style:font-name-complex="Times New Roman" style:font-size-complex="11pt" style:language-complex="ar" style:country-complex="SA" fo:hyphenate="false" fo:hyphenation-remain-char-count="2" fo:hyphenation-push-char-count="2"/>
    </style:style>
    <style:style style:name="P591"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ext-properties style:use-window-font-color="true" style:font-name="Arial" fo:font-size="11pt" fo:language="es" fo:country="ES" fo:font-weight="normal" officeooo:paragraph-rsid="00581962" style:font-name-asian="Times New Roman" style:font-size-asian="11pt" style:language-asian="zh" style:country-asian="CN" style:font-weight-asian="normal" style:font-name-complex="Times New Roman" style:font-size-complex="11pt" style:language-complex="ar" style:country-complex="SA" style:font-weight-complex="normal" fo:hyphenate="false" fo:hyphenation-remain-char-count="2" fo:hyphenation-push-char-count="2"/>
    </style:style>
    <style:style style:name="P592" style:family="paragraph" style:parent-style-name="Standard">
      <style:paragraph-properties fo:margin-left="1.249cm" fo:margin-right="0cm" fo:text-indent="-0.635cm" style:auto-text-indent="false"/>
      <style:text-properties style:font-name="Arial" fo:font-size="10pt" fo:font-weight="normal" officeooo:rsid="00755920" officeooo:paragraph-rsid="00755920" style:font-size-asian="10pt" style:font-weight-asian="normal" style:font-weight-complex="normal"/>
    </style:style>
    <style:style style:name="P593" style:family="paragraph" style:parent-style-name="Standard">
      <style:paragraph-properties fo:margin-left="0.614cm" fo:margin-right="0cm" fo:text-indent="0cm" style:auto-text-indent="false"/>
      <style:text-properties style:font-name="Arial" fo:font-size="10pt" fo:font-weight="normal" officeooo:rsid="00755920" officeooo:paragraph-rsid="00755920" style:font-size-asian="10pt" style:font-weight-asian="normal" style:font-weight-complex="normal"/>
    </style:style>
    <style:style style:name="P594" style:family="paragraph" style:parent-style-name="Text_20_body">
      <style:paragraph-properties fo:text-align="start" style:justify-single-word="false"/>
      <style:text-properties style:font-name="Arial" fo:font-size="12pt" fo:font-weight="bold" officeooo:paragraph-rsid="007c173a" style:font-size-asian="12pt" style:font-name-complex="Times New Roman" style:font-size-complex="12pt"/>
    </style:style>
    <style:style style:name="P595"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weight="normal" officeooo:paragraph-rsid="007c173a" style:font-weight-asian="normal" style:font-weight-complex="normal"/>
    </style:style>
    <style:style style:name="P596"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style:text-underline-style="none" fo:font-weight="normal" officeooo:paragraph-rsid="007c173a" style:font-weight-asian="normal" style:font-weight-complex="normal"/>
    </style:style>
    <style:style style:name="P597"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officeooo:paragraph-rsid="007c173a"/>
    </style:style>
    <style:style style:name="P598"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style:text-underline-style="none" fo:font-weight="normal" officeooo:paragraph-rsid="007c173a" style:font-size-asian="12pt" style:font-weight-asian="normal" style:font-name-complex="Times New Roman"/>
    </style:style>
    <style:style style:name="P599"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fo:font-weight="normal" officeooo:paragraph-rsid="007c173a" style:font-size-asian="12pt" style:font-weight-asian="normal" style:font-name-complex="Times New Roman" style:font-weight-complex="normal"/>
    </style:style>
    <style:style style:name="P600" style:family="paragraph" style:parent-style-name="Text_20_body">
      <style:paragraph-properties fo:margin-top="0cm" fo:margin-bottom="0cm" style:contextual-spacing="false" fo:text-align="justify" style:justify-single-word="false"/>
      <style:text-properties style:font-name="Arial" fo:font-weight="bold" officeooo:paragraph-rsid="007c173a"/>
    </style:style>
    <style:style style:name="P601" style:family="paragraph" style:parent-style-name="Footnote">
      <style:paragraph-properties fo:margin-left="0cm" fo:margin-right="0cm" fo:text-align="center" style:justify-single-word="false" fo:text-indent="2.858cm" style:auto-text-indent="false"/>
      <style:text-properties style:font-name="Arial" officeooo:paragraph-rsid="007c173a"/>
    </style:style>
    <style:style style:name="P602" style:family="paragraph" style:parent-style-name="Footnote">
      <style:paragraph-properties fo:margin-left="0cm" fo:margin-right="0cm" fo:text-align="center" style:justify-single-word="false" fo:text-indent="2.858cm" style:auto-text-indent="false"/>
      <style:text-properties style:font-name="Arial" fo:font-size="5pt" officeooo:paragraph-rsid="007c173a" style:font-size-asian="5pt" style:font-name-complex="Times New Roman" style:font-size-complex="5pt"/>
    </style:style>
    <style:style style:name="P603" style:family="paragraph" style:parent-style-name="Standard" style:list-style-name="WW8Num5">
      <style:paragraph-properties style:snap-to-layout-grid="false"/>
      <style:text-properties fo:color="#000000" style:font-name="Arial" fo:font-size="10pt" fo:language="es" fo:country="ES" style:font-size-asian="10pt"/>
    </style:style>
    <style:style style:name="P604" style:family="paragraph" style:parent-style-name="Standard" style:list-style-name="L1">
      <style:paragraph-properties style:snap-to-layout-grid="false"/>
      <style:text-properties fo:color="#000000" style:font-name="Arial" fo:font-size="10pt" fo:language="es" fo:country="ES" style:font-size-asian="10pt" style:font-size-complex="10pt"/>
    </style:style>
    <style:style style:name="P605" style:family="paragraph" style:parent-style-name="Standard" style:list-style-name="L2">
      <style:text-properties fo:color="#000000" style:font-name="Arial" fo:font-size="10pt" fo:language="es" fo:country="ES" style:font-size-asian="10pt" style:font-size-complex="10pt"/>
    </style:style>
    <style:style style:name="P606" style:family="paragraph" style:parent-style-name="Standard" style:list-style-name="L2">
      <style:paragraph-properties style:snap-to-layout-grid="false"/>
      <style:text-properties fo:color="#000000" style:font-name="Arial" fo:font-size="10pt" fo:language="es" fo:country="ES" style:font-size-asian="10pt" style:font-size-complex="10pt"/>
    </style:style>
    <style:style style:name="P607" style:family="paragraph" style:parent-style-name="Standard" style:list-style-name="L3">
      <style:text-properties fo:color="#000000" style:font-name="Arial" fo:font-size="10pt" fo:language="es" fo:country="ES" style:font-size-asian="10pt" style:font-size-complex="10pt"/>
    </style:style>
    <style:style style:name="P608" style:family="paragraph" style:parent-style-name="Standard" style:list-style-name="L3">
      <style:paragraph-properties style:snap-to-layout-grid="false"/>
      <style:text-properties fo:color="#000000" style:font-name="Arial" fo:font-size="10pt" fo:language="es" fo:country="ES" style:font-size-asian="10pt" style:font-size-complex="10pt"/>
    </style:style>
    <style:style style:name="P609" style:family="paragraph" style:parent-style-name="Standard" style:list-style-name="WW8Num5">
      <style:paragraph-properties style:snap-to-layout-grid="false"/>
      <style:text-properties style:font-name="Arial" fo:font-size="10pt" fo:language="es" fo:country="ES" style:font-size-asian="10pt"/>
    </style:style>
    <style:style style:name="P610" style:family="paragraph" style:parent-style-name="Standard" style:list-style-name="WW8Num5">
      <style:paragraph-properties style:snap-to-layout-grid="false"/>
      <style:text-properties style:font-name="Arial" fo:font-size="10pt" fo:language="es" fo:country="ES" officeooo:paragraph-rsid="00177607" style:font-size-asian="10pt"/>
    </style:style>
    <style:style style:name="P611" style:family="paragraph" style:parent-style-name="Standard" style:list-style-name="WW8Num5">
      <style:paragraph-properties style:snap-to-layout-grid="false"/>
      <style:text-properties style:font-name="Arial" fo:font-size="10pt" fo:language="es" fo:country="ES" officeooo:paragraph-rsid="001fdb80" style:font-size-asian="10pt"/>
    </style:style>
    <style:style style:name="P612" style:family="paragraph" style:parent-style-name="Standard" style:list-style-name="WW8Num5">
      <style:paragraph-properties style:snap-to-layout-grid="false"/>
      <style:text-properties style:font-name="Arial" fo:font-size="10pt" fo:language="es" fo:country="ES" officeooo:paragraph-rsid="00242811" style:font-size-asian="10pt"/>
    </style:style>
    <style:style style:name="P613" style:family="paragraph" style:parent-style-name="Standard" style:list-style-name="WW8Num5">
      <style:paragraph-properties style:snap-to-layout-grid="false"/>
      <style:text-properties style:font-name="Arial" fo:font-size="10pt" fo:language="es" fo:country="ES" officeooo:paragraph-rsid="00275075" style:font-size-asian="10pt"/>
    </style:style>
    <style:style style:name="P614" style:family="paragraph" style:parent-style-name="Standard" style:list-style-name="WW8Num5">
      <style:paragraph-properties style:snap-to-layout-grid="false"/>
      <style:text-properties style:font-name="Arial" fo:font-size="10pt" fo:language="es" fo:country="ES" officeooo:paragraph-rsid="002a9882" style:font-size-asian="10pt"/>
    </style:style>
    <style:style style:name="P615" style:family="paragraph" style:parent-style-name="Standard" style:list-style-name="WW8Num5">
      <style:paragraph-properties style:snap-to-layout-grid="false"/>
      <style:text-properties style:font-name="Arial" fo:font-size="10pt" fo:language="es" fo:country="ES" officeooo:paragraph-rsid="002d830f" style:font-size-asian="10pt"/>
    </style:style>
    <style:style style:name="P616" style:family="paragraph" style:parent-style-name="Standard" style:list-style-name="WW8Num5">
      <style:paragraph-properties style:snap-to-layout-grid="false"/>
      <style:text-properties style:font-name="Arial" fo:font-size="10pt" fo:language="es" fo:country="ES" officeooo:paragraph-rsid="002fe62f" style:font-size-asian="10pt"/>
    </style:style>
    <style:style style:name="P617" style:family="paragraph" style:parent-style-name="Standard" style:list-style-name="WW8Num5">
      <style:paragraph-properties style:snap-to-layout-grid="false"/>
      <style:text-properties style:font-name="Arial" fo:font-size="10pt" fo:language="es" fo:country="ES" officeooo:paragraph-rsid="003266c2" style:font-size-asian="10pt"/>
    </style:style>
    <style:style style:name="P618" style:family="paragraph" style:parent-style-name="Standard" style:list-style-name="WW8Num5">
      <style:paragraph-properties style:snap-to-layout-grid="false"/>
      <style:text-properties style:font-name="Arial" fo:font-size="10pt" fo:language="es" fo:country="ES" officeooo:paragraph-rsid="0036c9f4" style:font-size-asian="10pt"/>
    </style:style>
    <style:style style:name="P619" style:family="paragraph" style:parent-style-name="Standard" style:list-style-name="WW8Num5">
      <style:paragraph-properties style:snap-to-layout-grid="false"/>
      <style:text-properties style:font-name="Arial" fo:font-size="10pt" fo:language="es" fo:country="ES" officeooo:paragraph-rsid="003c86b6" style:font-size-asian="10pt"/>
    </style:style>
    <style:style style:name="P620" style:family="paragraph" style:parent-style-name="Standard" style:list-style-name="WW8Num5">
      <style:paragraph-properties style:snap-to-layout-grid="false"/>
      <style:text-properties style:font-name="Arial" fo:font-size="10pt" fo:language="es" fo:country="ES" officeooo:paragraph-rsid="003e2c86" style:font-size-asian="10pt"/>
    </style:style>
    <style:style style:name="P621" style:family="paragraph" style:parent-style-name="Standard" style:list-style-name="WW8Num5">
      <style:paragraph-properties style:snap-to-layout-grid="false"/>
      <style:text-properties style:font-name="Arial" fo:font-size="10pt" fo:language="es" fo:country="ES" officeooo:paragraph-rsid="0042cd1f" style:font-size-asian="10pt"/>
    </style:style>
    <style:style style:name="P622" style:family="paragraph" style:parent-style-name="Standard" style:list-style-name="WW8Num5">
      <style:paragraph-properties style:snap-to-layout-grid="false"/>
      <style:text-properties style:font-name="Arial" fo:font-size="10pt" fo:language="es" fo:country="ES" officeooo:paragraph-rsid="00469dd0" style:font-size-asian="10pt"/>
    </style:style>
    <style:style style:name="P623" style:family="paragraph" style:parent-style-name="Standard" style:list-style-name="WW8Num5">
      <style:paragraph-properties style:snap-to-layout-grid="false"/>
      <style:text-properties style:font-name="Arial" fo:font-size="10pt" fo:language="es" fo:country="ES" officeooo:paragraph-rsid="0049c93c" style:font-size-asian="10pt"/>
    </style:style>
    <style:style style:name="P624" style:family="paragraph" style:parent-style-name="Standard" style:list-style-name="WW8Num5">
      <style:paragraph-properties style:snap-to-layout-grid="false"/>
      <style:text-properties style:font-name="Arial" fo:font-size="10pt" fo:language="es" fo:country="ES" officeooo:paragraph-rsid="005a5c51" style:font-size-asian="10pt"/>
    </style:style>
    <style:style style:name="P625" style:family="paragraph" style:parent-style-name="Standard" style:list-style-name="WW8Num5">
      <style:paragraph-properties style:snap-to-layout-grid="false"/>
      <style:text-properties style:font-name="Arial" fo:font-size="10pt" fo:language="es" fo:country="ES" officeooo:paragraph-rsid="005e3432" style:font-size-asian="10pt"/>
    </style:style>
    <style:style style:name="P626" style:family="paragraph" style:parent-style-name="Standard" style:list-style-name="WW8Num5">
      <style:paragraph-properties style:snap-to-layout-grid="false"/>
      <style:text-properties style:font-name="Arial" fo:font-size="10pt" fo:language="es" fo:country="ES" officeooo:paragraph-rsid="00625c87" style:font-size-asian="10pt"/>
    </style:style>
    <style:style style:name="P627" style:family="paragraph" style:parent-style-name="Standard" style:list-style-name="L7">
      <style:text-properties style:font-name="Arial" fo:font-size="10pt" fo:language="es" fo:country="ES" style:font-size-asian="10pt" style:font-size-complex="10pt"/>
    </style:style>
    <style:style style:name="P628" style:family="paragraph" style:parent-style-name="Standard" style:list-style-name="L7">
      <style:paragraph-properties fo:text-align="justify" style:justify-single-word="false"/>
      <style:text-properties style:font-name="Arial" fo:font-size="10pt" fo:language="es" fo:country="ES" officeooo:rsid="00284b7b" officeooo:paragraph-rsid="00284b7b" style:font-size-asian="10pt" style:font-size-complex="10pt"/>
    </style:style>
    <style:style style:name="P629" style:family="paragraph" style:parent-style-name="Standard" style:list-style-name="L7">
      <style:paragraph-properties fo:text-align="justify" style:justify-single-word="false"/>
      <style:text-properties style:font-name="Arial" fo:font-size="10pt" fo:language="es" fo:country="ES" officeooo:rsid="00284b7b" officeooo:paragraph-rsid="002d830f" style:font-size-asian="10pt" style:font-size-complex="10pt"/>
    </style:style>
    <style:style style:name="P630" style:family="paragraph" style:parent-style-name="Standard" style:list-style-name="L7">
      <style:paragraph-properties fo:text-align="justify" style:justify-single-word="false"/>
      <style:text-properties style:font-name="Arial" fo:font-size="10pt" fo:language="es" fo:country="ES" officeooo:rsid="00284b7b" officeooo:paragraph-rsid="002fe62f" style:font-size-asian="10pt" style:font-size-complex="10pt"/>
    </style:style>
    <style:style style:name="P631" style:family="paragraph" style:parent-style-name="Standard" style:list-style-name="L7">
      <style:paragraph-properties fo:text-align="justify" style:justify-single-word="false"/>
      <style:text-properties style:font-name="Arial" fo:font-size="10pt" fo:language="es" fo:country="ES" officeooo:rsid="00284b7b" officeooo:paragraph-rsid="003266c2" style:font-size-asian="10pt" style:font-size-complex="10pt"/>
    </style:style>
    <style:style style:name="P632" style:family="paragraph" style:parent-style-name="Standard" style:list-style-name="L7">
      <style:paragraph-properties fo:text-align="justify" style:justify-single-word="false"/>
      <style:text-properties style:font-name="Arial" fo:font-size="10pt" fo:language="es" fo:country="ES" officeooo:rsid="00284b7b" officeooo:paragraph-rsid="0036c9f4" style:font-size-asian="10pt" style:font-size-complex="10pt"/>
    </style:style>
    <style:style style:name="P633" style:family="paragraph" style:parent-style-name="Standard" style:list-style-name="L7">
      <style:paragraph-properties fo:text-align="justify" style:justify-single-word="false"/>
      <style:text-properties style:font-name="Arial" fo:font-size="10pt" fo:language="es" fo:country="ES" officeooo:paragraph-rsid="003c86b6" style:font-size-asian="10pt" style:font-size-complex="10pt"/>
    </style:style>
    <style:style style:name="P634" style:family="paragraph" style:parent-style-name="Standard" style:list-style-name="L7">
      <style:paragraph-properties fo:text-align="justify" style:justify-single-word="false"/>
      <style:text-properties style:font-name="Arial" fo:font-size="10pt" fo:language="es" fo:country="ES" officeooo:paragraph-rsid="003e2c86" style:font-size-asian="10pt" style:font-size-complex="10pt"/>
    </style:style>
    <style:style style:name="P635" style:family="paragraph" style:parent-style-name="Standard" style:list-style-name="L7">
      <style:paragraph-properties fo:text-align="justify" style:justify-single-word="false"/>
      <style:text-properties style:font-name="Arial" fo:font-size="10pt" fo:language="es" fo:country="ES" officeooo:rsid="00407bb9" officeooo:paragraph-rsid="00407bb9" style:font-size-asian="10pt" style:font-size-complex="10pt"/>
    </style:style>
    <style:style style:name="P636" style:family="paragraph" style:parent-style-name="Standard" style:list-style-name="L7">
      <style:paragraph-properties fo:text-align="justify" style:justify-single-word="false"/>
      <style:text-properties style:font-name="Arial" fo:font-size="10pt" fo:language="es" fo:country="ES" officeooo:rsid="00407bb9" officeooo:paragraph-rsid="0042cd1f" style:font-size-asian="10pt" style:font-size-complex="10pt"/>
    </style:style>
    <style:style style:name="P637" style:family="paragraph" style:parent-style-name="Standard" style:list-style-name="L4">
      <style:text-properties style:font-name="Arial" fo:font-size="10pt" fo:language="es" fo:country="ES" fo:font-weight="normal" style:font-size-asian="10pt" style:font-weight-asian="normal" style:font-weight-complex="normal"/>
    </style:style>
    <style:style style:name="P638" style:family="paragraph" style:parent-style-name="Standard" style:list-style-name="L5">
      <style:text-properties style:font-name="Arial" fo:font-size="10pt" fo:language="es" fo:country="ES" fo:font-weight="normal" style:font-size-asian="10pt" style:font-weight-asian="normal" style:font-weight-complex="normal"/>
    </style:style>
    <style:style style:name="P639" style:family="paragraph" style:parent-style-name="Standard" style:list-style-name="L6">
      <style:paragraph-properties style:snap-to-layout-grid="false"/>
      <style:text-properties style:font-name="Arial" fo:font-size="10pt" fo:language="es" fo:country="ES" fo:font-weight="normal" style:font-size-asian="10pt" style:font-weight-asian="normal" style:font-weight-complex="normal"/>
    </style:style>
    <style:style style:name="P640" style:family="paragraph" style:parent-style-name="Standard" style:list-style-name="L8">
      <style:text-properties style:font-name="Arial" fo:font-size="10pt" fo:language="es" fo:country="ES" fo:font-weight="normal" officeooo:rsid="002217b1" officeooo:paragraph-rsid="002217b1" style:font-size-asian="10pt" style:font-weight-asian="normal" style:font-weight-complex="normal"/>
    </style:style>
    <style:style style:name="P641" style:family="paragraph" style:parent-style-name="Standard" style:list-style-name="L9">
      <style:text-properties style:font-name="Arial" fo:font-size="10pt" fo:language="es" fo:country="ES" fo:font-weight="normal" officeooo:rsid="00251b66" officeooo:paragraph-rsid="00251b66" style:font-size-asian="10pt" style:font-weight-asian="normal" style:font-weight-complex="normal"/>
    </style:style>
    <style:style style:name="P642" style:family="paragraph" style:parent-style-name="Standard" style:list-style-name="L10">
      <style:text-properties style:font-name="Arial" fo:font-size="10pt" fo:language="es" fo:country="ES" fo:font-weight="normal" officeooo:rsid="003e2c86" officeooo:paragraph-rsid="003e2c86" style:font-size-asian="10pt" style:font-weight-asian="normal" style:font-weight-complex="normal"/>
    </style:style>
    <style:style style:name="P643" style:family="paragraph" style:parent-style-name="Standard" style:list-style-name="L11">
      <style:text-properties style:font-name="Arial" fo:font-size="10pt" fo:language="es" fo:country="ES" fo:font-weight="normal" officeooo:rsid="005a5c51" officeooo:paragraph-rsid="005a5c51" style:font-size-asian="10pt" style:font-weight-asian="normal" style:font-weight-complex="normal"/>
    </style:style>
    <style:style style:name="P644" style:family="paragraph" style:parent-style-name="Standard" style:list-style-name="L7">
      <style:text-properties style:font-name="Arial" fo:font-size="10pt" fo:language="es" fo:country="ES" fo:font-weight="normal" officeooo:paragraph-rsid="005c2ece" style:font-size-asian="10pt" style:font-weight-asian="normal" style:font-weight-complex="normal"/>
    </style:style>
    <style:style style:name="P645" style:family="paragraph" style:parent-style-name="Standard" style:list-style-name="L7">
      <style:text-properties style:font-name="Arial" fo:font-size="10pt" fo:language="es" fo:country="ES" fo:font-weight="normal" officeooo:paragraph-rsid="005e3432" style:font-size-asian="10pt" style:font-weight-asian="normal" style:font-weight-complex="normal"/>
    </style:style>
    <style:style style:name="P646" style:family="paragraph" style:parent-style-name="Standard" style:list-style-name="L7">
      <style:text-properties style:font-name="Arial" fo:font-size="10pt" fo:language="es" fo:country="ES" fo:font-weight="normal" style:font-size-asian="10pt" style:font-weight-asian="normal" style:font-size-complex="10pt" style:font-weight-complex="normal"/>
    </style:style>
    <style:style style:name="P647" style:family="paragraph" style:parent-style-name="Standard" style:list-style-name="L7">
      <style:text-properties style:font-name="Arial" fo:font-size="10pt" fo:language="es" fo:country="ES" fo:font-weight="normal" officeooo:paragraph-rsid="00177607" style:font-size-asian="10pt" style:font-weight-asian="normal" style:font-size-complex="10pt" style:font-weight-complex="normal"/>
    </style:style>
    <style:style style:name="P648" style:family="paragraph" style:parent-style-name="Standard" style:list-style-name="L7">
      <style:text-properties style:font-name="Arial" fo:font-size="10pt" fo:language="es" fo:country="ES" fo:font-weight="normal" officeooo:paragraph-rsid="001fdb80" style:font-size-asian="10pt" style:font-weight-asian="normal" style:font-size-complex="10pt" style:font-weight-complex="normal"/>
    </style:style>
    <style:style style:name="P649" style:family="paragraph" style:parent-style-name="Standard" style:list-style-name="L7">
      <style:text-properties style:font-name="Arial" fo:font-size="10pt" fo:language="es" fo:country="ES" fo:font-weight="normal" officeooo:paragraph-rsid="00242811" style:font-size-asian="10pt" style:font-weight-asian="normal" style:font-size-complex="10pt" style:font-weight-complex="normal"/>
    </style:style>
    <style:style style:name="P650" style:family="paragraph" style:parent-style-name="Standard" style:list-style-name="L7">
      <style:text-properties style:font-name="Arial" fo:font-size="10pt" fo:language="es" fo:country="ES" fo:font-weight="normal" officeooo:paragraph-rsid="00244ffb" style:font-size-asian="10pt" style:font-weight-asian="normal" style:font-size-complex="10pt" style:font-weight-complex="normal"/>
    </style:style>
    <style:style style:name="P651" style:family="paragraph" style:parent-style-name="Standard" style:list-style-name="L7">
      <style:text-properties style:font-name="Arial" fo:font-size="10pt" fo:language="es" fo:country="ES" fo:font-weight="normal" officeooo:paragraph-rsid="00275075" style:font-size-asian="10pt" style:font-weight-asian="normal" style:font-size-complex="10pt" style:font-weight-complex="normal"/>
    </style:style>
    <style:style style:name="P652" style:family="paragraph" style:parent-style-name="Standard" style:list-style-name="L7">
      <style:text-properties style:font-name="Arial" fo:font-size="10pt" fo:language="es" fo:country="ES" fo:font-weight="normal" officeooo:paragraph-rsid="002d830f" style:font-size-asian="10pt" style:font-weight-asian="normal" style:font-size-complex="10pt" style:font-weight-complex="normal"/>
    </style:style>
    <style:style style:name="P653" style:family="paragraph" style:parent-style-name="Standard" style:list-style-name="L7">
      <style:text-properties style:font-name="Arial" fo:font-size="10pt" fo:language="es" fo:country="ES" fo:font-weight="normal" officeooo:paragraph-rsid="002fe62f" style:font-size-asian="10pt" style:font-weight-asian="normal" style:font-size-complex="10pt" style:font-weight-complex="normal"/>
    </style:style>
    <style:style style:name="P654" style:family="paragraph" style:parent-style-name="Standard" style:list-style-name="L7">
      <style:text-properties style:font-name="Arial" fo:font-size="10pt" fo:language="es" fo:country="ES" fo:font-weight="normal" officeooo:paragraph-rsid="003266c2" style:font-size-asian="10pt" style:font-weight-asian="normal" style:font-size-complex="10pt" style:font-weight-complex="normal"/>
    </style:style>
    <style:style style:name="P655" style:family="paragraph" style:parent-style-name="Standard" style:list-style-name="L7">
      <style:text-properties style:font-name="Arial" fo:font-size="10pt" fo:language="es" fo:country="ES" fo:font-weight="normal" officeooo:paragraph-rsid="0036c9f4" style:font-size-asian="10pt" style:font-weight-asian="normal" style:font-size-complex="10pt" style:font-weight-complex="normal"/>
    </style:style>
    <style:style style:name="P656" style:family="paragraph" style:parent-style-name="Standard" style:list-style-name="L7">
      <style:text-properties style:font-name="Arial" fo:font-size="10pt" fo:language="es" fo:country="ES" fo:font-weight="normal" officeooo:paragraph-rsid="003c86b6" style:font-size-asian="10pt" style:font-weight-asian="normal" style:font-size-complex="10pt" style:font-weight-complex="normal"/>
    </style:style>
    <style:style style:name="P657" style:family="paragraph" style:parent-style-name="Standard" style:list-style-name="L7">
      <style:text-properties style:font-name="Arial" fo:font-size="10pt" fo:language="es" fo:country="ES" fo:font-weight="normal" officeooo:paragraph-rsid="003e2c86" style:font-size-asian="10pt" style:font-weight-asian="normal" style:font-size-complex="10pt" style:font-weight-complex="normal"/>
    </style:style>
    <style:style style:name="P658" style:family="paragraph" style:parent-style-name="Standard" style:list-style-name="L7">
      <style:text-properties style:font-name="Arial" fo:font-size="10pt" fo:language="es" fo:country="ES" fo:font-weight="normal" officeooo:paragraph-rsid="0042cd1f" style:font-size-asian="10pt" style:font-weight-asian="normal" style:font-size-complex="10pt" style:font-weight-complex="normal"/>
    </style:style>
    <style:style style:name="P659" style:family="paragraph" style:parent-style-name="Standard" style:list-style-name="L7">
      <style:text-properties style:font-name="Arial" fo:font-size="10pt" fo:language="es" fo:country="ES" fo:font-weight="normal" officeooo:paragraph-rsid="0047c06c" style:font-size-asian="10pt" style:font-weight-asian="normal" style:font-size-complex="10pt" style:font-weight-complex="normal"/>
    </style:style>
    <style:style style:name="P660" style:family="paragraph" style:parent-style-name="Standard" style:list-style-name="L7">
      <style:text-properties style:font-name="Arial" fo:font-size="10pt" fo:language="es" fo:country="ES" fo:font-weight="normal" officeooo:rsid="001db07d" officeooo:paragraph-rsid="0023813a" style:font-size-asian="10pt" style:font-weight-asian="normal" style:font-size-complex="10pt" style:font-weight-complex="normal"/>
    </style:style>
    <style:style style:name="P661" style:family="paragraph" style:parent-style-name="Standard" style:list-style-name="L7">
      <style:text-properties style:font-name="Arial" fo:font-size="10pt" fo:language="es" fo:country="ES" fo:font-weight="normal" officeooo:rsid="001db07d" officeooo:paragraph-rsid="00242811" style:font-size-asian="10pt" style:font-weight-asian="normal" style:font-size-complex="10pt" style:font-weight-complex="normal"/>
    </style:style>
    <style:style style:name="P662" style:family="paragraph" style:parent-style-name="Standard" style:list-style-name="L10">
      <style:text-properties style:font-name="Arial" fo:font-size="10pt" fo:language="es" fo:country="ES" fo:font-weight="normal" officeooo:rsid="003e2c86" officeooo:paragraph-rsid="003e2c86" style:font-size-asian="10pt" style:font-weight-asian="normal" style:font-size-complex="10pt" style:font-weight-complex="normal"/>
    </style:style>
    <style:style style:name="P663"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29e184" style:font-size-asian="10pt" style:font-weight-asian="normal" style:font-size-complex="10pt" style:font-weight-complex="bold"/>
    </style:style>
    <style:style style:name="P664"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2d830f" style:font-size-asian="10pt" style:font-weight-asian="normal" style:font-size-complex="10pt" style:font-weight-complex="bold"/>
    </style:style>
    <style:style style:name="P665"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2fe62f" style:font-size-asian="10pt" style:font-weight-asian="normal" style:font-size-complex="10pt" style:font-weight-complex="bold"/>
    </style:style>
    <style:style style:name="P666"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3266c2" style:font-size-asian="10pt" style:font-weight-asian="normal" style:font-size-complex="10pt" style:font-weight-complex="bold"/>
    </style:style>
    <style:style style:name="P667"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36c9f4" style:font-size-asian="10pt" style:font-weight-asian="normal" style:font-size-complex="10pt" style:font-weight-complex="bold"/>
    </style:style>
    <style:style style:name="P668"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3c86b6" style:font-size-asian="10pt" style:font-weight-asian="normal" style:font-size-complex="10pt" style:font-weight-complex="bold"/>
    </style:style>
    <style:style style:name="P669" style:family="paragraph" style:parent-style-name="Standard" style:list-style-name="WW8Num5">
      <style:paragraph-properties style:snap-to-layout-grid="false"/>
      <style:text-properties style:font-name="Arial" fo:font-size="10pt" officeooo:paragraph-rsid="006c52de" style:font-size-asian="10pt"/>
    </style:style>
    <style:style style:name="P670" style:family="paragraph" style:parent-style-name="Standard" style:list-style-name="WW8Num5">
      <style:paragraph-properties style:snap-to-layout-grid="false"/>
      <style:text-properties style:font-name="Arial" fo:font-size="10pt" officeooo:paragraph-rsid="007001b8" style:font-size-asian="10pt"/>
    </style:style>
    <style:style style:name="P671" style:family="paragraph" style:parent-style-name="Standard" style:list-style-name="WW8Num5">
      <style:paragraph-properties style:snap-to-layout-grid="false"/>
      <style:text-properties style:font-name="Arial" fo:font-size="10pt" officeooo:paragraph-rsid="0073546c" style:font-size-asian="10pt"/>
    </style:style>
    <style:style style:name="P672" style:family="paragraph" style:parent-style-name="Standard" style:list-style-name="WW8Num5">
      <style:paragraph-properties style:snap-to-layout-grid="false"/>
      <style:text-properties style:font-name="Arial" fo:font-size="10pt" officeooo:paragraph-rsid="00755920" style:font-size-asian="10pt"/>
    </style:style>
    <style:style style:name="P673" style:family="paragraph" style:parent-style-name="Standard" style:list-style-name="WW8Num5">
      <style:paragraph-properties style:snap-to-layout-grid="false"/>
      <style:text-properties style:font-name="Arial" fo:font-size="10pt" officeooo:paragraph-rsid="0078b5fa" style:font-size-asian="10pt"/>
    </style:style>
    <style:style style:name="P674" style:family="paragraph" style:parent-style-name="Standard" style:list-style-name="WW8Num5">
      <style:paragraph-properties style:snap-to-layout-grid="false"/>
      <style:text-properties style:font-name="Arial" fo:font-size="10pt" officeooo:paragraph-rsid="007a7cdb" style:font-size-asian="10pt"/>
    </style:style>
    <style:style style:name="P675" style:family="paragraph" style:parent-style-name="Standard">
      <style:text-properties style:font-name="Arial" fo:font-size="10pt" fo:font-weight="bold" officeooo:rsid="0073546c" officeooo:paragraph-rsid="0073546c" style:font-size-asian="10pt" style:font-weight-asian="bold" style:font-weight-complex="bold"/>
    </style:style>
    <style:style style:name="P676" style:family="paragraph" style:parent-style-name="Standard">
      <style:text-properties style:font-name="Arial" fo:font-size="10pt" fo:font-weight="bold" officeooo:rsid="005a5c51" officeooo:paragraph-rsid="007a7cdb" style:font-size-asian="10pt" style:font-weight-asian="bold" style:font-weight-complex="bold"/>
    </style:style>
    <style:style style:name="P677" style:family="paragraph" style:parent-style-name="Standard" style:list-style-name="L13">
      <style:text-properties style:font-name="Arial" fo:font-size="10pt" fo:font-weight="normal" officeooo:rsid="00755920" officeooo:paragraph-rsid="00755920" style:font-size-asian="10pt" style:font-weight-asian="normal" style:font-weight-complex="normal"/>
    </style:style>
    <style:style style:name="P678" style:family="paragraph" style:parent-style-name="Standard" style:list-style-name="L13">
      <style:text-properties style:font-name="Arial" fo:font-size="10pt" fo:font-weight="normal" officeooo:rsid="0075cdfe" officeooo:paragraph-rsid="0075cdfe" style:font-size-asian="10pt" style:font-weight-asian="normal" style:font-weight-complex="normal"/>
    </style:style>
    <style:style style:name="P679" style:family="paragraph" style:parent-style-name="Standard" style:list-style-name="L7">
      <style:paragraph-properties fo:text-align="justify" style:justify-single-word="false"/>
      <style:text-properties style:font-name="Arial" fo:language="es" fo:country="ES" officeooo:paragraph-rsid="0042cd1f"/>
    </style:style>
    <style:style style:name="P680" style:family="paragraph" style:parent-style-name="Standard" style:list-style-name="WW8Num5">
      <style:paragraph-properties style:snap-to-layout-grid="false"/>
      <style:text-properties style:use-window-font-color="true" style:font-name="Arial" fo:font-size="10pt" fo:language="es" fo:country="ES" style:font-size-asian="10pt"/>
    </style:style>
    <style:style style:name="P681" style:family="paragraph" style:parent-style-name="Standard" style:list-style-name="WW8Num5">
      <style:paragraph-properties style:snap-to-layout-grid="false"/>
      <style:text-properties style:use-window-font-color="true" style:font-name="Arial" fo:font-size="10pt" fo:language="es" fo:country="ES" officeooo:paragraph-rsid="00177607" style:font-size-asian="10pt"/>
    </style:style>
    <style:style style:name="P682" style:family="paragraph" style:parent-style-name="Standard" style:list-style-name="WW8Num5">
      <style:paragraph-properties style:snap-to-layout-grid="false"/>
      <style:text-properties style:use-window-font-color="true" style:font-name="Arial" fo:font-size="10pt" fo:language="es" fo:country="ES" officeooo:paragraph-rsid="001fdb80" style:font-size-asian="10pt"/>
    </style:style>
    <style:style style:name="P683" style:family="paragraph" style:parent-style-name="Standard" style:list-style-name="WW8Num5">
      <style:paragraph-properties style:snap-to-layout-grid="false"/>
      <style:text-properties style:use-window-font-color="true" style:font-name="Arial" fo:font-size="10pt" fo:language="es" fo:country="ES" officeooo:paragraph-rsid="00242811" style:font-size-asian="10pt"/>
    </style:style>
    <style:style style:name="P684" style:family="paragraph" style:parent-style-name="Standard" style:list-style-name="WW8Num5">
      <style:paragraph-properties style:snap-to-layout-grid="false"/>
      <style:text-properties style:use-window-font-color="true" style:font-name="Arial" fo:font-size="10pt" fo:language="es" fo:country="ES" officeooo:paragraph-rsid="00275075" style:font-size-asian="10pt"/>
    </style:style>
    <style:style style:name="P685" style:family="paragraph" style:parent-style-name="Standard" style:list-style-name="WW8Num5">
      <style:paragraph-properties style:snap-to-layout-grid="false"/>
      <style:text-properties style:use-window-font-color="true" style:font-name="Arial" fo:font-size="10pt" fo:language="es" fo:country="ES" officeooo:paragraph-rsid="002a9882" style:font-size-asian="10pt"/>
    </style:style>
    <style:style style:name="P686" style:family="paragraph" style:parent-style-name="Standard" style:list-style-name="WW8Num5">
      <style:paragraph-properties style:snap-to-layout-grid="false"/>
      <style:text-properties style:use-window-font-color="true" style:font-name="Arial" fo:font-size="10pt" fo:language="es" fo:country="ES" officeooo:paragraph-rsid="002d830f" style:font-size-asian="10pt"/>
    </style:style>
    <style:style style:name="P687" style:family="paragraph" style:parent-style-name="Standard" style:list-style-name="WW8Num5">
      <style:paragraph-properties style:snap-to-layout-grid="false"/>
      <style:text-properties style:use-window-font-color="true" style:font-name="Arial" fo:font-size="10pt" fo:language="es" fo:country="ES" officeooo:paragraph-rsid="002fe62f" style:font-size-asian="10pt"/>
    </style:style>
    <style:style style:name="P688" style:family="paragraph" style:parent-style-name="Standard" style:list-style-name="WW8Num5">
      <style:paragraph-properties style:snap-to-layout-grid="false"/>
      <style:text-properties style:use-window-font-color="true" style:font-name="Arial" fo:font-size="10pt" fo:language="es" fo:country="ES" officeooo:paragraph-rsid="003266c2" style:font-size-asian="10pt"/>
    </style:style>
    <style:style style:name="P689" style:family="paragraph" style:parent-style-name="Standard" style:list-style-name="WW8Num5">
      <style:paragraph-properties style:snap-to-layout-grid="false"/>
      <style:text-properties style:use-window-font-color="true" style:font-name="Arial" fo:font-size="10pt" fo:language="es" fo:country="ES" officeooo:paragraph-rsid="0036c9f4" style:font-size-asian="10pt"/>
    </style:style>
    <style:style style:name="P690" style:family="paragraph" style:parent-style-name="Standard" style:list-style-name="WW8Num5">
      <style:paragraph-properties style:snap-to-layout-grid="false"/>
      <style:text-properties style:use-window-font-color="true" style:font-name="Arial" fo:font-size="10pt" fo:language="es" fo:country="ES" officeooo:paragraph-rsid="003c86b6" style:font-size-asian="10pt"/>
    </style:style>
    <style:style style:name="P691" style:family="paragraph" style:parent-style-name="Standard" style:list-style-name="WW8Num5">
      <style:paragraph-properties style:snap-to-layout-grid="false"/>
      <style:text-properties style:use-window-font-color="true" style:font-name="Arial" fo:font-size="10pt" fo:language="es" fo:country="ES" officeooo:paragraph-rsid="003e2c86" style:font-size-asian="10pt"/>
    </style:style>
    <style:style style:name="P692" style:family="paragraph" style:parent-style-name="Standard" style:list-style-name="WW8Num5">
      <style:paragraph-properties style:snap-to-layout-grid="false"/>
      <style:text-properties style:use-window-font-color="true" style:font-name="Arial" fo:font-size="10pt" fo:language="es" fo:country="ES" officeooo:paragraph-rsid="0042cd1f" style:font-size-asian="10pt"/>
    </style:style>
    <style:style style:name="P693" style:family="paragraph" style:parent-style-name="Standard" style:list-style-name="WW8Num5">
      <style:paragraph-properties style:snap-to-layout-grid="false"/>
      <style:text-properties style:use-window-font-color="true" style:font-name="Arial" fo:font-size="10pt" fo:language="es" fo:country="ES" officeooo:paragraph-rsid="00469dd0" style:font-size-asian="10pt"/>
    </style:style>
    <style:style style:name="P694" style:family="paragraph" style:parent-style-name="Standard" style:list-style-name="WW8Num5">
      <style:paragraph-properties style:snap-to-layout-grid="false"/>
      <style:text-properties style:use-window-font-color="true" style:font-name="Arial" fo:font-size="10pt" fo:language="es" fo:country="ES" officeooo:paragraph-rsid="0049c93c" style:font-size-asian="10pt"/>
    </style:style>
    <style:style style:name="P695" style:family="paragraph" style:parent-style-name="Standard" style:list-style-name="WW8Num5">
      <style:paragraph-properties style:snap-to-layout-grid="false"/>
      <style:text-properties style:use-window-font-color="true" style:font-name="Arial" fo:font-size="10pt" fo:language="es" fo:country="ES" officeooo:paragraph-rsid="005a5c51" style:font-size-asian="10pt"/>
    </style:style>
    <style:style style:name="P696" style:family="paragraph" style:parent-style-name="Standard" style:list-style-name="WW8Num5">
      <style:paragraph-properties style:snap-to-layout-grid="false"/>
      <style:text-properties style:use-window-font-color="true" style:font-name="Arial" fo:font-size="10pt" fo:language="es" fo:country="ES" officeooo:paragraph-rsid="005e3432" style:font-size-asian="10pt"/>
    </style:style>
    <style:style style:name="P697" style:family="paragraph" style:parent-style-name="Standard" style:list-style-name="WW8Num5">
      <style:paragraph-properties style:snap-to-layout-grid="false"/>
      <style:text-properties style:use-window-font-color="true" style:font-name="Arial" fo:font-size="10pt" fo:language="es" fo:country="ES" officeooo:paragraph-rsid="00625c87" style:font-size-asian="10pt"/>
    </style:style>
    <style:style style:name="P698" style:family="paragraph" style:parent-style-name="Standard" style:list-style-name="WW8Num5">
      <style:paragraph-properties style:snap-to-layout-grid="false"/>
      <style:text-properties style:use-window-font-color="true" style:font-name="Arial" fo:font-size="10pt" officeooo:paragraph-rsid="006c52de" style:font-size-asian="10pt"/>
    </style:style>
    <style:style style:name="P699" style:family="paragraph" style:parent-style-name="Standard" style:list-style-name="WW8Num5">
      <style:paragraph-properties style:snap-to-layout-grid="false"/>
      <style:text-properties style:use-window-font-color="true" style:font-name="Arial" fo:font-size="10pt" officeooo:paragraph-rsid="007001b8" style:font-size-asian="10pt"/>
    </style:style>
    <style:style style:name="P700" style:family="paragraph" style:parent-style-name="Standard" style:list-style-name="WW8Num5">
      <style:paragraph-properties style:snap-to-layout-grid="false"/>
      <style:text-properties style:use-window-font-color="true" style:font-name="Arial" fo:font-size="10pt" officeooo:paragraph-rsid="0073546c" style:font-size-asian="10pt"/>
    </style:style>
    <style:style style:name="P701" style:family="paragraph" style:parent-style-name="Standard" style:list-style-name="WW8Num5">
      <style:paragraph-properties style:snap-to-layout-grid="false"/>
      <style:text-properties style:use-window-font-color="true" style:font-name="Arial" fo:font-size="10pt" officeooo:paragraph-rsid="0078b5fa" style:font-size-asian="10pt"/>
    </style:style>
    <style:style style:name="P702" style:family="paragraph" style:parent-style-name="Standard" style:list-style-name="WW8Num5">
      <style:paragraph-properties style:snap-to-layout-grid="false"/>
      <style:text-properties style:use-window-font-color="true" style:font-name="Arial" fo:font-size="10pt" officeooo:paragraph-rsid="007a7cdb" style:font-size-asian="10pt"/>
    </style:style>
    <style:style style:name="P703" style:family="paragraph" style:parent-style-name="Standard" style:list-style-name="L7"/>
    <style:style style:name="P704" style:family="paragraph" style:parent-style-name="Standard">
      <style:paragraph-properties fo:text-align="justify" style:justify-single-word="false"/>
      <style:text-properties officeooo:paragraph-rsid="007cfa64"/>
    </style:style>
    <style:style style:name="P705" style:family="paragraph" style:parent-style-name="Standard" style:list-style-name="L4">
      <style:paragraph-properties fo:margin-left="2.498cm" fo:margin-right="0cm" fo:text-indent="-0.635cm" style:auto-text-indent="false"/>
      <style:text-properties style:font-name="Arial" fo:font-size="10pt" fo:language="es" fo:country="ES" fo:font-weight="normal" style:font-size-asian="10pt" style:font-weight-asian="normal" style:font-weight-complex="normal"/>
    </style:style>
    <style:style style:name="P706" style:family="paragraph" style:parent-style-name="Standard" style:list-style-name="L5">
      <style:paragraph-properties fo:margin-left="2.498cm" fo:margin-right="0cm" fo:text-indent="-0.635cm" style:auto-text-indent="false"/>
      <style:text-properties style:font-name="Arial" fo:font-size="10pt" fo:language="es" fo:country="ES" fo:font-weight="normal" style:font-size-asian="10pt" style:font-weight-asian="normal" style:font-weight-complex="normal"/>
    </style:style>
    <style:style style:name="P707"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497b3b" officeooo:paragraph-rsid="00497b3b" style:font-size-asian="10pt" style:font-weight-asian="normal" style:font-weight-complex="normal"/>
    </style:style>
    <style:style style:name="P708"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5cd3f8" officeooo:paragraph-rsid="005cd3f8" style:font-size-asian="10pt" style:font-weight-asian="normal" style:font-weight-complex="normal"/>
    </style:style>
    <style:style style:name="P709" style:family="paragraph" style:parent-style-name="Standard" style:list-style-name="L7">
      <style:paragraph-properties fo:margin-left="2.498cm" fo:margin-right="0cm" fo:text-indent="-0.635cm" style:auto-text-indent="false"/>
      <style:text-properties style:font-name="Arial" fo:font-size="10pt" fo:language="es" fo:country="ES" fo:font-weight="normal" style:font-size-asian="10pt" style:font-weight-asian="normal" style:font-size-complex="10pt" style:font-weight-complex="normal"/>
    </style:style>
    <style:style style:name="P710"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1c7fdc" officeooo:paragraph-rsid="001c7fdc" style:font-size-asian="10pt" style:font-weight-asian="normal" style:font-size-complex="10pt" style:font-weight-complex="normal"/>
    </style:style>
    <style:style style:name="P711"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1db07d" officeooo:paragraph-rsid="001db07d" style:font-size-asian="10pt" style:font-weight-asian="normal" style:font-size-complex="10pt" style:font-weight-complex="normal"/>
    </style:style>
    <style:style style:name="P712"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1e6acb" officeooo:paragraph-rsid="001e6acb" style:font-size-asian="10pt" style:font-weight-asian="normal" style:font-size-complex="10pt" style:font-weight-complex="normal"/>
    </style:style>
    <style:style style:name="P713"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23813a" officeooo:paragraph-rsid="0023813a" style:font-size-asian="10pt" style:font-weight-asian="normal" style:font-size-complex="10pt" style:font-weight-complex="normal"/>
    </style:style>
    <style:style style:name="P714"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47c06c" officeooo:paragraph-rsid="0047c06c" style:font-size-asian="10pt" style:font-weight-asian="normal" style:font-size-complex="10pt" style:font-weight-complex="normal"/>
    </style:style>
    <style:style style:name="P715"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497b3b" officeooo:paragraph-rsid="00497b3b" style:font-size-asian="10pt" style:font-weight-asian="normal" style:font-size-complex="10pt" style:font-weight-complex="normal"/>
    </style:style>
    <style:style style:name="P716"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fo:font-weight="normal" officeooo:paragraph-rsid="00244ffb" style:font-size-asian="10pt" style:font-weight-asian="normal" style:font-size-complex="10pt" style:font-weight-complex="bold"/>
    </style:style>
    <style:style style:name="P717"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fo:font-weight="normal" officeooo:rsid="00251b66" officeooo:paragraph-rsid="00251b66" style:font-size-asian="10pt" style:font-weight-asian="normal" style:font-size-complex="10pt" style:font-weight-complex="bold"/>
    </style:style>
    <style:style style:name="P718"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fo:font-weight="normal" officeooo:rsid="0029e184" officeooo:paragraph-rsid="0029e184" style:font-size-asian="10pt" style:font-weight-asian="normal" style:font-size-complex="10pt" style:font-weight-complex="bold"/>
    </style:style>
    <style:style style:name="P719"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font-size="10pt" fo:language="es" fo:country="ES" fo:font-weight="normal" officeooo:rsid="0029e184" officeooo:paragraph-rsid="002e270a" style:font-size-asian="10pt" style:font-weight-asian="normal" style:font-size-complex="10pt" style:font-weight-complex="bold"/>
    </style:style>
    <style:style style:name="P720"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font-size="10pt" fo:language="es" fo:country="ES" fo:font-weight="normal" officeooo:rsid="0029e184" officeooo:paragraph-rsid="00350d07" style:font-size-asian="10pt" style:font-weight-asian="normal" style:font-size-complex="10pt" style:font-weight-complex="bold"/>
    </style:style>
    <style:style style:name="P721"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font-size="10pt" fo:language="es" fo:country="ES" fo:font-weight="normal" officeooo:rsid="0029e184" officeooo:paragraph-rsid="003936ab" style:font-size-asian="10pt" style:font-weight-asian="normal" style:font-size-complex="10pt" style:font-weight-complex="bold"/>
    </style:style>
    <style:style style:name="P722"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fo:font-weight="normal" officeooo:rsid="0029e184" officeooo:paragraph-rsid="003d0d70" style:font-size-asian="10pt" style:font-weight-asian="normal" style:font-size-complex="10pt" style:font-weight-complex="bold"/>
    </style:style>
    <style:style style:name="P723"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font-size="10pt" fo:language="es" fo:country="ES" fo:font-weight="normal" officeooo:rsid="002f0797" officeooo:paragraph-rsid="002f0797" style:font-size-asian="10pt" style:font-weight-asian="normal" style:font-size-complex="10pt" style:font-weight-complex="bold"/>
    </style:style>
    <style:style style:name="P724"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font-size="10pt" fo:language="es" fo:country="ES" fo:font-weight="normal" officeooo:rsid="00350d07" officeooo:paragraph-rsid="00350d07" style:font-size-asian="10pt" style:font-weight-asian="normal" style:font-size-complex="10pt" style:font-weight-complex="bold"/>
    </style:style>
    <style:style style:name="P725" style:family="paragraph" style:parent-style-name="Standard" style:list-style-name="L7">
      <style:paragraph-properties fo:margin-left="2.498cm" fo:margin-right="0cm" fo:text-indent="-0.635cm" style:auto-text-indent="false"/>
      <style:text-properties style:font-name="Arial" fo:font-size="10pt" fo:language="es" fo:country="ES" style:font-size-asian="10pt" style:font-size-complex="10pt"/>
    </style:style>
    <style:style style:name="P726"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44ffb" style:font-size-asian="10pt" style:font-size-complex="10pt" style:font-weight-complex="bold"/>
    </style:style>
    <style:style style:name="P727"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44ffb" style:font-size-asian="10pt" style:font-size-complex="10pt"/>
    </style:style>
    <style:style style:name="P728"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84b7b" style:font-size-asian="10pt" style:font-size-complex="10pt"/>
    </style:style>
    <style:style style:name="P729"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9e184" style:font-size-asian="10pt" style:font-size-complex="10pt"/>
    </style:style>
    <style:style style:name="P730"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df4af" style:font-size-asian="10pt" style:font-size-complex="10pt"/>
    </style:style>
    <style:style style:name="P731"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fe62f" style:font-size-asian="10pt" style:font-size-complex="10pt"/>
    </style:style>
    <style:style style:name="P732"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0367f" style:font-size-asian="10pt" style:font-size-complex="10pt"/>
    </style:style>
    <style:style style:name="P733"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441b8" style:font-size-asian="10pt" style:font-size-complex="10pt"/>
    </style:style>
    <style:style style:name="P734"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50d07" style:font-size-asian="10pt" style:font-size-complex="10pt"/>
    </style:style>
    <style:style style:name="P735"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835eb" style:font-size-asian="10pt" style:font-size-complex="10pt"/>
    </style:style>
    <style:style style:name="P736"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8fec4" style:font-size-asian="10pt" style:font-size-complex="10pt"/>
    </style:style>
    <style:style style:name="P737"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c86b6" style:font-size-asian="10pt" style:font-size-complex="10pt"/>
    </style:style>
    <style:style style:name="P738"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d0d70" style:font-size-asian="10pt" style:font-size-complex="10pt"/>
    </style:style>
    <style:style style:name="P739"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ff4f9" style:font-size-asian="10pt" style:font-size-complex="10pt"/>
    </style:style>
    <style:style style:name="P740"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407bb9" style:font-size-asian="10pt" style:font-size-complex="10pt"/>
    </style:style>
    <style:style style:name="P741" style:family="paragraph" style:parent-style-name="Standard" style:list-style-name="L7">
      <style:paragraph-properties fo:margin-left="2.498cm" fo:margin-right="0cm" fo:text-align="start" style:justify-single-word="false" fo:text-indent="-0.635cm" style:auto-text-indent="false"/>
      <style:text-properties style:font-name="Arial" fo:font-size="10pt" fo:language="es" fo:country="ES" officeooo:paragraph-rsid="003ff4f9" style:font-size-asian="10pt" style:font-size-complex="10pt"/>
    </style:style>
    <style:style style:name="P742"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rsid="00407bb9" officeooo:paragraph-rsid="00407bb9" style:font-size-asian="10pt" style:font-size-complex="10pt"/>
    </style:style>
    <style:style style:name="P743"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4491c5" style:font-size-asian="10pt" style:font-name-complex="Arial" style:font-size-complex="10pt"/>
    </style:style>
    <style:style style:name="P744"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rsid="00407bb9" officeooo:paragraph-rsid="0045435a" style:font-size-asian="10pt" style:font-name-complex="Arial" style:font-size-complex="10pt"/>
    </style:style>
    <style:style style:name="P745"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style:text-underline-style="none" officeooo:paragraph-rsid="003835eb" style:font-size-asian="10pt" style:font-size-complex="10pt"/>
    </style:style>
    <style:style style:name="P746"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style:text-underline-style="none" officeooo:paragraph-rsid="003c86b6" style:font-size-asian="10pt" style:font-size-complex="10pt"/>
    </style:style>
    <style:style style:name="P747" style:family="paragraph" style:parent-style-name="Standard" style:list-style-name="L7">
      <style:paragraph-properties fo:margin-left="2.498cm" fo:margin-right="0cm" fo:text-align="start" style:justify-single-word="false" fo:text-indent="-0.635cm" style:auto-text-indent="false"/>
      <style:text-properties style:font-name="Arial" fo:font-size="10pt" fo:language="es" fo:country="ES" style:text-underline-style="none" officeooo:paragraph-rsid="003ff4f9" style:font-size-asian="10pt" style:font-size-complex="10pt"/>
    </style:style>
    <style:style style:name="P748"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style:text-underline-style="none" officeooo:paragraph-rsid="004491c5" style:font-size-asian="10pt" style:font-name-complex="Arial" style:font-size-complex="10pt"/>
    </style:style>
    <style:style style:name="P749" style:family="paragraph" style:parent-style-name="Standard" style:list-style-name="L12">
      <style:paragraph-properties fo:margin-left="2.498cm" fo:margin-right="0cm" fo:text-indent="-0.635cm" style:auto-text-indent="false"/>
      <style:text-properties style:font-name="Arial" fo:font-size="10pt" fo:font-weight="normal" officeooo:rsid="0073546c" officeooo:paragraph-rsid="0073546c" style:font-size-asian="10pt" style:font-weight-asian="normal" style:font-weight-complex="normal"/>
    </style:style>
    <style:style style:name="P750" style:family="paragraph" style:parent-style-name="Standard" style:list-style-name="L7">
      <style:paragraph-properties fo:margin-left="2.498cm" fo:margin-right="0cm" fo:text-align="justify" style:justify-single-word="false" fo:text-indent="-0.635cm" style:auto-text-indent="false"/>
      <style:text-properties style:font-name="Arial" fo:language="es" fo:country="ES" officeooo:paragraph-rsid="00244ffb" style:font-weight-complex="bold"/>
    </style:style>
    <style:style style:name="P751"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language="es" fo:country="ES" officeooo:paragraph-rsid="0030367f"/>
    </style:style>
    <style:style style:name="P752" style:family="paragraph" style:parent-style-name="Standard" style:list-style-name="L7">
      <style:paragraph-properties fo:margin-left="2.498cm" fo:margin-right="0cm" fo:text-align="justify" style:justify-single-word="false" fo:text-indent="-0.635cm" style:auto-text-indent="false"/>
      <style:text-properties officeooo:paragraph-rsid="00284b7b"/>
    </style:style>
    <style:style style:name="P753" style:family="paragraph" style:parent-style-name="Standard" style:list-style-name="L7">
      <style:paragraph-properties fo:margin-left="2.498cm" fo:margin-right="0cm" fo:text-align="justify" style:justify-single-word="false" fo:text-indent="-0.635cm" style:auto-text-indent="false"/>
      <style:text-properties officeooo:paragraph-rsid="0030367f"/>
    </style:style>
    <style:style style:name="P754" style:family="paragraph" style:parent-style-name="Standard" style:list-style-name="L7">
      <style:paragraph-properties fo:margin-left="2.498cm" fo:margin-right="0cm" fo:text-align="justify" style:justify-single-word="false" fo:text-indent="-0.635cm" style:auto-text-indent="false"/>
      <style:text-properties officeooo:paragraph-rsid="003441b8"/>
    </style:style>
    <style:style style:name="P755" style:family="paragraph" style:parent-style-name="Standard" style:list-style-name="L7">
      <style:paragraph-properties fo:margin-left="2.498cm" fo:margin-right="0cm" fo:text-align="justify" style:justify-single-word="false" fo:text-indent="-0.635cm" style:auto-text-indent="false"/>
      <style:text-properties officeooo:paragraph-rsid="003936ab"/>
    </style:style>
    <style:style style:name="P756" style:family="paragraph" style:parent-style-name="Standard" style:list-style-name="L4">
      <style:paragraph-properties fo:margin-left="1.249cm" fo:margin-right="0cm" fo:text-indent="-0.635cm" style:auto-text-indent="false"/>
      <style:text-properties style:font-name="Arial" fo:font-size="10pt" fo:language="es" fo:country="ES" fo:font-weight="normal" style:font-size-asian="10pt" style:font-weight-asian="normal" style:font-weight-complex="normal"/>
    </style:style>
    <style:style style:name="P757" style:family="paragraph" style:parent-style-name="Standard" style:list-style-name="L5">
      <style:paragraph-properties fo:margin-left="1.249cm" fo:margin-right="0cm" fo:text-indent="-0.635cm" style:auto-text-indent="false"/>
      <style:text-properties style:font-name="Arial" fo:font-size="10pt" fo:language="es" fo:country="ES" fo:font-weight="normal" style:font-size-asian="10pt" style:font-weight-asian="normal" style:font-weight-complex="normal"/>
    </style:style>
    <style:style style:name="P758"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49e67a" officeooo:paragraph-rsid="0049e67a" style:font-size-asian="10pt" style:font-weight-asian="normal" style:font-weight-complex="normal"/>
    </style:style>
    <style:style style:name="P759"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5cd3f8" officeooo:paragraph-rsid="005cd3f8" style:font-size-asian="10pt" style:font-weight-asian="normal" style:font-weight-complex="normal"/>
    </style:style>
    <style:style style:name="P760"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5f71a8" officeooo:paragraph-rsid="005f71a8" style:font-size-asian="10pt" style:font-weight-asian="normal" style:font-weight-complex="normal"/>
    </style:style>
    <style:style style:name="P761"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601122" officeooo:paragraph-rsid="00601122" style:font-size-asian="10pt" style:font-weight-asian="normal" style:font-weight-complex="normal"/>
    </style:style>
    <style:style style:name="P762"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60ee54" officeooo:paragraph-rsid="0060ee54" style:font-size-asian="10pt" style:font-weight-asian="normal" style:font-weight-complex="normal"/>
    </style:style>
    <style:style style:name="P763"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60efd2" officeooo:paragraph-rsid="0060efd2" style:font-size-asian="10pt" style:font-weight-asian="normal" style:font-weight-complex="normal"/>
    </style:style>
    <style:style style:name="P764"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64554b" officeooo:paragraph-rsid="0064554b" style:font-size-asian="10pt" style:font-weight-asian="normal" style:font-weight-complex="normal"/>
    </style:style>
    <style:style style:name="P765"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6b5163" officeooo:paragraph-rsid="006b5163" style:font-size-asian="10pt" style:font-weight-asian="normal" style:font-weight-complex="normal"/>
    </style:style>
    <style:style style:name="P766" style:family="paragraph" style:parent-style-name="Standard" style:list-style-name="L7">
      <style:paragraph-properties fo:margin-left="1.249cm" fo:margin-right="0cm" fo:text-indent="-0.635cm" style:auto-text-indent="false"/>
      <style:text-properties style:font-name="Arial" fo:font-size="10pt" fo:language="es" fo:country="ES" fo:font-weight="normal" style:font-size-asian="10pt" style:font-weight-asian="normal" style:font-size-complex="10pt" style:font-weight-complex="normal"/>
    </style:style>
    <style:style style:name="P767"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paragraph-rsid="00177607" style:font-size-asian="10pt" style:font-weight-asian="normal" style:font-size-complex="10pt" style:font-weight-complex="normal"/>
    </style:style>
    <style:style style:name="P768"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1db07d" officeooo:paragraph-rsid="001db07d" style:font-size-asian="10pt" style:font-weight-asian="normal" style:font-size-complex="10pt" style:font-weight-complex="normal"/>
    </style:style>
    <style:style style:name="P769"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23813a" officeooo:paragraph-rsid="0023813a" style:font-size-asian="10pt" style:font-weight-asian="normal" style:font-size-complex="10pt" style:font-weight-complex="normal"/>
    </style:style>
    <style:style style:name="P770"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497b3b" officeooo:paragraph-rsid="00497b3b" style:font-size-asian="10pt" style:font-weight-asian="normal" style:font-size-complex="10pt" style:font-weight-complex="normal"/>
    </style:style>
    <style:style style:name="P771"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49e67a" officeooo:paragraph-rsid="0049e67a" style:font-size-asian="10pt" style:font-weight-asian="normal" style:font-size-complex="10pt" style:font-weight-complex="normal"/>
    </style:style>
    <style:style style:name="P772" style:family="paragraph" style:parent-style-name="Standard" style:list-style-name="L7">
      <style:paragraph-properties fo:margin-left="1.249cm" fo:margin-right="0cm" fo:text-align="justify" style:justify-single-word="false" fo:text-indent="-0.635cm" style:auto-text-indent="false"/>
      <style:text-properties style:font-name="Arial" fo:font-size="10pt" fo:language="es" fo:country="ES" fo:font-weight="normal" officeooo:rsid="00251b66" officeooo:paragraph-rsid="00251b66" style:font-size-asian="10pt" style:font-weight-asian="normal" style:font-size-complex="10pt" style:font-weight-complex="bold"/>
    </style:style>
    <style:style style:name="P773" style:family="paragraph" style:parent-style-name="Standard" style:list-style-name="L7">
      <style:paragraph-properties fo:margin-left="1.249cm" fo:margin-right="0cm" fo:text-align="justify" style:justify-single-word="false" fo:text-indent="-0.635cm" style:auto-text-indent="false" style:text-autospace="none"/>
      <style:text-properties style:font-name="Arial" fo:font-size="10pt" fo:language="es" fo:country="ES" fo:font-weight="normal" officeooo:rsid="002f0797" officeooo:paragraph-rsid="002f0797" style:font-size-asian="10pt" style:font-weight-asian="normal" style:font-size-complex="10pt" style:font-weight-complex="bold"/>
    </style:style>
    <style:style style:name="P774" style:family="paragraph" style:parent-style-name="Standard" style:list-style-name="L7">
      <style:paragraph-properties fo:margin-left="1.249cm" fo:margin-right="0cm" fo:text-align="justify" style:justify-single-word="false" fo:text-indent="-0.635cm" style:auto-text-indent="false" style:text-autospace="none"/>
      <style:text-properties style:font-name="Arial" fo:font-size="10pt" fo:language="es" fo:country="ES" fo:font-weight="normal" officeooo:rsid="00350d07" officeooo:paragraph-rsid="00350d07" style:font-size-asian="10pt" style:font-weight-asian="normal" style:font-size-complex="10pt" style:font-weight-complex="bold"/>
    </style:style>
    <style:style style:name="P775" style:family="paragraph" style:parent-style-name="Standard" style:list-style-name="L7">
      <style:paragraph-properties fo:margin-left="1.249cm" fo:margin-right="0cm" fo:text-align="justify" style:justify-single-word="false" fo:text-indent="-0.635cm" style:auto-text-indent="false" style:text-autospace="none"/>
      <style:text-properties style:font-name="Arial" fo:font-size="10pt" fo:language="es" fo:country="ES" fo:font-weight="normal" officeooo:rsid="00350d07" officeooo:paragraph-rsid="0036c9f4" style:font-size-asian="10pt" style:font-weight-asian="normal" style:font-size-complex="10pt" style:font-weight-complex="bold"/>
    </style:style>
    <style:style style:name="P776" style:family="paragraph" style:parent-style-name="Standard" style:list-style-name="L7">
      <style:paragraph-properties fo:margin-left="1.249cm" fo:margin-right="0cm" fo:text-indent="-0.635cm" style:auto-text-indent="false"/>
      <style:text-properties style:font-name="Arial" fo:font-size="10pt" fo:language="es" fo:country="ES" style:font-size-asian="10pt" style:font-size-complex="10pt"/>
    </style:style>
    <style:style style:name="P777" style:family="paragraph" style:parent-style-name="Standard" style:list-style-name="L7">
      <style:paragraph-properties fo:margin-left="1.249cm" fo:margin-right="0cm" fo:text-align="justify" style:justify-single-word="false" fo:text-indent="-0.635cm" style:auto-text-indent="false"/>
      <style:text-properties style:font-name="Arial" fo:font-size="10pt" fo:language="es" fo:country="ES" officeooo:rsid="00407bb9" officeooo:paragraph-rsid="00407bb9" style:font-size-asian="10pt" style:font-size-complex="10pt"/>
    </style:style>
    <style:style style:name="P778" style:family="paragraph" style:parent-style-name="Standard" style:list-style-name="L7">
      <style:paragraph-properties fo:margin-left="1.249cm" fo:margin-right="0cm" fo:text-align="justify" style:justify-single-word="false" fo:text-indent="-0.635cm" style:auto-text-indent="false"/>
      <style:text-properties style:font-name="Arial" fo:font-size="10pt" fo:language="es" fo:country="ES" officeooo:rsid="00407bb9" officeooo:paragraph-rsid="0042cd1f" style:font-size-asian="10pt" style:font-size-complex="10pt"/>
    </style:style>
    <style:style style:name="P779" style:family="paragraph" style:parent-style-name="Standard" style:list-style-name="L12">
      <style:paragraph-properties fo:margin-left="1.249cm" fo:margin-right="0cm" fo:text-indent="-0.635cm" style:auto-text-indent="false"/>
      <style:text-properties style:font-name="Arial" fo:font-size="10pt" fo:font-weight="normal" officeooo:rsid="006e05b9" officeooo:paragraph-rsid="006e05b9" style:font-size-asian="10pt" style:font-weight-asian="normal" style:font-weight-complex="normal"/>
    </style:style>
    <style:style style:name="P780" style:family="paragraph" style:parent-style-name="Standard" style:list-style-name="L12">
      <style:paragraph-properties fo:margin-left="1.249cm" fo:margin-right="0cm" fo:text-indent="-0.635cm" style:auto-text-indent="false"/>
      <style:text-properties style:font-name="Arial" fo:font-size="10pt" fo:font-weight="normal" officeooo:rsid="00708226" officeooo:paragraph-rsid="00708226" style:font-size-asian="10pt" style:font-weight-asian="normal" style:font-weight-complex="normal"/>
    </style:style>
    <style:style style:name="P781" style:family="paragraph" style:parent-style-name="Standard" style:list-style-name="L12">
      <style:paragraph-properties fo:margin-left="1.249cm" fo:margin-right="0cm" fo:text-indent="-0.635cm" style:auto-text-indent="false"/>
      <style:text-properties style:font-name="Arial" fo:font-size="10pt" fo:font-weight="normal" officeooo:rsid="0073546c" officeooo:paragraph-rsid="0073546c" style:font-size-asian="10pt" style:font-weight-asian="normal" style:font-weight-complex="normal"/>
    </style:style>
    <style:style style:name="P782" style:family="paragraph" style:parent-style-name="Standard" style:list-style-name="L12">
      <style:paragraph-properties fo:margin-left="1.249cm" fo:margin-right="0cm" fo:text-indent="-0.635cm" style:auto-text-indent="false"/>
      <style:text-properties style:font-name="Arial" fo:font-size="10pt" fo:font-weight="normal" officeooo:rsid="00751ea6" officeooo:paragraph-rsid="00751ea6" style:font-size-asian="10pt" style:font-weight-asian="normal" style:font-weight-complex="normal"/>
    </style:style>
    <style:style style:name="P783" style:family="paragraph" style:parent-style-name="Standard" style:list-style-name="L12">
      <style:paragraph-properties fo:margin-left="1.249cm" fo:margin-right="0cm" fo:text-indent="-0.635cm" style:auto-text-indent="false"/>
      <style:text-properties style:font-name="Arial" fo:font-size="10pt" fo:font-weight="normal" officeooo:rsid="00755920" officeooo:paragraph-rsid="00755920" style:font-size-asian="10pt" style:font-weight-asian="normal" style:font-weight-complex="normal"/>
    </style:style>
    <style:style style:name="P784" style:family="paragraph" style:parent-style-name="Standard" style:list-style-name="L12">
      <style:paragraph-properties fo:margin-left="1.249cm" fo:margin-right="0cm" fo:text-indent="-0.635cm" style:auto-text-indent="false"/>
      <style:text-properties style:font-name="Arial" fo:font-size="10pt" fo:font-weight="normal" officeooo:rsid="0078b5fa" officeooo:paragraph-rsid="0078b5fa" style:font-size-asian="10pt" style:font-weight-asian="normal" style:font-weight-complex="normal"/>
    </style:style>
    <style:style style:name="P785" style:family="paragraph" style:parent-style-name="Standard" style:list-style-name="L12">
      <style:paragraph-properties fo:margin-left="1.249cm" fo:margin-right="0cm" fo:text-indent="-0.635cm" style:auto-text-indent="false"/>
      <style:text-properties style:font-name="Arial" fo:font-size="10pt" fo:font-weight="normal" officeooo:rsid="007a7cdb" officeooo:paragraph-rsid="007a7cdb" style:font-size-asian="10pt" style:font-weight-asian="normal" style:font-weight-complex="normal"/>
    </style:style>
    <style:style style:name="P786" style:family="paragraph" style:parent-style-name="Standard" style:list-style-name="L12">
      <style:paragraph-properties fo:margin-left="1.249cm" fo:margin-right="0cm" fo:text-indent="-0.635cm" style:auto-text-indent="false"/>
      <style:text-properties style:font-name="Arial" fo:font-size="10pt" fo:font-weight="normal" officeooo:paragraph-rsid="007a7cdb" style:font-size-asian="10pt" style:font-weight-asian="normal" style:font-weight-complex="normal"/>
    </style:style>
    <style:style style:name="P787" style:family="paragraph" style:parent-style-name="Standard" style:list-style-name="L7">
      <style:paragraph-properties fo:margin-left="1.249cm" fo:margin-right="0cm" fo:text-indent="-0.635cm" style:auto-text-indent="false"/>
      <style:text-properties fo:language="es" fo:country="ES" officeooo:rsid="00601122" officeooo:paragraph-rsid="00601122"/>
    </style:style>
    <style:style style:name="P788" style:family="paragraph" style:parent-style-name="Standard" style:list-style-name="L7">
      <style:paragraph-properties fo:margin-left="3.747cm" fo:margin-right="0cm" fo:text-indent="-0.635cm" style:auto-text-indent="false"/>
      <style:text-properties style:font-name="Arial" fo:font-size="10pt" fo:language="es" fo:country="ES" fo:font-weight="normal" officeooo:rsid="001db07d" officeooo:paragraph-rsid="001db07d" style:font-size-asian="10pt" style:font-weight-asian="normal" style:font-size-complex="10pt" style:font-weight-complex="normal"/>
    </style:style>
    <style:style style:name="P789" style:family="paragraph" style:parent-style-name="Standard" style:list-style-name="L7">
      <style:paragraph-properties fo:margin-left="3.747cm" fo:margin-right="0cm" fo:text-indent="-0.635cm" style:auto-text-indent="false"/>
      <style:text-properties style:font-name="Arial" fo:font-size="10pt" fo:language="es" fo:country="ES" fo:font-weight="normal" officeooo:rsid="0047c06c" officeooo:paragraph-rsid="00497b3b" style:font-size-asian="10pt" style:font-weight-asian="normal" style:font-size-complex="10pt" style:font-weight-complex="normal"/>
    </style:style>
    <style:style style:name="P790" style:family="paragraph" style:parent-style-name="Standard" style:list-style-name="L7">
      <style:paragraph-properties fo:margin-left="3.747cm" fo:margin-right="0cm" fo:text-align="justify" style:justify-single-word="false" fo:text-indent="-0.635cm" style:auto-text-indent="false"/>
      <style:text-properties style:font-name="Arial" fo:font-size="10pt" fo:language="es" fo:country="ES" officeooo:paragraph-rsid="003441b8" style:font-size-asian="10pt" style:font-size-complex="10pt"/>
    </style:style>
    <style:style style:name="P791" style:family="paragraph" style:parent-style-name="Standard" style:list-style-name="L7">
      <style:paragraph-properties fo:margin-left="3.747cm" fo:margin-right="0cm" fo:text-align="justify" style:justify-single-word="false" fo:text-indent="-0.635cm" style:auto-text-indent="false"/>
      <style:text-properties style:font-name="Arial" fo:font-size="10pt" fo:language="es" fo:country="ES" officeooo:paragraph-rsid="003835eb" style:font-size-asian="10pt" style:font-size-complex="10pt"/>
    </style:style>
    <style:style style:name="P792" style:family="paragraph" style:parent-style-name="Standard" style:list-style-name="L7">
      <style:paragraph-properties fo:margin-left="3.747cm" fo:margin-right="0cm" fo:text-align="justify" style:justify-single-word="false" fo:text-indent="-0.635cm" style:auto-text-indent="false"/>
      <style:text-properties style:font-name="Arial" fo:font-size="10pt" fo:language="es" fo:country="ES" officeooo:paragraph-rsid="003ff4f9" style:font-size-asian="10pt" style:font-size-complex="10pt"/>
    </style:style>
    <style:style style:name="P793" style:family="paragraph" style:parent-style-name="Standard" style:list-style-name="L7">
      <style:paragraph-properties fo:margin-left="0cm" fo:margin-right="0cm" fo:text-indent="0cm" style:auto-text-indent="false"/>
      <style:text-properties style:font-name="Arial" fo:font-size="10pt" fo:language="es" fo:country="ES" fo:font-weight="normal" officeooo:paragraph-rsid="00497b3b" style:font-size-asian="10pt" style:font-weight-asian="normal" style:font-weight-complex="normal"/>
    </style:style>
    <style:style style:name="P794" style:family="paragraph" style:parent-style-name="Standard" style:list-style-name="L7">
      <style:paragraph-properties fo:margin-left="0cm" fo:margin-right="0cm" fo:text-indent="0cm" style:auto-text-indent="false"/>
      <style:text-properties style:font-name="Arial" fo:font-size="10pt" fo:language="es" fo:country="ES" fo:font-weight="normal" officeooo:paragraph-rsid="0049c93c" style:font-size-asian="10pt" style:font-weight-asian="normal" style:font-weight-complex="normal"/>
    </style:style>
    <style:style style:name="P795" style:family="paragraph" style:parent-style-name="Standard">
      <style:paragraph-properties fo:margin-left="0cm" fo:margin-right="0cm" fo:text-align="justify" style:justify-single-word="false" fo:text-indent="0cm" style:auto-text-indent="false"/>
      <style:text-properties style:font-name="Arial" fo:font-size="12pt" fo:language="es" fo:country="ES" officeooo:rsid="007c173a" officeooo:paragraph-rsid="007cfa64" style:font-size-asian="12pt" style:font-name-complex="Times New Roman" style:font-size-complex="12pt"/>
    </style:style>
    <style:style style:name="P796" style:family="paragraph" style:parent-style-name="Standard">
      <style:paragraph-properties fo:margin-left="0cm" fo:margin-right="0cm" fo:text-align="justify" style:justify-single-word="false" fo:text-indent="1.249cm" style:auto-text-indent="false" fo:padding-left="0cm" fo:padding-right="0cm" fo:padding-top="0.035cm" fo:padding-bottom="0cm" fo:border-left="none" fo:border-right="none" fo:border-top="0.51pt solid #000000" fo:border-bottom="none"/>
      <style:text-properties officeooo:paragraph-rsid="007cfa64"/>
    </style:style>
    <style:style style:name="P797" style:family="paragraph" style:parent-style-name="Standard">
      <style:paragraph-properties fo:margin-left="0cm" fo:margin-right="0cm" fo:text-align="justify" style:justify-single-word="false" fo:text-indent="1.249cm" style:auto-text-indent="false"/>
      <style:text-properties officeooo:paragraph-rsid="007cfa64"/>
    </style:style>
    <style:style style:name="P798" style:family="paragraph" style:parent-style-name="Standard" style:master-page-name="Standard">
      <style:paragraph-properties fo:margin-left="0cm" fo:margin-right="0cm" fo:text-align="justify" style:justify-single-word="false" fo:text-indent="1.249cm" style:auto-text-indent="false" style:page-number="auto" fo:break-before="page"/>
      <style:text-properties officeooo:paragraph-rsid="007cfa64"/>
    </style:style>
    <style:style style:name="P799" style:family="paragraph" style:parent-style-name="Standard">
      <style:paragraph-properties fo:margin-left="0.005cm" fo:margin-right="0cm" fo:text-indent="-0.005cm" style:auto-text-indent="false"/>
      <style:text-properties officeooo:paragraph-rsid="007cfa64"/>
    </style:style>
    <style:style style:name="P800" style:family="paragraph" style:parent-style-name="Footnote">
      <style:paragraph-properties fo:text-align="center" style:justify-single-word="false" style:snap-to-layout-grid="false"/>
      <style:text-properties style:font-name="Arial" fo:font-size="10pt" fo:font-weight="normal" officeooo:paragraph-rsid="007c173a" style:font-size-asian="10pt" style:font-weight-asian="normal" style:font-name-complex="Times New Roman" style:font-size-complex="10pt"/>
    </style:style>
    <style:style style:name="P801" style:family="paragraph" style:parent-style-name="Footnote" style:list-style-name="WW8Num3">
      <style:paragraph-properties fo:text-align="justify" style:justify-single-word="false" fo:orphans="2" fo:widows="2" fo:hyphenation-ladder-count="no-limit" style:writing-mode="lr-tb"/>
      <style:text-properties style:use-window-font-color="true" style:font-name="Arial" fo:font-size="11pt" fo:language="es" fo:country="ES" fo:font-weight="normal" officeooo:paragraph-rsid="00581962" style:font-name-asian="Times New Roman" style:font-size-asian="11pt" style:language-asian="zh" style:country-asian="CN" style:font-weight-asian="normal" style:font-name-complex="Times New Roman" style:font-size-complex="11pt" style:language-complex="ar" style:country-complex="SA" style:font-weight-complex="normal" fo:hyphenate="false" fo:hyphenation-remain-char-count="2" fo:hyphenation-push-char-count="2"/>
    </style:style>
    <style:style style:name="P802" style:family="paragraph" style:parent-style-name="Footnote" style:list-style-name="WW8Num3">
      <style:paragraph-properties fo:text-align="justify" style:justify-single-word="false" fo:orphans="2" fo:widows="2" fo:hyphenation-ladder-count="no-limit" style:writing-mode="lr-tb"/>
      <style:text-properties style:font-name="Arial" fo:language="es" fo:country="ES" officeooo:paragraph-rsid="00581962" fo:hyphenate="false" fo:hyphenation-remain-char-count="2" fo:hyphenation-push-char-count="2"/>
    </style:style>
    <style:style style:name="P803" style:family="paragraph" style:parent-style-name="Footnote">
      <style:paragraph-properties fo:margin-left="0cm" fo:margin-right="0cm" fo:text-align="justify" style:justify-single-word="false" fo:text-indent="0cm" style:auto-text-indent="false"/>
      <style:text-properties style:font-name="Arial" fo:font-size="12pt" fo:language="es" fo:country="ES" officeooo:rsid="007c173a" officeooo:paragraph-rsid="007c173a" style:font-size-asian="12pt" style:font-name-complex="Times New Roman" style:font-size-complex="12pt"/>
    </style:style>
    <style:style style:name="P804" style:family="paragraph">
      <style:paragraph-properties fo:text-align="center"/>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color="#4c4c4c"/>
    </style:style>
    <style:style style:name="T4" style:family="text">
      <style:text-properties fo:color="#4c4c4c" fo:font-weight="bold"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3266c2" style:font-weight-asian="bold" style:font-weight-complex="bold"/>
    </style:style>
    <style:style style:name="T8" style:family="text">
      <style:text-properties fo:font-weight="bold" officeooo:rsid="003a71a9" style:font-weight-asian="bold" style:font-weight-complex="bold"/>
    </style:style>
    <style:style style:name="T9" style:family="text">
      <style:text-properties fo:font-weight="bold" officeooo:rsid="003d874e" style:font-weight-asian="bold" style:font-weight-complex="bold"/>
    </style:style>
    <style:style style:name="T10" style:family="text">
      <style:text-properties fo:font-weight="bold" officeooo:rsid="0036c9f4" style:font-weight-asian="bold" style:font-weight-complex="bold"/>
    </style:style>
    <style:style style:name="T11" style:family="text">
      <style:text-properties fo:font-weight="bold" officeooo:rsid="0046ac67" style:font-weight-asian="bold" style:font-weight-complex="bold"/>
    </style:style>
    <style:style style:name="T12" style:family="text">
      <style:text-properties fo:font-weight="bold" officeooo:rsid="005a5c51" style:font-weight-asian="bold" style:font-weight-complex="bold"/>
    </style:style>
    <style:style style:name="T13" style:family="text">
      <style:text-properties fo:font-weight="bold" officeooo:rsid="005c2ece" style:font-weight-asian="bold" style:font-weight-complex="bold"/>
    </style:style>
    <style:style style:name="T14" style:family="text">
      <style:text-properties fo:font-weight="bold" officeooo:rsid="00625c87" style:font-weight-asian="bold" style:font-weight-complex="bold"/>
    </style:style>
    <style:style style:name="T15" style:family="text">
      <style:text-properties fo:font-weight="bold" officeooo:rsid="007001b8" style:font-weight-asian="bold" style:font-weight-complex="bold"/>
    </style:style>
    <style:style style:name="T16" style:family="text">
      <style:text-properties fo:font-weight="bold" officeooo:rsid="0073546c" style:font-weight-asian="bold" style:font-weight-complex="bold"/>
    </style:style>
    <style:style style:name="T17" style:family="text">
      <style:text-properties fo:font-weight="bold" officeooo:rsid="007c173a" style:font-weight-asian="bold" style:font-weight-complex="bold"/>
    </style:style>
    <style:style style:name="T18" style:family="text">
      <style:text-properties fo:font-weight="bold" officeooo:rsid="007cfa64" style:font-weight-asian="bold" style:font-weight-complex="bold"/>
    </style:style>
    <style:style style:name="T19" style:family="text">
      <style:text-properties fo:font-weight="bold" style:font-weight-asian="bold" style:font-name-complex="Arial"/>
    </style:style>
    <style:style style:name="T20" style:family="text">
      <style:text-properties fo:font-weight="bold" style:font-weight-asian="bold" style:font-name-complex="Arial" style:font-weight-complex="bold"/>
    </style:style>
    <style:style style:name="T21" style:family="text">
      <style:text-properties fo:font-weight="bold" style:font-weight-asian="bold" style:font-name-complex="Times New Roman" style:font-weight-complex="bold"/>
    </style:style>
    <style:style style:name="T22" style:family="text">
      <style:text-properties fo:font-weight="bold" style:font-weight-asian="bold" style:font-name-complex="Times New Roman" style:font-size-complex="11pt" style:font-weight-complex="bold"/>
    </style:style>
    <style:style style:name="T23" style:family="text">
      <style:text-properties fo:font-weight="bold" officeooo:rsid="007cfa64" style:font-weight-asian="bold"/>
    </style:style>
    <style:style style:name="T24" style:family="text">
      <style:text-properties fo:font-weight="bold" style:font-name-asian="Arial" style:font-weight-asian="bold" style:font-name-complex="Arial"/>
    </style:style>
    <style:style style:name="T25" style:family="text">
      <style:text-properties fo:font-size="12pt" style:font-size-asian="12pt" style:font-size-complex="12pt"/>
    </style:style>
    <style:style style:name="T26" style:family="text">
      <style:text-properties fo:font-size="12pt" style:font-size-asian="12pt" style:font-name-complex="Arial"/>
    </style:style>
    <style:style style:name="T27" style:family="text">
      <style:text-properties fo:font-size="12pt" style:font-size-asian="12pt" style:font-name-complex="Times New Roman"/>
    </style:style>
    <style:style style:name="T28" style:family="text">
      <style:text-properties fo:font-size="12pt" style:font-size-asian="12pt" style:font-name-complex="Times New Roman" style:font-size-complex="12pt"/>
    </style:style>
    <style:style style:name="T29" style:family="text">
      <style:text-properties fo:font-size="12pt" officeooo:rsid="001e1473" style:font-size-asian="12pt" style:font-name-complex="Times New Roman"/>
    </style:style>
    <style:style style:name="T30" style:family="text">
      <style:text-properties fo:font-size="12pt" fo:font-weight="normal" style:font-size-asian="12pt" style:font-weight-asian="normal" style:font-name-complex="Arial" style:font-weight-complex="normal"/>
    </style:style>
    <style:style style:name="T31" style:family="text">
      <style:text-properties fo:font-size="12pt" fo:font-weight="bold" style:font-size-asian="12pt" style:font-weight-asian="bold" style:font-name-complex="Arial" style:font-weight-complex="bold"/>
    </style:style>
    <style:style style:name="T32" style:family="text">
      <style:text-properties fo:font-size="12pt" fo:font-weight="bold" style:font-size-asian="12pt" style:font-weight-asian="bold" style:font-name-complex="Arial" style:font-size-complex="12pt" style:font-weight-complex="bold"/>
    </style:style>
    <style:style style:name="T33" style:family="text">
      <style:text-properties fo:font-size="12pt" fo:font-weight="bold" officeooo:rsid="000e9bd7" style:font-size-asian="12pt" style:font-weight-asian="bold" style:font-name-complex="Arial" style:font-size-complex="12pt" style:font-weight-complex="bold"/>
    </style:style>
    <style:style style:name="T34" style:family="text">
      <style:text-properties style:font-size-complex="10pt"/>
    </style:style>
    <style:style style:name="T35" style:family="text">
      <style:text-properties officeooo:rsid="002a9882" style:font-size-complex="10pt"/>
    </style:style>
    <style:style style:name="T36" style:family="text">
      <style:text-properties officeooo:rsid="002bff37" style:font-size-complex="10pt"/>
    </style:style>
    <style:style style:name="T37" style:family="text">
      <style:text-properties officeooo:rsid="00177607"/>
    </style:style>
    <style:style style:name="T38" style:family="text">
      <style:text-properties officeooo:rsid="001c75f0"/>
    </style:style>
    <style:style style:name="T39" style:family="text">
      <style:text-properties officeooo:rsid="001e6acb"/>
    </style:style>
    <style:style style:name="T40" style:family="text">
      <style:text-properties officeooo:rsid="0021a042"/>
    </style:style>
    <style:style style:name="T41" style:family="text">
      <style:text-properties officeooo:rsid="00242811"/>
    </style:style>
    <style:style style:name="T42" style:family="text">
      <style:text-properties officeooo:rsid="00244ffb"/>
    </style:style>
    <style:style style:name="T43" style:family="text">
      <style:text-properties officeooo:rsid="00275075"/>
    </style:style>
    <style:style style:name="T44" style:family="text">
      <style:text-properties officeooo:rsid="002a7852"/>
    </style:style>
    <style:style style:name="T45" style:family="text">
      <style:text-properties officeooo:rsid="002a9882"/>
    </style:style>
    <style:style style:name="T46" style:family="text">
      <style:text-properties officeooo:rsid="002df4af"/>
    </style:style>
    <style:style style:name="T47" style:family="text">
      <style:text-properties style:text-underline-style="none"/>
    </style:style>
    <style:style style:name="T48" style:family="text">
      <style:text-properties style:text-underline-style="none" officeooo:rsid="003835eb"/>
    </style:style>
    <style:style style:name="T49" style:family="text">
      <style:text-properties style:use-window-font-color="true" style:font-name="Arial" fo:font-size="10pt" fo:language="es" fo:country="ES" style:text-underline-style="none" officeooo:rsid="00284b7b" style:font-size-asian="10pt" style:font-size-complex="10pt"/>
    </style:style>
    <style:style style:name="T50" style:family="text">
      <style:text-properties style:use-window-font-color="true" style:font-name="Arial" fo:font-size="10pt" fo:language="es" fo:country="ES" style:text-underline-style="none" fo:background-color="transparent" loext:char-shading-value="0" style:font-size-asian="10pt" style:font-size-complex="10pt"/>
    </style:style>
    <style:style style:name="T51" style:family="text">
      <style:text-properties style:use-window-font-color="true" fo:font-size="11pt" fo:font-weight="normal"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52" style:family="text">
      <style:text-properties officeooo:rsid="002fe62f"/>
    </style:style>
    <style:style style:name="T53" style:family="text">
      <style:text-properties officeooo:rsid="003266c2"/>
    </style:style>
    <style:style style:name="T54" style:family="text">
      <style:text-properties officeooo:rsid="0036c9f4"/>
    </style:style>
    <style:style style:name="T55" style:family="text">
      <style:text-properties style:text-underline-style="solid" style:text-underline-width="auto" style:text-underline-color="font-color"/>
    </style:style>
    <style:style style:name="T56" style:family="text">
      <style:text-properties officeooo:rsid="003835eb"/>
    </style:style>
    <style:style style:name="T57" style:family="text">
      <style:text-properties officeooo:rsid="003a71a9"/>
    </style:style>
    <style:style style:name="T58" style:family="text">
      <style:text-properties officeooo:rsid="003c86b6"/>
    </style:style>
    <style:style style:name="T59" style:family="text">
      <style:text-properties officeooo:rsid="003d874e"/>
    </style:style>
    <style:style style:name="T60" style:family="text">
      <style:text-properties officeooo:rsid="003e2c86"/>
    </style:style>
    <style:style style:name="T61" style:family="text">
      <style:text-properties fo:font-weight="normal" style:font-weight-asian="normal" style:font-weight-complex="normal"/>
    </style:style>
    <style:style style:name="T62" style:family="text">
      <style:text-properties fo:font-weight="normal" officeooo:rsid="003c86b6" style:font-weight-asian="normal" style:font-weight-complex="normal"/>
    </style:style>
    <style:style style:name="T63" style:family="text">
      <style:text-properties fo:font-weight="normal" officeooo:rsid="003e2c86" style:font-weight-asian="normal" style:font-weight-complex="normal"/>
    </style:style>
    <style:style style:name="T64" style:family="text">
      <style:text-properties fo:font-weight="normal" officeooo:rsid="003f8731" style:font-weight-asian="normal" style:font-weight-complex="normal"/>
    </style:style>
    <style:style style:name="T65" style:family="text">
      <style:text-properties fo:font-weight="normal" officeooo:rsid="00213ee2" style:font-weight-asian="normal" style:font-weight-complex="normal"/>
    </style:style>
    <style:style style:name="T66" style:family="text">
      <style:text-properties fo:font-weight="normal" style:font-weight-asian="normal" style:font-name-complex="Arial" style:font-weight-complex="normal"/>
    </style:style>
    <style:style style:name="T67" style:family="text">
      <style:text-properties fo:font-weight="normal" officeooo:rsid="0029e184" style:font-weight-asian="normal" style:font-weight-complex="bold"/>
    </style:style>
    <style:style style:name="T68" style:family="text">
      <style:text-properties fo:font-weight="normal" officeooo:rsid="00407bb9" style:font-weight-asian="normal" style:font-weight-complex="bold"/>
    </style:style>
    <style:style style:name="T69" style:family="text">
      <style:text-properties officeooo:rsid="003ff4f9"/>
    </style:style>
    <style:style style:name="T70" style:family="text">
      <style:text-properties officeooo:rsid="00407bb9"/>
    </style:style>
    <style:style style:name="T71" style:family="text">
      <style:text-properties officeooo:rsid="0041b64b"/>
    </style:style>
    <style:style style:name="T72" style:family="text">
      <style:text-properties officeooo:rsid="0042cd1f"/>
    </style:style>
    <style:style style:name="T73" style:family="text">
      <style:text-properties officeooo:rsid="004491c5"/>
    </style:style>
    <style:style style:name="T74" style:family="text">
      <style:text-properties officeooo:rsid="0046ac67"/>
    </style:style>
    <style:style style:name="T75" style:family="text">
      <style:text-properties officeooo:rsid="0049c93c"/>
    </style:style>
    <style:style style:name="T76" style:family="text">
      <style:text-properties officeooo:rsid="0049e67a"/>
    </style:style>
    <style:style style:name="T77" style:family="text">
      <style:text-properties officeooo:rsid="004b8cec"/>
    </style:style>
    <style:style style:name="T78" style:family="text">
      <style:text-properties style:font-name-complex="Arial"/>
    </style:style>
    <style:style style:name="T79" style:family="text">
      <style:text-properties fo:font-size="10pt" style:font-size-asian="10pt"/>
    </style:style>
    <style:style style:name="T80" style:family="text">
      <style:text-properties fo:font-size="10pt" fo:font-weight="bold" style:font-size-asian="10pt" style:font-weight-asian="bold" style:font-weight-complex="bold"/>
    </style:style>
    <style:style style:name="T81" style:family="text">
      <style:text-properties fo:font-size="10pt" fo:font-weight="bold" officeooo:rsid="002a9882" style:font-size-asian="10pt" style:font-weight-asian="bold" style:font-weight-complex="bold"/>
    </style:style>
    <style:style style:name="T82" style:family="text">
      <style:text-properties fo:font-size="10pt" fo:font-weight="bold" officeooo:rsid="007001b8" style:font-size-asian="10pt" style:font-weight-asian="bold" style:font-weight-complex="bold"/>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0pt" fo:font-weight="normal" style:font-size-asian="10pt" style:font-weight-asian="normal" style:font-weight-complex="normal"/>
    </style:style>
    <style:style style:name="T85" style:family="text">
      <style:text-properties fo:font-size="10pt" fo:font-weight="normal" officeooo:rsid="0023813a" style:font-size-asian="10pt" style:font-weight-asian="normal" style:font-size-complex="10pt"/>
    </style:style>
    <style:style style:name="T86" style:family="text">
      <style:text-properties fo:font-size="10pt" fo:font-weight="normal" officeooo:rsid="00244ffb" style:font-size-asian="10pt" style:font-weight-asian="normal" style:font-size-complex="10pt"/>
    </style:style>
    <style:style style:name="T87" style:family="text">
      <style:text-properties fo:font-size="10pt" fo:font-weight="normal" officeooo:rsid="0030367f" style:font-size-asian="10pt" style:font-weight-asian="normal" style:font-size-complex="10pt" style:font-weight-complex="bold"/>
    </style:style>
    <style:style style:name="T88" style:family="text">
      <style:text-properties fo:font-size="10pt" fo:font-weight="normal" officeooo:rsid="0029e184" style:font-size-asian="10pt" style:font-weight-asian="normal" style:font-size-complex="10pt" style:font-weight-complex="bold"/>
    </style:style>
    <style:style style:name="T89" style:family="text">
      <style:text-properties fo:font-size="10pt" fo:font-weight="normal" officeooo:rsid="00407bb9" style:font-size-asian="10pt" style:font-weight-asian="normal" style:font-size-complex="10pt" style:font-weight-complex="bold"/>
    </style:style>
    <style:style style:name="T90" style:family="text">
      <style:text-properties fo:font-size="11pt" fo:font-weight="normal" style:font-size-asian="11pt" style:font-weight-asian="normal" style:font-name-complex="Arial" style:font-size-complex="11pt" style:font-weight-complex="normal"/>
    </style:style>
    <style:style style:name="T91" style:family="text">
      <style:text-properties fo:font-size="11pt" fo:font-weight="normal" style:font-size-asian="11pt" style:font-weight-asian="normal" style:font-name-complex="Times New Roman" style:font-size-complex="11pt" style:font-weight-complex="normal"/>
    </style:style>
    <style:style style:name="T92" style:family="text">
      <style:text-properties fo:font-size="11pt" fo:font-weight="bold" style:font-size-asian="11pt" style:font-weight-asian="bold" style:font-name-complex="Arial" style:font-size-complex="11pt" style:font-weight-complex="bold"/>
    </style:style>
    <style:style style:name="T93" style:family="text">
      <style:text-properties fo:font-size="11pt" fo:font-weight="bold" style:font-size-asian="11pt" style:font-weight-asian="bold" style:font-name-complex="Times New Roman" style:font-size-complex="11pt" style:font-weight-complex="bold"/>
    </style:style>
    <style:style style:name="T94" style:family="text">
      <style:text-properties fo:font-size="11pt" style:font-size-asian="11pt" style:font-name-complex="Times New Roman" style:font-size-complex="11pt"/>
    </style:style>
    <style:style style:name="T95" style:family="text">
      <style:text-properties fo:font-size="11pt" style:font-name-asian="Times New Roman" style:font-size-asian="11pt" style:font-name-complex="Times New Roman" style:font-size-complex="11pt"/>
    </style:style>
    <style:style style:name="T96" style:family="text">
      <style:text-properties style:font-name="Arial" fo:font-size="10pt" fo:font-weight="normal" style:font-size-asian="10pt" style:font-weight-asian="normal" style:font-weight-complex="normal"/>
    </style:style>
    <style:style style:name="T97" style:family="text">
      <style:text-properties style:font-name="Arial" fo:font-size="10pt" fo:font-weight="normal" officeooo:rsid="005f71a8" style:font-size-asian="10pt" style:font-weight-asian="normal" style:font-weight-complex="normal"/>
    </style:style>
    <style:style style:name="T98" style:family="text">
      <style:text-properties style:font-name="Arial" fo:font-size="10pt" fo:font-weight="normal" officeooo:rsid="0060ee54" style:font-size-asian="10pt" style:font-weight-asian="normal" style:font-weight-complex="normal"/>
    </style:style>
    <style:style style:name="T99" style:family="text">
      <style:text-properties style:font-name="Arial" fo:font-size="10pt" fo:language="es" fo:country="ES" officeooo:rsid="00284b7b" style:font-size-asian="10pt" style:font-size-complex="10pt"/>
    </style:style>
    <style:style style:name="T100" style:family="text">
      <style:text-properties style:font-name-complex="Times New Roman"/>
    </style:style>
    <style:style style:name="T101" style:family="text">
      <style:text-properties style:font-name-complex="Times New Roman" style:font-size-complex="11pt"/>
    </style:style>
    <style:style style:name="T102" style:family="text">
      <style:text-properties officeooo:rsid="00581962"/>
    </style:style>
    <style:style style:name="T103" style:family="text">
      <style:text-properties officeooo:rsid="005a5c51"/>
    </style:style>
    <style:style style:name="T104" style:family="text">
      <style:text-properties officeooo:rsid="005cd3f8"/>
    </style:style>
    <style:style style:name="T105" style:family="text">
      <style:text-properties officeooo:rsid="005e3432"/>
    </style:style>
    <style:style style:name="T106" style:family="text">
      <style:text-properties officeooo:rsid="005f71a8"/>
    </style:style>
    <style:style style:name="T107" style:family="text">
      <style:text-properties officeooo:rsid="0060efd2"/>
    </style:style>
    <style:style style:name="T108" style:family="text">
      <style:text-properties officeooo:rsid="00625c87"/>
    </style:style>
    <style:style style:name="T109" style:family="text">
      <style:text-properties officeooo:rsid="00644776"/>
    </style:style>
    <style:style style:name="T110" style:family="text">
      <style:text-properties officeooo:rsid="00676120"/>
    </style:style>
    <style:style style:name="T111" style:family="text">
      <style:text-properties officeooo:rsid="000ccb3d"/>
    </style:style>
    <style:style style:name="T112" style:family="text">
      <style:text-properties officeooo:rsid="006e05b9"/>
    </style:style>
    <style:style style:name="T113" style:family="text">
      <style:text-properties officeooo:rsid="007001b8"/>
    </style:style>
    <style:style style:name="T114" style:family="text">
      <style:text-properties officeooo:rsid="00721a90"/>
    </style:style>
    <style:style style:name="T115" style:family="text">
      <style:text-properties officeooo:rsid="0073546c"/>
    </style:style>
    <style:style style:name="T116" style:family="text">
      <style:text-properties officeooo:rsid="00755920"/>
    </style:style>
    <style:style style:name="T117" style:family="text">
      <style:text-properties officeooo:rsid="0078b5fa"/>
    </style:style>
    <style:style style:name="T118" style:family="text">
      <style:text-properties officeooo:rsid="007a7cdb"/>
    </style:style>
    <style:style style:name="T119" style:family="text">
      <style:text-properties officeooo:rsid="001e1473"/>
    </style:style>
    <style:style style:name="T120" style:family="text">
      <style:text-properties officeooo:rsid="00213ee2"/>
    </style:style>
    <style:style style:name="T121" style:family="text">
      <style:text-properties fo:letter-spacing="0.106cm"/>
    </style:style>
    <style:style style:name="T122" style:family="text">
      <style:text-properties officeooo:rsid="007cfa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7">ACTA Nº1</text:p>
          </table:table-cell>
          <table:covered-table-cell/>
          <table:covered-table-cell/>
        </table:table-row>
        <table:table-row table:style-name="Tabla1.1">
          <table:table-cell table:style-name="Tabla1.A3" office:value-type="string">
            <text:p text:style-name="P8">Asistentes:</text:p>
          </table:table-cell>
          <table:table-cell table:style-name="Tabla1.B2" table:number-columns-spanned="2" office:value-type="string">
            <text:p text:style-name="P9">Fecha: </text:p>
          </table:table-cell>
          <table:covered-table-cell/>
        </table:table-row>
        <table:table-row table:style-name="Tabla1.1">
          <table:table-cell table:style-name="Tabla1.A3" office:value-type="string">
            <text:list xml:id="list4152452181670658486" text:style-name="WW8Num5">
              <text:list-item>
                <text:p text:style-name="P603">Ana Mª Rijo García </text:p>
              </text:list-item>
              <text:list-item>
                <text:p text:style-name="P603">Etiel Juan Domínguez Sánchez</text:p>
              </text:list-item>
              <text:list-item>
                <text:p text:style-name="P603">Iván Chillón García</text:p>
              </text:list-item>
            </text:list>
          </table:table-cell>
          <table:table-cell table:style-name="Tabla1.B3" table:number-columns-spanned="2" office:value-type="string">
            <text:p text:style-name="P9">17/09/2012</text:p>
            <text:p text:style-name="P9"/>
          </table:table-cell>
          <table:covered-table-cell/>
        </table:table-row>
        <table:table-row table:style-name="Tabla1.1">
          <table:table-cell table:style-name="Tabla1.A4" table:number-columns-spanned="3" office:value-type="string">
            <text:p text:style-name="P9">PUNTOS ABORDADOS</text:p>
          </table:table-cell>
          <table:covered-table-cell/>
          <table:covered-table-cell/>
        </table:table-row>
        <table:table-row table:style-name="Tabla1.1">
          <table:table-cell table:style-name="Tabla1.A7" table:number-columns-spanned="3" office:value-type="string">
            <text:p text:style-name="P16"><text:span text:style-name="T79"><text:line-break/></text:span><text:span text:style-name="T80">1. Aprobación si procede del acta de la reunión anterior</text:span></text:p>
            <text:p text:style-name="P10">2. Reparto de la carga horaria</text:p>
            <text:p text:style-name="P10">3. Hora de la reunión de departamento</text:p>
            <text:p text:style-name="P10">4. Sugerencias y preguntas</text:p>
            <text:p text:style-name="P12"/>
          </table:table-cell>
          <table:covered-table-cell/>
          <table:covered-table-cell/>
        </table:table-row>
        <table:table-row table:style-name="Tabla1.1">
          <table:table-cell table:style-name="Tabla1.A4" table:number-columns-spanned="3" office:value-type="string">
            <text:p text:style-name="P9">DECISIONES ADOPTADAS</text:p>
          </table:table-cell>
          <table:covered-table-cell/>
          <table:covered-table-cell/>
        </table:table-row>
        <table:table-row table:style-name="Tabla1.1">
          <table:table-cell table:style-name="Tabla1.A7" table:number-columns-spanned="3" office:value-type="string">
            <text:p text:style-name="P16"><text:span text:style-name="T79"><text:line-break/><text:line-break/></text:span><text:span text:style-name="T80">1. Aprobación si procede del acta de la reunión anterior</text:span></text:p>
            <text:p text:style-name="P519">Se aprueba</text:p>
            <text:p text:style-name="P519"/>
            <text:p text:style-name="P355"><text:span text:style-name="T6">2</text:span>. <text:span text:style-name="T6">Reparto de la carga horaria</text:span></text:p>
            <text:p text:style-name="P358"/>
            <text:p text:style-name="P359">Tras recibir de jefatura de estudios la carga horaria del departamento e informados todos los miembros del departamento se aprueba por consenso el siguiente reparto de la carga horaria:</text:p>
            <text:p text:style-name="P359"/>
            <text:p text:style-name="P360">Ana Mª Rijo García :</text:p>
            <text:list xml:id="list4332735251321571847" text:style-name="L1">
              <text:list-item>
                <text:p text:style-name="P604">Sistemas operativos monopuesto 1º CFGM SMR 5h</text:p>
              </text:list-item>
              <text:list-item>
                <text:p text:style-name="P604">Sistemas operativos en red 2º CFGM SMR 5h</text:p>
              </text:list-item>
              <text:list-item>
                <text:p text:style-name="P604">Implantación y mantenimiento de aplicaciones ofimáticas 1º CFGM SMR 8h</text:p>
              </text:list-item>
              <text:list-item>
                <text:p text:style-name="P604">Tutoría 1º CFGM SMR 2h</text:p>
              </text:list-item>
            </text:list>
            <text:p text:style-name="P356"/>
            <text:p text:style-name="P357">Etiel Juan Domínguez Sánchez:</text:p>
            <text:list xml:id="list7795378878725643028" text:style-name="L2">
              <text:list-item>
                <text:p text:style-name="P606">Mantenimiento de equipos 1º CFGM SMR 7h</text:p>
              </text:list-item>
              <text:list-item>
                <text:p text:style-name="P606">Aplicaciones web 2º CFGM SMR 3h</text:p>
              </text:list-item>
              <text:list-item>
                <text:p text:style-name="P605">Tecnologías de la información-1 4º ESO A/B 3h</text:p>
              </text:list-item>
              <text:list-item>
                <text:p text:style-name="P606">Tutoría FCT 2º CFGM SMR 2h</text:p>
              </text:list-item>
              <text:list-item>
                <text:p text:style-name="P606">Integración 2º CFGM SMR 2h</text:p>
              </text:list-item>
            </text:list>
            <text:p text:style-name="P14"/>
            <text:p text:style-name="P14">Iván Chillón García:</text:p>
            <text:list xml:id="list8643793681076514440" text:style-name="L3">
              <text:list-item>
                <text:p text:style-name="P607">Redes locales 1º CFGM SMR 7h</text:p>
              </text:list-item>
              <text:list-item>
                <text:p text:style-name="P608">Seguridad informática 2º CFGM SMR 4h</text:p>
              </text:list-item>
              <text:list-item>
                <text:p text:style-name="P608">Servicios en red 2º CFGM SMR 5h</text:p>
              </text:list-item>
              <text:list-item>
                <text:p text:style-name="P608">Jefatura de departamento 3h</text:p>
              </text:list-item>
            </text:list>
            <text:p text:style-name="P14"/>
            <text:p text:style-name="P14"/>
            <text:p text:style-name="P356"/>
            <text:p text:style-name="P11">3. Hora de la reunión de departamento</text:p>
            <text:p text:style-name="P11"/>
            <text:p text:style-name="P15">Por imposibilidad horaria para realizar la reunión de departamento de 8:00 a 14:00, se acuerda que las reuniones de departamento se celebrarán semanalmente los jueves a las 14:00</text:p>
            <text:p text:style-name="P11"/>
            <text:p text:style-name="P11"/>
            <text:p text:style-name="P11"/>
            <text:p text:style-name="P11"/>
            <text:p text:style-name="P16"><text:span text:style-name="T83">4. Sugerencias y preguntas</text:span><text:span text:style-name="T79"><text:line-break/></text:span><text:soft-page-break/></text:p>
            <text:p text:style-name="P356">Se acuerda la adquisición de ratones y teclados para reposición de los deteriorados</text:p>
            <text:p text:style-name="P355"/>
          </table:table-cell>
          <table:covered-table-cell/>
          <table:covered-table-cell/>
        </table:table-row>
        <table:table-row table:style-name="Tabla1.1">
          <table:table-cell table:style-name="Tabla1.A4" table:number-columns-spanned="3" office:value-type="string">
            <text:p text:style-name="P9">Tareas asignadas</text:p>
          </table:table-cell>
          <table:covered-table-cell/>
          <table:covered-table-cell/>
        </table:table-row>
        <table:table-row table:style-name="Tabla1.1">
          <table:table-cell table:style-name="Tabla1.A9" table:number-columns-spanned="2" office:value-type="string">
            <text:p text:style-name="P520"/>
          </table:table-cell>
          <table:covered-table-cell/>
          <table:table-cell table:style-name="Tabla1.C9" office:value-type="string">
            <text:p text:style-name="P8">Responsable</text:p>
          </table:table-cell>
        </table:table-row>
        <table:table-row table:style-name="Tabla1.10">
          <table:table-cell table:style-name="Tabla1.A10" table:number-columns-spanned="2" office:value-type="string">
            <text:p text:style-name="P17">Adquisición de 5 ratones y 5 teclados</text:p>
          </table:table-cell>
          <table:covered-table-cell/>
          <table:table-cell table:style-name="Tabla1.C10" office:value-type="string">
            <text:p text:style-name="P13">Iván</text:p>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text:s/></text:p>
      <text:p text:style-name="P469"><draw:line text:anchor-type="paragraph" draw:z-index="76" draw:style-name="gr1" draw:text-style-name="P804" svg:x1="0.039cm" svg:y1="14.164cm" svg:x2="15.561cm" svg:y2="1.041cm"><text:p/></draw:line> <text:s text:c="2"/>Iván Chillón García <text:s text:c="20"/></text:p>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9">CTA Nº2</text:p>
          </table:table-cell>
          <table:covered-table-cell/>
          <table:covered-table-cell/>
        </table:table-row>
        <table:table-row table:style-name="Tabla3.1">
          <table:table-cell table:style-name="Tabla3.A3" office:value-type="string">
            <text:p text:style-name="P45">Asistentes:</text:p>
          </table:table-cell>
          <table:table-cell table:style-name="Tabla3.B2" table:number-columns-spanned="2" office:value-type="string">
            <text:p text:style-name="P63">Fecha: </text:p>
          </table:table-cell>
          <table:covered-table-cell/>
        </table:table-row>
        <table:table-row table:style-name="Tabla3.1">
          <table:table-cell table:style-name="Tabla3.A3" office:value-type="string">
            <text:list xml:id="list73236743754465" text:continue-list="list4152452181670658486" text:style-name="WW8Num5">
              <text:list-item>
                <text:p text:style-name="P603">Ana Mª Rijo García </text:p>
              </text:list-item>
              <text:list-item>
                <text:p text:style-name="P609">Etiel Juan Domínguez Sánchez</text:p>
              </text:list-item>
              <text:list-item>
                <text:p text:style-name="P609">Iván Chillón García</text:p>
              </text:list-item>
            </text:list>
          </table:table-cell>
          <table:table-cell table:style-name="Tabla3.B3" table:number-columns-spanned="2" office:value-type="string">
            <text:p text:style-name="P63">27/09/2012</text:p>
          </table:table-cell>
          <table:covered-table-cell/>
        </table:table-row>
        <table:table-row table:style-name="Tabla3.1">
          <table:table-cell table:style-name="Tabla3.A4" table:number-columns-spanned="3" office:value-type="string">
            <text:p text:style-name="P63">ORDEN DEL DÍA</text:p>
          </table:table-cell>
          <table:covered-table-cell/>
          <table:covered-table-cell/>
        </table:table-row>
        <table:table-row table:style-name="Tabla3.1">
          <table:table-cell table:style-name="Tabla3.A7" table:number-columns-spanned="3" office:value-type="string">
            <text:p text:style-name="P81">1. Aprobación si procede del acta de la reunión anterior</text:p>
            <text:p text:style-name="P81">2. Informe de la reuniones de CCP (18/9 y 25/9)</text:p>
            <text:p text:style-name="P81">3. Demandas y solicitudes al departamento de orientación</text:p>
            <text:p text:style-name="P81">4. Programaciones</text:p>
            <text:p text:style-name="P81">5. Actividades extraescolares</text:p>
            <text:p text:style-name="P81">6. Compras</text:p>
            <text:p text:style-name="P81">7. Sugerencias y preguntas</text:p>
            <text:p text:style-name="P140"/>
          </table:table-cell>
          <table:covered-table-cell/>
          <table:covered-table-cell/>
        </table:table-row>
        <table:table-row table:style-name="Tabla3.1">
          <table:table-cell table:style-name="Tabla3.A4" table:number-columns-spanned="3" office:value-type="string">
            <text:p text:style-name="P63">ASPECTOS TRATADOS Y DECISIONES ADOPTADAS</text:p>
          </table:table-cell>
          <table:covered-table-cell/>
          <table:covered-table-cell/>
        </table:table-row>
        <table:table-row table:style-name="Tabla3.1">
          <table:table-cell table:style-name="Tabla3.A7" table:number-columns-spanned="3" office:value-type="string">
            <text:p text:style-name="P81">1. Aprobación si procede del acta de la reunión anterior</text:p>
            <text:p text:style-name="P81"/>
            <text:p text:style-name="P175">Se aprueba</text:p>
            <text:p text:style-name="P175"/>
            <text:p text:style-name="P81">2. Informe de las reuniones de CCP (18/9 y 25/9)</text:p>
            <text:p text:style-name="P361"/>
            <text:p text:style-name="P361">Se informa de los aspectos tratados en la reunión de CCP del día 18 de noviembre. De entre los puntos tratados cabe destacar:</text:p>
            <text:list xml:id="list6243619866194889697" text:style-name="L4">
              <text:list-item>
                <text:p text:style-name="P637">Informaciones del director:</text:p>
              </text:list-item>
              <text:list-item>
                <text:p text:style-name="P705">El secretario de la CCP para el presente curso será Geremy al ser el miembro de la CCP de menor edad.</text:p>
              </text:list-item>
              <text:list-item>
                <text:p text:style-name="P705">La consejería ha habilitado un campus online sobre el programa PROIDEAC con recursos sobre competencias básicas y rúbricas generales.</text:p>
              </text:list-item>
              <text:list-item>
                <text:p text:style-name="P705">Hacer llegar al profesorado nuevo en el centro que se han de tener en cuenta las propuestas de mejora de la evaluación de diagnóstico a la hora de elaborar las programaciones. Las mismas se pueden localizar en la zona compartida.</text:p>
              </text:list-item>
              <text:list-item>
                <text:p text:style-name="P705">Se informa de que en la PGA se incluirán medidas tendentes a alcanzar los objetivos estratégicos establecidos por la Consejería para el presente curso. Se pueden consultar los mismos en la zona compartida.</text:p>
              </text:list-item>
              <text:list-item>
                <text:p text:style-name="P705">Se informa que en el CALPLAN se han asignado al centro 8 horas para realizar OMAs (Otras Medidas de Atención a la diversidad).</text:p>
              </text:list-item>
              <text:list-item>
                <text:p text:style-name="P705">Siguiendo la nueva normativa, los miembros de los departamentos de Religión y Filosofía no asisten a la CCP. Asistirán a las reuniones de otros departamentos para ser informados.</text:p>
              </text:list-item>
              <text:list-item>
                <text:p text:style-name="P705">Se están cargando los horarios en el Pincel EKADE y en el SGD. Los datos de los alumnos en los Tamagochis y las plantillas para reserva de aulas específicas estarán disponibles <text:s/>a lo largo de la próxima semana.</text:p>
              </text:list-item>
              <text:list-item>
                <text:p text:style-name="P637">Informaciones del Departamento de Orientación:</text:p>
              </text:list-item>
              <text:list-item>
                <text:p text:style-name="P705">Se reparte documentación a los departamentos sobre materias adaptadas</text:p>
              </text:list-item>
              <text:list-item>
                <text:p text:style-name="P705">Se reparte documento a rellenar por los departamentos para que hagan llegar sus demandas y solicitudes al departamento de Orientación.</text:p>
              </text:list-item>
              <text:list-item>
                <text:p text:style-name="P705">Se informa a los departamentos con alumnado con adaptaciones curriculares que según la normativa han de reflejar mensualmente en acta el seguimiento de las mismas.</text:p>
              </text:list-item>
              <text:list-item>
                <text:p text:style-name="P705">Se informa de las directrices base del plan de trabajo para el presente curso del dpto de Orientación. Se destaca en que se tratará de dar respuesta demandas concretas y prioritarias. La documentación completa se ha colgado en la zona compartida en la carpeta de la CCP.</text:p>
              </text:list-item>
              <text:list-item>
                <text:p text:style-name="P756"><text:soft-page-break/>Informaciones de Jefatura de Estudios:</text:p>
              </text:list-item>
              <text:list-item>
                <text:p text:style-name="P705">Abierta convocatoria para cursos de teleformación del primer trimestre. </text:p>
              </text:list-item>
              <text:list-item>
                <text:p text:style-name="P705">Se abre convocatoria para realización del curso de acreditación de mediadores escolares. Requisito ser funcionario. La acreditación será requisito para ser mediador en cursos posteriores.</text:p>
              </text:list-item>
              <text:list-item>
                <text:p text:style-name="P705">La asesora del CEP vendrá al centro el próximo jueves a 3ª hora.</text:p>
              </text:list-item>
              <text:list-item>
                <text:p text:style-name="P705">Se prorroga el plazo para inscribirse en el plan de formación en centros hasta el día 23.</text:p>
              </text:list-item>
              <text:list-item>
                <text:p text:style-name="P705">Se recuerda que el plazo para poner las notas es de 24 horas antes de la evaluación para facilitar su labor a los tutores.</text:p>
              </text:list-item>
              <text:list-item>
                <text:p text:style-name="P756">Ruegos y preguntas</text:p>
              </text:list-item>
              <text:list-item>
                <text:p text:style-name="P705">La agenda escolar está en proceso de elaboración y saldrá durante el mes de octubre. Para que los alumnos valoren su uso no se entregarán de forma gratuita sino que se pedirá una cantidad simbólica por ellas.</text:p>
              </text:list-item>
            </text:list>
            <text:p text:style-name="P361"/>
            <text:p text:style-name="P361">Se informa de los aspectos tratados en la reunión de CCP del día 25 de noviembre. De entre los puntos tratados cabe destacar:</text:p>
            <text:list xml:id="list446486965066678631" text:style-name="L5">
              <text:list-item>
                <text:p text:style-name="P638">Informaciones del departamento de orientación:</text:p>
              </text:list-item>
              <text:list-item>
                <text:p text:style-name="P706">Se reparte el horario de la profesora de PT.</text:p>
              </text:list-item>
              <text:list-item>
                <text:p text:style-name="P706">Se solicita la entrega del documento con demandas y peticiones al departamento de orientación.</text:p>
              </text:list-item>
              <text:list-item>
                <text:p text:style-name="P757">Informaciones de vicedirección:</text:p>
              </text:list-item>
              <text:list-item>
                <text:p text:style-name="P706">Se solicita desde vicedirección que los departamentos informen de las propuestas de actividades extraescolares que hay previsto realizar. El formato está en la zona compartida. Se solicita la entrega del documento en la carpeta CCP de la zona compartida. También se solicita evitar realizar actividades a partir del mes de mayo para evitar que los alumnos pierdan clases a final de curso.</text:p>
              </text:list-item>
              <text:list-item>
                <text:p text:style-name="P757">Informaciones de dirección:</text:p>
              </text:list-item>
              <text:list-item>
                <text:p text:style-name="P706">Se recuerda que hay que dejar cerrada la puerta de atrás del centro durante el horario lectivo.</text:p>
              </text:list-item>
              <text:list-item>
                <text:p text:style-name="P706">Hay material de limpieza para el alumno que deteriore o ensucie las instalaciones o equipamiento de las aulas.</text:p>
              </text:list-item>
              <text:list-item>
                <text:p text:style-name="P706">Se encarga la adquisición de memoria RAM para mejorar el rendimiento de los ordenadores de secretaría y de la sala de profesores.</text:p>
              </text:list-item>
              <text:list-item>
                <text:p text:style-name="P706">Se recupera ordenador para la sala de profesores que estaba cedido.</text:p>
              </text:list-item>
              <text:list-item>
                <text:p text:style-name="P706">El plazo de entrega de las programaciones didácticas es el día 15 de octubre. Se entregarán en la zona compartida.</text:p>
              </text:list-item>
              <text:list-item>
                <text:p text:style-name="P706">Se informa del gasto que supone al Centro el envío masivo de SMS a primera hora para informar de los alumnos menores de edad que no acuden a clase. Se comenta que en la mayoría de los casos los padres ya saben que el alumno no acude por causas motivadas y que son raros los casos en los que los alumnos faltan sin que lo sepan los padres, por lo que se considera un gasto alto para la efectividad de la medida. Se debaten varias propuestas, pero no se llega a ningún acuerdo.</text:p>
              </text:list-item>
              <text:list-item>
                <text:p text:style-name="P757">Informaciones de vicedirección:</text:p>
              </text:list-item>
              <text:list-item>
                <text:p text:style-name="P706">Se amplie la inscripción para el plan de formación en centros al día 30. Las reuniones tendrán lugar los martes que haya tutoría. Desde el CEP informa de que hay flexibilidad a la hora de organizar las sesiones.</text:p>
              </text:list-item>
              <text:list-item>
                <text:p text:style-name="P706">Abierta convocatoria de curso para incluir la evaluación de competencias básicas en el Pincel Ekade durante la segunda evaluación.</text:p>
              </text:list-item>
              <text:list-item>
                <text:p text:style-name="P706">El día 16/X empieza en el CEP curso sobre el uso de la pizarra digital.</text:p>
              </text:list-item>
              <text:list-item>
                <text:p text:style-name="P706">La primera tutoría de padres tendrá lugar a principios de octubre.</text:p>
              </text:list-item>
              <text:list-item>
                <text:p text:style-name="P706">Está previsto convocar la primera evaluación sin notas a mitad del mes de octubre.</text:p>
              </text:list-item>
            </text:list>
            <text:p text:style-name="P81"/>
            <text:p text:style-name="P81"><text:soft-page-break/>3. Demandas y solicitudes al departamento de orientación</text:p>
            <text:p text:style-name="P175"/>
            <text:p text:style-name="P175">Se acuerda hacer llegar al <text:span text:style-name="T110">departamento</text:span> de orientación las siguientes solicitudes:</text:p>
            <text:p text:style-name="P175"/>
            <text:list xml:id="list8206369761477305581" text:style-name="L6">
              <text:list-item>
                <text:p text:style-name="P639">Establecer como prioritario para este departamento el área de acción tutorial y orientación académica-profesional del alumnado. </text:p>
              </text:list-item>
              <text:list-item>
                <text:p text:style-name="P639">Dentro de las acciones concretas se solicita informar al alumnado de 4º de las características del ciclo y asesoramiento a los alumnos de 2º del ciclo respecto a las salidas académicas y profesionales que tienen al terminar el ciclo.</text:p>
              </text:list-item>
              <text:list-item>
                <text:p text:style-name="P639">Continuar con el programa iniciado el curso anterior de fomento de la autonomía y mejora de las competencias del alumnado del ciclo en técnicas de estudio y autoorganización que incluye charlas y recursos como la agenda escolar. </text:p>
              </text:list-item>
            </text:list>
            <text:p text:style-name="P175"/>
            <text:p text:style-name="P81">4. Programaciones</text:p>
            <text:p text:style-name="P175"/>
            <text:p text:style-name="P175">Se recuerda que se han de incluir en las programaciones didácticas de los módulos y materias se han de incluir medidas concretas tendentes a favorecer las propuestas de mejora consensuadas por el claustro el curso pasado así como los objetivos estratégicos fijados por la <text:span text:style-name="T110">Consejería</text:span> para el presente curso.</text:p>
            <text:p text:style-name="P175"/>
            <text:p text:style-name="P175">Se acuerda que los miembros del departamento harán llegar a Iván por correo las programaciones a medida que las vayan finalizando para posteriormente hacerlas llegar a la dirección del centro.</text:p>
            <text:p text:style-name="P175"/>
            <text:p text:style-name="P175">Se acuerda realizar en las reuniones de departamento seguimiento de aplicación y coordinación de las contenidos impartidos en los diferentes módulos y materias.</text:p>
            <text:p text:style-name="P175"/>
            <text:p text:style-name="P81">5. Actividades extraescolares</text:p>
            <text:p text:style-name="P81"/>
            <text:p text:style-name="P175">Se acuerda comunicar como única actividad extraescolar prevista la asistencia a las jornadas de FP que se celebran en el IES Zonzamas. Si surgiera otra actividad se presentará con tiempo suficiente para ser aprobada en Consejo Escolar.</text:p>
            <text:p text:style-name="P175"/>
            <text:p text:style-name="P175">Se acuerda contactar con AENA para ver la posibilidad de realizar una visita. </text:p>
            <text:p text:style-name="P175"/>
            <text:p text:style-name="P175">Se acuerda contactar con las empresas en las que realizan las prácticas los alumnos para sondear la posibilidad de realizar una actividad <text:s/>práctica en las mismas, posibilidad prevista actualmente en la FCT.</text:p>
            <text:p text:style-name="P175"/>
            <text:p text:style-name="P81">6. Compras</text:p>
            <text:p text:style-name="P175"/>
            <text:p text:style-name="P175">Se informa de la adquisición de 4 ratones y 1 teclado en PC-BOX. EL resto de teclados llegarán a la tienda a lo largo de la semana. <text:s/>Se hará cargo de ir a buscarlos Etiel.</text:p>
            <text:p text:style-name="P81"/>
            <text:p text:style-name="P81">7. Sugerencias y preguntas</text:p>
            <text:p text:style-name="P81"/>
            <text:p text:style-name="P317"><text:span text:style-name="T84">No hay</text:span><text:span text:style-name="T79"><text:line-break/></text:span></text:p>
          </table:table-cell>
          <table:covered-table-cell/>
          <table:covered-table-cell/>
        </table:table-row>
        <table:table-row table:style-name="Tabla3.1">
          <table:table-cell table:style-name="Tabla3.A4" table:number-columns-spanned="3" office:value-type="string">
            <text:p text:style-name="P63">TAREAS ASIGNADAS</text:p>
          </table:table-cell>
          <table:covered-table-cell/>
          <table:covered-table-cell/>
        </table:table-row>
        <table:table-row table:style-name="Tabla3.1">
          <table:table-cell table:style-name="Tabla3.A9" table:number-columns-spanned="2" office:value-type="string">
            <text:p text:style-name="P521"/>
          </table:table-cell>
          <table:covered-table-cell/>
          <table:table-cell table:style-name="Tabla3.C9" office:value-type="string">
            <text:p text:style-name="P45">Responsable</text:p>
          </table:table-cell>
        </table:table-row>
        <table:table-row table:style-name="Tabla3.10">
          <table:table-cell table:style-name="Tabla3.A10" table:number-columns-spanned="2" office:value-type="string">
            <text:p text:style-name="P318">Redacción del documento con demandas y solicitudes para hacer llegar al dpto de orientación</text:p>
          </table:table-cell>
          <table:covered-table-cell/>
          <table:table-cell table:style-name="Tabla3.C10" office:value-type="string">
            <text:p text:style-name="P141">Iván</text:p>
          </table:table-cell>
        </table:table-row>
        <table:table-row table:style-name="Tabla3.10">
          <table:table-cell table:style-name="Tabla3.A15" table:number-columns-spanned="2" office:value-type="string">
            <text:p text:style-name="P145">Retirar en tienda teclados pendientes de llegar</text:p>
          </table:table-cell>
          <table:covered-table-cell/>
          <table:table-cell table:style-name="Tabla3.C15" office:value-type="string">
            <text:p text:style-name="P145">Etiel</text:p>
          </table:table-cell>
        </table:table-row>
        <table:table-row table:style-name="Tabla3.10">
          <table:table-cell table:style-name="Tabla3.A15" table:number-columns-spanned="2" office:value-type="string">
            <text:p text:style-name="P145">Rellenar y hacer llegar a vicedirección formato de actividades extraescolares programadas del departamento.</text:p>
          </table:table-cell>
          <table:covered-table-cell/>
          <table:table-cell table:style-name="Tabla3.C15" office:value-type="string">
            <text:p text:style-name="P145"/>
          </table:table-cell>
        </table:table-row>
        <text:soft-page-break/>
        <table:table-row table:style-name="Tabla3.10">
          <table:table-cell table:style-name="Tabla3.A15" table:number-columns-spanned="2" office:value-type="string">
            <text:p text:style-name="P145">Remitir por correo programaciones de los módulos y materias impartidas</text:p>
          </table:table-cell>
          <table:covered-table-cell/>
          <table:table-cell table:style-name="Tabla3.C15" office:value-type="string">
            <text:p text:style-name="P145">Ana y Etiel</text:p>
          </table:table-cell>
        </table:table-row>
        <table:table-row table:style-name="Tabla3.10">
          <table:table-cell table:style-name="Tabla3.A15" table:number-columns-spanned="2" office:value-type="string">
            <text:p text:style-name="P145">Contactar con las empresas para sondear la posibilidad de realizar en ellas una actividad práctica</text:p>
          </table:table-cell>
          <table:covered-table-cell/>
          <table:table-cell table:style-name="Tabla3.C15" office:value-type="string">
            <text:p text:style-name="P145">Etiel</text:p>
          </table:table-cell>
        </table:table-row>
        <table:table-row table:style-name="Tabla3.10">
          <table:table-cell table:style-name="Tabla3.A15" table:number-columns-spanned="2" office:value-type="string">
            <text:p text:style-name="P145">Contactar con AENA para ver la posibilidad de realizar una visita a las instalaciones del aeropuerto</text:p>
          </table:table-cell>
          <table:covered-table-cell/>
          <table:table-cell table:style-name="Tabla3.C15" office:value-type="string">
            <text:p text:style-name="P145">Iván</text:p>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
      <text:p text:style-name="P451"><text:s/></text:p>
      <text:p text:style-name="P469">Iván Chillón García <text:s text:c="20"/></text:p>
      <text:p text:style-name="P487"><draw:line text:anchor-type="paragraph" draw:z-index="77" draw:style-name="gr1" draw:text-style-name="P804" svg:x1="0.065cm" svg:y1="13.898cm" svg:x2="15.898cm" svg:y2="0.404cm"><text:p/></draw:line></text:p>
      <text:p text:style-name="P469"><text:tab/><text:tab/><text:tab/><text:tab/> <text:s text:c="2"/></text:p>
      <text:p text:style-name="P469"/>
      <text:p text:style-name="P469"/>
      <text:p text:style-name="P469"/>
      <text:p text:style-name="P469"/>
      <text:p text:style-name="P469"/>
      <text:p text:style-name="P487"/>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9">ACTA Nº3</text:p>
          </table:table-cell>
          <table:covered-table-cell/>
          <table:covered-table-cell/>
        </table:table-row>
        <table:table-row table:style-name="Tabla5.1">
          <table:table-cell table:style-name="Tabla5.A3" office:value-type="string">
            <text:p text:style-name="P45">Asistentes:</text:p>
          </table:table-cell>
          <table:table-cell table:style-name="Tabla5.B2" table:number-columns-spanned="2" office:value-type="string">
            <text:p text:style-name="P63">Fecha: </text:p>
          </table:table-cell>
          <table:covered-table-cell/>
        </table:table-row>
        <table:table-row table:style-name="Tabla5.1">
          <table:table-cell table:style-name="Tabla5.A3" office:value-type="string">
            <text:list xml:id="list73238787363540" text:continue-list="list73236743754465"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5.B3" table:number-columns-spanned="2" office:value-type="string">
            <text:p text:style-name="P63">4/10/2012</text:p>
          </table:table-cell>
          <table:covered-table-cell/>
        </table:table-row>
        <table:table-row table:style-name="Tabla5.1">
          <table:table-cell table:style-name="Tabla5.A4" table:number-columns-spanned="3" office:value-type="string">
            <text:p text:style-name="P63">ORDEN DEL DÍA</text:p>
          </table:table-cell>
          <table:covered-table-cell/>
          <table:covered-table-cell/>
        </table:table-row>
        <table:table-row table:style-name="Tabla5.1">
          <table:table-cell table:style-name="Tabla5.A7" table:number-columns-spanned="3" office:value-type="string">
            <text:p text:style-name="P81">1. Aprobación del acta de la reunión anterior si procede</text:p>
            <text:p text:style-name="P81">2. Informe de la reunión de CCP</text:p>
            <text:p text:style-name="P81">3. Información al alumnado de los criterios de evaluación y calificación.</text:p>
            <text:p text:style-name="P81">4. Aspectos a incluir en las actas de los equipos educativos.</text:p>
            <text:p text:style-name="P81">5. Seguimiento de la impartición de las programaciones.</text:p>
            <text:p text:style-name="P81">6. Sugerencias y preguntas</text:p>
            <text:p text:style-name="P140"/>
          </table:table-cell>
          <table:covered-table-cell/>
          <table:covered-table-cell/>
        </table:table-row>
        <table:table-row table:style-name="Tabla5.1">
          <table:table-cell table:style-name="Tabla5.A4" table:number-columns-spanned="3" office:value-type="string">
            <text:p text:style-name="P63">ASPECTOS TRATADOS Y DECISIONES ADOPTADAS</text:p>
          </table:table-cell>
          <table:covered-table-cell/>
          <table:covered-table-cell/>
        </table:table-row>
        <table:table-row table:style-name="Tabla5.1">
          <table:table-cell table:style-name="Tabla5.A7" table:number-columns-spanned="3" office:value-type="string">
            <text:p text:style-name="P81">1. Aprobación del acta de la reunión anterior si procede</text:p>
            <text:p text:style-name="P81"/>
            <text:p text:style-name="P175">Se aprueba</text:p>
            <text:p text:style-name="P175"/>
            <text:p text:style-name="P81">2. Informe de la reunión de CCP</text:p>
            <text:p text:style-name="P175"/>
            <text:p text:style-name="P361">Se informa de los aspectos tratados en la reunión de CCP del día 2 de octubre. De entre los puntos tratados cabe destacar:</text:p>
            <text:list xml:id="list73236820932532" text:continue-list="list6243619866194889697" text:style-name="L4">
              <text:list-item>
                <text:p text:style-name="P637">Informaciones de vicedirección:</text:p>
              </text:list-item>
              <text:list-item>
                <text:p text:style-name="P705">Las actividades extraescolares previstas a realizar son la visita a las jornadas de FP del IES Zonzamas, el triatlóntriatlon del IES Yaiza previsto para el 23 de noviembre. Instalación de un punto joven durante los recreos.</text:p>
              </text:list-item>
              <text:list-item>
                <text:p text:style-name="P756">Informaciones de dirección:</text:p>
              </text:list-item>
              <text:list-item>
                <text:p text:style-name="P705">En la última reunión de directores se solicita la posibilidad de prorrogar el plazo de entrega de la PGA debido a que el plan de mejoras está previsto que salga el 19/X</text:p>
              </text:list-item>
              <text:list-item>
                <text:p text:style-name="P705">Dado el carácter novedoso de las rúbricas se consideran un documento abierto a modificaciones que se irán pudiendo agregar a las programaciones.</text:p>
              </text:list-item>
              <text:list-item>
                <text:p text:style-name="P705">Renovación de los miembros de Consejo Escolar. Toca renovar varios profesores.</text:p>
              </text:list-item>
              <text:list-item>
                <text:p text:style-name="P705">Se continua durante el presente curso con el plan de sustituciones de corta duración. Se seguirá el mismo sistema que el curso pasado. </text:p>
              </text:list-item>
              <text:list-item>
                <text:p text:style-name="P705">Se recuerda que en la PGA se han de incluir medidas favorecedoras de los objetivos prioritarios establecidos por la consejería.</text:p>
              </text:list-item>
              <text:list-item>
                <text:p text:style-name="P705">Ya están disponibles los Tamagochis. Se solicita que se pasen al mismo las faltas producidas desde principio de curso. Los tutores deberán facilitar a los padres las claves de acceso a la web del SGD para consulta de incidencias. Las faltas las deberán justificar los tutores por quincenas dentro de los tres primeros días de cada quincena se justificaran las faltas de la quincena anterior. El protocolo detallado de seguimiento del absentismo está colgado en la zona compartida.</text:p>
              </text:list-item>
              <text:list-item>
                <text:p text:style-name="P705">Por error cometido se reestructura el horario de la especialista de PT.</text:p>
              </text:list-item>
              <text:list-item>
                <text:p text:style-name="P705">Los alumnos proponen separar por sexos los baños de las aulas prefabricadas.</text:p>
              </text:list-item>
              <text:list-item>
                <text:p text:style-name="P705">Hay novedades en la PAU para el presente curso, la prueba extraordinaria se celebrará en julio en lugar de en septiembre.</text:p>
              </text:list-item>
              <text:list-item>
                <text:p text:style-name="P705">Ha sido nombrada la nueva inspectora que le corresponde al Centro su nombre es Cristina Arroyo Simón.</text:p>
              </text:list-item>
              <text:list-item>
                <text:p text:style-name="P756">Informaciones del departamento de orientación:</text:p>
              </text:list-item>
              <text:list-item>
                <text:p text:style-name="P705">Las adaptaciones curriculares han de estar terminadas antes de la finalización del mes de octubre. Hay novedades para este curso que Rita explicará a cada departamento implicado.</text:p>
              </text:list-item>
              <text:list-item>
                <text:p text:style-name="P705">Las normas de convivencia del centro se harán llegar a los padres.</text:p>
              </text:list-item>
              <text:list-item>
                <text:p text:style-name="P705"><text:soft-page-break/>Se cuelgan materiales en la zona compartida de soporte para la elaboración de las programaciones.</text:p>
              </text:list-item>
            </text:list>
            <text:p text:style-name="P175"/>
            <text:p text:style-name="P81">3. Información al alumnado de los criterios de evaluación y calificación.</text:p>
            <text:p text:style-name="P175"/>
            <text:p text:style-name="P175">Se han de facilitar claramente a los alumnos los criterios de evaluación y calificación, los motivos de pérdida de la evaluación continua y los mecanismos de reclamación. Se acuerda que cada profesor elabore los de sus módulos, informe en sesión de clase a los alumnos y los cuelgue en el aula virtual. </text:p>
            <text:p text:style-name="P175"/>
            <text:p text:style-name="P81">4. Aspectos a incluir en las actas de los equipos educativos.</text:p>
            <text:p text:style-name="P175"/>
            <text:p text:style-name="P175">Se informa a los tutores de que en las sesiones de evaluación finales y en sus correspondientes actas se han de incluir los motivos por los que los alumnos titulan o no titulan.</text:p>
            <text:p text:style-name="P175"/>
            <text:p text:style-name="P81">5. Seguimiento de la impartición de las programaciones.</text:p>
            <text:p text:style-name="P175"/>
            <text:p text:style-name="P175">Se comentan los contenidos impartidos en cada módulo y materias y se debaten propuestas de coordinación y de posibles actividades a realizar.</text:p>
            <text:p text:style-name="P175"/>
            <text:p text:style-name="P81">6<text:span text:style-name="T80">. Sugerencias y preguntas</text:span></text:p>
            <text:p text:style-name="P393"/>
            <text:p text:style-name="P393">No hay</text:p>
            <text:p text:style-name="P413"/>
          </table:table-cell>
          <table:covered-table-cell/>
          <table:covered-table-cell/>
        </table:table-row>
        <table:table-row table:style-name="Tabla5.1">
          <table:table-cell table:style-name="Tabla5.A4" table:number-columns-spanned="3" office:value-type="string">
            <text:p text:style-name="P63">TAREAS ASIGNADAS</text:p>
          </table:table-cell>
          <table:covered-table-cell/>
          <table:covered-table-cell/>
        </table:table-row>
        <table:table-row table:style-name="Tabla5.1">
          <table:table-cell table:style-name="Tabla5.A9" table:number-columns-spanned="2" office:value-type="string">
            <text:p text:style-name="P521"/>
          </table:table-cell>
          <table:covered-table-cell/>
          <table:table-cell table:style-name="Tabla5.C9" office:value-type="string">
            <text:p text:style-name="P45">Responsable</text:p>
          </table:table-cell>
        </table:table-row>
        <table:table-row table:style-name="Tabla5.10">
          <table:table-cell table:style-name="Tabla5.A10" table:number-columns-spanned="2" office:value-type="string">
            <text:p text:style-name="P145">Informar a los alumnos sobre los criterios de evaluación y calificación, motivos de pérdida de la evaluación continua y mecanismos de reclamación. También se colgará dicha información en el moodle de cada módulo y materia</text:p>
          </table:table-cell>
          <table:covered-table-cell/>
          <table:table-cell table:style-name="Tabla5.C10" office:value-type="string">
            <text:p text:style-name="P145">Todos los miembros del departamento</text:p>
          </table:table-cell>
        </table:table-row>
      </table:table>
      <text:p text:style-name="P317"/>
      <text:p text:style-name="P317"/>
      <text:p text:style-name="P317"/>
      <text:p text:style-name="P317">Sin más asuntos que tratar, de todo lo cual yo, como Jefe del Departamento, doy fe.</text:p>
      <text:p text:style-name="P451"/>
      <text:p text:style-name="P540"/>
      <text:p text:style-name="P452">EL JEFE DEL DEPARTAMENTO <text:s text:c="4"/></text:p>
      <text:p text:style-name="P452"/>
      <text:p text:style-name="P452"/>
      <text:p text:style-name="P452"/>
      <text:p text:style-name="P452"/>
      <text:p text:style-name="P452"/>
      <text:p text:style-name="P452"><text:s text:c="6"/></text:p>
      <text:p text:style-name="P469">Iván Chillón García <text:s text:c="16"/></text:p>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19">ACTA Nº4</text:p>
          </table:table-cell>
          <table:covered-table-cell/>
          <table:covered-table-cell/>
        </table:table-row>
        <table:table-row table:style-name="Tabla7.1">
          <table:table-cell table:style-name="Tabla7.A3" office:value-type="string">
            <text:p text:style-name="P45">Asistentes:</text:p>
          </table:table-cell>
          <table:table-cell table:style-name="Tabla7.B2" table:number-columns-spanned="2" office:value-type="string">
            <text:p text:style-name="P63">Fecha: </text:p>
          </table:table-cell>
          <table:covered-table-cell/>
        </table:table-row>
        <table:table-row table:style-name="Tabla7.1">
          <table:table-cell table:style-name="Tabla7.A3" office:value-type="string">
            <text:list xml:id="list73237235788964" text:continue-list="list73238787363540"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7.B3" table:number-columns-spanned="2" office:value-type="string">
            <text:p text:style-name="P63">11/10/2012</text:p>
          </table:table-cell>
          <table:covered-table-cell/>
        </table:table-row>
        <table:table-row table:style-name="Tabla7.1">
          <table:table-cell table:style-name="Tabla7.A4" table:number-columns-spanned="3" office:value-type="string">
            <text:p text:style-name="P63">ORDEN DEL DÍA</text:p>
          </table:table-cell>
          <table:covered-table-cell/>
          <table:covered-table-cell/>
        </table:table-row>
        <table:table-row table:style-name="Tabla7.1">
          <table:table-cell table:style-name="Tabla7.A7" table:number-columns-spanned="3" office:value-type="string">
            <text:p text:style-name="P81">1. Aprobación si procede del acta de la reunión anterior</text:p>
            <text:p text:style-name="P81">2. Informe de la reunión de CCP</text:p>
            <text:p text:style-name="P81">3. Elaboración de extracto con criterios de evaluación y calificación</text:p>
            <text:p text:style-name="P81">4. Medidas de disminución del absentismo</text:p>
            <text:p text:style-name="P81">5. Agenda escolar</text:p>
            <text:p text:style-name="P81">6. Seguimiento de la impartición de las programaciones.</text:p>
            <text:p text:style-name="P81">7. Sugerencias y preguntas</text:p>
            <text:p text:style-name="P140"/>
          </table:table-cell>
          <table:covered-table-cell/>
          <table:covered-table-cell/>
        </table:table-row>
        <table:table-row table:style-name="Tabla7.1">
          <table:table-cell table:style-name="Tabla7.A4" table:number-columns-spanned="3" office:value-type="string">
            <text:p text:style-name="P63">ASPECTOS TRATADOS Y DECISIONES ADOPTADAS</text:p>
          </table:table-cell>
          <table:covered-table-cell/>
          <table:covered-table-cell/>
        </table:table-row>
        <table:table-row table:style-name="Tabla7.1">
          <table:table-cell table:style-name="Tabla7.A7" table:number-columns-spanned="3" office:value-type="string">
            <text:p text:style-name="P131">1. Aprobación si procede del acta de la reunión anterior</text:p>
            <text:p text:style-name="P131"/>
            <text:p text:style-name="P232">Se aprueba</text:p>
            <text:p text:style-name="P131">2. Informe de la reunión de CCP</text:p>
            <text:p text:style-name="P393"/>
            <text:p text:style-name="P393">Se informa de los aspectos tratados en la reunión de CCP del día 9 de octubre. De entre los puntos tratados cabe destacar:</text:p>
            <text:list xml:id="list2182998668286098868" text:style-name="L7">
              <text:list-item>
                <text:p text:style-name="P627">Informaciones de dirección:</text:p>
              </text:list-item>
              <text:list-item>
                <text:p text:style-name="P725">Se crea carpeta en la zona compartida para que los departamentos remitan extracto de las programaciones que incluyan los criterios de evaluación y calificación para su posterior subida a la web del centro. En caso de la no remisión de los mismos se colgarán en la web las programaciones completas.</text:p>
              </text:list-item>
              <text:list-item>
                <text:p text:style-name="P725">PROIDEAC: se proyectará vídeo elaborado por la DG. Se trabajará desde la CCP. A partir de diciembre se valorará con este método en Pincel Ekade. Los jefes de departamento harán llegar esta información al resto del profesorado.</text:p>
              </text:list-item>
              <text:list-item>
                <text:p text:style-name="P725">Concurso de traslados: está previsto que se realice durante el presente curso. Del 8 al 20 de octubre se puede acceder al apartado correspondiente de la web de la consejería para la consulta y actualización de datos.</text:p>
              </text:list-item>
              <text:list-item>
                <text:p text:style-name="P725">Renovación del consejo escolar: de los 7 representantes del colectivo del profesorado cumplen ciclo 2 que se ha de renovar. También se han de renovar 3 de los 5 representantes del alumnado y se crea una nueva vacante de padres correspondiente al AMPA. Mañana a las 17:00 se constituirá la junta valoradora. El plazo para presentación de candidatos es del 22 al 24 de octubre. Los tutores comunicarán a los alumnos la apertura de dicho proceso. Los tutores informarán a jefatura de estudios de la existencia de posibles candidatos.</text:p>
              </text:list-item>
              <text:list-item>
                <text:p text:style-name="P725">Se recuerda al profesorado que debe incluir en las programaciones acciones y medidas destinadas a favorecer los objetivos estratégicos de la consejería para el presente curso y las acciones contempladas en el plan de mejora del centro.</text:p>
              </text:list-item>
              <text:list-item>
                <text:p text:style-name="P776">Informaciones de vicedirección:</text:p>
              </text:list-item>
              <text:list-item>
                <text:p text:style-name="P725">El día 19 de octubre durante toda la jornada lectiva, los alumnos saldrán en una actividad de encuentro intercentros organizada por el departamento de educación física.</text:p>
              </text:list-item>
              <text:list-item>
                <text:p text:style-name="P776">Informaciones de jefatura de estudios:</text:p>
              </text:list-item>
              <text:list-item>
                <text:p text:style-name="P725">Plan de mejora del centro. Será supervisado por la inspectora. Se solicitan ideas al profesorado de actividades a realizar por el centro tendentes a favorecer los objetivos de plan.</text:p>
              </text:list-item>
              <text:list-item>
                <text:p text:style-name="P725">Las evaluaciones sin notas tendrán lugar la próxima semana los días 14, 15 y 16. Los horarios detallados se colgarán en el tablón correspondiente de la sala de profesores.</text:p>
              </text:list-item>
              <text:list-item>
                <text:p text:style-name="P725"><text:soft-page-break/>Se cuelga en sala de profesores información con la actual convocatoria de cursos de la consejería.</text:p>
              </text:list-item>
              <text:list-item>
                <text:p text:style-name="P725">Ayer tuvo lugar reunión con los jefes de estudios de los colegios de nuestra zona de influencia de coordinación.</text:p>
              </text:list-item>
              <text:list-item>
                <text:p text:style-name="P776">Informaciones del departamento de orientación:</text:p>
              </text:list-item>
              <text:list-item>
                <text:p text:style-name="P725">Están disponibles las agendas escolares. El precio de las mismas es de 3,70€. Se aprueba cobrar a los alumnos 2€ por cada una.</text:p>
              </text:list-item>
            </text:list>
            <text:p text:style-name="P414">3. Elaboración de extracto con criterios de evaluación y calificación</text:p>
            <text:p text:style-name="P414"/>
            <text:p text:style-name="P369">Se acuerda hacer llegar a Iván los extractos de las programaciones con los criterios de evaluación y calificación para que este los copie a la carpeta creada al efecto en la zona compartida.</text:p>
            <text:p text:style-name="P414"/>
            <text:p text:style-name="P414">4. Medidas de disminución del absentismo</text:p>
            <text:p text:style-name="P81"/>
            <text:p text:style-name="P175">Se comenta que se está observando alto grado de absentismo de algunos alumnos de primero y segundo del ciclo. Se debaten diferentes medidas. Se acuerda que todo el profesorado del departamento comente la gravedad de este comportamiento, recuerde a los alumnos los motivos de pérdida de la evaluación continua y que se penalice la calificación de los alumnos en las actividades realizadas los días que faltan.</text:p>
            <text:p text:style-name="P81">5. Agenda escolar</text:p>
            <text:p text:style-name="P81"/>
            <text:p text:style-name="P175">Se aprueba el uso en todos los módulos del ciclo de la agenda escolar. Se continua con el procedimiento establecido el curso anterior de destinar una pequeña franja en la pizarra para anotar a lo largo de la jornada las tareas asignadas para casa en cada módulo. Servirá de referencia para el resto de profesores para no asignar excesivas tareas.</text:p>
            <text:p text:style-name="P81">6. Seguimiento de la impartición de las programaciones.</text:p>
            <text:p text:style-name="P81"/>
            <text:p text:style-name="P175">Se comentan los contenidos impartidos en cada módulo y materias y se debaten propuestas de coordinación y de posibles actividades a realizar.</text:p>
            <text:p text:style-name="P175"/>
            <text:p text:style-name="P81">7. Sugerencias y preguntas</text:p>
            <text:p text:style-name="P81"/>
            <text:p text:style-name="P175">No hay</text:p>
            <text:p text:style-name="P393"/>
          </table:table-cell>
          <table:covered-table-cell/>
          <table:covered-table-cell/>
        </table:table-row>
        <table:table-row table:style-name="Tabla7.1">
          <table:table-cell table:style-name="Tabla7.A4" table:number-columns-spanned="3" office:value-type="string">
            <text:p text:style-name="P138">TAREAS ASIGNADAS</text:p>
          </table:table-cell>
          <table:covered-table-cell/>
          <table:covered-table-cell/>
        </table:table-row>
        <table:table-row table:style-name="Tabla7.1">
          <table:table-cell table:style-name="Tabla7.A9" table:number-columns-spanned="2" office:value-type="string">
            <text:p text:style-name="P521"/>
          </table:table-cell>
          <table:covered-table-cell/>
          <table:table-cell table:style-name="Tabla7.C9" office:value-type="string">
            <text:p text:style-name="P45">Responsable</text:p>
          </table:table-cell>
        </table:table-row>
        <table:table-row table:style-name="Tabla7.1">
          <table:table-cell table:style-name="Tabla7.A10" table:number-columns-spanned="2" office:value-type="string">
            <text:p text:style-name="P555">Remisión de documentos con extractos de evaluación y calificación</text:p>
          </table:table-cell>
          <table:covered-table-cell/>
          <table:table-cell table:style-name="Tabla7.C10" office:value-type="string">
            <text:p text:style-name="P176">Etiel, Ana</text:p>
          </table:table-cell>
        </table:table-row>
        <table:table-row table:style-name="Tabla7.1">
          <table:table-cell table:style-name="Tabla7.A10" table:number-columns-spanned="2" office:value-type="string">
            <text:p text:style-name="P555">Copia de los documentos anteriores en la zona compartida</text:p>
          </table:table-cell>
          <table:covered-table-cell/>
          <table:table-cell table:style-name="Tabla7.C10" office:value-type="string">
            <text:p text:style-name="P176">Iván</text:p>
          </table:table-cell>
        </table:table-row>
        <table:table-row table:style-name="Tabla7.1">
          <table:table-cell table:style-name="Tabla7.A10" table:number-columns-spanned="2" office:value-type="string">
            <text:p text:style-name="P555">Tutores comunicarán a los alumnos información relativa a la renovación del Consejo Escolar. Se remitirá a jefatura de estudios la existencia de candidatos.</text:p>
          </table:table-cell>
          <table:covered-table-cell/>
          <table:table-cell table:style-name="Tabla7.C10" office:value-type="string">
            <text:p text:style-name="P176">Etiel y Ana</text:p>
          </table:table-cell>
        </table:table-row>
        <table:table-row table:style-name="Tabla7.1">
          <table:table-cell table:style-name="Tabla7.A10" table:number-columns-spanned="2" office:value-type="string">
            <text:p text:style-name="P555">Comentar a los alumnos las medidas tomadas para evitar el absentismo</text:p>
          </table:table-cell>
          <table:covered-table-cell/>
          <table:table-cell table:style-name="Tabla7.C10" office:value-type="string">
            <text:p text:style-name="P176">Todo los miembros del departamento</text:p>
          </table:table-cell>
        </table:table-row>
        <table:table-row table:style-name="Tabla7.1">
          <table:table-cell table:style-name="Tabla7.A10" table:number-columns-spanned="2" office:value-type="string">
            <text:p text:style-name="P555">Uso de la agenda escolar</text:p>
          </table:table-cell>
          <table:covered-table-cell/>
          <table:table-cell table:style-name="Tabla7.C10" office:value-type="string">
            <text:p text:style-name="P176">Todos los miembros del departamento</text:p>
          </table:table-cell>
        </table:table-row>
      </table:table>
      <text:p text:style-name="P317"/>
      <text:p text:style-name="P317">Sin más asuntos que tratar se levanta la sesión, de todo lo cual yo, como Jefe del Departamento, doy fe.</text:p>
      <text:p text:style-name="P451">EL JEFE DEL DEPARTAMENTO <text:s text:c="5"/></text:p>
      <text:p text:style-name="P451"/>
      <text:p text:style-name="P451"/>
      <text:p text:style-name="P451"/>
      <text:p text:style-name="P451"><text:s/></text:p>
      <text:p text:style-name="P469">Iván Chillón García <text:s text:c="6"/></text:p>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19">ACTA Nº5</text:p>
          </table:table-cell>
          <table:covered-table-cell/>
          <table:covered-table-cell/>
        </table:table-row>
        <table:table-row table:style-name="Tabla8.1">
          <table:table-cell table:style-name="Tabla8.A3" office:value-type="string">
            <text:p text:style-name="P45">Asistentes:</text:p>
          </table:table-cell>
          <table:table-cell table:style-name="Tabla8.B2" table:number-columns-spanned="2" office:value-type="string">
            <text:p text:style-name="P63">Fecha: </text:p>
          </table:table-cell>
          <table:covered-table-cell/>
        </table:table-row>
        <table:table-row table:style-name="Tabla8.1">
          <table:table-cell table:style-name="Tabla8.A3" office:value-type="string">
            <text:list xml:id="list73237353907614" text:continue-list="list73237235788964"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8.B3" table:number-columns-spanned="2" office:value-type="string">
            <text:p text:style-name="P63">18/10/2012</text:p>
          </table:table-cell>
          <table:covered-table-cell/>
        </table:table-row>
        <table:table-row table:style-name="Tabla8.1">
          <table:table-cell table:style-name="Tabla8.A4" table:number-columns-spanned="3" office:value-type="string">
            <text:p text:style-name="P63">ORDEN DEL DÍA</text:p>
          </table:table-cell>
          <table:covered-table-cell/>
          <table:covered-table-cell/>
        </table:table-row>
        <table:table-row table:style-name="Tabla8.1">
          <table:table-cell table:style-name="Tabla8.A7" table:number-columns-spanned="3" office:value-type="string">
            <text:p text:style-name="P317"><text:span text:style-name="T79"><text:line-break/></text:span><text:span text:style-name="T80">1. Aprobación si procede del acta de la reunión anterior </text:span></text:p>
            <text:p text:style-name="P81">2. Informe de la reunión de CCP</text:p>
            <text:p text:style-name="P81">3. Acreditación en TIC</text:p>
            <text:p text:style-name="P81">4. FCT</text:p>
            <text:p text:style-name="P81">5. Seguimiento de programaciones</text:p>
            <text:p text:style-name="P81">6. Sugerencias y preguntas</text:p>
            <text:p text:style-name="P140"/>
          </table:table-cell>
          <table:covered-table-cell/>
          <table:covered-table-cell/>
        </table:table-row>
        <table:table-row table:style-name="Tabla8.1">
          <table:table-cell table:style-name="Tabla8.A4" table:number-columns-spanned="3" office:value-type="string">
            <text:p text:style-name="P63">ASPECTOS TRATADOS Y DECISIONES ADOPTADAS</text:p>
          </table:table-cell>
          <table:covered-table-cell/>
          <table:covered-table-cell/>
        </table:table-row>
        <table:table-row table:style-name="Tabla8.1">
          <table:table-cell table:style-name="Tabla8.A7" table:number-columns-spanned="3" office:value-type="string">
            <text:p text:style-name="P317"><text:span text:style-name="T79"><text:line-break/></text:span><text:span text:style-name="T80">1. Aprobación de las actas de la reunión anterior </text:span></text:p>
            <text:p text:style-name="P81"/>
            <text:p text:style-name="P175">Se aprueba</text:p>
            <text:p text:style-name="P175"/>
            <text:p text:style-name="P81">2. Informe de la reunión de CCP</text:p>
            <text:p text:style-name="P175"/>
            <text:p text:style-name="P393">Se informa de los aspectos tratados en la reunión de CCP del día 16 de octubre. De entre los puntos tratados cabe destacar:</text:p>
            <text:list xml:id="list73237143107941" text:continue-list="list2182998668286098868" text:style-name="L7">
              <text:list-item>
                <text:p text:style-name="P646">Informaciones de dirección:</text:p>
              </text:list-item>
              <text:list-item>
                <text:p text:style-name="P709">Comprados e instalados módulos de memoria RAM para los ordenadores de secretaría y de la sala de profesores.</text:p>
              </text:list-item>
              <text:list-item>
                <text:p text:style-name="P709">Renovación del consejo escolar. Se recuerda la existencia de dos vacantes para el profesorado y que el plazo de presentación de candidaturas es entre el 24 y el 26 de este mes.</text:p>
              </text:list-item>
              <text:list-item>
                <text:p text:style-name="P709">Visita de la inspectora al centro el jueves pasado. Se solicita prórroga para presentación de la PGA, se presentará el día 23 de este mes.</text:p>
              </text:list-item>
              <text:list-item>
                <text:p text:style-name="P709">Se solicita incluir los nombres de los alumnos con AC en anexos para facilitar su publicación.</text:p>
              </text:list-item>
              <text:list-item>
                <text:p text:style-name="P766">Informaciones de vicedirección:</text:p>
              </text:list-item>
              <text:list-item>
                <text:p text:style-name="P709">Semana cultural del municipio de Haría. Tendrá lugar entre el 22 y el 30 de octubre. Las actividades disponibles están en vicedirección. Ponerse en contacto si se desea solicitar alguna.</text:p>
              </text:list-item>
              <text:list-item>
                <text:p text:style-name="P766">Informaciones de jefatura de estudios:</text:p>
              </text:list-item>
              <text:list-item>
                <text:p text:style-name="P709">Partes de guardia. Se observa que están siendo expulsados del aula alumnos por faltas leves cuando la normativa no contempla esta posibilidad para este tipo de faltas. Se solicita usar el tamagochi para reflejar las incidencias y que estas puedan ser consultadas por la familia. Que el profesorado revise lo manifestado por los alumnos en los partes de guardia para contrastar su veracidad. Además que todo alumno que es expulsado de clase por una falta grave se ha de rellenar el correspondiente parte de incidencia y se ha de seguir el procedimiento contemplado en el plan de convivencia del centro.</text:p>
              </text:list-item>
              <text:list-item>
                <text:p text:style-name="P766">Informaciones del departamento de orientación:</text:p>
              </text:list-item>
              <text:list-item>
                <text:p text:style-name="P709">Se recuerda que en caso de sanción a un alumno, el profesor debe informar al tutor para coordinar la medida a tomar.</text:p>
              </text:list-item>
              <text:list-item>
                <text:p text:style-name="P709">Se recuerda que existe una normativa en la que se contempla el tipo de falta y el correspondiente régimen sancionador. </text:p>
              </text:list-item>
            </text:list>
            <text:p text:style-name="P175"/>
            <text:p text:style-name="P81"><text:soft-page-break/>3. Acreditación en TIC</text:p>
            <text:p text:style-name="P81"/>
            <text:p text:style-name="P317"><text:span text:style-name="T84">Se informa de que se ha abierto </text:span>convocatoria del proceso de acreditación en TIC a propuesta de sus centros educativos. Los detalles de la convocatoria se pueden encontrar en la web de la consejería</text:p>
            <text:p text:style-name="P175"/>
            <text:p text:style-name="P81">4. FCT</text:p>
            <text:p text:style-name="P81"/>
            <text:p text:style-name="P175">La FCT está previsto que de comienzo el día 1 de abril y el módulo de Integración 2 semanas antes del comienzo de la semana santa, esto provocará que la segunda evaluación tenga sólo 9 semanas frente a las 14 de la primera evaluación. Se advierte de este hecho para tenerlo en cuenta a la hora de temporalizar las actividades.</text:p>
            <text:p text:style-name="P175"/>
            <text:p text:style-name="P81">5. Seguimiento de programaciones</text:p>
            <text:p text:style-name="P81"/>
            <text:p text:style-name="P175">Se comentan los contenidos impartidos en cada módulo y materias y se debaten propuestas de coordinación y de posibles actividades a realizar.</text:p>
            <text:p text:style-name="P175"/>
            <text:p text:style-name="P81">6. Sugerencias y preguntas</text:p>
            <text:p text:style-name="P81"/>
            <text:p text:style-name="P175">No hay</text:p>
            <text:p text:style-name="P175"/>
          </table:table-cell>
          <table:covered-table-cell/>
          <table:covered-table-cell/>
        </table:table-row>
        <table:table-row table:style-name="Tabla8.1">
          <table:table-cell table:style-name="Tabla8.A4" table:number-columns-spanned="3" office:value-type="string">
            <text:p text:style-name="P63">TAREAS ASIGNADAS</text:p>
          </table:table-cell>
          <table:covered-table-cell/>
          <table:covered-table-cell/>
        </table:table-row>
        <table:table-row table:style-name="Tabla8.1">
          <table:table-cell table:style-name="Tabla8.A9" table:number-columns-spanned="2" office:value-type="string">
            <text:p text:style-name="P521"/>
          </table:table-cell>
          <table:covered-table-cell/>
          <table:table-cell table:style-name="Tabla8.C9" office:value-type="string">
            <text:p text:style-name="P45">Responsable</text:p>
          </table:table-cell>
        </table:table-row>
        <table:table-row table:style-name="Tabla8.10">
          <table:table-cell table:style-name="Tabla8.A10" table:number-columns-spanned="2" office:value-type="string">
            <text:p text:style-name="P145"/>
          </table:table-cell>
          <table:covered-table-cell/>
          <table:table-cell table:style-name="Tabla8.C10" office:value-type="string">
            <text:p text:style-name="P141"/>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text:s/></text:p>
      <text:p text:style-name="P469">Iván Chillón García <text:s text:c="19"/></text:p>
      <text:p text:style-name="P487"><draw:line text:anchor-type="paragraph" draw:z-index="78" draw:style-name="gr1" draw:text-style-name="P804" svg:x1="-0.014cm" svg:y1="6.202cm" svg:x2="15.775cm" svg:y2="0.159cm"><text:p/></draw:line></text:p>
      <text:p text:style-name="P469"><text:tab/><text:tab/><text:tab/><text:tab/> <text:s text:c="2"/></text:p>
      <text:p text:style-name="P469"/>
      <text:p text:style-name="P469"/>
      <text:p text:style-name="P469"/>
      <text:p text:style-name="P469"/>
      <text:p text:style-name="P469"/>
      <text:p text:style-name="P488"/>
      <text:p text:style-name="P488"/>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p text:style-name="P19">ACTA Nº6</text:p>
          </table:table-cell>
          <table:covered-table-cell/>
          <table:covered-table-cell/>
        </table:table-row>
        <table:table-row table:style-name="Tabla10.1">
          <table:table-cell table:style-name="Tabla10.A3" office:value-type="string">
            <text:p text:style-name="P45">Asistentes:</text:p>
          </table:table-cell>
          <table:table-cell table:style-name="Tabla10.B2" table:number-columns-spanned="2" office:value-type="string">
            <text:p text:style-name="P63">Fecha: </text:p>
          </table:table-cell>
          <table:covered-table-cell/>
        </table:table-row>
        <table:table-row table:style-name="Tabla10.1">
          <table:table-cell table:style-name="Tabla10.A3" office:value-type="string">
            <text:list xml:id="list73238583849284" text:continue-list="list73237353907614"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10.B3" table:number-columns-spanned="2" office:value-type="date" office:date-value="2012-10-25">
            <text:p text:style-name="P63">25/10/12</text:p>
          </table:table-cell>
          <table:covered-table-cell/>
        </table:table-row>
        <table:table-row table:style-name="Tabla10.1">
          <table:table-cell table:style-name="Tabla10.A4" table:number-columns-spanned="3" office:value-type="string">
            <text:p text:style-name="P63">ORDEN DEL DÍA</text:p>
          </table:table-cell>
          <table:covered-table-cell/>
          <table:covered-table-cell/>
        </table:table-row>
        <table:table-row table:style-name="Tabla10.1">
          <table:table-cell table:style-name="Tabla10.A7" table:number-columns-spanned="3" office:value-type="string">
            <text:p text:style-name="P317"><text:span text:style-name="T79"><text:line-break/></text:span><text:span text:style-name="T80">1. Aprobación si procede del acta de la reunión anterior </text:span></text:p>
            <text:p text:style-name="P81">2. Informe de la reunión de CCP</text:p>
            <text:p text:style-name="P81">3. Informe de compras</text:p>
            <text:p text:style-name="P81">4. Seguimiento de programaciones</text:p>
            <text:p text:style-name="P81">5. Sugerencias y preguntas</text:p>
            <text:p text:style-name="P140"/>
          </table:table-cell>
          <table:covered-table-cell/>
          <table:covered-table-cell/>
        </table:table-row>
        <table:table-row table:style-name="Tabla10.1">
          <table:table-cell table:style-name="Tabla10.A4" table:number-columns-spanned="3" office:value-type="string">
            <text:p text:style-name="P63">ASPECTOS TRATADOS Y DECISIONES ADOPTADAS</text:p>
          </table:table-cell>
          <table:covered-table-cell/>
          <table:covered-table-cell/>
        </table:table-row>
        <table:table-row table:style-name="Tabla10.1">
          <table:table-cell table:style-name="Tabla10.A7" table:number-columns-spanned="3" office:value-type="string">
            <text:p text:style-name="P317"><text:span text:style-name="T79"><text:line-break/></text:span><text:span text:style-name="T80">1. Aprobación de las actas de la reunión anterior </text:span></text:p>
            <text:p text:style-name="P81"/>
            <text:p text:style-name="P175">Se aprueba</text:p>
            <text:p text:style-name="P175"/>
            <text:p text:style-name="P81">2. Informe de la reunión de CCP</text:p>
            <text:p text:style-name="P175"/>
            <text:p text:style-name="P393">Se informa de los aspectos tratados en la reunión de CCP del día 23 de octubre. De entre los puntos tratados cabe destacar:</text:p>
            <text:list xml:id="list73237994142937" text:continue-list="list73237143107941" text:style-name="L7">
              <text:list-item>
                <text:p text:style-name="P646">Informaciones de dirección:</text:p>
              </text:list-item>
              <text:list-item>
                <text:p text:style-name="P709">Se solicita informar a dirección en caso de que haya errores en el listado de alumnos que aparecen en el SGD.</text:p>
              </text:list-item>
              <text:list-item>
                <text:p text:style-name="P709">En la carpeta tutoriales de la zona compartida se han copiado archivos con tutoriales de uso de la aplicación del SGD, moodle y la web de comentarios.</text:p>
              </text:list-item>
              <text:list-item>
                <text:p text:style-name="P709">Se copian también en la zona compartida las rúbricas generales de secundaria.</text:p>
              </text:list-item>
              <text:list-item>
                <text:p text:style-name="P709">Se informa de la adquisición de un tensiómetro por parte del Centro.</text:p>
              </text:list-item>
              <text:list-item>
                <text:p text:style-name="P709">El lunes 29 están convocados un claustro a las 14:00 horas para la aprobación de la parte didáctica de la PGA y a las 19:00 está convocado el Consejo Escolar para aprobar la PGA.</text:p>
              </text:list-item>
              <text:list-item>
                <text:p text:style-name="P709">Llega correo al centro con información sobre la convocatoria de seminarios intercentros. </text:p>
              </text:list-item>
              <text:list-item>
                <text:p text:style-name="P709">Se recuerda el uso de la web de comentarios en especial las medidas a tomar para evitar el bloqueo de los artículos.</text:p>
              </text:list-item>
              <text:list-item>
                <text:p text:style-name="P766">Informaciones de jefatura de estudios:</text:p>
              </text:list-item>
              <text:list-item>
                <text:p text:style-name="P709">Se informa de convocatoria de reunión de coordinación con los centros de primaria adscritos.</text:p>
              </text:list-item>
              <text:list-item>
                <text:p text:style-name="P709">Informaciones PROIDEAC: se ha creado un curso online en la plataforma de formación de la consejería, el acceso es con la clave de la nominilla. En el material colgado hasta el momento se incluye un esquema de uso del Pincel Ekade.</text:p>
              </text:list-item>
              <text:list-item>
                <text:p text:style-name="P766">Informaciones del departamento de orientación:</text:p>
              </text:list-item>
              <text:list-item>
                <text:p text:style-name="P709">Se entrega un extracto de las normas de convivencia sacadas del decreto en el que se establecen mecanismos de respuestas a conflictos, los tipos de conductas y los responsables de la gestión de las mismas.</text:p>
              </text:list-item>
              <text:list-item>
                <text:p text:style-name="P709">Se traerá el NOF a la próxima reunión de CCP para su posterior debate por parte de los departamentos.</text:p>
              </text:list-item>
              <text:list-item>
                <text:p text:style-name="P766">Ruegos y preguntas:</text:p>
              </text:list-item>
              <text:list-item>
                <text:p text:style-name="P709">Laura informa de los detalles del proyecto Desafío 200</text:p>
              </text:list-item>
            </text:list>
            <text:p text:style-name="P175"/>
            <text:p text:style-name="P81">3. Informe de compras</text:p>
            <text:p text:style-name="P81"><text:soft-page-break/></text:p>
            <text:p text:style-name="P175">Se informa de que tal y como se aprobó en sesión anterior se han adquirido 300m de cable de datos. Queda pendiente la adquisición de 150 conectores RJ-45, 11 tomas dobles de sobre-pared RJ-45 y un parcheo con 24 tomas para el armario de comunicaciones</text:p>
            <text:p text:style-name="P175"/>
            <text:p text:style-name="P81">4. Seguimiento de programaciones</text:p>
            <text:p text:style-name="P81"/>
            <text:p text:style-name="P175">Se comentan los contenidos impartidos en cada módulo y materias y se debaten propuestas de coordinación y de posibles actividades a realizar.</text:p>
            <text:p text:style-name="P175"/>
            <text:p text:style-name="P81">5. Sugerencias y preguntas</text:p>
            <text:p text:style-name="P81"/>
            <text:p text:style-name="P175">No hay</text:p>
            <text:p text:style-name="P175"/>
          </table:table-cell>
          <table:covered-table-cell/>
          <table:covered-table-cell/>
        </table:table-row>
        <table:table-row table:style-name="Tabla10.1">
          <table:table-cell table:style-name="Tabla10.A4" table:number-columns-spanned="3" office:value-type="string">
            <text:p text:style-name="P63">TAREAS ASIGNADAS</text:p>
          </table:table-cell>
          <table:covered-table-cell/>
          <table:covered-table-cell/>
        </table:table-row>
        <table:table-row table:style-name="Tabla10.1">
          <table:table-cell table:style-name="Tabla10.A9" table:number-columns-spanned="2" office:value-type="string">
            <text:p text:style-name="P521"/>
          </table:table-cell>
          <table:covered-table-cell/>
          <table:table-cell table:style-name="Tabla10.C9" office:value-type="string">
            <text:p text:style-name="P45">Responsable</text:p>
          </table:table-cell>
        </table:table-row>
        <table:table-row table:style-name="Tabla10.10">
          <table:table-cell table:style-name="Tabla10.A10" table:number-columns-spanned="2" office:value-type="string">
            <text:p text:style-name="P145">Adquisición de material fungible para el módulo de redes</text:p>
          </table:table-cell>
          <table:covered-table-cell/>
          <table:table-cell table:style-name="Tabla10.C10" office:value-type="string">
            <text:p text:style-name="P141">Iván</text:p>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text:s/></text:p>
      <text:p text:style-name="P469">Iván Chillón García <text:s text:c="17"/></text:p>
      <text:p text:style-name="P487"/>
      <text:p text:style-name="P469"><draw:line text:anchor-type="paragraph" draw:z-index="79" draw:style-name="gr1" draw:text-style-name="P804" svg:x1="-0.041cm" svg:y1="9.231cm" svg:x2="15.756cm" svg:y2="0.108cm"><text:p/></draw:line><text:tab/><text:tab/> <text:s text:c="2"/></text:p>
      <text:p text:style-name="P469"/>
      <text:p text:style-name="P469"/>
      <text:p text:style-name="P469"/>
      <text:p text:style-name="P469"/>
      <text:p text:style-name="P469"/>
      <text:p text:style-name="P488"/>
      <text:p text:style-name="P488"/>
      <text:p text:style-name="P488"/>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p text:style-name="P19">ACTA Nº7</text:p>
          </table:table-cell>
          <table:covered-table-cell/>
          <table:covered-table-cell/>
        </table:table-row>
        <table:table-row table:style-name="Tabla9.1">
          <table:table-cell table:style-name="Tabla9.A3" office:value-type="string">
            <text:p text:style-name="P45">Asistentes:</text:p>
          </table:table-cell>
          <table:table-cell table:style-name="Tabla9.B2" table:number-columns-spanned="2" office:value-type="string">
            <text:p text:style-name="P63">Fecha: </text:p>
          </table:table-cell>
          <table:covered-table-cell/>
        </table:table-row>
        <table:table-row table:style-name="Tabla9.1">
          <table:table-cell table:style-name="Tabla9.A3" office:value-type="string">
            <text:list xml:id="list73238337424790" text:continue-list="list73238583849284"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9.B3" table:number-columns-spanned="2" office:value-type="date" office:date-value="2012-11-06">
            <text:p text:style-name="P63">06/11/12</text:p>
          </table:table-cell>
          <table:covered-table-cell/>
        </table:table-row>
        <table:table-row table:style-name="Tabla9.1">
          <table:table-cell table:style-name="Tabla9.A4" table:number-columns-spanned="3" office:value-type="string">
            <text:p text:style-name="P63">ORDEN DEL DÍA</text:p>
          </table:table-cell>
          <table:covered-table-cell/>
          <table:covered-table-cell/>
        </table:table-row>
        <table:table-row table:style-name="Tabla9.1">
          <table:table-cell table:style-name="Tabla9.A7" table:number-columns-spanned="3" office:value-type="string">
            <text:p text:style-name="P317"><text:span text:style-name="T79"><text:line-break/></text:span><text:span text:style-name="T80">1. Aprobación si procede del acta de la reunión anterior </text:span></text:p>
            <text:p text:style-name="P81">2. Informe de la reunión de CCP</text:p>
            <text:p text:style-name="P81">3. Informe de compras</text:p>
            <text:p text:style-name="P81">4. Seguimiento de programaciones</text:p>
            <text:p text:style-name="P81">5. Sugerencias y preguntas</text:p>
            <text:p text:style-name="P140"/>
          </table:table-cell>
          <table:covered-table-cell/>
          <table:covered-table-cell/>
        </table:table-row>
        <table:table-row table:style-name="Tabla9.1">
          <table:table-cell table:style-name="Tabla9.A4" table:number-columns-spanned="3" office:value-type="string">
            <text:p text:style-name="P63">ASPECTOS TRATADOS Y DECISIONES ADOPTADAS</text:p>
          </table:table-cell>
          <table:covered-table-cell/>
          <table:covered-table-cell/>
        </table:table-row>
        <table:table-row table:style-name="Tabla9.1">
          <table:table-cell table:style-name="Tabla9.A7" table:number-columns-spanned="3" office:value-type="string">
            <text:p text:style-name="P317"><text:span text:style-name="T79"><text:line-break/></text:span><text:span text:style-name="T80">1. Aprobación de las actas de la reunión anterior </text:span></text:p>
            <text:p text:style-name="P81"/>
            <text:p text:style-name="P175">Se aprueba</text:p>
            <text:p text:style-name="P175"/>
            <text:p text:style-name="P81">2. Informe de la reunión de CCP</text:p>
            <text:p text:style-name="P175"/>
            <text:p text:style-name="P393">Se informa de los aspectos tratados en la reunión de CCP del día <text:span text:style-name="T42">4</text:span> de noviembre. De entre los puntos tratados cabe destacar:</text:p>
            <text:list xml:id="list73238290168279" text:continue-list="list73237994142937" text:style-name="L7">
              <text:list-item>
                <text:p text:style-name="P646">Informaciones de dirección:</text:p>
              </text:list-item>
              <text:list-item>
                <text:p text:style-name="P709">Se ha constituido la nueva directiva del AMPA, el presidente es Miguel Rojo informan de la intención de dar impulso a la misma.</text:p>
              </text:list-item>
              <text:list-item>
                <text:p text:style-name="P709">Se recuerda que cuando un alumno llega tarde al aula se le debe cambiar la falta por un retraso en el SGD.</text:p>
              </text:list-item>
              <text:list-item>
                <text:p text:style-name="P709">El triatlon del IES Yaiza tendrá lugar este año el día 23 de noviembre.</text:p>
              </text:list-item>
              <text:list-item>
                <text:p text:style-name="P709">La propuesta de modificaciones al NOF se pasa a la próxima reunión</text:p>
              </text:list-item>
              <text:list-item>
                <text:p text:style-name="P766">Informaciones de jefatura de estudios:</text:p>
              </text:list-item>
              <text:list-item>
                <text:p text:style-name="P709">Se recuerda el procedimiento del Plan de Sustituciones de Corta Duración.</text:p>
              </text:list-item>
              <text:list-item>
                <text:p text:style-name="P709">Han llegado convocatorias de nuevos cursos de formación, la información se deja en la carpeta del COFO.</text:p>
              </text:list-item>
              <text:list-item>
                <text:p text:style-name="P766">Informaciones del departamento de orientación:</text:p>
              </text:list-item>
              <text:list-item>
                <text:p text:style-name="P709">Se informa que en coordinación con el dpto de religión el día 20 a las 18:30 en el salón de actos habrá una charla de título “No porque te quiero” que irá sobre la importancia de poner límites y que será impartida por el profesor de religión, Cesar. </text:p>
              </text:list-item>
              <text:list-item>
                <text:p text:style-name="P766">Ruegos y preguntas:</text:p>
              </text:list-item>
              <text:list-item>
                <text:p text:style-name="P709">Cesar informa de un proyecto convocado por el BBVA. La información del mismo está disponible vía web.</text:p>
              </text:list-item>
            </text:list>
            <text:p text:style-name="P175"/>
            <text:p text:style-name="P81">3. Informe de compras</text:p>
            <text:p text:style-name="P81"/>
            <text:p text:style-name="P175">Se informa de la adquisición de 150 conectores RJ-45, 11 rosetas dobles de sobre-pared y de un panel de parcheo.</text:p>
            <text:p text:style-name="P175"/>
            <text:p text:style-name="P81">4. Seguimiento de programaciones</text:p>
            <text:p text:style-name="P81"/>
            <text:p text:style-name="P175">Se comentan los contenidos impartidos en cada módulo y materias y se debaten propuestas de coordinación y de posibles actividades a realizar.</text:p>
            <text:p text:style-name="P175"/>
            <text:p text:style-name="P81">5. Sugerencias y preguntas</text:p>
            <text:p text:style-name="P81"><text:soft-page-break/></text:p>
            <text:p text:style-name="P175">No hay</text:p>
            <text:p text:style-name="P175"/>
          </table:table-cell>
          <table:covered-table-cell/>
          <table:covered-table-cell/>
        </table:table-row>
        <table:table-row table:style-name="Tabla9.1">
          <table:table-cell table:style-name="Tabla9.A4" table:number-columns-spanned="3" office:value-type="string">
            <text:p text:style-name="P63">TAREAS ASIGNADAS</text:p>
          </table:table-cell>
          <table:covered-table-cell/>
          <table:covered-table-cell/>
        </table:table-row>
        <table:table-row table:style-name="Tabla9.1">
          <table:table-cell table:style-name="Tabla9.A9" table:number-columns-spanned="2" office:value-type="string">
            <text:p text:style-name="P521"/>
          </table:table-cell>
          <table:covered-table-cell/>
          <table:table-cell table:style-name="Tabla9.C9" office:value-type="string">
            <text:p text:style-name="P45">Responsable</text:p>
          </table:table-cell>
        </table:table-row>
        <table:table-row table:style-name="Tabla9.10">
          <table:table-cell table:style-name="Tabla9.A10" table:number-columns-spanned="2" office:value-type="string">
            <text:p text:style-name="P145"/>
          </table:table-cell>
          <table:covered-table-cell/>
          <table:table-cell table:style-name="Tabla9.C10" office:value-type="string">
            <text:p text:style-name="P141"/>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text:s/></text:p>
      <text:p text:style-name="P469">Iván Chillón García <text:s text:c="18"/></text:p>
      <text:p text:style-name="P487"><draw:line text:anchor-type="paragraph" draw:z-index="80" draw:style-name="gr1" draw:text-style-name="P804" svg:x1="0.005cm" svg:y1="13.72cm" svg:x2="15.97cm" svg:y2="0.295cm"><text:p/></draw:line></text:p>
      <text:p text:style-name="P469"><text:tab/><text:tab/> <text:s text:c="2"/></text:p>
      <text:p text:style-name="P469"/>
      <text:p text:style-name="P469"/>
      <text:p text:style-name="P469"/>
      <text:p text:style-name="P488"/>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p text:style-name="P19">ACTA Nº8</text:p>
          </table:table-cell>
          <table:covered-table-cell/>
          <table:covered-table-cell/>
        </table:table-row>
        <table:table-row table:style-name="Tabla11.1">
          <table:table-cell table:style-name="Tabla11.A3" office:value-type="string">
            <text:p text:style-name="P45">Asistentes:</text:p>
          </table:table-cell>
          <table:table-cell table:style-name="Tabla11.B2" table:number-columns-spanned="2" office:value-type="string">
            <text:p text:style-name="P63">Fecha: </text:p>
          </table:table-cell>
          <table:covered-table-cell/>
        </table:table-row>
        <table:table-row table:style-name="Tabla11.1">
          <table:table-cell table:style-name="Tabla11.A3" office:value-type="string">
            <text:list xml:id="list73237958481717" text:continue-list="list73238337424790"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11.B3" table:number-columns-spanned="2" office:value-type="date" office:date-value="2012-11-15">
            <text:p text:style-name="P63">15/11/12</text:p>
          </table:table-cell>
          <table:covered-table-cell/>
        </table:table-row>
        <table:table-row table:style-name="Tabla11.1">
          <table:table-cell table:style-name="Tabla11.A4" table:number-columns-spanned="3" office:value-type="string">
            <text:p text:style-name="P63">ORDEN DEL DÍA</text:p>
          </table:table-cell>
          <table:covered-table-cell/>
          <table:covered-table-cell/>
        </table:table-row>
        <table:table-row table:style-name="Tabla11.1">
          <table:table-cell table:style-name="Tabla11.A7" table:number-columns-spanned="3" office:value-type="string">
            <text:p text:style-name="P317"><text:span text:style-name="T79"><text:line-break/></text:span><text:span text:style-name="T80">1. Aprobación si procede del acta de la reunión anterior </text:span></text:p>
            <text:p text:style-name="P81">2. Informe de la reunión de CCP</text:p>
            <text:p text:style-name="P81">3. Seguimiento de programaciones</text:p>
            <text:p text:style-name="P81">4. Sugerencias y preguntas</text:p>
            <text:p text:style-name="P140"/>
          </table:table-cell>
          <table:covered-table-cell/>
          <table:covered-table-cell/>
        </table:table-row>
        <table:table-row table:style-name="Tabla11.1">
          <table:table-cell table:style-name="Tabla11.A4" table:number-columns-spanned="3" office:value-type="string">
            <text:p text:style-name="P63">ASPECTOS TRATADOS Y DECISIONES ADOPTADAS</text:p>
          </table:table-cell>
          <table:covered-table-cell/>
          <table:covered-table-cell/>
        </table:table-row>
        <table:table-row table:style-name="Tabla11.1">
          <table:table-cell table:style-name="Tabla11.A7" table:number-columns-spanned="3" office:value-type="string">
            <text:p text:style-name="P317"><text:span text:style-name="T79"><text:line-break/></text:span><text:span text:style-name="T80">1. Aprobación de las actas de la reunión anterior </text:span></text:p>
            <text:p text:style-name="P81"/>
            <text:p text:style-name="P175">Se aprueba</text:p>
            <text:p text:style-name="P175"/>
            <text:p text:style-name="P81">2. Informe de la reunión de CCP</text:p>
            <text:p text:style-name="P175"/>
            <text:p text:style-name="P393">Se informa de los aspectos tratados en la reunión de CCP del día 13 de noviembre. De entre los puntos tratados cabe destacar:</text:p>
            <text:list xml:id="list73237631703220" text:continue-list="list73238290168279" text:style-name="L7">
              <text:list-item>
                <text:p text:style-name="P646">Informaciones de dirección:</text:p>
              </text:list-item>
              <text:list-item>
                <text:p text:style-name="P709">Desde la dirección general de ordenación, innovación y promoción educativa se remite circular a directores con convocatoria de reunión para el día 15 sobre las reclamaciones de sindicatos y profesorado al PROIDEAC.</text:p>
              </text:list-item>
              <text:list-item>
                <text:p text:style-name="P709">Llega comunicación con los servicios mínimos de cara a la huelga general. El Centro queda cubierto con 2 personas.</text:p>
              </text:list-item>
              <text:list-item>
                <text:p text:style-name="P709">Algunos tutores solicitan que los comentarios para las tutorías de padres se cumplimenten con antelación.</text:p>
              </text:list-item>
              <text:list-item>
                <text:p text:style-name="P709">Se pide apagar los ordenadores del aula medusa después de cada clase y el proyector del salón de actos.</text:p>
              </text:list-item>
              <text:list-item>
                <text:p text:style-name="P709">Las fechas previstas para las sesiones de evaluación son los días 13, 17 y 18 de diciembre. Queda pendiente la asignación de grupos.</text:p>
              </text:list-item>
              <text:list-item>
                <text:p text:style-name="P766">Informaciones de jefatura de estudios:</text:p>
              </text:list-item>
              <text:list-item>
                <text:p text:style-name="P709">Se solicita que se pasen las notas a la aplicación con suficiente antelación para el normal desarrollo y preparación de las sesiones de evaluación.</text:p>
              </text:list-item>
              <text:list-item>
                <text:p text:style-name="P709">Había propuestas de modificación en los pesos de las CCBB, se solicita a los departamentos que las hagan llegar.</text:p>
              </text:list-item>
              <text:list-item>
                <text:p text:style-name="P709">La evaluación de las competencias se cumplimentarán en las hojas de Excel</text:p>
              </text:list-item>
              <text:list-item>
                <text:p text:style-name="P766">Informaciones del secretario:</text:p>
              </text:list-item>
              <text:list-item>
                <text:p text:style-name="P709">Se pide solicitar a los alumnos que aún no han aportado el dinero de las agendas.</text:p>
              </text:list-item>
              <text:list-item>
                <text:p text:style-name="P709">Se insiste en el cuidado extremo del material del centro.</text:p>
              </text:list-item>
              <text:list-item>
                <text:p text:style-name="P766">Ruegos y preguntas:</text:p>
              </text:list-item>
              <text:list-item>
                <text:p text:style-name="P709">Laura informa de los detalles del proyecto Desafío 200</text:p>
              </text:list-item>
            </text:list>
            <text:p text:style-name="P352"/>
            <text:p text:style-name="P369">Etiel solicita qué solo se apaguen los ordenadores del aula medusa a las 14:00 en la última clase prevista en los mismos dado que tardan mucho tiempo en arrancar (hasta 15 min).</text:p>
            <text:p text:style-name="P369"/>
            <text:p text:style-name="P369">Desde este departamento se aprueba no hacer ninguna propuesta de modificación en los pesos de las CCBB</text:p>
            <text:p text:style-name="P175"/>
            <text:p text:style-name="P81">3. Seguimiento de programaciones</text:p>
            <text:p text:style-name="P81"><text:soft-page-break/></text:p>
            <text:p text:style-name="P175">Se comentan los contenidos impartidos en cada módulo y materias y se debaten propuestas de coordinación y de posibles actividades a realizar.</text:p>
            <text:p text:style-name="P175"/>
            <text:p text:style-name="P81">4. Sugerencias y preguntas</text:p>
            <text:p text:style-name="P81"/>
            <text:p text:style-name="P175">No hay</text:p>
            <text:p text:style-name="P175"/>
          </table:table-cell>
          <table:covered-table-cell/>
          <table:covered-table-cell/>
        </table:table-row>
        <table:table-row table:style-name="Tabla11.1">
          <table:table-cell table:style-name="Tabla11.A4" table:number-columns-spanned="3" office:value-type="string">
            <text:p text:style-name="P63">TAREAS ASIGNADAS</text:p>
          </table:table-cell>
          <table:covered-table-cell/>
          <table:covered-table-cell/>
        </table:table-row>
        <table:table-row table:style-name="Tabla11.1">
          <table:table-cell table:style-name="Tabla11.A9" table:number-columns-spanned="2" office:value-type="string">
            <text:p text:style-name="P521"/>
          </table:table-cell>
          <table:covered-table-cell/>
          <table:table-cell table:style-name="Tabla11.C9" office:value-type="string">
            <text:p text:style-name="P45">Responsable</text:p>
          </table:table-cell>
        </table:table-row>
        <table:table-row table:style-name="Tabla11.10">
          <table:table-cell table:style-name="Tabla11.A10" table:number-columns-spanned="2" office:value-type="string">
            <text:p text:style-name="P145">Solicitar en CCP que los equipos del aula medusa no se apaguen hasta la finalización de la ultima sesión de clase prevista durante el día</text:p>
          </table:table-cell>
          <table:covered-table-cell/>
          <table:table-cell table:style-name="Tabla11.C10" office:value-type="string">
            <text:p text:style-name="P141">Iván</text:p>
          </table:table-cell>
        </table:table-row>
        <table:table-row table:style-name="Tabla11.10">
          <table:table-cell table:style-name="Tabla11.A11" table:number-columns-spanned="2" office:value-type="string">
            <text:p text:style-name="P145">Informar a la CCP de que este dpto no presenta ninguna propuesta de modificación a la asignación de pesos en las CCBB</text:p>
          </table:table-cell>
          <table:covered-table-cell/>
          <table:table-cell table:style-name="Tabla11.C11" office:value-type="string">
            <text:p text:style-name="P141">Iván</text:p>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text:s/></text:p>
      <text:p text:style-name="P469">Iván Chillón García <text:s text:c="18"/></text:p>
      <text:p text:style-name="P487"><draw:line text:anchor-type="paragraph" draw:z-index="81" draw:style-name="gr1" draw:text-style-name="P804" svg:x1="-0.014cm" svg:y1="10.948cm" svg:x2="15.845cm" svg:y2="0.356cm"><text:p/></draw:line></text:p>
      <text:p text:style-name="P469"><text:tab/><text:tab/><text:tab/> <text:s text:c="2"/></text:p>
      <text:p text:style-name="P469"/>
      <text:p text:style-name="P488"/>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19">ACTA Nº9</text:p>
          </table:table-cell>
          <table:covered-table-cell/>
          <table:covered-table-cell/>
        </table:table-row>
        <table:table-row table:style-name="Tabla12.1">
          <table:table-cell table:style-name="Tabla12.A3" office:value-type="string">
            <text:p text:style-name="P45">Asistentes:</text:p>
          </table:table-cell>
          <table:table-cell table:style-name="Tabla12.B2" table:number-columns-spanned="2" office:value-type="string">
            <text:p text:style-name="P63">Fecha: </text:p>
          </table:table-cell>
          <table:covered-table-cell/>
        </table:table-row>
        <table:table-row table:style-name="Tabla12.1">
          <table:table-cell table:style-name="Tabla12.A3" office:value-type="string">
            <text:list xml:id="list73237315240994" text:continue-list="list73237958481717"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12.B3" table:number-columns-spanned="2" office:value-type="date" office:date-value="2012-11-22">
            <text:p text:style-name="P63">22/11/12</text:p>
          </table:table-cell>
          <table:covered-table-cell/>
        </table:table-row>
        <table:table-row table:style-name="Tabla12.1">
          <table:table-cell table:style-name="Tabla12.A4" table:number-columns-spanned="3" office:value-type="string">
            <text:p text:style-name="P63">ORDEN DEL DÍA</text:p>
          </table:table-cell>
          <table:covered-table-cell/>
          <table:covered-table-cell/>
        </table:table-row>
        <table:table-row table:style-name="Tabla12.1">
          <table:table-cell table:style-name="Tabla12.A7" table:number-columns-spanned="3" office:value-type="string">
            <text:p text:style-name="P317"><text:span text:style-name="T79"><text:line-break/></text:span><text:span text:style-name="T80">1. Aprobación si procede del acta de la reunión anterior </text:span></text:p>
            <text:p text:style-name="P81">2. Informe de la reunión de CCP</text:p>
            <text:p text:style-name="P81">3. Propuesta de adquisición de material.</text:p>
            <text:p text:style-name="P81">4. Seguimiento de programaciones</text:p>
            <text:p text:style-name="P81">5. Sugerencias y preguntas</text:p>
            <text:p text:style-name="P140"/>
          </table:table-cell>
          <table:covered-table-cell/>
          <table:covered-table-cell/>
        </table:table-row>
        <table:table-row table:style-name="Tabla12.1">
          <table:table-cell table:style-name="Tabla12.A4" table:number-columns-spanned="3" office:value-type="string">
            <text:p text:style-name="P63">ASPECTOS TRATADOS Y DECISIONES ADOPTADAS</text:p>
          </table:table-cell>
          <table:covered-table-cell/>
          <table:covered-table-cell/>
        </table:table-row>
        <table:table-row table:style-name="Tabla12.1">
          <table:table-cell table:style-name="Tabla12.A7" table:number-columns-spanned="3" office:value-type="string">
            <text:p text:style-name="P317"><text:span text:style-name="T79"><text:line-break/></text:span><text:span text:style-name="T80">1. Aprobación de las actas de la reunión anterior </text:span></text:p>
            <text:p text:style-name="P81"/>
            <text:p text:style-name="P175">Se aprueba</text:p>
            <text:p text:style-name="P175"/>
            <text:p text:style-name="P81">2. Informe de la reunión de CCP</text:p>
            <text:p text:style-name="P175"/>
            <text:p text:style-name="P393">Se informa de los aspectos tratados en la reunión de CCP del día 20 de noviembre. De entre los puntos tratados cabe destacar:</text:p>
            <text:list xml:id="list73238180984971" text:continue-list="list73237631703220" text:style-name="L7">
              <text:list-item>
                <text:p text:style-name="P646">Informaciones de dirección:</text:p>
              </text:list-item>
              <text:list-item>
                <text:p text:style-name="P709">Se informa de los nombre de los alumnos de cada una de las etapas que durante el curso pasado obtuvieron las mejores calificaciones a los que se les concederá el premio al mejor expediente. Esta previsto realizar el acto de entrega antes de navidad.</text:p>
              </text:list-item>
              <text:list-item>
                <text:p text:style-name="P709">Se han colgado el calendario de las sesiones de evaluación.</text:p>
              </text:list-item>
              <text:list-item>
                <text:p text:style-name="P709">Desde el ayuntamiento se pide realizar un minuto de silencio y posterior lectura de un manifiesto el día 23 a las 11 en conmemoración del Día Contra la Violencia de Género.</text:p>
              </text:list-item>
              <text:list-item>
                <text:p text:style-name="P709">En conmemoración del Día del Enseñante hay previstas varias actividades en el CEP. El listado se cuelga en la sala de profesores.</text:p>
              </text:list-item>
              <text:list-item>
                <text:p text:style-name="P709">Desde la DGFP se solicita que los centros hagan llegar propuestas de modificación de los ciclos a impartir en función de las necesidades detectadas. La directiva no tiene previsto hacer llegar ninguna propuesta.</text:p>
              </text:list-item>
              <text:list-item>
                <text:p text:style-name="P709">Se solicita hacer llegar al profesorado comunicado sobre Jornada de Limpieza del Litoral de La Graciosa. Los detalles se remitirán por correo.</text:p>
              </text:list-item>
              <text:list-item>
                <text:p text:style-name="P766">Informaciones de jefatura de estudios:</text:p>
              </text:list-item>
              <text:list-item>
                <text:p text:style-name="P709">Los días 28, 29 y 30 tendrá lugar en el CEP un festival de cine de animación. Se puede solicitar asistencia para alumnos de 1º y 2º de ESO</text:p>
              </text:list-item>
              <text:list-item>
                <text:p text:style-name="P709">Concurso “Coca Cola” de cuentos, relatos cortos y vídeo-relatos. Se podrán presentar hasta marzo, la entrega de premios tendrá lugar el 13 de abril.</text:p>
              </text:list-item>
              <text:list-item>
                <text:p text:style-name="P709">Se solicita averiguar donde se guardaron las figuras del Belén el curso pasado para poder montarlo también este curso.</text:p>
              </text:list-item>
              <text:list-item>
                <text:p text:style-name="P766">Ruegos y preguntas:</text:p>
              </text:list-item>
              <text:list-item>
                <text:p text:style-name="P709">Geremy informa de las acciones previstas por los recortes en educación. Se pide que, al menos, una persona por centro acuda a la reunión que hay prevista en el CEP el día 28 a las 18:00.</text:p>
              </text:list-item>
              <text:list-item>
                <text:p text:style-name="P709">Iván solicita que no se apaguen los ordenadores del aula medusa hasta la última hora de ocupación de los mismos que se puede consultar en el cuadrante de reservas del aula.</text:p>
              </text:list-item>
            </text:list>
            <text:p text:style-name="P352"><text:soft-page-break/></text:p>
            <text:p text:style-name="P369">Solicitar cambio de hora de las sesiones de evaluación de 1º y 2º del ciclo a las 14 y 15 horas respectivamente.</text:p>
            <text:p text:style-name="P369"/>
            <text:p text:style-name="P369">El departamento acuerda no hacer llegar a la directiva propuesta de modificación de los ciclos a impartir.</text:p>
            <text:p text:style-name="P175"/>
            <text:p text:style-name="P81">3. Propuesta de adquisición de material.</text:p>
            <text:p text:style-name="P81"/>
            <text:p text:style-name="P175">Se acuerda la adquisición de ratones y teclados.</text:p>
            <text:p text:style-name="P81"/>
            <text:p text:style-name="P81">4.Seguimiento de programaciones</text:p>
            <text:p text:style-name="P81"/>
            <text:p text:style-name="P175">Se comentan los contenidos impartidos en cada módulo y materias y se debaten propuestas de coordinación y de posibles actividades a realizar.</text:p>
            <text:p text:style-name="P175"/>
            <text:p text:style-name="P81">5. Sugerencias y preguntas</text:p>
            <text:p text:style-name="P81"/>
            <text:p text:style-name="P175">No hay</text:p>
            <text:p text:style-name="P175"/>
          </table:table-cell>
          <table:covered-table-cell/>
          <table:covered-table-cell/>
        </table:table-row>
        <table:table-row table:style-name="Tabla12.1">
          <table:table-cell table:style-name="Tabla12.A4" table:number-columns-spanned="3" office:value-type="string">
            <text:p text:style-name="P63">TAREAS ASIGNADAS</text:p>
          </table:table-cell>
          <table:covered-table-cell/>
          <table:covered-table-cell/>
        </table:table-row>
        <table:table-row table:style-name="Tabla12.1">
          <table:table-cell table:style-name="Tabla12.A9" table:number-columns-spanned="2" office:value-type="string">
            <text:p text:style-name="P521"/>
          </table:table-cell>
          <table:covered-table-cell/>
          <table:table-cell table:style-name="Tabla12.C9" office:value-type="string">
            <text:p text:style-name="P45">Responsable</text:p>
          </table:table-cell>
        </table:table-row>
        <table:table-row table:style-name="Tabla12.10">
          <table:table-cell table:style-name="Tabla12.A10" table:number-columns-spanned="2" office:value-type="string">
            <text:p text:style-name="P145">Solicitar en CCP que los equipos del aula medusa no se apaguen hasta la finalización de la ultima sesión de clase prevista durante el día</text:p>
          </table:table-cell>
          <table:covered-table-cell/>
          <table:table-cell table:style-name="Tabla12.C10" office:value-type="string">
            <text:p text:style-name="P141">Iván</text:p>
          </table:table-cell>
        </table:table-row>
        <table:table-row table:style-name="Tabla12.10">
          <table:table-cell table:style-name="Tabla12.A12" table:number-columns-spanned="2" office:value-type="string">
            <text:p text:style-name="P145">Informar a la CCP de que este dpto no presenta ninguna propuesta de modificación a la asignación de pesos en las CCBB</text:p>
          </table:table-cell>
          <table:covered-table-cell/>
          <table:table-cell table:style-name="Tabla12.C12" office:value-type="string">
            <text:p text:style-name="P141">Iván</text:p>
          </table:table-cell>
        </table:table-row>
        <table:table-row table:style-name="Tabla12.10">
          <table:table-cell table:style-name="Tabla12.A12" table:number-columns-spanned="2" office:value-type="string">
            <text:p text:style-name="P145">Adquisición de 5 ratones y teclados</text:p>
          </table:table-cell>
          <table:covered-table-cell/>
          <table:table-cell table:style-name="Tabla12.C12" office:value-type="string">
            <text:p text:style-name="P141">Iván</text:p>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
      <text:p text:style-name="P451"><text:s/></text:p>
      <text:p text:style-name="P469">Iván Chillón García <text:s text:c="19"/></text:p>
      <text:p text:style-name="P487"><draw:line text:anchor-type="paragraph" draw:z-index="82" draw:style-name="gr1" draw:text-style-name="P804" svg:x1="-0.03cm" svg:y1="4.586cm" svg:x2="15.774cm" svg:y2="0.182cm"><text:p/></draw:line></text:p>
      <text:p text:style-name="P469"><text:tab/><text:tab/> <text:s text:c="2"/></text:p>
      <text:p text:style-name="P469"/>
      <text:p text:style-name="P489"/>
      <table:table table:name="Tabla13" table:style-name="Tabla13">
        <table:table-column table:style-name="Tabla13.A"/>
        <table:table-column table:style-name="Tabla13.B"/>
        <table:table-column table:style-name="Tabla13.C"/>
        <table:table-row table:style-name="Tabla13.1">
          <table:table-cell table:style-name="Tabla13.A1" table:number-columns-spanned="3" office:value-type="string">
            <text:p text:style-name="P20">ACTA Nº<text:span text:style-name="T37">10</text:span></text:p>
          </table:table-cell>
          <table:covered-table-cell/>
          <table:covered-table-cell/>
        </table:table-row>
        <table:table-row table:style-name="Tabla13.1">
          <table:table-cell table:style-name="Tabla13.A3" office:value-type="string">
            <text:p text:style-name="P46">Asistentes:</text:p>
          </table:table-cell>
          <table:table-cell table:style-name="Tabla13.B2" table:number-columns-spanned="2" office:value-type="string">
            <text:p text:style-name="P64">Fecha: </text:p>
          </table:table-cell>
          <table:covered-table-cell/>
        </table:table-row>
        <table:table-row table:style-name="Tabla13.1">
          <table:table-cell table:style-name="Tabla13.A3" office:value-type="string">
            <text:list xml:id="list73236951412931" text:continue-list="list73237315240994" text:style-name="WW8Num5">
              <text:list-item>
                <text:p text:style-name="P681">Ana Mª Rijo García</text:p>
              </text:list-item>
              <text:list-item>
                <text:p text:style-name="P610">Etiel Juan Domínguez Sánchez</text:p>
              </text:list-item>
              <text:list-item>
                <text:p text:style-name="P610">Iván Chillón García</text:p>
              </text:list-item>
            </text:list>
          </table:table-cell>
          <table:table-cell table:style-name="Tabla13.B3" table:number-columns-spanned="2" office:value-type="string">
            <text:p text:style-name="P64">2<text:span text:style-name="T38">9</text:span>/11/12</text:p>
          </table:table-cell>
          <table:covered-table-cell/>
        </table:table-row>
        <table:table-row table:style-name="Tabla13.1">
          <table:table-cell table:style-name="Tabla13.A4" table:number-columns-spanned="3" office:value-type="string">
            <text:p text:style-name="P64">ORDEN DEL DÍA</text:p>
          </table:table-cell>
          <table:covered-table-cell/>
          <table:covered-table-cell/>
        </table:table-row>
        <table:table-row table:style-name="Tabla13.1">
          <table:table-cell table:style-name="Tabla13.A7" table:number-columns-spanned="3" office:value-type="string">
            <text:p text:style-name="P319"><text:span text:style-name="T79"><text:line-break/></text:span><text:span text:style-name="T80">1. Aprobación si procede del acta de la reunión anterior </text:span></text:p>
            <text:p text:style-name="P82">2. Informe de la reunión de CCP</text:p>
            <text:p text:style-name="P82">3. <text:span text:style-name="T38">Encuestas de satisfacción</text:span></text:p>
            <text:p text:style-name="P83">4. Reunión de coordinación de la familia profesional el 5/12</text:p>
            <text:p text:style-name="P82"><text:span text:style-name="T38">5</text:span>. Seguimiento de programaciones</text:p>
            <text:p text:style-name="P82"><text:span text:style-name="T38">6</text:span>. Sugerencias y preguntas</text:p>
            <text:p text:style-name="P152"/>
          </table:table-cell>
          <table:covered-table-cell/>
          <table:covered-table-cell/>
        </table:table-row>
        <table:table-row table:style-name="Tabla13.1">
          <table:table-cell table:style-name="Tabla13.A4" table:number-columns-spanned="3" office:value-type="string">
            <text:p text:style-name="P64">ASPECTOS TRATADOS Y DECISIONES ADOPTADAS</text:p>
          </table:table-cell>
          <table:covered-table-cell/>
          <table:covered-table-cell/>
        </table:table-row>
        <table:table-row table:style-name="Tabla13.1">
          <table:table-cell table:style-name="Tabla13.A7" table:number-columns-spanned="3" office:value-type="string">
            <text:p text:style-name="P319"><text:span text:style-name="T79"><text:line-break/></text:span><text:span text:style-name="T80">1. Aprobación de las actas de la reunión anterior </text:span></text:p>
            <text:p text:style-name="P82"/>
            <text:p text:style-name="P177">Se aprueba</text:p>
            <text:p text:style-name="P177"/>
            <text:p text:style-name="P82">2. Informe de la reunión de CCP</text:p>
            <text:p text:style-name="P177"/>
            <text:p text:style-name="P394">Se informa de los aspectos tratados en la reunión de CCP del día 2<text:span text:style-name="T42">7</text:span> de noviembre. De entre los puntos tratados cabe destacar:</text:p>
            <text:list xml:id="list73236944524780" text:continue-list="list73238180984971" text:style-name="L7">
              <text:list-item>
                <text:p text:style-name="P647">Informaciones de dirección:</text:p>
              </text:list-item>
              <text:list-item>
                <text:p text:style-name="P710">Se informa de la expulsión de una alumna de 1ºC</text:p>
              </text:list-item>
              <text:list-item>
                <text:p text:style-name="P710">Se envía correo sobre Certamen de Vídeos y Fotografía Contra la Violencia de Género.</text:p>
              </text:list-item>
              <text:list-item>
                <text:p text:style-name="P710">Están disponibles en la zona compartida las hojas de cálculo para la cumplimentación de las notas de CCBB de los alumnos. Se pide guardar en formato Office 2003 y no cambiar el nombre de los ficheros.</text:p>
              </text:list-item>
              <text:list-item>
                <text:p text:style-name="P710">Llega correo del Centro en el que se indica que se va a efectuar recogida de productos peligrosos de los centros a propuesta del IES Yaiza. Incluye listado con los tipos de residuos. El centro debe concertar cita con empresa encargada de la retirada de los residuos. El plazo finaliza en febrero.</text:p>
              </text:list-item>
              <text:list-item>
                <text:p text:style-name="P711">Propuestas de mejoras del Centro: los departamentos deberán realizar un análisis de la medida y reflejarla en acta.</text:p>
              </text:list-item>
              <text:list-item>
                <text:p text:style-name="P712">Esta pendiente que la empresa del SGD mande actualización para poder poner las notas directamente desde la aplicación y desde los tamagochis.</text:p>
              </text:list-item>
              <text:list-item>
                <text:p text:style-name="P768">Informaciones de vicedirección:</text:p>
              </text:list-item>
              <text:list-item>
                <text:p text:style-name="P711">De cara a las celebraciones navideñas hay prevista la realización de actividades el jueves 20/XII. El viernes 21/XII se cederá el salón de actos al colegio. Se solicita colaboración para las siguientes actividades programadas:</text:p>
              </text:list-item>
              <text:list-item>
                <text:p text:style-name="P788">Concurso de tarjetas navideñas.</text:p>
              </text:list-item>
              <text:list-item>
                <text:p text:style-name="P788">Actuaciones musicales.</text:p>
              </text:list-item>
              <text:list-item>
                <text:p text:style-name="P788">Mercadillo de productos de comercio justo a beneficio de ONG.</text:p>
              </text:list-item>
              <text:list-item>
                <text:p text:style-name="P767">Informaciones de jefatura de estudios:</text:p>
              </text:list-item>
              <text:list-item>
                <text:p text:style-name="P712">Formado seminario intercentro para representación teatral que tendrá lugar en las Jornadas de Arte Docente el mes de mayo. La temática es el nuevo modelo pedagógico, escuela en el siglo XXI. Los interesados en participar deben contactar con el CEP.</text:p>
              </text:list-item>
              <text:list-item>
                <text:p text:style-name="P712">Se solicita antelación en la cumplimentación de notas en CCBB, notas de la evaluación y comentarios en la web de los informes trimestrales.</text:p>
              </text:list-item>
            </text:list>
            <text:p text:style-name="P353"><text:soft-page-break/></text:p>
            <text:p text:style-name="P370">El departamento no tiene materiales peligrosos que deshechar. </text:p>
            <text:p text:style-name="P370">Se acuerda remitir por correo análisis de las acciones realizadas para favorecer las propuestas de mejora del Centro vinculadas a la evaluación de diagnóstico del Centro y a los objetivos de la consejería para el presente curso.</text:p>
            <text:p text:style-name="P373"/>
            <text:p text:style-name="P177"/>
            <text:p text:style-name="P84">3. <text:span text:style-name="T38">Encuestas de satisfacción</text:span></text:p>
            <text:p text:style-name="P83"/>
            <text:p text:style-name="P178">Se acuerda preparar en curso moodle encuestas de auto-valoración y satisfacción para pasar a los alumnos de 1º y 2º del ciclo. La información recopilada en las mismas se llevará a las sesiones de evaluación.</text:p>
            <text:p text:style-name="P83"/>
            <text:p text:style-name="P83">4. Reunión de coordinación de la familia profesional el 5/12</text:p>
            <text:p text:style-name="P82"/>
            <text:p text:style-name="P178">Se acuerda que los miembros del departamento remitan aportaciones a los puntos a tratar en la reunión de coordinación de la familia profesional prevista para el día 5 de diciembre, cuya convocatoria se ha enviado por correo.</text:p>
            <text:p text:style-name="P82"/>
            <text:p text:style-name="P82"><text:span text:style-name="T39">5</text:span>.Seguimiento de programaciones</text:p>
            <text:p text:style-name="P82"/>
            <text:p text:style-name="P177">Se comentan los contenidos impartidos en cada módulo y materias y se debaten propuestas de coordinación y de posibles actividades a realizar.</text:p>
            <text:p text:style-name="P177"/>
            <text:p text:style-name="P82"><text:span text:style-name="T39">6</text:span>. Sugerencias y preguntas</text:p>
            <text:p text:style-name="P82"/>
            <text:p text:style-name="P177">No hay</text:p>
            <text:p text:style-name="P177"/>
          </table:table-cell>
          <table:covered-table-cell/>
          <table:covered-table-cell/>
        </table:table-row>
        <table:table-row table:style-name="Tabla13.1">
          <table:table-cell table:style-name="Tabla13.A4" table:number-columns-spanned="3" office:value-type="string">
            <text:p text:style-name="P64">TAREAS ASIGNADAS</text:p>
          </table:table-cell>
          <table:covered-table-cell/>
          <table:covered-table-cell/>
        </table:table-row>
        <table:table-row table:style-name="Tabla13.1">
          <table:table-cell table:style-name="Tabla13.A9" table:number-columns-spanned="2" office:value-type="string">
            <text:p text:style-name="P522"/>
          </table:table-cell>
          <table:covered-table-cell/>
          <table:table-cell table:style-name="Tabla13.C9" office:value-type="string">
            <text:p text:style-name="P46">Responsable</text:p>
          </table:table-cell>
        </table:table-row>
        <table:table-row table:style-name="Tabla13.10">
          <table:table-cell table:style-name="Tabla13.A10" table:number-columns-spanned="2" office:value-type="string">
            <text:p text:style-name="P146">Remitir análisis de las acciones realizadas para favorecer las propuestas de mejora del Centro.</text:p>
          </table:table-cell>
          <table:covered-table-cell/>
          <table:table-cell table:style-name="Tabla13.C10" office:value-type="string">
            <text:p text:style-name="P153">Todos los miembros del departamento.</text:p>
          </table:table-cell>
        </table:table-row>
        <table:table-row table:style-name="Tabla13.10">
          <table:table-cell table:style-name="Tabla13.A12" table:number-columns-spanned="2" office:value-type="string">
            <text:p text:style-name="P147">Preparar en el aula virtual encuestas de satisfacción y de autoevaluación para los alumnos del ciclo.</text:p>
          </table:table-cell>
          <table:covered-table-cell/>
          <table:table-cell table:style-name="Tabla13.C12" office:value-type="string">
            <text:p text:style-name="P142">Iván</text:p>
          </table:table-cell>
        </table:table-row>
        <table:table-row table:style-name="Tabla13.10">
          <table:table-cell table:style-name="Tabla13.A12" table:number-columns-spanned="2" office:value-type="string">
            <text:p text:style-name="P147">Remitir por correo aportaciones a llevar a la próxima reunión de coordinación de la familia profesional.</text:p>
          </table:table-cell>
          <table:covered-table-cell/>
          <table:table-cell table:style-name="Tabla13.C12" office:value-type="string">
            <text:p text:style-name="P154">Todos los miembros del departamento.</text:p>
          </table:table-cell>
        </table:table-row>
      </table:table>
      <text:p text:style-name="P319"/>
      <text:p text:style-name="P319">Sin más asuntos que tratar se levanta la sesión, de todo lo cual yo, como Jefe del Departamento, doy fe.</text:p>
      <text:p text:style-name="P453"/>
      <text:p text:style-name="P541"/>
      <text:p text:style-name="P453">EL JEFE DEL DEPARTAMENTO <text:s text:c="6"/></text:p>
      <text:p text:style-name="P453"/>
      <text:p text:style-name="P453"/>
      <text:p text:style-name="P453"/>
      <text:p text:style-name="P453"/>
      <text:p text:style-name="P453"/>
      <text:p text:style-name="P453"/>
      <text:p text:style-name="P453"><text:s/></text:p>
      <text:p text:style-name="P470">Iván Chillón García <text:s text:c="18"/></text:p>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21">ACTA Nº<text:span text:style-name="T37">11</text:span></text:p>
          </table:table-cell>
          <table:covered-table-cell/>
          <table:covered-table-cell/>
        </table:table-row>
        <table:table-row table:style-name="Tabla2.1">
          <table:table-cell table:style-name="Tabla2.A3" office:value-type="string">
            <text:p text:style-name="P47">Asistentes:</text:p>
          </table:table-cell>
          <table:table-cell table:style-name="Tabla2.B2" table:number-columns-spanned="2" office:value-type="string">
            <text:p text:style-name="P65">Fecha: </text:p>
          </table:table-cell>
          <table:covered-table-cell/>
        </table:table-row>
        <table:table-row table:style-name="Tabla2.1">
          <table:table-cell table:style-name="Tabla2.A3" office:value-type="string">
            <text:list xml:id="list73238277504306" text:continue-list="list73236951412931" text:style-name="WW8Num5">
              <text:list-item>
                <text:p text:style-name="P682">Ana Mª Rijo García</text:p>
              </text:list-item>
              <text:list-item>
                <text:p text:style-name="P611">Etiel Juan Domínguez Sánchez</text:p>
              </text:list-item>
              <text:list-item>
                <text:p text:style-name="P611">Iván Chillón García</text:p>
              </text:list-item>
            </text:list>
          </table:table-cell>
          <table:table-cell table:style-name="Tabla2.B3" table:number-columns-spanned="2" office:value-type="string">
            <text:p text:style-name="P65"><text:span text:style-name="T40">13</text:span>/1<text:span text:style-name="T40">2</text:span>/12</text:p>
          </table:table-cell>
          <table:covered-table-cell/>
        </table:table-row>
        <table:table-row table:style-name="Tabla2.1">
          <table:table-cell table:style-name="Tabla2.A4" table:number-columns-spanned="3" office:value-type="string">
            <text:p text:style-name="P65">ORDEN DEL DÍA</text:p>
          </table:table-cell>
          <table:covered-table-cell/>
          <table:covered-table-cell/>
        </table:table-row>
        <table:table-row table:style-name="Tabla2.1">
          <table:table-cell table:style-name="Tabla2.A7" table:number-columns-spanned="3" office:value-type="string">
            <text:p text:style-name="P320"><text:span text:style-name="T79"><text:line-break/></text:span><text:span text:style-name="T80">1. Aprobación si procede del acta de la reunión anterior </text:span></text:p>
            <text:p text:style-name="P85">2. Informe de la reunión de CCP</text:p>
            <text:p text:style-name="P85">3. <text:span text:style-name="T40">Acciones aplicadas propuestas de mejora del centro y objetivos de la consejería</text:span></text:p>
            <text:p text:style-name="P85"><text:span text:style-name="T40">4</text:span>. Seguimiento de programaciones</text:p>
            <text:p text:style-name="P85"><text:span text:style-name="T40">5</text:span>. Sugerencias y preguntas</text:p>
            <text:p text:style-name="P156"/>
          </table:table-cell>
          <table:covered-table-cell/>
          <table:covered-table-cell/>
        </table:table-row>
        <table:table-row table:style-name="Tabla2.1">
          <table:table-cell table:style-name="Tabla2.A4" table:number-columns-spanned="3" office:value-type="string">
            <text:p text:style-name="P65">ASPECTOS TRATADOS Y DECISIONES ADOPTADAS</text:p>
          </table:table-cell>
          <table:covered-table-cell/>
          <table:covered-table-cell/>
        </table:table-row>
        <table:table-row table:style-name="Tabla2.1">
          <table:table-cell table:style-name="Tabla2.A7" table:number-columns-spanned="3" office:value-type="string">
            <text:p text:style-name="P320"><text:span text:style-name="T79"><text:line-break/></text:span><text:span text:style-name="T80">1. Aprobación de las actas de la reunión anterior </text:span></text:p>
            <text:p text:style-name="P85"/>
            <text:p text:style-name="P179">Se aprueba</text:p>
            <text:p text:style-name="P179"/>
            <text:p text:style-name="P85">2. Informe de la reunión de CCP</text:p>
            <text:p text:style-name="P179"/>
            <text:p text:style-name="P395">Se informa de los aspectos tratados en la reunión de CCP del día 2<text:span text:style-name="T42">1</text:span> de <text:span text:style-name="T42">diciembre</text:span>. De entre los puntos tratados cabe destacar:</text:p>
            <text:list xml:id="list73238466119724" text:continue-list="list73236944524780" text:style-name="L7">
              <text:list-item>
                <text:p text:style-name="P648">Informaciones de dirección:</text:p>
              </text:list-item>
              <text:list-item>
                <text:p text:style-name="P713">La actividad de navidad de come<text:span text:style-name="T41">r</text:span>cio justo tendrá lugar en los recreos de los días del 17 al 21.</text:p>
              </text:list-item>
              <text:list-item>
                <text:p text:style-name="P713">De cara a la campaña de recogida de juguetes se dejará una caja en la sala de profesores en la que se podrán realizar aportaciones. Organizan los servicios sociales del ayto de Haría.</text:p>
              </text:list-item>
              <text:list-item>
                <text:p text:style-name="P713">El presidente del AMPA se reunión con la Junta de Delegados pidiendo implicación de las familias. Se pasa circular que se cuelga en la página web. Incluye el número de cuenta para los padres que quieran hacerse socios. La circular se adjuntará a las notas del primer trimestre.</text:p>
              </text:list-item>
              <text:list-item>
                <text:p text:style-name="P713">Constitución del consejo escolar con nuevos componentes.</text:p>
              </text:list-item>
              <text:list-item>
                <text:p text:style-name="P713">Publicada en la web de la consejería la relación de centros con vacantes a director, entre ellos el IES Haría.</text:p>
              </text:list-item>
              <text:list-item>
                <text:p text:style-name="P713">Se remite correo con avances de los posibles cambios en la FP con la nueva ley educativa.</text:p>
              </text:list-item>
              <text:list-item>
                <text:p text:style-name="P660">Informaciones de jefatura de estudios:</text:p>
              </text:list-item>
              <text:list-item>
                <text:p text:style-name="P713">En la carpeta del COFO se han incluido nuevos cursos.</text:p>
              </text:list-item>
              <text:list-item>
                <text:p text:style-name="P713">El 5 de enero tendrá lugar en Costa Teguise una carrera benéfica, se solicita participación de alumnos, padres y profesores.</text:p>
              </text:list-item>
              <text:list-item>
                <text:p text:style-name="P769">Ruegos y preguntas</text:p>
              </text:list-item>
              <text:list-item>
                <text:p text:style-name="P713">Carmen Rosa solicita voluntarios para cantar el día 20.</text:p>
              </text:list-item>
            </text:list>
            <text:p text:style-name="P354"/>
            <text:p text:style-name="P371">El departamento no tiene materiales peligrosos que deshechar. </text:p>
            <text:p text:style-name="P371">Se acuerda remitir por correo análisis de las acciones realizadas para favorecer las propuestas de mejora del Centro vinculadas a la evaluación de diagnóstico del Centro y a los objetivos de la consejería para el presente curso.</text:p>
            <text:p text:style-name="P374"/>
            <text:p text:style-name="P179"/>
            <text:p text:style-name="P129">3. Acciones aplicadas propuestas de mejora del centro y objetivos de la consejería</text:p>
            <text:p text:style-name="P85"/>
            <text:p text:style-name="P180"><text:soft-page-break/>Las acciones realizadas en los módulos y materias encaminadas a favorecer las propuestas de mejora del centro fruto de la evaluación de diagnóstico son:</text:p>
            <text:list xml:id="list3147745559398159326" text:style-name="L8">
              <text:list-item>
                <text:p text:style-name="P640">Lectura en voz alta y comentarios sobre apuntes.</text:p>
              </text:list-item>
              <text:list-item>
                <text:p text:style-name="P640">Realización de mapas conceptuales por parte de los alumnos para favorecer la comprensión lectora y la síntesis y estructuración de textos.</text:p>
              </text:list-item>
              <text:list-item>
                <text:p text:style-name="P640">Actividades en las que se recopilan datos de rendimiento y se realizan comparativas mediante gráficas y análisis de las mismas.</text:p>
              </text:list-item>
            </text:list>
            <text:p text:style-name="P86"/>
            <text:p text:style-name="P85"><text:span text:style-name="T40">4</text:span>.Seguimiento de programaciones</text:p>
            <text:p text:style-name="P85"/>
            <text:p text:style-name="P179">Se comentan los contenidos impartidos en cada módulo y materias y se debaten propuestas de coordinación y de posibles actividades a realizar.</text:p>
            <text:p text:style-name="P179"/>
            <text:p text:style-name="P85"><text:span text:style-name="T40">5</text:span>. Sugerencias y preguntas</text:p>
            <text:p text:style-name="P85"/>
            <text:p text:style-name="P179">No hay</text:p>
            <text:p text:style-name="P179"/>
          </table:table-cell>
          <table:covered-table-cell/>
          <table:covered-table-cell/>
        </table:table-row>
        <table:table-row table:style-name="Tabla2.1">
          <table:table-cell table:style-name="Tabla2.A4" table:number-columns-spanned="3" office:value-type="string">
            <text:p text:style-name="P65">TAREAS ASIGNADAS</text:p>
          </table:table-cell>
          <table:covered-table-cell/>
          <table:covered-table-cell/>
        </table:table-row>
        <table:table-row table:style-name="Tabla2.1">
          <table:table-cell table:style-name="Tabla2.A9" table:number-columns-spanned="2" office:value-type="string">
            <text:p text:style-name="P523"/>
          </table:table-cell>
          <table:covered-table-cell/>
          <table:table-cell table:style-name="Tabla2.C9" office:value-type="string">
            <text:p text:style-name="P47">Responsable</text:p>
          </table:table-cell>
        </table:table-row>
      </table:table>
      <text:p text:style-name="P320"/>
      <text:p text:style-name="P320">Sin más asuntos que tratar se levanta la sesión, de todo lo cual yo, como Jefe del Departamento, doy fe.</text:p>
      <text:p text:style-name="P454"/>
      <text:p text:style-name="P542"/>
      <text:p text:style-name="P454">EL JEFE DEL DEPARTAMENTO <text:s text:c="6"/></text:p>
      <text:p text:style-name="P454"/>
      <text:p text:style-name="P454"/>
      <text:p text:style-name="P454"/>
      <text:p text:style-name="P454"/>
      <text:p text:style-name="P454"/>
      <text:p text:style-name="P454"><text:s/></text:p>
      <text:p text:style-name="P471">Iván Chillón García <text:s text:c="5"/><text:tab/> <text:s text:c="2"/></text:p>
      <text:p text:style-name="P470"><draw:line text:anchor-type="paragraph" draw:z-index="83" draw:style-name="gr1" draw:text-style-name="P804" svg:x1="-0.03cm" svg:y1="7.95cm" svg:x2="15.845cm" svg:y2="0.208cm"><text:p/></draw:line></text:p>
      <text:p text:style-name="P472"/>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22">ACTA Nº<text:span text:style-name="T37">12</text:span></text:p>
          </table:table-cell>
          <table:covered-table-cell/>
          <table:covered-table-cell/>
        </table:table-row>
        <table:table-row table:style-name="Tabla4.1">
          <table:table-cell table:style-name="Tabla4.A3" office:value-type="string">
            <text:p text:style-name="P48">Asistentes:</text:p>
          </table:table-cell>
          <table:table-cell table:style-name="Tabla4.B2" table:number-columns-spanned="2" office:value-type="string">
            <text:p text:style-name="P66">Fecha: </text:p>
          </table:table-cell>
          <table:covered-table-cell/>
        </table:table-row>
        <table:table-row table:style-name="Tabla4.1">
          <table:table-cell table:style-name="Tabla4.A3" office:value-type="string">
            <text:list xml:id="list73237828741937" text:continue-list="list73238277504306" text:style-name="WW8Num5">
              <text:list-item>
                <text:p text:style-name="P683">Ana Mª Rijo García</text:p>
              </text:list-item>
              <text:list-item>
                <text:p text:style-name="P612">Etiel Juan Domínguez Sánchez</text:p>
              </text:list-item>
              <text:list-item>
                <text:p text:style-name="P612">Iván Chillón García</text:p>
              </text:list-item>
            </text:list>
          </table:table-cell>
          <table:table-cell table:style-name="Tabla4.B3" table:number-columns-spanned="2" office:value-type="string">
            <text:p text:style-name="P66"><text:span text:style-name="T40">10</text:span>/<text:span text:style-name="T41">01</text:span>/1<text:span text:style-name="T41">3</text:span></text:p>
          </table:table-cell>
          <table:covered-table-cell/>
        </table:table-row>
        <table:table-row table:style-name="Tabla4.1">
          <table:table-cell table:style-name="Tabla4.A4" table:number-columns-spanned="3" office:value-type="string">
            <text:p text:style-name="P66">ORDEN DEL DÍA</text:p>
          </table:table-cell>
          <table:covered-table-cell/>
          <table:covered-table-cell/>
        </table:table-row>
        <table:table-row table:style-name="Tabla4.1">
          <table:table-cell table:style-name="Tabla4.A7" table:number-columns-spanned="3" office:value-type="string">
            <text:p text:style-name="P321"><text:span text:style-name="T79"><text:line-break/></text:span><text:span text:style-name="T80">1. Aprobación si procede del acta de la reunión anterior </text:span></text:p>
            <text:p text:style-name="P88">2. Informe de la<text:span text:style-name="T41">s</text:span> reuniones de CCP</text:p>
            <text:p text:style-name="P88">3. <text:span text:style-name="T41">Cableado del aula 17</text:span></text:p>
            <text:p text:style-name="P89">4. Adquisición de servidor NAS</text:p>
            <text:p text:style-name="P88"><text:span text:style-name="T41">5</text:span>. Seguimiento de programaciones</text:p>
            <text:p text:style-name="P88"><text:span text:style-name="T41">6</text:span>. Sugerencias y preguntas</text:p>
            <text:p text:style-name="P157"/>
          </table:table-cell>
          <table:covered-table-cell/>
          <table:covered-table-cell/>
        </table:table-row>
        <table:table-row table:style-name="Tabla4.1">
          <table:table-cell table:style-name="Tabla4.A4" table:number-columns-spanned="3" office:value-type="string">
            <text:p text:style-name="P66">ASPECTOS TRATADOS Y DECISIONES ADOPTADAS</text:p>
          </table:table-cell>
          <table:covered-table-cell/>
          <table:covered-table-cell/>
        </table:table-row>
        <table:table-row table:style-name="Tabla4.1">
          <table:table-cell table:style-name="Tabla4.A7" table:number-columns-spanned="3" office:value-type="string">
            <text:p text:style-name="P321"><text:span text:style-name="T79"><text:line-break/></text:span><text:span text:style-name="T80">1. Aprobación de las actas de la reunión anterior </text:span></text:p>
            <text:p text:style-name="P88"/>
            <text:p text:style-name="P181">Se aprueba</text:p>
            <text:p text:style-name="P181"/>
            <text:p text:style-name="P88">2. Informe de la<text:span text:style-name="T41">s</text:span> reuni<text:span text:style-name="T43">o</text:span>n<text:span text:style-name="T41">es</text:span> de CCP <text:span text:style-name="T41">(18/12/12 y 8/01/13)</text:span></text:p>
            <text:p text:style-name="P181"/>
            <text:p text:style-name="P396">Se informa de los aspectos tratados en la reunión de CCP del día <text:span text:style-name="T42">18</text:span> de <text:span text:style-name="T42">diciembre</text:span>. De entre los puntos tratados cabe destacar:</text:p>
            <text:p text:style-name="P396"/>
            <text:list xml:id="list73237025891960" text:continue-list="list73238466119724" text:style-name="L7">
              <text:list-item>
                <text:p text:style-name="P649">Informaciones de dirección:</text:p>
              </text:list-item>
              <text:list-item>
                <text:p text:style-name="P726">Revisar en el EKADE las notas de los alumnos con adaptaciones curriculares. Si hay un triángulo rojo, es correcto.</text:p>
              </text:list-item>
              <text:list-item>
                <text:p text:style-name="P726">Viceconsejería de Educación mandó un escrito sobre CCBB y está en la <text:span text:style-name="T42">zona compartida</text:span></text:p>
              </text:list-item>
              <text:list-item>
                <text:p text:style-name="P726"><text:span text:style-name="T42">A</text:span> la entrega de notas, sólo van los tutores. </text:p>
              </text:list-item>
              <text:list-item>
                <text:p text:style-name="P661">Informaciones de <text:span text:style-name="T42">vicedirección</text:span>:</text:p>
              </text:list-item>
              <text:list-item>
                <text:p text:style-name="P726">Actividades del día 20: fútbol sala, gymkana, actuaciones. También actuará el AMPA. Premios de postales de Navidad y premio al mejor expediente. Empieza a 1ª hora.</text:p>
              </text:list-item>
              <text:list-item>
                <text:p text:style-name="P750"><text:span text:style-name="T85">Educación física </text:span><text:span text:style-name="T86">anima a </text:span><text:span text:style-name="T85">los profesores </text:span><text:span text:style-name="T86">a que se sumen</text:span><text:span text:style-name="T85"> a las caminatas. </text:span></text:p>
              </text:list-item>
            </text:list>
            <text:p text:style-name="P397"/>
            <text:p text:style-name="P397">Se informa de los aspectos tratados en la reunión de CCP del día <text:span text:style-name="T42">10 de enero</text:span>. De entre los puntos tratados cabe destacar:</text:p>
            <text:p text:style-name="P397"/>
            <text:list xml:id="list73238487413776" text:continue-numbering="true" text:style-name="L7">
              <text:list-item>
                <text:p text:style-name="P650">Informaciones de dirección:</text:p>
              </text:list-item>
              <text:list-item>
                <text:p text:style-name="P727">Se comunica que en plazo de esta semana se justifiquen por parte de los tutores las faltas de asistencia de la segunda quincena de diciembre. </text:p>
              </text:list-item>
              <text:list-item>
                <text:p text:style-name="P727">En zona compartida está disponible un modelo de análisis de resultados de la primera evaluación. Se deben ir cumplimentando los datos del primer trimestre, y dejarlos en dicha zona compartida (por departamentos).</text:p>
              </text:list-item>
              <text:list-item>
                <text:p text:style-name="P727">Se ha creado en SGD la incidencia: “Tarea marcada”, solicitada por algunos compañeros para comunicar a las familias que existen tareas para casa. Se puede aplicar.</text:p>
              </text:list-item>
              <text:list-item>
                <text:p text:style-name="P727">Se ha solicitado el nombramiento de sustituto/a para la orientadora, ya que continuará en situación de IT.</text:p>
              </text:list-item>
              <text:list-item>
                <text:p text:style-name="P716">Próximamente, la vicedirectora asumirá las funciones del director de centro, que disfrutará de permiso de paternidad (15 días). Se solicitará también nombramiento de sustituto.</text:p>
              </text:list-item>
              <text:list-item>
                <text:p text:style-name="P772"><text:soft-page-break/>Ruegos y preguntas</text:p>
              </text:list-item>
              <text:list-item>
                <text:p text:style-name="P717">Desde el departamento de informática se solicita información relativa al proyecto de construcción del nuevo instituto. El director comunica los últimos datos que se tienen a <text:s/>fecha de hoy.</text:p>
              </text:list-item>
            </text:list>
            <text:p text:style-name="P372"/>
            <text:p text:style-name="P375"/>
            <text:p text:style-name="P88">3. <text:span text:style-name="T41">Cableado del aula 17</text:span></text:p>
            <text:p text:style-name="P89"/>
            <text:p text:style-name="P182">Se aprueba la adquisición de cable de datos, panel de parcheo y rosetas para cablear el aula 17 al necesitarse nuevos puntos de red después del cambio de ubicación de las mesas de los alumnos. El cableado se realizará en las clases de redes de área local.</text:p>
            <text:p text:style-name="P89"/>
            <text:p text:style-name="P89">4. Adquisición de servidor NAS</text:p>
            <text:p text:style-name="P89"/>
            <text:p text:style-name="P182">Dada la cantidad de datos que se maneja en los módulos de clase al estar los materiales online y el aumento de la complejidad de la infraestructura de servidores del departamento se hace necesario disponer de una infraestructura de copia de seguridad frente a desastres. Se aprueba adquirir un equipo de para utilizarlo de servidor de almacenamiento. Las características del mismo serán:</text:p>
            <text:p text:style-name="P182"/>
            <text:list xml:id="list1858659155938306893" text:style-name="L9">
              <text:list-item>
                <text:p text:style-name="P641">Bajo consumo energético.</text:p>
              </text:list-item>
              <text:list-item>
                <text:p text:style-name="P641">Controladora RAID para almacenamiento en espejo con dos discos duros de 1TB.</text:p>
              </text:list-item>
              <text:list-item>
                <text:p text:style-name="P641">Disco duro para el sistema operativo.</text:p>
              </text:list-item>
            </text:list>
            <text:p text:style-name="P182"/>
            <text:p text:style-name="P182">Se estudiará la posibilidad de adquirir un equipo específico de NAS o de hacer uno a partir de un equipo genérico.</text:p>
            <text:p text:style-name="P87"/>
            <text:p text:style-name="P88"><text:span text:style-name="T41">5</text:span>.Seguimiento de programaciones</text:p>
            <text:p text:style-name="P88"/>
            <text:p text:style-name="P181">Se comentan los contenidos impartidos en cada módulo y materias y se debaten propuestas de coordinación y de posibles actividades a realizar.</text:p>
            <text:p text:style-name="P181"/>
            <text:p text:style-name="P88"><text:span text:style-name="T41">6</text:span>. Sugerencias y preguntas</text:p>
            <text:p text:style-name="P88"/>
            <text:p text:style-name="P181">No hay</text:p>
            <text:p text:style-name="P181"/>
          </table:table-cell>
          <table:covered-table-cell/>
          <table:covered-table-cell/>
        </table:table-row>
        <table:table-row table:style-name="Tabla4.1">
          <table:table-cell table:style-name="Tabla4.A4" table:number-columns-spanned="3" office:value-type="string">
            <text:p text:style-name="P66">TAREAS ASIGNADAS</text:p>
          </table:table-cell>
          <table:covered-table-cell/>
          <table:covered-table-cell/>
        </table:table-row>
        <table:table-row table:style-name="Tabla4.1">
          <table:table-cell table:style-name="Tabla4.A9" table:number-columns-spanned="2" office:value-type="string">
            <text:p text:style-name="P524"/>
          </table:table-cell>
          <table:covered-table-cell/>
          <table:table-cell table:style-name="Tabla4.C9" office:value-type="string">
            <text:p text:style-name="P48">Responsable</text:p>
          </table:table-cell>
        </table:table-row>
        <table:table-row table:style-name="Tabla4.10">
          <table:table-cell table:style-name="Tabla4.A10" table:number-columns-spanned="2" office:value-type="string">
            <text:p text:style-name="P148">Remitir para vaciado análisis de resultados del primer trimestre</text:p>
          </table:table-cell>
          <table:covered-table-cell/>
          <table:table-cell table:style-name="Tabla4.C10" office:value-type="string">
            <text:p text:style-name="P155">Todos los miembros del departamento.</text:p>
          </table:table-cell>
        </table:table-row>
        <table:table-row table:style-name="Tabla4.10">
          <table:table-cell table:style-name="Tabla4.A12" table:number-columns-spanned="2" office:value-type="string">
            <text:p text:style-name="P149">Adquisición de equipamiento de red para cableado del aula 17</text:p>
          </table:table-cell>
          <table:covered-table-cell/>
          <table:table-cell table:style-name="Tabla4.C12" office:value-type="string">
            <text:p text:style-name="P143">Iván</text:p>
          </table:table-cell>
        </table:table-row>
        <table:table-row table:style-name="Tabla4.10">
          <table:table-cell table:style-name="Tabla4.A12" table:number-columns-spanned="2" office:value-type="string">
            <text:p text:style-name="P149">Obtener presupuesto para equipo de almacenamiento de copias de seguridad.</text:p>
          </table:table-cell>
          <table:covered-table-cell/>
          <table:table-cell table:style-name="Tabla4.C12" office:value-type="string">
            <text:p text:style-name="P158">Iván</text:p>
          </table:table-cell>
        </table:table-row>
      </table:table>
      <text:p text:style-name="P321"/>
      <text:p text:style-name="P321">Sin más asuntos que tratar se levanta la sesión, de todo lo cual yo, como Jefe del Departamento, doy fe.</text:p>
      <text:p text:style-name="P455"/>
      <text:p text:style-name="P543"/>
      <text:p text:style-name="P455">EL JEFE DEL DEPARTAMENTO <text:s text:c="6"/></text:p>
      <text:p text:style-name="P455"/>
      <text:p text:style-name="P455"/>
      <text:p text:style-name="P455"/>
      <text:p text:style-name="P455"><text:s/></text:p>
      <text:p text:style-name="P472">Iván Chillón García <text:s text:c="3"/></text:p>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23">ACTA Nº<text:span text:style-name="T37">13</text:span></text:p>
          </table:table-cell>
          <table:covered-table-cell/>
          <table:covered-table-cell/>
        </table:table-row>
        <table:table-row table:style-name="Tabla6.1">
          <table:table-cell table:style-name="Tabla6.A3" office:value-type="string">
            <text:p text:style-name="P49">Asistentes:</text:p>
          </table:table-cell>
          <table:table-cell table:style-name="Tabla6.B2" table:number-columns-spanned="2" office:value-type="string">
            <text:p text:style-name="P67">Fecha: </text:p>
          </table:table-cell>
          <table:covered-table-cell/>
        </table:table-row>
        <table:table-row table:style-name="Tabla6.1">
          <table:table-cell table:style-name="Tabla6.A3" office:value-type="string">
            <text:list xml:id="list73237827154991" text:continue-list="list73237828741937" text:style-name="WW8Num5">
              <text:list-item>
                <text:p text:style-name="P684">Ana Mª Rijo García</text:p>
              </text:list-item>
              <text:list-item>
                <text:p text:style-name="P613">Etiel Juan Domínguez Sánchez</text:p>
              </text:list-item>
              <text:list-item>
                <text:p text:style-name="P613">Iván Chillón García</text:p>
              </text:list-item>
            </text:list>
          </table:table-cell>
          <table:table-cell table:style-name="Tabla6.B3" table:number-columns-spanned="2" office:value-type="string">
            <text:p text:style-name="P67"><text:span text:style-name="T40">17</text:span>/<text:span text:style-name="T41">01</text:span>/1<text:span text:style-name="T41">3</text:span></text:p>
          </table:table-cell>
          <table:covered-table-cell/>
        </table:table-row>
        <table:table-row table:style-name="Tabla6.1">
          <table:table-cell table:style-name="Tabla6.A4" table:number-columns-spanned="3" office:value-type="string">
            <text:p text:style-name="P67">ORDEN DEL DÍA</text:p>
          </table:table-cell>
          <table:covered-table-cell/>
          <table:covered-table-cell/>
        </table:table-row>
        <table:table-row table:style-name="Tabla6.1">
          <table:table-cell table:style-name="Tabla6.A7" table:number-columns-spanned="3" office:value-type="string">
            <text:p text:style-name="P322"><text:span text:style-name="T79"><text:line-break/></text:span><text:span text:style-name="T80">1. Aprobación si procede del acta de la reunión anterior </text:span></text:p>
            <text:p text:style-name="P90">2. Informe de la reunión de CCP</text:p>
            <text:p text:style-name="P90">3. Seguimiento de programaciones</text:p>
            <text:p text:style-name="P90"><text:span text:style-name="T44">4</text:span>. Sugerencias y preguntas</text:p>
            <text:p text:style-name="P159"/>
          </table:table-cell>
          <table:covered-table-cell/>
          <table:covered-table-cell/>
        </table:table-row>
        <table:table-row table:style-name="Tabla6.1">
          <table:table-cell table:style-name="Tabla6.A4" table:number-columns-spanned="3" office:value-type="string">
            <text:p text:style-name="P67">ASPECTOS TRATADOS Y DECISIONES ADOPTADAS</text:p>
          </table:table-cell>
          <table:covered-table-cell/>
          <table:covered-table-cell/>
        </table:table-row>
        <table:table-row table:style-name="Tabla6.1">
          <table:table-cell table:style-name="Tabla6.A7" table:number-columns-spanned="3" office:value-type="string">
            <text:p text:style-name="P322"><text:span text:style-name="T79"><text:line-break/></text:span><text:span text:style-name="T80">1. Aprobación de las actas de la reunión anterior </text:span></text:p>
            <text:p text:style-name="P90"/>
            <text:p text:style-name="P183">Se aprueba</text:p>
            <text:p text:style-name="P183"/>
            <text:p text:style-name="P90">2. Informe de la reunión de CCP</text:p>
            <text:p text:style-name="P183"/>
            <text:p text:style-name="P398">Se informa de los aspectos tratados en la reunión de CCP del día <text:span text:style-name="T42">15</text:span> de <text:span text:style-name="T43">enero</text:span>. De entre los puntos tratados cabe destacar:</text:p>
            <text:p text:style-name="P398"/>
            <text:list xml:id="list73238501628089" text:continue-list="list73238487413776" text:style-name="L7">
              <text:list-item>
                <text:p text:style-name="P651">Informaciones de dirección:</text:p>
              </text:list-item>
              <text:list-item>
                <text:p text:style-name="P728">Información sobre jornada formativa en el CEP sobre Competencias Básicas, rúbricas y ProIDEAC. Para el próximo jueves 24 de enero entre las 16:30 y las 19:30 horas. Prevista otra jornada de formación para jueves 21 ó 28 de febrero. Contenidos: Formación en Competencias Básicas con filosofía PROideac. Rúbricas. Diseño de situaciones de aprendizaje con el enfoque competencial. Inscripción abierta hasta el 23 de enero. Mediante teléfono, fax o email al CEP.</text:p>
              </text:list-item>
              <text:list-item>
                <text:p text:style-name="P729">Cambio de horario del CEP: Abre por las tardes los lunes, martes y jueves (a partir de las 16 horas). Miércoles y Viernes solo abrirán en horario de tardes, si hay alguna actividad,</text:p>
              </text:list-item>
              <text:list-item>
                <text:p text:style-name="P628">Informaciones de vicedirección:</text:p>
              </text:list-item>
              <text:list-item>
                <text:p text:style-name="P752"><text:span text:style-name="T99">El próximo sábado 26 de enero, hay prevista una visita a la Casa Saramago a partir de las 11 horas. La visita tiene una duración de 2 horas. Correo electrónico </text:span><text:span text:style-name="Internet_20_link"><text:span text:style-name="T49">agueher@gobiernodecanarias.org</text:span></text:span></text:p>
              </text:list-item>
              <text:list-item>
                <text:p text:style-name="P663">Informaciones de jefatura de estudios/COFO:</text:p>
              </text:list-item>
              <text:list-item>
                <text:p text:style-name="P729">El AMPA del instituto ha comunicado el calendario de charlas previstas para este 2013. Se colgará en la Sala de Profesores. La primera charla será para este viernes 18 de enero en la Sociedad La Tegala, a partir de las 19 horas. Están abiertas para todo el público interesado en asistir.</text:p>
              </text:list-item>
              <text:list-item>
                <text:p text:style-name="P718">Se ha convocado un curso para tutores de 330 horas de duración. Online. El plazo de presentación de solicitudes entre el 14 y el 27 de Enero. El inicio previsto para el 6 de febrero.</text:p>
              </text:list-item>
            </text:list>
            <text:p text:style-name="P398"/>
            <text:p text:style-name="P90">3. Seguimiento de programaciones</text:p>
            <text:p text:style-name="P90"/>
            <text:p text:style-name="P183">Se comentan los contenidos impartidos en cada módulo y materias y se debaten propuestas de coordinación y de posibles actividades a realizar.</text:p>
            <text:p text:style-name="P183"/>
            <text:p text:style-name="P90"><text:span text:style-name="T44">4</text:span>. Sugerencias y preguntas</text:p>
            <text:p text:style-name="P90"/>
            <text:p text:style-name="P183">No hay</text:p>
            <text:p text:style-name="P183"><text:soft-page-break/></text:p>
          </table:table-cell>
          <table:covered-table-cell/>
          <table:covered-table-cell/>
        </table:table-row>
        <table:table-row table:style-name="Tabla6.1">
          <table:table-cell table:style-name="Tabla6.A4" table:number-columns-spanned="3" office:value-type="string">
            <text:p text:style-name="P67">TAREAS ASIGNADAS</text:p>
          </table:table-cell>
          <table:covered-table-cell/>
          <table:covered-table-cell/>
        </table:table-row>
        <table:table-row table:style-name="Tabla6.1">
          <table:table-cell table:style-name="Tabla6.A9" table:number-columns-spanned="2" office:value-type="string">
            <text:p text:style-name="P525"/>
          </table:table-cell>
          <table:covered-table-cell/>
          <table:table-cell table:style-name="Tabla6.C9" office:value-type="string">
            <text:p text:style-name="P49">Responsable</text:p>
          </table:table-cell>
        </table:table-row>
      </table:table>
      <text:p text:style-name="P322"/>
      <text:p text:style-name="P322"/>
      <text:p text:style-name="P322">Sin más asuntos que tratar se levanta la sesión, de todo lo cual yo, como Jefe del Departamento, doy fe.</text:p>
      <text:p text:style-name="P456"/>
      <text:p text:style-name="P544"/>
      <text:p text:style-name="P456">EL JEFE DEL DEPARTAMENTO <text:s text:c="6"/></text:p>
      <text:p text:style-name="P456"/>
      <text:p text:style-name="P456"/>
      <text:p text:style-name="P456"/>
      <text:p text:style-name="P456"/>
      <text:p text:style-name="P456"><text:s/></text:p>
      <text:p text:style-name="P473">Iván Chillón García <text:s text:c="5"/><text:tab/> <text:s text:c="2"/></text:p>
      <text:p text:style-name="P474"><draw:line text:anchor-type="paragraph" draw:z-index="84" draw:style-name="gr1" draw:text-style-name="P804" svg:x1="-0.012cm" svg:y1="13.79cm" svg:x2="15.934cm" svg:y2="0.436cm"><text:p/></draw:line></text:p>
      <table:table table:name="Tabla14" table:style-name="Tabla14">
        <table:table-column table:style-name="Tabla14.A"/>
        <table:table-column table:style-name="Tabla14.B"/>
        <table:table-column table:style-name="Tabla14.C"/>
        <table:table-row table:style-name="Tabla14.1">
          <table:table-cell table:style-name="Tabla14.A1" table:number-columns-spanned="3" office:value-type="string">
            <text:p text:style-name="P24">ACTA Nº<text:span text:style-name="T37">14</text:span></text:p>
          </table:table-cell>
          <table:covered-table-cell/>
          <table:covered-table-cell/>
        </table:table-row>
        <table:table-row table:style-name="Tabla14.1">
          <table:table-cell table:style-name="Tabla14.A3" office:value-type="string">
            <text:p text:style-name="P50">Asistentes:</text:p>
          </table:table-cell>
          <table:table-cell table:style-name="Tabla14.B2" table:number-columns-spanned="2" office:value-type="string">
            <text:p text:style-name="P68">Fecha: </text:p>
          </table:table-cell>
          <table:covered-table-cell/>
        </table:table-row>
        <table:table-row table:style-name="Tabla14.1">
          <table:table-cell table:style-name="Tabla14.A3" office:value-type="string">
            <text:list xml:id="list73237964014098" text:continue-list="list73237827154991" text:style-name="WW8Num5">
              <text:list-item>
                <text:p text:style-name="P685">Ana Mª Rijo García</text:p>
              </text:list-item>
              <text:list-item>
                <text:p text:style-name="P614">Etiel Juan Domínguez Sánchez</text:p>
              </text:list-item>
              <text:list-item>
                <text:p text:style-name="P614">Iván Chillón García</text:p>
              </text:list-item>
            </text:list>
            <text:p text:style-name="P144"/>
          </table:table-cell>
          <table:table-cell table:style-name="Tabla14.B3" table:number-columns-spanned="2" office:value-type="string">
            <text:p text:style-name="P68"><text:span text:style-name="T45">24</text:span>/<text:span text:style-name="T41">01</text:span>/1<text:span text:style-name="T41">3</text:span></text:p>
          </table:table-cell>
          <table:covered-table-cell/>
        </table:table-row>
        <table:table-row table:style-name="Tabla14.1">
          <table:table-cell table:style-name="Tabla14.A4" table:number-columns-spanned="3" office:value-type="string">
            <text:p text:style-name="P68">ORDEN DEL DÍA</text:p>
          </table:table-cell>
          <table:covered-table-cell/>
          <table:covered-table-cell/>
        </table:table-row>
        <table:table-row table:style-name="Tabla14.1">
          <table:table-cell table:style-name="Tabla14.A7" table:number-columns-spanned="3" office:value-type="string">
            <text:p text:style-name="P323"><text:span text:style-name="T79"><text:line-break/></text:span><text:span text:style-name="T80">1. Aprobación si procede del acta de la reunión anterior </text:span></text:p>
            <text:p text:style-name="P91">2. <text:span text:style-name="T45">Cambio de ubicación de servidores.</text:span></text:p>
            <text:p text:style-name="P92">3. Fechas de finalización de curso en segundo del ciclo</text:p>
            <text:p text:style-name="P91"><text:span text:style-name="T45">4</text:span>. Seguimiento de programaciones</text:p>
            <text:p text:style-name="P91"><text:span text:style-name="T45">5</text:span>. Sugerencias y preguntas</text:p>
            <text:p text:style-name="P160"/>
          </table:table-cell>
          <table:covered-table-cell/>
          <table:covered-table-cell/>
        </table:table-row>
        <table:table-row table:style-name="Tabla14.1">
          <table:table-cell table:style-name="Tabla14.A4" table:number-columns-spanned="3" office:value-type="string">
            <text:p text:style-name="P68">ASPECTOS TRATADOS Y DECISIONES ADOPTADAS</text:p>
          </table:table-cell>
          <table:covered-table-cell/>
          <table:covered-table-cell/>
        </table:table-row>
        <table:table-row table:style-name="Tabla14.1">
          <table:table-cell table:style-name="Tabla14.A7" table:number-columns-spanned="3" office:value-type="string">
            <text:p text:style-name="P323"><text:span text:style-name="T79"><text:line-break/></text:span><text:span text:style-name="T80">1. Aprobación de las actas de la reunión anterior </text:span></text:p>
            <text:p text:style-name="P91"/>
            <text:p text:style-name="P184">Se aprueba</text:p>
            <text:p text:style-name="P184"/>
            <text:p text:style-name="P323"><text:span text:style-name="T80">2. </text:span><text:span text:style-name="T81">Cambio de ubicación de servidores</text:span></text:p>
            <text:p text:style-name="P92"/>
            <text:p text:style-name="P185">Se aprueba cambiar el cambio de ubicación de los servidores que actualmente están al lado de la mesa del profesor en el aula 14 al armario empotrado que hay en la misma aula. Será necesario realizar cableado de dos puntos de red. Se aprueba la adquisición de un equipo SAI para evitar pérdida de información ante un posible corte del suministro eléctrico.</text:p>
            <text:p text:style-name="P236"/>
            <text:p text:style-name="P132">3. Fechas de finalización de curso en segundo del ciclo</text:p>
            <text:p text:style-name="P132"/>
            <text:p text:style-name="P184"><text:span text:style-name="T35">Se debaten las fechas previstas de finalización del curso en 2º del ciclo para tenerlo en cuenta a la hora de temporalizar los contenidos </text:span><text:span text:style-name="T36">que quedan por impartir.</text:span></text:p>
            <text:p text:style-name="P399"/>
            <text:p text:style-name="P91"><text:span text:style-name="T45">4</text:span>. Seguimiento de programaciones</text:p>
            <text:p text:style-name="P91"/>
            <text:p text:style-name="P184">Se comentan los contenidos impartidos en cada módulo y materias y se debaten propuestas de coordinación y de posibles actividades a realizar.</text:p>
            <text:p text:style-name="P184"/>
            <text:p text:style-name="P91"><text:span text:style-name="T45">5</text:span>. Sugerencias y preguntas</text:p>
            <text:p text:style-name="P91"/>
            <text:p text:style-name="P186">Ana propone llevar a CCP la posibilidad de crear una zona en el Centro para la recogida selectiva de residuos con información y contenedores</text:p>
            <text:p text:style-name="P184"/>
          </table:table-cell>
          <table:covered-table-cell/>
          <table:covered-table-cell/>
        </table:table-row>
        <table:table-row table:style-name="Tabla14.1">
          <table:table-cell table:style-name="Tabla14.A4" table:number-columns-spanned="3" office:value-type="string">
            <text:p text:style-name="P68">TAREAS ASIGNADAS</text:p>
          </table:table-cell>
          <table:covered-table-cell/>
          <table:covered-table-cell/>
        </table:table-row>
        <table:table-row table:style-name="Tabla14.1">
          <table:table-cell table:style-name="Tabla14.A9" table:number-columns-spanned="2" office:value-type="string">
            <text:p text:style-name="P526"/>
          </table:table-cell>
          <table:covered-table-cell/>
          <table:table-cell table:style-name="Tabla14.C9" office:value-type="string">
            <text:p text:style-name="P50">Responsable</text:p>
          </table:table-cell>
        </table:table-row>
        <table:table-row table:style-name="Tabla14.1">
          <table:table-cell table:style-name="Tabla14.A10" table:number-columns-spanned="2" office:value-type="string">
            <text:p text:style-name="P392">Cambio de ubicación de los servidores y adquisición de SAI</text:p>
          </table:table-cell>
          <table:covered-table-cell/>
          <table:table-cell table:style-name="Tabla14.C10" office:value-type="string">
            <text:p text:style-name="P237">Iván</text:p>
          </table:table-cell>
        </table:table-row>
        <table:table-row table:style-name="Tabla14.1">
          <table:table-cell table:style-name="Tabla14.A10" table:number-columns-spanned="2" office:value-type="string">
            <text:p text:style-name="P392">Proponer en CCP crear zona de recogida de residuos</text:p>
          </table:table-cell>
          <table:covered-table-cell/>
          <table:table-cell table:style-name="Tabla14.C10" office:value-type="string">
            <text:p text:style-name="P237">Iván</text:p>
          </table:table-cell>
        </table:table-row>
      </table:table>
      <text:p text:style-name="P323">Sin más asuntos que tratar se levanta la sesión, de todo lo cual yo, como Jefe del Departamento, doy fe.</text:p>
      <text:p text:style-name="P457">EL JEFE DEL DEPARTAMENTO <text:s text:c="6"/></text:p>
      <text:p text:style-name="P457"/>
      <text:p text:style-name="P457"/>
      <text:p text:style-name="P457"><text:s/></text:p>
      <text:p text:style-name="P474">Iván Chillón García <text:s text:c="5"/><text:tab/> <text:s/></text:p>
      <table:table table:name="Tabla15" table:style-name="Tabla15">
        <table:table-column table:style-name="Tabla15.A"/>
        <table:table-column table:style-name="Tabla15.B"/>
        <table:table-column table:style-name="Tabla15.C"/>
        <table:table-row table:style-name="Tabla15.1">
          <table:table-cell table:style-name="Tabla15.A1" table:number-columns-spanned="3" office:value-type="string">
            <text:p text:style-name="P25">ACTA Nº<text:span text:style-name="T37">15</text:span></text:p>
          </table:table-cell>
          <table:covered-table-cell/>
          <table:covered-table-cell/>
        </table:table-row>
        <table:table-row table:style-name="Tabla15.1">
          <table:table-cell table:style-name="Tabla15.A3" office:value-type="string">
            <text:p text:style-name="P51">Asistentes:</text:p>
          </table:table-cell>
          <table:table-cell table:style-name="Tabla15.B2" table:number-columns-spanned="2" office:value-type="string">
            <text:p text:style-name="P69">Fecha: </text:p>
          </table:table-cell>
          <table:covered-table-cell/>
        </table:table-row>
        <table:table-row table:style-name="Tabla15.1">
          <table:table-cell table:style-name="Tabla15.A3" office:value-type="string">
            <text:list xml:id="list73237875193793" text:continue-numbering="true" text:style-name="WW8Num5">
              <text:list-item>
                <text:p text:style-name="P686">Ana Mª Rijo García</text:p>
              </text:list-item>
              <text:list-item>
                <text:p text:style-name="P615">Etiel Juan Domínguez Sánchez</text:p>
              </text:list-item>
              <text:list-item>
                <text:p text:style-name="P615">Iván Chillón García</text:p>
              </text:list-item>
            </text:list>
          </table:table-cell>
          <table:table-cell table:style-name="Tabla15.B3" table:number-columns-spanned="2" office:value-type="string">
            <text:p text:style-name="P69"><text:span text:style-name="T46">31</text:span>/<text:span text:style-name="T41">01</text:span>/1<text:span text:style-name="T41">3</text:span></text:p>
          </table:table-cell>
          <table:covered-table-cell/>
        </table:table-row>
        <table:table-row table:style-name="Tabla15.1">
          <table:table-cell table:style-name="Tabla15.A4" table:number-columns-spanned="3" office:value-type="string">
            <text:p text:style-name="P69">ORDEN DEL DÍA</text:p>
          </table:table-cell>
          <table:covered-table-cell/>
          <table:covered-table-cell/>
        </table:table-row>
        <table:table-row table:style-name="Tabla15.1">
          <table:table-cell table:style-name="Tabla15.A7" table:number-columns-spanned="3" office:value-type="string">
            <text:p text:style-name="P324"><text:span text:style-name="T79"><text:line-break/></text:span><text:span text:style-name="T80">1. Aprobación si procede del acta de la reunión anterior </text:span></text:p>
            <text:p text:style-name="P93">2. Informe de la reunión de CCP</text:p>
            <text:p text:style-name="P93">3. Seguimiento de programaciones</text:p>
            <text:p text:style-name="P93"><text:span text:style-name="T44">4</text:span>. Sugerencias y preguntas</text:p>
            <text:p text:style-name="P161"/>
          </table:table-cell>
          <table:covered-table-cell/>
          <table:covered-table-cell/>
        </table:table-row>
        <table:table-row table:style-name="Tabla15.1">
          <table:table-cell table:style-name="Tabla15.A4" table:number-columns-spanned="3" office:value-type="string">
            <text:p text:style-name="P69">ASPECTOS TRATADOS Y DECISIONES ADOPTADAS</text:p>
          </table:table-cell>
          <table:covered-table-cell/>
          <table:covered-table-cell/>
        </table:table-row>
        <table:table-row table:style-name="Tabla15.1">
          <table:table-cell table:style-name="Tabla15.A7" table:number-columns-spanned="3" office:value-type="string">
            <text:p text:style-name="P324"><text:span text:style-name="T79"><text:line-break/></text:span><text:span text:style-name="T80">1. Aprobación de las actas de la reunión anterior </text:span></text:p>
            <text:p text:style-name="P93"/>
            <text:p text:style-name="P187">Se aprueba</text:p>
            <text:p text:style-name="P187"/>
            <text:p text:style-name="P93">2. Informe de la reunión de CCP</text:p>
            <text:p text:style-name="P187"/>
            <text:p text:style-name="P400">Se informa de los aspectos tratados en la reunión de CCP del día <text:span text:style-name="T42">15</text:span> de <text:span text:style-name="T43">enero</text:span>. De entre los puntos tratados cabe destacar:</text:p>
            <text:p text:style-name="P400"/>
            <text:list xml:id="list73237290667665" text:continue-list="list73238501628089" text:style-name="L7">
              <text:list-item>
                <text:p text:style-name="P652">Informaciones de dirección:</text:p>
              </text:list-item>
              <text:list-item>
                <text:p text:style-name="P730">Análisis de resultados y propuestas correspondiente a la primera evaluación. (Se celebró Claustro y Consejo Escolar el 30 de enero de 2013)</text:p>
              </text:list-item>
              <text:list-item>
                <text:p text:style-name="P730">Se repasaron los proyectos docentes del centro que tienen comisión de servicios: proyecto Redes y proyecto de Educación Física. Seguimiento por parte de la CCP de los objetivos, tareas y logros alcanzados.</text:p>
              </text:list-item>
              <text:list-item>
                <text:p text:style-name="P730">Se informó del comunicado de la Consejería relativo a la reducción de jornada y salario (20%) del personal interino. En el instituto afecta al mantenedor que pasa a trabajar cuatro días a la semana: lunes, martes, jueves y viernes.</text:p>
              </text:list-item>
              <text:list-item>
                <text:p text:style-name="P629">Informaciones de vicedirección:</text:p>
              </text:list-item>
              <text:list-item>
                <text:p text:style-name="P730">Información sobre convocatoria del premio de narración corta José Saramago. Hasta el 8 de marzo (IES Tías). Temática libre. Edad hasta 22 años.</text:p>
              </text:list-item>
              <text:list-item>
                <text:p text:style-name="P730">Organizado por el CEP. Club de debate Demóstenes, para los días 5, 6 y 7 de febrero. De 17 a 20 horas.</text:p>
              </text:list-item>
              <text:list-item>
                <text:p text:style-name="P703"><text:span text:style-name="Internet_20_link"><text:span text:style-name="T50">Se comunican las acciones a realizar para la celebración del Día de la Paz el próximo miércoles 30 de enero. Desde el departamento de Educación Física en colaboración con el Proyecto de Solidaridad: circuito de juegos cooperativos, elaboración de una cometa conmemorativa, lectura de manifiesto. A partir de la hora de recreo y participarán el alumnado de la ESO, 1º de Bachillerato y 1º de Ciclo Formativo.</text:span></text:span></text:p>
              </text:list-item>
              <text:list-item>
                <text:p text:style-name="P664">Informaciones de jefatura de estudios/COFO:</text:p>
              </text:list-item>
              <text:list-item>
                <text:p text:style-name="P719">Se comunica sobre la celebración de la primera jornada de Competencias Básicas y Rúbricas, a la que asistió Laura (Educación Física). La segunda jornada tiene dos días propuestos: 7 y 28 de febrero</text:p>
              </text:list-item>
              <text:list-item>
                <text:p text:style-name="P773">Ruegos y preguntas</text:p>
              </text:list-item>
              <text:list-item>
                <text:p text:style-name="P723">El departamento de informática propone realizar una campaña de recogida de residuos y pilas en el centro. Se valora la posibilidad de organizar una campaña de sensibilización y de cartelería.</text:p>
              </text:list-item>
            </text:list>
            <text:p text:style-name="P400"/>
            <text:p text:style-name="P93">3. Seguimiento de programaciones</text:p>
            <text:p text:style-name="P93"/>
            <text:p text:style-name="P187"><text:soft-page-break/>Se comentan los contenidos impartidos en cada módulo y materias y se debaten propuestas de coordinación y de posibles actividades a realizar.</text:p>
            <text:p text:style-name="P187"/>
            <text:p text:style-name="P93"><text:span text:style-name="T44">4</text:span>. Sugerencias y preguntas</text:p>
            <text:p text:style-name="P93"/>
            <text:p text:style-name="P187">No hay</text:p>
            <text:p text:style-name="P187"/>
          </table:table-cell>
          <table:covered-table-cell/>
          <table:covered-table-cell/>
        </table:table-row>
        <table:table-row table:style-name="Tabla15.1">
          <table:table-cell table:style-name="Tabla15.A4" table:number-columns-spanned="3" office:value-type="string">
            <text:p text:style-name="P69">TAREAS ASIGNADAS</text:p>
          </table:table-cell>
          <table:covered-table-cell/>
          <table:covered-table-cell/>
        </table:table-row>
        <table:table-row table:style-name="Tabla15.1">
          <table:table-cell table:style-name="Tabla15.A9" table:number-columns-spanned="2" office:value-type="string">
            <text:p text:style-name="P527"/>
          </table:table-cell>
          <table:covered-table-cell/>
          <table:table-cell table:style-name="Tabla15.C9" office:value-type="string">
            <text:p text:style-name="P51">Responsable</text:p>
          </table:table-cell>
        </table:table-row>
      </table:table>
      <text:p text:style-name="P324"/>
      <text:p text:style-name="P324"/>
      <text:p text:style-name="P324">Sin más asuntos que tratar se levanta la sesión, de todo lo cual yo, como Jefe del Departamento, doy fe.</text:p>
      <text:p text:style-name="P458"/>
      <text:p text:style-name="P545"/>
      <text:p text:style-name="P458">EL JEFE DEL DEPARTAMENTO <text:s text:c="6"/></text:p>
      <text:p text:style-name="P458"/>
      <text:p text:style-name="P458"/>
      <text:p text:style-name="P458"/>
      <text:p text:style-name="P458"/>
      <text:p text:style-name="P458"/>
      <text:p text:style-name="P458"><text:s/></text:p>
      <text:p text:style-name="P475">Iván Chillón García <text:s text:c="5"/><text:tab/> <text:s text:c="2"/></text:p>
      <text:p text:style-name="P476"><draw:line text:anchor-type="paragraph" draw:z-index="85" draw:style-name="gr1" draw:text-style-name="P804" svg:x1="-0.041cm" svg:y1="12.458cm" svg:x2="15.915cm" svg:y2="0.236cm"><text:p/></draw:line></text:p>
      <table:table table:name="Tabla16" table:style-name="Tabla16">
        <table:table-column table:style-name="Tabla16.A"/>
        <table:table-column table:style-name="Tabla16.B"/>
        <table:table-column table:style-name="Tabla16.C"/>
        <table:table-row table:style-name="Tabla16.1">
          <table:table-cell table:style-name="Tabla16.A1" table:number-columns-spanned="3" office:value-type="string">
            <text:p text:style-name="P26">ACTA Nº<text:span text:style-name="T37">16</text:span></text:p>
          </table:table-cell>
          <table:covered-table-cell/>
          <table:covered-table-cell/>
        </table:table-row>
        <table:table-row table:style-name="Tabla16.1">
          <table:table-cell table:style-name="Tabla16.A3" office:value-type="string">
            <text:p text:style-name="P52">Asistentes:</text:p>
          </table:table-cell>
          <table:table-cell table:style-name="Tabla16.B2" table:number-columns-spanned="2" office:value-type="string">
            <text:p text:style-name="P70">Fecha: </text:p>
          </table:table-cell>
          <table:covered-table-cell/>
        </table:table-row>
        <table:table-row table:style-name="Tabla16.1">
          <table:table-cell table:style-name="Tabla16.A3" office:value-type="string">
            <text:list xml:id="list73238091450182" text:continue-list="list73237875193793" text:style-name="WW8Num5">
              <text:list-item>
                <text:p text:style-name="P687">Ana Mª Rijo García</text:p>
              </text:list-item>
              <text:list-item>
                <text:p text:style-name="P616">Etiel Juan Domínguez Sánchez</text:p>
              </text:list-item>
              <text:list-item>
                <text:p text:style-name="P616">Iván Chillón García</text:p>
              </text:list-item>
            </text:list>
          </table:table-cell>
          <table:table-cell table:style-name="Tabla16.B3" table:number-columns-spanned="2" office:value-type="string">
            <text:p text:style-name="P70"><text:span text:style-name="T52">7</text:span>/<text:span text:style-name="T41">02</text:span>/1<text:span text:style-name="T41">3</text:span></text:p>
          </table:table-cell>
          <table:covered-table-cell/>
        </table:table-row>
        <table:table-row table:style-name="Tabla16.1">
          <table:table-cell table:style-name="Tabla16.A4" table:number-columns-spanned="3" office:value-type="string">
            <text:p text:style-name="P70">ORDEN DEL DÍA</text:p>
          </table:table-cell>
          <table:covered-table-cell/>
          <table:covered-table-cell/>
        </table:table-row>
        <table:table-row table:style-name="Tabla16.1">
          <table:table-cell table:style-name="Tabla16.A7" table:number-columns-spanned="3" office:value-type="string">
            <text:p text:style-name="P325"><text:span text:style-name="T79"><text:line-break/></text:span><text:span text:style-name="T80">1. Aprobación si procede del acta de la reunión anterior </text:span></text:p>
            <text:p text:style-name="P94">2. Informe de la reunión de CCP</text:p>
            <text:p text:style-name="P94">3. Seguimiento de programaciones</text:p>
            <text:p text:style-name="P94"><text:span text:style-name="T44">4</text:span>. Sugerencias y preguntas</text:p>
            <text:p text:style-name="P162"/>
          </table:table-cell>
          <table:covered-table-cell/>
          <table:covered-table-cell/>
        </table:table-row>
        <table:table-row table:style-name="Tabla16.1">
          <table:table-cell table:style-name="Tabla16.A4" table:number-columns-spanned="3" office:value-type="string">
            <text:p text:style-name="P70">ASPECTOS TRATADOS Y DECISIONES ADOPTADAS</text:p>
          </table:table-cell>
          <table:covered-table-cell/>
          <table:covered-table-cell/>
        </table:table-row>
        <table:table-row table:style-name="Tabla16.1">
          <table:table-cell table:style-name="Tabla16.A7" table:number-columns-spanned="3" office:value-type="string">
            <text:p text:style-name="P325"><text:span text:style-name="T79"><text:line-break/></text:span><text:span text:style-name="T80">1. Aprobación de las actas de la reunión anterior </text:span></text:p>
            <text:p text:style-name="P94"/>
            <text:p text:style-name="P188">Se aprueba</text:p>
            <text:p text:style-name="P188"/>
            <text:p text:style-name="P94">2. Informe de la reunión de CCP</text:p>
            <text:p text:style-name="P188"/>
            <text:p text:style-name="P401">Se informa de los aspectos tratados en la reunión de CCP del día <text:span text:style-name="T43">5</text:span> de <text:span text:style-name="T52">febrero</text:span>. De entre los puntos tratados cabe destacar:</text:p>
            <text:p text:style-name="P401"/>
            <text:list xml:id="list73237023941683" text:continue-list="list73237290667665" text:style-name="L7">
              <text:list-item>
                <text:p text:style-name="P653">Informaciones de dirección:</text:p>
              </text:list-item>
              <text:list-item>
                <text:p text:style-name="P731">Lectura comunicado del consejero de Educación, sobre la reducción de la tasa de abandono escolar en Canarias.</text:p>
              </text:list-item>
              <text:list-item>
                <text:p text:style-name="P731">En zona compartida está disponible un correo electrónico de un alumno de 2º ESO C sobre la vida de adolescentes. Puede ser un material interesante para trabajar en tutorías. </text:p>
              </text:list-item>
              <text:list-item>
                <text:p text:style-name="P731">El pasado miércoles 30 de enero hubo una reunión de directores. Se elabora un escrito firmado por los directores de la isla en el que se enumeran las consecuencias que tienen para la actividad de los centros, la medida unilateral de reducir 20% de jornada y salario del personal laboral. Se pide clarificar actuaciones ante situaciones que se pueden producir por esta reducción de personal.</text:p>
              </text:list-item>
              <text:list-item>
                <text:p text:style-name="P731">En zona compartida también está disponible un documento sobre fondos extraordinarios para la adquisición de material didáctico informático y libros de texto. Se debe gastar en este ejercicio 2013. Es una partida finalista.</text:p>
              </text:list-item>
              <text:list-item>
                <text:p text:style-name="P731">Se comunica que la Consejería tiene intención de convocar un Concurso de Traslados autonómico para los meses de octubre o noviembre de 2013.</text:p>
              </text:list-item>
              <text:list-item>
                <text:p text:style-name="P731">A través de la web de la Consejería existe una red Intraeduca por la que es posible acceder al servidor Medusa desde internet.</text:p>
              </text:list-item>
              <text:list-item>
                <text:p text:style-name="P731">En el BOC del 1 de febrero de 2013 se publica Orden del 30 de enero sobre supuestos ante situaciones de IT con derecho a percibir la retribución íntegra.</text:p>
              </text:list-item>
              <text:list-item>
                <text:p text:style-name="P731">Para próximo año se informa que existe una plataforma web que incorpora el Moodle desde la página de la Consejería. (Evagd). Están disponibles los requisitos para certificar las horas para el profesorado que utiliza esta herramienta TIC en su actividad docente.</text:p>
              </text:list-item>
              <text:list-item>
                <text:p text:style-name="P731">El próximo 19 de febrero hay una reunión de coordinación con Primaria para el profesorado de Matemáticas. Será a las 16 horas en el IES. Ese mismo día también hay tutoría de padres y grupos de trabajo.</text:p>
              </text:list-item>
              <text:list-item>
                <text:p text:style-name="P630">Informaciones de vicedirección:</text:p>
              </text:list-item>
              <text:list-item>
                <text:p text:style-name="P732">Se comunica que vamos a iniciar una campaña sobre recogida de residuos (pilas y cartuchos). En principio se plantea elaborar carteles y otras acciones de <text:soft-page-break/>sensibilización desde ATU o algún ámbito de PDC. Se harán gestiones para conseguir recipientes de plástico para la recogida de material. (Cabildo)</text:p>
              </text:list-item>
              <text:list-item>
                <text:p text:style-name="P753"><text:span text:style-name="Internet_20_link"><text:span text:style-name="T50">El próximo sábado 16 de marzo está prevista una nueva visita a la casa de José Saramago. Se debe confirmar por correo electrónico si alguien está interesado en asistir (CEP).</text:span></text:span></text:p>
              </text:list-item>
              <text:list-item>
                <text:p text:style-name="P665">Informaciones de jefatura de estudios/COFO:</text:p>
              </text:list-item>
              <text:list-item>
                <text:p text:style-name="P751"><text:span text:style-name="T87">D</text:span><text:span text:style-name="T88">eben justificarse las faltas de asistencia del alumnado correspondientes al mes de enero, antes del 10 de febrero (esta semana).</text:span></text:p>
              </text:list-item>
            </text:list>
            <text:p text:style-name="P386"/>
            <text:p text:style-name="P386">Se aprueba llevar a CCP la propuesta de usar el dinero finalista para la mejora de los equipos del aula Medusa</text:p>
            <text:p text:style-name="P401"/>
            <text:p text:style-name="P94">3. Seguimiento de programaciones</text:p>
            <text:p text:style-name="P94"/>
            <text:p text:style-name="P188">Se comentan los contenidos impartidos en cada módulo y materias y se debaten propuestas de coordinación y de posibles actividades a realizar.</text:p>
            <text:p text:style-name="P188"/>
            <text:p text:style-name="P94"><text:span text:style-name="T44">4</text:span>. Sugerencias y preguntas</text:p>
            <text:p text:style-name="P94"/>
            <text:p text:style-name="P188">No hay</text:p>
            <text:p text:style-name="P188"/>
          </table:table-cell>
          <table:covered-table-cell/>
          <table:covered-table-cell/>
        </table:table-row>
        <table:table-row table:style-name="Tabla16.1">
          <table:table-cell table:style-name="Tabla16.A4" table:number-columns-spanned="3" office:value-type="string">
            <text:p text:style-name="P70">TAREAS ASIGNADAS</text:p>
          </table:table-cell>
          <table:covered-table-cell/>
          <table:covered-table-cell/>
        </table:table-row>
        <table:table-row table:style-name="Tabla16.1">
          <table:table-cell table:style-name="Tabla16.A9" table:number-columns-spanned="2" office:value-type="string">
            <text:p text:style-name="P528"/>
          </table:table-cell>
          <table:covered-table-cell/>
          <table:table-cell table:style-name="Tabla16.C9" office:value-type="string">
            <text:p text:style-name="P52">Responsable</text:p>
          </table:table-cell>
        </table:table-row>
        <table:table-row table:style-name="Tabla16.1">
          <table:table-cell table:style-name="Tabla16.A10" table:number-columns-spanned="2" office:value-type="string">
            <text:p text:style-name="P376">Llevar a CCP propuesta de uso de dinero finalista aprobado en mejora de los equipos informáticos del aula Medusa</text:p>
          </table:table-cell>
          <table:covered-table-cell/>
          <table:table-cell table:style-name="Tabla16.C10" office:value-type="string">
            <text:p text:style-name="P189">Iván</text:p>
          </table:table-cell>
        </table:table-row>
      </table:table>
      <text:p text:style-name="P325"/>
      <text:p text:style-name="P325"/>
      <text:p text:style-name="P325">Sin más asuntos que tratar se levanta la sesión, de todo lo cual yo, como Jefe del Departamento, doy fe.</text:p>
      <text:p text:style-name="P459"/>
      <text:p text:style-name="P546"/>
      <text:p text:style-name="P459">EL JEFE DEL DEPARTAMENTO <text:s text:c="6"/></text:p>
      <text:p text:style-name="P459"/>
      <text:p text:style-name="P459"/>
      <text:p text:style-name="P459"/>
      <text:p text:style-name="P459"/>
      <text:p text:style-name="P459"/>
      <text:p text:style-name="P459"/>
      <text:p text:style-name="P459"><text:s/></text:p>
      <text:p text:style-name="P476">Iván Chillón García <text:s text:c="5"/><text:tab/> <text:s text:c="2"/></text:p>
      <text:p text:style-name="P477"><draw:line text:anchor-type="paragraph" draw:z-index="86" draw:style-name="gr1" draw:text-style-name="P804" svg:x1="-0.12cm" svg:y1="5.486cm" svg:x2="15.898cm" svg:y2="0.279cm"><text:p/></draw:line></text:p>
      <table:table table:name="Tabla17" table:style-name="Tabla17">
        <table:table-column table:style-name="Tabla17.A"/>
        <table:table-column table:style-name="Tabla17.B"/>
        <table:table-column table:style-name="Tabla17.C"/>
        <table:table-row table:style-name="Tabla17.1">
          <table:table-cell table:style-name="Tabla17.A1" table:number-columns-spanned="3" office:value-type="string">
            <text:p text:style-name="P27">ACTA Nº<text:span text:style-name="T37">17</text:span></text:p>
          </table:table-cell>
          <table:covered-table-cell/>
          <table:covered-table-cell/>
        </table:table-row>
        <table:table-row table:style-name="Tabla17.1">
          <table:table-cell table:style-name="Tabla17.A3" office:value-type="string">
            <text:p text:style-name="P53">Asistentes:</text:p>
          </table:table-cell>
          <table:table-cell table:style-name="Tabla17.B2" table:number-columns-spanned="2" office:value-type="string">
            <text:p text:style-name="P71">Fecha: </text:p>
          </table:table-cell>
          <table:covered-table-cell/>
        </table:table-row>
        <table:table-row table:style-name="Tabla17.1">
          <table:table-cell table:style-name="Tabla17.A3" office:value-type="string">
            <text:list xml:id="list73238774255833" text:continue-list="list73238091450182" text:style-name="WW8Num5">
              <text:list-item>
                <text:p text:style-name="P688">Ana Mª Rijo García</text:p>
              </text:list-item>
              <text:list-item>
                <text:p text:style-name="P617">Etiel Juan Domínguez Sánchez</text:p>
              </text:list-item>
              <text:list-item>
                <text:p text:style-name="P617">Iván Chillón García</text:p>
              </text:list-item>
            </text:list>
          </table:table-cell>
          <table:table-cell table:style-name="Tabla17.B3" table:number-columns-spanned="2" office:value-type="string">
            <text:p text:style-name="P71"><text:span text:style-name="T53">21</text:span>/<text:span text:style-name="T41">02</text:span>/1<text:span text:style-name="T41">3</text:span></text:p>
          </table:table-cell>
          <table:covered-table-cell/>
        </table:table-row>
        <table:table-row table:style-name="Tabla17.1">
          <table:table-cell table:style-name="Tabla17.A4" table:number-columns-spanned="3" office:value-type="string">
            <text:p text:style-name="P71">ORDEN DEL DÍA</text:p>
          </table:table-cell>
          <table:covered-table-cell/>
          <table:covered-table-cell/>
        </table:table-row>
        <table:table-row table:style-name="Tabla17.1">
          <table:table-cell table:style-name="Tabla17.A7" table:number-columns-spanned="3" office:value-type="string">
            <text:p text:style-name="P326"><text:span text:style-name="T79"><text:line-break/></text:span><text:span text:style-name="T80">1. Aprobación si procede del acta de la reunión anterior </text:span></text:p>
            <text:p text:style-name="P95">2. Informe de la reunión de CCP</text:p>
            <text:p text:style-name="P96">3. Adquisición de material</text:p>
            <text:p text:style-name="P95"><text:span text:style-name="T53">4</text:span>. Seguimiento de programaciones</text:p>
            <text:p text:style-name="P95"><text:span text:style-name="T53">5</text:span>. Sugerencias y preguntas</text:p>
            <text:p text:style-name="P163"/>
          </table:table-cell>
          <table:covered-table-cell/>
          <table:covered-table-cell/>
        </table:table-row>
        <table:table-row table:style-name="Tabla17.1">
          <table:table-cell table:style-name="Tabla17.A4" table:number-columns-spanned="3" office:value-type="string">
            <text:p text:style-name="P71">ASPECTOS TRATADOS Y DECISIONES ADOPTADAS</text:p>
          </table:table-cell>
          <table:covered-table-cell/>
          <table:covered-table-cell/>
        </table:table-row>
        <table:table-row table:style-name="Tabla17.1">
          <table:table-cell table:style-name="Tabla17.A7" table:number-columns-spanned="3" office:value-type="string">
            <text:p text:style-name="P326"><text:span text:style-name="T79"><text:line-break/></text:span><text:span text:style-name="T80">1. Aprobación de las actas de la reunión anterior </text:span></text:p>
            <text:p text:style-name="P95"/>
            <text:p text:style-name="P192">Se aprueba</text:p>
            <text:p text:style-name="P192"/>
            <text:p text:style-name="P95">2. Informe de la reunión de CCP</text:p>
            <text:p text:style-name="P192"/>
            <text:p text:style-name="P402">Se informa de los aspectos tratados en la reunión de CCP del día <text:span text:style-name="T53">19</text:span> de <text:span text:style-name="T52">febrero</text:span>. De entre los puntos tratados cabe destacar:</text:p>
            <text:p text:style-name="P402"/>
            <text:list xml:id="list73237577082745" text:continue-list="list73237023941683" text:style-name="L7">
              <text:list-item>
                <text:p text:style-name="P654">Informaciones de dirección:</text:p>
              </text:list-item>
              <text:list-item>
                <text:p text:style-name="P733">Reunión con el Consejero de Educación, el lunes 18 de febrero. Informó a los directores de centros presentes en la reunión sobre:</text:p>
              </text:list-item>
              <text:list-item>
                <text:p text:style-name="P790">La Consejería tiene intención de iniciar quince obras en centros en Canarias, tres de los cuales serán en Lanzarote (entre ellos, la construcción del nuevo IES de Haría). Bajo la modalidad de sistema alemán (pago aplazado y concesión de servicios externos a la adjudicataria).</text:p>
              </text:list-item>
              <text:list-item>
                <text:p text:style-name="P790">La medida adoptada de reducción de jornada y salario (en un 20%) para el personal laboral, es una medida provisional y temporal.</text:p>
              </text:list-item>
              <text:list-item>
                <text:p text:style-name="P790">A la consejería de Educación le preocupan diversos aspectos del proyecto de reforma educativa de la LOMCE: itinerarios tempranos, las reválidas (incluyendo rankings entre centros para comparar resultados), equipara los datos de la FP básica, para reducir las tasas de abandono, …</text:p>
              </text:list-item>
              <text:list-item>
                <text:p text:style-name="P733">El miércoles se presentaron en el CEP los resultados de la evaluación diagnóstico, correspondientes al curso 2011 2012.</text:p>
              </text:list-item>
              <text:list-item>
                <text:p text:style-name="P733">Se ha dejado en zona compartida un archivo con preguntas de pruebas internacionales de evaluación (TIMSS, PISA, PIRLS, Estudio europeo de las competencias lingüísticas). </text:p>
              </text:list-item>
              <text:list-item>
                <text:p text:style-name="P733">Esta semana están convocadas las evaluaciones sin nota correspondientes a la segunda evaluación.</text:p>
              </text:list-item>
              <text:list-item>
                <text:p text:style-name="P631">Informaciones de vicedirección:</text:p>
              </text:list-item>
              <text:list-item>
                <text:p text:style-name="P754"><text:span text:style-name="Internet_20_link"><text:span text:style-name="T50">Mañana viernes se realizarán actividades de Carnaval coincidiendo con la celebración este fin de semana en Haría. A partir de las 9:15 horas, los alumnos de 1º, 2º de ESO y algunos de 4º ESO participarán con el alumnado del CEIP en el pasacalles. A partir de las 12 del mediodía, el resto de grupos tienen actividades en el centro durante las dos últimas horas. No participan en esta jornada los grupos de 2º de Bachillerato ni Ciclo Formativo.</text:span></text:span></text:p>
              </text:list-item>
              <text:list-item>
                <text:p text:style-name="P666">Informaciones de jefatura de estudios/COFO:</text:p>
              </text:list-item>
              <text:list-item>
                <text:p text:style-name="P720">El próximo 28 de marzo se celebrará charla organizada por el AMPA en el Salón de <text:soft-page-break/>Actos. A cargo del profesor de Religión (César Salinas). Bajo el título “NO, porque te quiero”.</text:p>
              </text:list-item>
              <text:list-item>
                <text:p text:style-name="P774">Ruegos y preguntas:</text:p>
              </text:list-item>
              <text:list-item>
                <text:p text:style-name="P734">Desde el departamento de Informática se propone restaurar el cartel de madera del centro, situado encima de la entrada (en la fachada).</text:p>
              </text:list-item>
              <text:list-item>
                <text:p text:style-name="P724">Se comunica, desde Solidaridad, que el próximo 1 de marzo se celebrará un concierto solidario en el teatro insular, a favor de la ONG Educa Nepal. El concierto se celebra a partir de las 21 horas. Las entradas se pueden adquirir en la Conserjería, a un precio de 8 euros.</text:p>
              </text:list-item>
            </text:list>
            <text:p text:style-name="P387"/>
            <text:p text:style-name="P96">3. Adquisición de material</text:p>
            <text:p text:style-name="P96"/>
            <text:p text:style-name="P193">Se aprueba la adquisición de una tarjeta de red usb/rj-45 para poder crear un portal cautivo para el acceso wifi</text:p>
            <text:p text:style-name="P96"/>
            <text:p text:style-name="P95"><text:span text:style-name="T53">4</text:span>. Seguimiento de programaciones</text:p>
            <text:p text:style-name="P95"/>
            <text:p text:style-name="P192">Se comentan los contenidos impartidos en cada módulo y materias y se debaten propuestas de coordinación y de posibles actividades a realizar.</text:p>
            <text:p text:style-name="P192"/>
            <text:p text:style-name="P95"><text:span text:style-name="T53">5</text:span>. Sugerencias y preguntas</text:p>
            <text:p text:style-name="P95"/>
            <text:p text:style-name="P192">No hay</text:p>
            <text:p text:style-name="P192"/>
          </table:table-cell>
          <table:covered-table-cell/>
          <table:covered-table-cell/>
        </table:table-row>
        <table:table-row table:style-name="Tabla17.1">
          <table:table-cell table:style-name="Tabla17.A4" table:number-columns-spanned="3" office:value-type="string">
            <text:p text:style-name="P71">TAREAS ASIGNADAS</text:p>
          </table:table-cell>
          <table:covered-table-cell/>
          <table:covered-table-cell/>
        </table:table-row>
        <table:table-row table:style-name="Tabla17.1">
          <table:table-cell table:style-name="Tabla17.A9" table:number-columns-spanned="2" office:value-type="string">
            <text:p text:style-name="P529"/>
          </table:table-cell>
          <table:covered-table-cell/>
          <table:table-cell table:style-name="Tabla17.C9" office:value-type="string">
            <text:p text:style-name="P53">Responsable</text:p>
          </table:table-cell>
        </table:table-row>
        <table:table-row table:style-name="Tabla17.1">
          <table:table-cell table:style-name="Tabla17.A10" table:number-columns-spanned="2" office:value-type="string">
            <text:p text:style-name="P377">Adquisición de tarjeta de red USB/RJ45</text:p>
          </table:table-cell>
          <table:covered-table-cell/>
          <table:table-cell table:style-name="Tabla17.C10" office:value-type="string">
            <text:p text:style-name="P190">Iván</text:p>
          </table:table-cell>
        </table:table-row>
      </table:table>
      <text:p text:style-name="P326"/>
      <text:p text:style-name="P326"/>
      <text:p text:style-name="P326">Sin más asuntos que tratar se levanta la sesión, de todo lo cual yo, como Jefe del Departamento, doy fe.</text:p>
      <text:p text:style-name="P460"/>
      <text:p text:style-name="P547"/>
      <text:p text:style-name="P460">EL JEFE DEL DEPARTAMENTO <text:s text:c="6"/></text:p>
      <text:p text:style-name="P460"/>
      <text:p text:style-name="P460"/>
      <text:p text:style-name="P460"/>
      <text:p text:style-name="P460"/>
      <text:p text:style-name="P460"/>
      <text:p text:style-name="P460"><text:s/></text:p>
      <text:p text:style-name="P477">Iván Chillón García <text:s text:c="5"/><text:tab/> <text:s text:c="2"/></text:p>
      <text:p text:style-name="P478"><draw:line text:anchor-type="paragraph" draw:z-index="87" draw:style-name="gr1" draw:text-style-name="P804" svg:x1="0.065cm" svg:y1="5.147cm" svg:x2="15.898cm" svg:y2="0.252cm"><text:p/></draw:line></text:p>
      <table:table table:name="Tabla18" table:style-name="Tabla18">
        <table:table-column table:style-name="Tabla18.A"/>
        <table:table-column table:style-name="Tabla18.B"/>
        <table:table-column table:style-name="Tabla18.C"/>
        <table:table-row table:style-name="Tabla18.1">
          <table:table-cell table:style-name="Tabla18.A1" table:number-columns-spanned="3" office:value-type="string">
            <text:p text:style-name="P28">ACTA Nº<text:span text:style-name="T37">18</text:span></text:p>
          </table:table-cell>
          <table:covered-table-cell/>
          <table:covered-table-cell/>
        </table:table-row>
        <table:table-row table:style-name="Tabla18.1">
          <table:table-cell table:style-name="Tabla18.A3" office:value-type="string">
            <text:p text:style-name="P54">Asistentes:</text:p>
          </table:table-cell>
          <table:table-cell table:style-name="Tabla18.B2" table:number-columns-spanned="2" office:value-type="string">
            <text:p text:style-name="P72">Fecha: </text:p>
          </table:table-cell>
          <table:covered-table-cell/>
        </table:table-row>
        <table:table-row table:style-name="Tabla18.1">
          <table:table-cell table:style-name="Tabla18.A3" office:value-type="string">
            <text:list xml:id="list73237092589757" text:continue-list="list73238774255833" text:style-name="WW8Num5">
              <text:list-item>
                <text:p text:style-name="P689">Ana Mª Rijo García</text:p>
              </text:list-item>
              <text:list-item>
                <text:p text:style-name="P618">Etiel Juan Domínguez Sánchez</text:p>
              </text:list-item>
              <text:list-item>
                <text:p text:style-name="P618">Iván Chillón García</text:p>
              </text:list-item>
            </text:list>
          </table:table-cell>
          <table:table-cell table:style-name="Tabla18.B3" table:number-columns-spanned="2" office:value-type="string">
            <text:p text:style-name="P72"><text:span text:style-name="T53">28</text:span>/<text:span text:style-name="T41">02</text:span>/1<text:span text:style-name="T41">3</text:span></text:p>
          </table:table-cell>
          <table:covered-table-cell/>
        </table:table-row>
        <table:table-row table:style-name="Tabla18.1">
          <table:table-cell table:style-name="Tabla18.A4" table:number-columns-spanned="3" office:value-type="string">
            <text:p text:style-name="P72">ORDEN DEL DÍA</text:p>
          </table:table-cell>
          <table:covered-table-cell/>
          <table:covered-table-cell/>
        </table:table-row>
        <table:table-row table:style-name="Tabla18.1">
          <table:table-cell table:style-name="Tabla18.A7" table:number-columns-spanned="3" office:value-type="string">
            <text:p text:style-name="P327"><text:span text:style-name="T79"><text:line-break/></text:span><text:span text:style-name="T80">1. Aprobación si procede del acta de la reunión anterior </text:span></text:p>
            <text:p text:style-name="P97">2. Informe de la reunión de CCP</text:p>
            <text:p text:style-name="P98">3. Actividades del FSE.</text:p>
            <text:p text:style-name="P103"><text:span text:style-name="T57">4. </text:span>Seguimiento de programaciones</text:p>
            <text:p text:style-name="P97"><text:span text:style-name="T57">5</text:span>. Sugerencias y preguntas</text:p>
            <text:p text:style-name="P164"/>
          </table:table-cell>
          <table:covered-table-cell/>
          <table:covered-table-cell/>
        </table:table-row>
        <table:table-row table:style-name="Tabla18.1">
          <table:table-cell table:style-name="Tabla18.A4" table:number-columns-spanned="3" office:value-type="string">
            <text:p text:style-name="P72">ASPECTOS TRATADOS Y DECISIONES ADOPTADAS</text:p>
          </table:table-cell>
          <table:covered-table-cell/>
          <table:covered-table-cell/>
        </table:table-row>
        <table:table-row table:style-name="Tabla18.1">
          <table:table-cell table:style-name="Tabla18.A7" table:number-columns-spanned="3" office:value-type="string">
            <text:p text:style-name="P150"><text:line-break/><text:span text:style-name="T6">1. Aprobación de las actas de la reunión anterior </text:span></text:p>
            <text:p text:style-name="P133"/>
            <text:p text:style-name="P233">Se aprueba</text:p>
            <text:p text:style-name="P233"/>
            <text:p text:style-name="P133">2. Informe de la reunión de CCP</text:p>
            <text:p text:style-name="P233"/>
            <text:p text:style-name="P403">Se informa de los aspectos tratados en la reunión de CCP del día <text:span text:style-name="T54">26</text:span> de <text:span text:style-name="T52">febrero</text:span>. De entre los puntos tratados cabe destacar:</text:p>
            <text:p text:style-name="P403"/>
            <text:list xml:id="list73238830062288" text:continue-list="list73237577082745" text:style-name="L7">
              <text:list-item>
                <text:p text:style-name="P655">Informaciones de dirección:</text:p>
              </text:list-item>
              <text:list-item>
                <text:p text:style-name="P745">Inversiones de la partida para material digital y nuevas tecnologías. Propuestas:</text:p>
              </text:list-item>
              <text:list-item>
                <text:p text:style-name="P791">Instalar un proyector fijo en cada aula.</text:p>
              </text:list-item>
              <text:list-item>
                <text:p text:style-name="P791">El jueves 28 habrá reunión de Jefes de Estudio, donde se tratarán las propuestas.</text:p>
              </text:list-item>
              <text:list-item>
                <text:p text:style-name="P791">Con el fin de evitar seguir deteriorando los teclados de los portátiles del aula 12, próximamente se elaborará un libro de registro de utilización de los equipos por cada alumno/a.</text:p>
              </text:list-item>
              <text:list-item>
                <text:p text:style-name="P791">Se ha solicitado presupuesto para dos impresoras: en Sala de Profesores y en biblioteca.</text:p>
              </text:list-item>
              <text:list-item>
                <text:p text:style-name="P735"><text:span text:style-name="T47">Campaña de sensibilización y concienciación. </text:span>Par<text:span text:style-name="T56">a</text:span> fomentar el reciclado y la concienciar sobre este asunto, se instalará un punto limpio en la entrada del centro con contenedores diversos (pilas, cartuchos,)</text:p>
              </text:list-item>
              <text:list-item>
                <text:p text:style-name="P735"><text:span text:style-name="T47">Publicidad sobre la inversión del Fondo Social Europeo en el ciclo</text:span>, <text:span text:style-name="T56">c</text:span>omo otros años, se han realizado acciones de publicidad de estudios cofinanciados por el FSE. Vídeos, cartelería en aulas...<text:span text:style-name="T55"> </text:span></text:p>
              </text:list-item>
              <text:list-item>
                <text:p text:style-name="P735">El alumnado debe dejar la silla sobre la mesa a las 14 horas para facilitar la limpieza de las instalaciones. Se recuerda que cada alumno/a es responsable de la conservación y buen uso de su mesa. Si detecta algún desperfecto, debe comunicarlo.</text:p>
              </text:list-item>
              <text:list-item>
                <text:p text:style-name="P735"><text:span text:style-name="T47">Comunicado sobre convocatoria de Comisiones de Servicio: <text:s/></text:span>Desde el 1 al 31 de marzo está abierto el plazo para solicitar comisiones por salud y para docentes de otras Administraciones Educativas (ambos inclusive).</text:p>
              </text:list-item>
              <text:list-item>
                <text:p text:style-name="P735">El miércoles 20 de febrero se celebró una videoconferencia a cargo del Director General de Formación Profesional y del ICEC, en la que se expusieron los resultados de las evaluaciones de diagnóstico del curso pasado. Queda pendiente elaborar informe con propuestas de mejora, para superar los niveles generales. Se comunica que en la comunidad canaria se ha obtenido un buen nivel en el indicador de <text:span text:style-name="T47">equidad </text:span>en el proceso educativo.</text:p>
                <text:p text:style-name="P735">Por otro lado, el nuevo proyecto educativo en trámites (la LOMCE) reforzará y <text:soft-page-break/>rediseñará las evaluaciones de diagnóstico, desapareciendo las actuales. Por lo tanto, no se realizarán evaluaciones de diagnóstico este curso.</text:p>
              </text:list-item>
              <text:list-item>
                <text:p text:style-name="P736"><text:span text:style-name="T48">Las</text:span><text:span text:style-name="T47"> reuniones de equipos educativos 2º trimestre </text:span><text:span text:style-name="T48">serán</text:span> los días 14 de marzo (jueves), 18 de marzo (lunes) y 19 de marzo (martes). La entrega de boletines el 21 de marzo por la tarde. La información de las reuniones de cada grupo está disponible en la Sala de Profesores.</text:p>
              </text:list-item>
              <text:list-item>
                <text:p text:style-name="P632">Informaciones de vicedirección:</text:p>
              </text:list-item>
              <text:list-item>
                <text:p text:style-name="P755"><text:span text:style-name="Internet_20_link"><text:span text:style-name="T50">Información actividad organizada por el AMPA: Charla a cargo de César Salinas a las 19 horas.</text:span></text:span></text:p>
              </text:list-item>
              <text:list-item>
                <text:p text:style-name="P667">Informaciones de jefatura de estudios/COFO:</text:p>
              </text:list-item>
              <text:list-item>
                <text:p text:style-name="P721">El próximo jueves 28 de febrero tendrá lugar la segunda sesión formativa en el CEP sobre Competencias Básicas. En esta reunión se fijará la fecha para la última sesión formativa (sobre evaluación)</text:p>
                <text:p text:style-name="P775"/>
              </text:list-item>
            </text:list>
            <text:p text:style-name="P388"/>
            <text:p text:style-name="P151"><text:span text:style-name="T7">3. </text:span><text:span text:style-name="T8">Actividades del FSE</text:span></text:p>
            <text:p text:style-name="P134"/>
            <text:p text:style-name="P234">Los tutores informan de que se han realizado todas las tareas y actividades del FSE.</text:p>
            <text:p text:style-name="P135"/>
            <text:p text:style-name="P151"><text:span text:style-name="T8">4. </text:span><text:span text:style-name="T6">Seguimiento de programaciones</text:span></text:p>
            <text:p text:style-name="P133"/>
            <text:p text:style-name="P233">Se comentan los contenidos impartidos en cada módulo y materias y se debaten propuestas de coordinación y de posibles actividades a realizar.</text:p>
            <text:p text:style-name="P233"/>
            <text:p text:style-name="P133"><text:span text:style-name="T57">5</text:span>. Sugerencias y preguntas</text:p>
            <text:p text:style-name="P133"/>
            <text:p text:style-name="P233">No hay</text:p>
            <text:p text:style-name="P233"/>
          </table:table-cell>
          <table:covered-table-cell/>
          <table:covered-table-cell/>
        </table:table-row>
        <table:table-row table:style-name="Tabla18.1">
          <table:table-cell table:style-name="Tabla18.A4" table:number-columns-spanned="3" office:value-type="string">
            <text:p text:style-name="P72">TAREAS ASIGNADAS</text:p>
          </table:table-cell>
          <table:covered-table-cell/>
          <table:covered-table-cell/>
        </table:table-row>
        <table:table-row table:style-name="Tabla18.1">
          <table:table-cell table:style-name="Tabla18.A9" table:number-columns-spanned="2" office:value-type="string">
            <text:p text:style-name="P530"/>
          </table:table-cell>
          <table:covered-table-cell/>
          <table:table-cell table:style-name="Tabla18.C9" office:value-type="string">
            <text:p text:style-name="P54">Responsable</text:p>
          </table:table-cell>
        </table:table-row>
        <table:table-row table:style-name="Tabla18.1">
          <table:table-cell table:style-name="Tabla18.A10" table:number-columns-spanned="2" office:value-type="string">
            <text:p text:style-name="P378"/>
          </table:table-cell>
          <table:covered-table-cell/>
          <table:table-cell table:style-name="Tabla18.C10" office:value-type="string">
            <text:p text:style-name="P191"/>
          </table:table-cell>
        </table:table-row>
      </table:table>
      <text:p text:style-name="P327"/>
      <text:p text:style-name="P327">Sin más asuntos que tratar se levanta la sesión, de todo lo cual yo, como Jefe del Departamento, doy fe.</text:p>
      <text:p text:style-name="P461"/>
      <text:p text:style-name="P548"/>
      <text:p text:style-name="P461">EL JEFE DEL DEPARTAMENTO <text:s text:c="6"/></text:p>
      <text:p text:style-name="P461"/>
      <text:p text:style-name="P461"/>
      <text:p text:style-name="P461"/>
      <text:p text:style-name="P461"/>
      <text:p text:style-name="P461"/>
      <text:p text:style-name="P461"><text:s/></text:p>
      <text:p text:style-name="P478">Iván Chillón García <text:s text:c="5"/><text:tab/> <text:s text:c="2"/></text:p>
      <table:table table:name="Tabla19" table:style-name="Tabla19">
        <table:table-column table:style-name="Tabla19.A"/>
        <table:table-column table:style-name="Tabla19.B"/>
        <table:table-column table:style-name="Tabla19.C"/>
        <table:table-row table:style-name="Tabla19.1">
          <table:table-cell table:style-name="Tabla19.A1" table:number-columns-spanned="3" office:value-type="string">
            <text:p text:style-name="P29">ACTA Nº<text:span text:style-name="T37">19</text:span></text:p>
          </table:table-cell>
          <table:covered-table-cell/>
          <table:covered-table-cell/>
        </table:table-row>
        <table:table-row table:style-name="Tabla19.1">
          <table:table-cell table:style-name="Tabla19.A3" office:value-type="string">
            <text:p text:style-name="P55">Asistentes:</text:p>
          </table:table-cell>
          <table:table-cell table:style-name="Tabla19.B2" table:number-columns-spanned="2" office:value-type="string">
            <text:p text:style-name="P73">Fecha: </text:p>
          </table:table-cell>
          <table:covered-table-cell/>
        </table:table-row>
        <table:table-row table:style-name="Tabla19.1">
          <table:table-cell table:style-name="Tabla19.A3" office:value-type="string">
            <text:list xml:id="list73237525316003" text:continue-list="list73237092589757" text:style-name="WW8Num5">
              <text:list-item>
                <text:p text:style-name="P690">Ana Mª Rijo García</text:p>
              </text:list-item>
              <text:list-item>
                <text:p text:style-name="P619">Etiel Juan Domínguez Sánchez</text:p>
              </text:list-item>
              <text:list-item>
                <text:p text:style-name="P619">Iván Chillón García</text:p>
              </text:list-item>
            </text:list>
          </table:table-cell>
          <table:table-cell table:style-name="Tabla19.B3" table:number-columns-spanned="2" office:value-type="string">
            <text:p text:style-name="P73"><text:span text:style-name="T58">07</text:span>/<text:span text:style-name="T41">03</text:span>/1<text:span text:style-name="T41">3</text:span></text:p>
          </table:table-cell>
          <table:covered-table-cell/>
        </table:table-row>
        <table:table-row table:style-name="Tabla19.1">
          <table:table-cell table:style-name="Tabla19.A4" table:number-columns-spanned="3" office:value-type="string">
            <text:p text:style-name="P73">ORDEN DEL DÍA</text:p>
          </table:table-cell>
          <table:covered-table-cell/>
          <table:covered-table-cell/>
        </table:table-row>
        <table:table-row table:style-name="Tabla19.1">
          <table:table-cell table:style-name="Tabla19.A7" table:number-columns-spanned="3" office:value-type="string">
            <text:p text:style-name="P328"><text:span text:style-name="T79"><text:line-break/></text:span><text:span text:style-name="T80">1. Aprobación si procede del acta de la reunión anterior </text:span></text:p>
            <text:p text:style-name="P104">2. Informe de la reunión de CCP</text:p>
            <text:p text:style-name="P99">3. Adquisición de material.</text:p>
            <text:p text:style-name="P105">4. <text:s/>Jornadas técnico-profesionales del IES Zonzamas</text:p>
            <text:p text:style-name="P104"><text:span text:style-name="T59">5. </text:span>Seguimiento de programaciones</text:p>
            <text:p text:style-name="P104"><text:span text:style-name="T59">6</text:span>. Sugerencias y preguntas</text:p>
            <text:p text:style-name="P165"/>
          </table:table-cell>
          <table:covered-table-cell/>
          <table:covered-table-cell/>
        </table:table-row>
        <table:table-row table:style-name="Tabla19.1">
          <table:table-cell table:style-name="Tabla19.A4" table:number-columns-spanned="3" office:value-type="string">
            <text:p text:style-name="P73">ASPECTOS TRATADOS Y DECISIONES ADOPTADAS</text:p>
          </table:table-cell>
          <table:covered-table-cell/>
          <table:covered-table-cell/>
        </table:table-row>
        <table:table-row table:style-name="Tabla19.1">
          <table:table-cell table:style-name="Tabla19.A7" table:number-columns-spanned="3" office:value-type="string">
            <text:p text:style-name="P328"><text:span text:style-name="T79"><text:line-break/></text:span><text:span text:style-name="T80">1. Aprobación de las actas de la reunión anterior </text:span></text:p>
            <text:p text:style-name="P104"/>
            <text:p text:style-name="P194">Se aprueba</text:p>
            <text:p text:style-name="P194"/>
            <text:p text:style-name="P104">2. Informe de la reunión de CCP</text:p>
            <text:p text:style-name="P194"/>
            <text:p text:style-name="P404">Se informa de los aspectos tratados en la reunión de CCP del día <text:span text:style-name="T58">5</text:span> de <text:span text:style-name="T58">marzo</text:span>. De entre los puntos tratados cabe destacar:</text:p>
            <text:p text:style-name="P404"/>
            <text:list xml:id="list73237209603167" text:continue-list="list73238830062288" text:style-name="L7">
              <text:list-item>
                <text:p text:style-name="P656">Informaciones de dirección:</text:p>
              </text:list-item>
              <text:list-item>
                <text:p text:style-name="P746">Información sobre calendario de fin de curso del 2º de Ciclo Formativo de Grado Medio. Este viernes 8 de marzo terminan las clases de todos los módulos. Las dos semanas que faltan para las vacaciones se destinarán al módulo de integración. A partir de abril, el alumnado que cumpla las condiciones accederá al módulo de FCT (formación en centros de trabajo). Al quedar el aula desocupada, se habilitará y pondrá a disposición del profesorado en el tercer trimestre (probablemente el aula 14)</text:p>
              </text:list-item>
              <text:list-item>
                <text:p text:style-name="P737">El jueves pasado se recibió vía fax, una comunicación desde la Secretaría General Técnica en la que se informa que el mantenedor del centro debe compartir su jornada reducida (80% y 4 días semanales) con la Residencia Escolar. Por parte del representante del departamento de Lengua se propone solicitar información a la Consejería sobre los fundamentos jurídicos para adoptar esta medida.</text:p>
              </text:list-item>
              <text:list-item>
                <text:p text:style-name="P737">El Director comunica las <text:span text:style-name="T47">sanciones impuestas a alumnado de ciclo formativo</text:span> por los incidentes recientes en el entorno del centro educativo y en horario lectivo. El conductor del vehículo (alumno de 1º Ciclo Formativo) fue expulsado por 20 días, manteniendo el derecho de asistir a los exámenes. El alumno de 2º de Ciclo, con el fin de evitar que finalice sus estudios, es expulsado por 3 días y medida adicional de realizar actividades a beneficio de la comunidad el tiempo que reste hasta comenzar la FCT.</text:p>
              </text:list-item>
              <text:list-item>
                <text:p text:style-name="P737">El Director comunica que la <text:span text:style-name="T47">segunda convocatoria de PAU</text:span> de este curso escolar se celebrará ya en julio (desapareciendo la antigua convocatoria de septiembre). Por tanto, estamos pendientes de concreción de las fechas finales del curso para 2º de Bachillerato, al desaparecer los exámenes extraordinarios en septiembre.</text:p>
              </text:list-item>
              <text:list-item>
                <text:p text:style-name="P746">En la web del centro se han colgado los resultados de la evaluación del diagnóstico. Son similares a los del curso pasado, salvo en inglés que empeoran. En relación con los niveles medios, el IES Haría está ligeramente por debajo de la media en los indicadores evaluados.</text:p>
              </text:list-item>
              <text:list-item>
                <text:p text:style-name="P668">Informaciones de jefatura de estudios/COFO:</text:p>
              </text:list-item>
              <text:list-item>
                <text:p text:style-name="P738">Renovación de la directiva del CEP. Continúa Eduardo Núñez. En la página web hay <text:soft-page-break/>disponibles cuentos y materiales para 5º y 6º de primaria y 1º de ESO. Además, existen nuevas maletas viajeras.</text:p>
              </text:list-item>
              <text:list-item>
                <text:p text:style-name="P738">La próxima visita a la casa de Saramago, para el sábado 16 de marzo. Es gratuita para docentes. Personas interesadas deben ponerse en contacto con el CEP.</text:p>
              </text:list-item>
              <text:list-item>
                <text:p text:style-name="P738">La presentación de la revista Jameos será para el 31 de marzo.</text:p>
              </text:list-item>
              <text:list-item>
                <text:p text:style-name="P738">Muestra de arte docente se celebrará entre el 10 y 17 de mayo. Pueden participar los docentes interesados.</text:p>
              </text:list-item>
              <text:list-item>
                <text:p text:style-name="P738">Talleres de formación y para fomento de la lectura y biblioteca. Dirigidos también para profesorado.</text:p>
              </text:list-item>
              <text:list-item>
                <text:p text:style-name="P738">La revisión del estado de desarrollo en los centros del ProIdeac se realizará por asesores CEP. A partir de la experiencia piloto en centros Proa, es como van a iniciar el trabajo con las rúbricas en este curso escolar (IES César Manrique y CEIP Argana Alta, son centros Proa en Lanzarote)</text:p>
              </text:list-item>
              <text:list-item>
                <text:p text:style-name="P722">El profesorado que quiera elaborar material digital para tablets y compartirlo debe ponerse en contacto con el CEP. Pagan por tarea realizada.</text:p>
              </text:list-item>
              <text:list-item>
                <text:p text:style-name="P633">El representante del programa de <text:span text:style-name="T47">Solidaridad </text:span>comunica a los miembros de la CCP las actividades más significativas que se proponen realizar desde el Comité de Solidaridad del IES Haría, tras la reunión del equipo educativo que participa en este proyecto:</text:p>
              </text:list-item>
              <text:list-item>
                <text:p text:style-name="P737">Encuentro Insular de solidaridad. Se celebrará preferentemente el 3 de mayo (viernes). Está destinado a alumnado que participa regularmente en el proyecto, con un cupo de 10-12 alumnos/as por centro. En Arrecife, durante toda la jornada. Se trabajan valores y se fomenta la convivencia entre los participantes del programa.</text:p>
              </text:list-item>
              <text:list-item>
                <text:p text:style-name="P737">Comercio justo. Venta de productos de solidaridad coincidiendo con las actividades del Día de Canarias (esa semana).</text:p>
              </text:list-item>
              <text:list-item>
                <text:p text:style-name="P737">Posible participación en uno de los mercadillos semanales de Haría.</text:p>
              </text:list-item>
              <text:list-item>
                <text:p text:style-name="P737">Visita de responsables e internos del centro penitenciario. Dentro del programa de la Dirección General de Instituciones Penitenciarias para prevenir la delincuencia juvenil (como el curso pasado)</text:p>
              </text:list-item>
              <text:list-item>
                <text:p text:style-name="P737">Visita o actividad conjunta con Adislan (Asociación de discapacitados de Lanzarote) y CEE Virgen de los Volcanes, de Tahíche. Como continuación de la visita realizada a sus instalaciones por el comité de Solidaridad del IES Haría hace dos cursos.</text:p>
              </text:list-item>
            </text:list>
            <text:p text:style-name="P389"/>
            <text:p text:style-name="P99">3. Adquisición de material</text:p>
            <text:p text:style-name="P105"/>
            <text:p text:style-name="P195">Se aprueba la adquisición de rejilla y extractor para ventilación del armario de los servidores.</text:p>
            <text:p text:style-name="P195"/>
            <text:p text:style-name="P108">4. Jornadas técnico-profesionales del IES Zonzamas</text:p>
            <text:p text:style-name="P105"/>
            <text:p text:style-name="P195">De cara a las jornadas técnico-profesionales se acuerda acudir e instalar stand promocional, se aprovecharán los materiales, cartelería y folletos de años anteriores. Se acuerda que se preparará durante el módulo de integración, que sólo acudirán los alumnos de 2º del ciclo y que se promoverá que sean los alumnos los que hagan las presentaciones. Se establecen los turnos para realizar la instalación y para estar de guardia durante las presentaciones.</text:p>
            <text:p text:style-name="P195"/>
            <text:p text:style-name="P165"><text:span text:style-name="T9">5</text:span><text:span text:style-name="T8">. </text:span><text:span text:style-name="T6">Seguimiento de programaciones</text:span></text:p>
            <text:p text:style-name="P104"/>
            <text:p text:style-name="P194">Se comentan los contenidos impartidos en cada módulo y materias y se debaten propuestas de coordinación y de posibles actividades a realizar.</text:p>
            <text:p text:style-name="P194"/>
            <text:p text:style-name="P104"><text:span text:style-name="T59">6</text:span>. Sugerencias y preguntas</text:p>
            <text:p text:style-name="P104"/>
            <text:p text:style-name="P194">No hay</text:p>
            <text:p text:style-name="P194"/>
          </table:table-cell>
          <table:covered-table-cell/>
          <table:covered-table-cell/>
        </table:table-row>
        <table:table-row table:style-name="Tabla19.1">
          <table:table-cell table:style-name="Tabla19.A4" table:number-columns-spanned="3" office:value-type="string">
            <text:p text:style-name="P73">TAREAS ASIGNADAS</text:p>
          </table:table-cell>
          <table:covered-table-cell/>
          <table:covered-table-cell/>
        </table:table-row>
        <text:soft-page-break/>
        <table:table-row table:style-name="Tabla19.1">
          <table:table-cell table:style-name="Tabla19.A9" table:number-columns-spanned="2" office:value-type="string">
            <text:p text:style-name="P531"/>
          </table:table-cell>
          <table:covered-table-cell/>
          <table:table-cell table:style-name="Tabla19.C9" office:value-type="string">
            <text:p text:style-name="P55">Responsable</text:p>
          </table:table-cell>
        </table:table-row>
        <table:table-row table:style-name="Tabla19.1">
          <table:table-cell table:style-name="Tabla19.A10" table:number-columns-spanned="2" office:value-type="string">
            <text:p text:style-name="P379">Adquisición de rejilla y extractor para ventilación del armario de los servidores.</text:p>
          </table:table-cell>
          <table:covered-table-cell/>
          <table:table-cell table:style-name="Tabla19.C10" office:value-type="string">
            <text:p text:style-name="P196">Iván</text:p>
          </table:table-cell>
        </table:table-row>
        <table:table-row table:style-name="Tabla19.1">
          <table:table-cell table:style-name="Tabla19.A10" table:number-columns-spanned="2" office:value-type="string">
            <text:p text:style-name="P379">Acudir a las jornadas técnico-profesionales del IES Zonzamas</text:p>
          </table:table-cell>
          <table:covered-table-cell/>
          <table:table-cell table:style-name="Tabla19.C10" office:value-type="string">
            <text:p text:style-name="P196">Etiel e Iván</text:p>
          </table:table-cell>
        </table:table-row>
      </table:table>
      <text:p text:style-name="P328"/>
      <text:p text:style-name="P328">Sin más asuntos que tratar se levanta la sesión, de todo lo cual yo, como Jefe del Departamento, doy fe.</text:p>
      <text:p text:style-name="P462"/>
      <text:p text:style-name="P549"/>
      <text:p text:style-name="P462">EL JEFE DEL DEPARTAMENTO <text:s text:c="6"/></text:p>
      <text:p text:style-name="P462"/>
      <text:p text:style-name="P462"/>
      <text:p text:style-name="P462"/>
      <text:p text:style-name="P462"/>
      <text:p text:style-name="P462"/>
      <text:p text:style-name="P462"/>
      <text:p text:style-name="P462"><text:s/></text:p>
      <text:p text:style-name="P479">Iván Chillón García <text:s text:c="5"/><text:tab/> <text:s text:c="2"/></text:p>
      <text:p text:style-name="P480"><draw:line text:anchor-type="paragraph" draw:z-index="88" draw:style-name="gr1" draw:text-style-name="P804" svg:x1="0.012cm" svg:y1="14.561cm" svg:x2="15.631cm" svg:y2="0.249cm"><text:p/></draw:line></text:p>
      <table:table table:name="Tabla20" table:style-name="Tabla20">
        <table:table-column table:style-name="Tabla20.A"/>
        <table:table-column table:style-name="Tabla20.B"/>
        <table:table-column table:style-name="Tabla20.C"/>
        <table:table-row table:style-name="Tabla20.1">
          <table:table-cell table:style-name="Tabla20.A1" table:number-columns-spanned="3" office:value-type="string">
            <text:p text:style-name="P30">ACTA Nº<text:span text:style-name="T71">20</text:span></text:p>
          </table:table-cell>
          <table:covered-table-cell/>
          <table:covered-table-cell/>
        </table:table-row>
        <table:table-row table:style-name="Tabla20.1">
          <table:table-cell table:style-name="Tabla20.A3" office:value-type="string">
            <text:p text:style-name="P56">Asistentes:</text:p>
          </table:table-cell>
          <table:table-cell table:style-name="Tabla20.B2" table:number-columns-spanned="2" office:value-type="string">
            <text:p text:style-name="P74">Fecha: </text:p>
          </table:table-cell>
          <table:covered-table-cell/>
        </table:table-row>
        <table:table-row table:style-name="Tabla20.1">
          <table:table-cell table:style-name="Tabla20.A3" office:value-type="string">
            <text:list xml:id="list73237250160194" text:continue-list="list73237525316003" text:style-name="WW8Num5">
              <text:list-item>
                <text:p text:style-name="P691">Ana Mª Rijo García</text:p>
              </text:list-item>
              <text:list-item>
                <text:p text:style-name="P620">Etiel Juan Domínguez Sánchez</text:p>
              </text:list-item>
              <text:list-item>
                <text:p text:style-name="P620">Iván Chillón García</text:p>
              </text:list-item>
            </text:list>
          </table:table-cell>
          <table:table-cell table:style-name="Tabla20.B3" table:number-columns-spanned="2" office:value-type="string">
            <text:p text:style-name="P74"><text:span text:style-name="T60">14</text:span>/<text:span text:style-name="T41">03</text:span>/1<text:span text:style-name="T41">3</text:span></text:p>
          </table:table-cell>
          <table:covered-table-cell/>
        </table:table-row>
        <table:table-row table:style-name="Tabla20.1">
          <table:table-cell table:style-name="Tabla20.A4" table:number-columns-spanned="3" office:value-type="string">
            <text:p text:style-name="P74">ORDEN DEL DÍA</text:p>
          </table:table-cell>
          <table:covered-table-cell/>
          <table:covered-table-cell/>
        </table:table-row>
        <table:table-row table:style-name="Tabla20.1">
          <table:table-cell table:style-name="Tabla20.A7" table:number-columns-spanned="3" office:value-type="string">
            <text:p text:style-name="P329"><text:span text:style-name="T79"><text:line-break/></text:span><text:span text:style-name="T80">1. Aprobación si procede del acta de la reunión anterior </text:span></text:p>
            <text:p text:style-name="P109">2. Informe de la reunión de CCP</text:p>
            <text:p text:style-name="P100">3. Propuesta de impartir ciclo superior en modalidad semi presencial</text:p>
            <text:p text:style-name="P106">4. Jornadas técnico-profesionales del IES Zonzamas</text:p>
            <text:p text:style-name="P109"><text:span text:style-name="T59">5. </text:span>Seguimiento de programaciones</text:p>
            <text:p text:style-name="P109"><text:span text:style-name="T59">6</text:span>. Sugerencias y preguntas</text:p>
            <text:p text:style-name="P166"/>
          </table:table-cell>
          <table:covered-table-cell/>
          <table:covered-table-cell/>
        </table:table-row>
        <table:table-row table:style-name="Tabla20.1">
          <table:table-cell table:style-name="Tabla20.A4" table:number-columns-spanned="3" office:value-type="string">
            <text:p text:style-name="P74">ASPECTOS TRATADOS Y DECISIONES ADOPTADAS</text:p>
          </table:table-cell>
          <table:covered-table-cell/>
          <table:covered-table-cell/>
        </table:table-row>
        <table:table-row table:style-name="Tabla20.1">
          <table:table-cell table:style-name="Tabla20.A7" table:number-columns-spanned="3" office:value-type="string">
            <text:p text:style-name="P329"><text:span text:style-name="T79"><text:line-break/></text:span><text:span text:style-name="T80">1. Aprobación de las actas de la reunión anterior </text:span></text:p>
            <text:p text:style-name="P109"/>
            <text:p text:style-name="P202">Se aprueba</text:p>
            <text:p text:style-name="P202"/>
            <text:p text:style-name="P109">2. Informe de la reunión de CCP</text:p>
            <text:p text:style-name="P202"/>
            <text:p text:style-name="P405">Se informa de los aspectos tratados en la reunión de CCP del día <text:span text:style-name="T60">12</text:span> de <text:span text:style-name="T58">marzo</text:span>. De entre los puntos tratados cabe destacar:</text:p>
            <text:p text:style-name="P405"/>
            <text:list xml:id="list73238177623055" text:continue-list="list73237209603167" text:style-name="L7">
              <text:list-item>
                <text:p text:style-name="P657">Informaciones de dirección:</text:p>
              </text:list-item>
              <text:list-item>
                <text:p text:style-name="P739">Se comunica por parte de la Dirección, las fechas del <text:span text:style-name="T55">c</text:span><text:span text:style-name="T47">alendario final de curso de 2º de Bachillerato</text:span>:</text:p>
              </text:list-item>
              <text:list-item>
                <text:p text:style-name="P792">Evaluación de materias pendientes, antes del 15 de mayo.</text:p>
              </text:list-item>
              <text:list-item>
                <text:p text:style-name="P792">Evaluación final antes del 28 de mayo.</text:p>
              </text:list-item>
              <text:list-item>
                <text:p text:style-name="P792">Entrega de notas para el 31 de Mayo.</text:p>
              </text:list-item>
              <text:list-item>
                <text:p text:style-name="P792">Convocatoria extraordinaria para alumnado con materias pendientes antes del 14 de Junio.</text:p>
              </text:list-item>
              <text:list-item>
                <text:p text:style-name="P792">Evaluación extraordinaria 2º de Bachillerato, del 17 al 21 de Junio.</text:p>
              </text:list-item>
              <text:list-item>
                <text:p text:style-name="P792">Entrega de notas para el 25 de Junio (junto con el resto de grupos)</text:p>
              </text:list-item>
              <text:list-item>
                <text:p text:style-name="P739">Se recuerda que el <text:span text:style-name="T47">alumnado que entra en clase con retraso</text:span> (y ya se ha pasado lista), figure como <text:span text:style-name="T69">en el SGD</text:span> retraso y no como falta.</text:p>
              </text:list-item>
              <text:list-item>
                <text:p text:style-name="P741">Se recuerda que debe cumplirse el <text:span text:style-name="T47">horario de salida</text:span> a las 14 horas <text:span text:style-name="T69">para e</text:span>vitar efecto llamada si algún grupo sale unos minutos antes.</text:p>
              </text:list-item>
              <text:list-item>
                <text:p text:style-name="P741">Si se detecta alguna <text:span text:style-name="T47">incidencia correspondiente al mantenimiento</text:span>, se puede transmitir directamente desde el SGD o bien, al secretario.</text:p>
              </text:list-item>
              <text:list-item>
                <text:p text:style-name="P741">Se recuerda al profesorado que sólo ante faltas graves se expulse al alumnado a Dirección.</text:p>
              </text:list-item>
              <text:list-item>
                <text:p text:style-name="P741">Se recuerda que el alumnado de la etapa de Bachillerato tiene permiso del Consejo Escolar para poder permanecer en el aula para estudiar durante los recreos, pero debemos controlar que no se come y bebe en las clases.</text:p>
              </text:list-item>
              <text:list-item>
                <text:p text:style-name="P747">Se debate sobre la medida de imponer sanciones durante los recreos. Debe ser el profesor que impone la sanción el encargado de su cumplimiento. No pueden permanecer los alumnos penados en la biblioteca sin control del profesor y se debe controlar que exista un comportamiento apropiado en la biblioteca durante los recreos. </text:p>
              </text:list-item>
              <text:list-item>
                <text:p text:style-name="P634"><text:span text:style-name="T67">Informaciones de </text:span><text:span text:style-name="T68">vicedirección</text:span></text:p>
              </text:list-item>
              <text:list-item>
                <text:p text:style-name="P740"><text:span text:style-name="T70">Se</text:span> comunican <text:span text:style-name="T47">actividades propuestas por parte del Cabildo</text:span>: obras de teatro (para 4º <text:soft-page-break/>ESO, 1º y 2º de Bachillerato), con un coste de 3 €.</text:p>
              </text:list-item>
              <text:list-item>
                <text:p text:style-name="P740">Celebración de las <text:span text:style-name="T47">jornadas técnico profesionales</text:span> (en IES Zonzamas y Escuela de Pesca), para los días del 2 al 4 de abril.</text:p>
              </text:list-item>
              <text:list-item>
                <text:p text:style-name="P635">Informaciones <text:s/>de jefatura de estudios/COFO</text:p>
              </text:list-item>
              <text:list-item>
                <text:p text:style-name="P740">Abierto el plazo para solicitar cursos de teleformación para el 3º trimestre, a través de la plataforma de Teleformación de la Consejería.</text:p>
              </text:list-item>
              <text:list-item>
                <text:p text:style-name="P777">Ruegos y preguntas:</text:p>
              </text:list-item>
              <text:list-item>
                <text:p text:style-name="P740">Profesora de Latín comunica <text:span text:style-name="T47">dificultades para controlar las guardias</text:span> durante el recreo, ya que alumnado de 1º ciclo se concentra en el pasillo de los baños. Desde Jefatura de Estudios se propone favorecer la integración de alumnos más pequeños para que puedan jugar al fútbol en el patio.</text:p>
              </text:list-item>
              <text:list-item>
                <text:p text:style-name="P742"><text:s/>El representante de Biología propone acompañar al alumnado al pabellón para que puedan practicar deporte durante los recreos.</text:p>
              </text:list-item>
            </text:list>
            <text:p text:style-name="P390"/>
            <text:p text:style-name="P136">3. Propuesta de impartir ciclo superior en modalidad semi presencial</text:p>
            <text:p text:style-name="P137"/>
            <text:p text:style-name="P235">Desde dirección se hace llegar al departamento la propuesta de impartir el ciclo superior de Desarrollo de Aplicaciones Web en modalidad semi presencial con las siguientes condiciones:</text:p>
            <text:list xml:id="list2405812117449628717" text:style-name="L10">
              <text:list-item>
                <text:p text:style-name="P662">Se imparte a partir de los materiales ya elaborados que estarán disponibles vía web.</text:p>
              </text:list-item>
              <text:list-item>
                <text:p text:style-name="P662">Está adscrito a la DG de adultos.</text:p>
              </text:list-item>
              <text:list-item>
                <text:p text:style-name="P642"><text:span text:style-name="T34">No habrá horas disponibles</text:span> en el Calplan para el mismo sino que deberá impartirlo el profesorado del departamento en forma de horas extras.</text:p>
              </text:list-item>
            </text:list>
            <text:p text:style-name="P203">Se tiene en cuenta, que por informaciones recibidas de compañeros de la familia profesional, esta propuesta ha sido llevada a gran cantidad de centros de todas las islas y que todos se han negado a asumir el ciclo con dichas condiciones.</text:p>
            <text:p text:style-name="P204"/>
            <text:p text:style-name="P204">Después de debatir la propuesta los miembros de este departamento acuerdan la no impartición del mismo dada la imposibilidad horaria por la actual carga de trabajo. Así mismo se acuerda la total disponibilidad de impartirlo si la carga horaria del mismo se realizará de la forma en que se hace en cualquier enseñanza reglada de la Consejería. Se trasladará esta decisión a la dirección del Centro y se informará a la coordinación de la familia profesional.</text:p>
            <text:p text:style-name="P110"/>
            <text:p text:style-name="P111">4. Jornadas técnico-profesionales del IES Zonzamas</text:p>
            <text:p text:style-name="P205"/>
            <text:p text:style-name="P109"><text:span text:style-name="T63">Se aprueba el horario de instalación, permanencia </text:span><text:span text:style-name="T64">y desmontaje</text:span><text:span text:style-name="T63"> del profesorado durante las </text:span><text:span text:style-name="T62"><text:s/>Jornadas técnico-profesionales del IES Zonzamas. Acudirán</text:span><text:span text:style-name="T63"> todos los alumnos de 2º excepto uno que no tiene posibilidades de transporte.</text:span></text:p>
            <text:p text:style-name="P200"/>
            <text:p text:style-name="P166"><text:span text:style-name="T9">5</text:span><text:span text:style-name="T8">. </text:span><text:span text:style-name="T6">Seguimiento de programaciones</text:span></text:p>
            <text:p text:style-name="P109"/>
            <text:p text:style-name="P202">Se comentan los contenidos impartidos en cada módulo y materias y se debaten propuestas de coordinación y de posibles actividades a realizar.</text:p>
            <text:p text:style-name="P202"/>
            <text:p text:style-name="P109"><text:span text:style-name="T59">6</text:span>. Sugerencias y preguntas</text:p>
            <text:p text:style-name="P109"/>
            <text:p text:style-name="P202">No hay</text:p>
            <text:p text:style-name="P202"/>
          </table:table-cell>
          <table:covered-table-cell/>
          <table:covered-table-cell/>
        </table:table-row>
        <table:table-row table:style-name="Tabla20.1">
          <table:table-cell table:style-name="Tabla20.A4" table:number-columns-spanned="3" office:value-type="string">
            <text:p text:style-name="P74">TAREAS ASIGNADAS</text:p>
          </table:table-cell>
          <table:covered-table-cell/>
          <table:covered-table-cell/>
        </table:table-row>
        <table:table-row table:style-name="Tabla20.1">
          <table:table-cell table:style-name="Tabla20.A9" table:number-columns-spanned="2" office:value-type="string">
            <text:p text:style-name="P532"/>
          </table:table-cell>
          <table:covered-table-cell/>
          <table:table-cell table:style-name="Tabla20.C9" office:value-type="string">
            <text:p text:style-name="P56">Responsable</text:p>
          </table:table-cell>
        </table:table-row>
        <table:table-row table:style-name="Tabla20.1">
          <table:table-cell table:style-name="Tabla20.A10" table:number-columns-spanned="2" office:value-type="string">
            <text:p text:style-name="P382">Trasladas a la dirección del Centro y a la Coordinación de la Familia Profesional la decisión de no asumir el ciclo semi presencial ofertado en las actuales condiciones.</text:p>
          </table:table-cell>
          <table:covered-table-cell/>
          <table:table-cell table:style-name="Tabla20.C10" office:value-type="string">
            <text:p text:style-name="P197">Iván</text:p>
          </table:table-cell>
        </table:table-row>
        <table:table-row table:style-name="Tabla20.1">
          <table:table-cell table:style-name="Tabla20.A10" table:number-columns-spanned="2" office:value-type="string">
            <text:p text:style-name="P380">Acudir a las jornadas técnico-profesionales del IES Zonzamas</text:p>
          </table:table-cell>
          <table:covered-table-cell/>
          <table:table-cell table:style-name="Tabla20.C10" office:value-type="string">
            <text:p text:style-name="P197">Etiel e Iván</text:p>
          </table:table-cell>
        </table:table-row>
      </table:table>
      <text:p text:style-name="P329"/>
      <text:p text:style-name="P329"><text:soft-page-break/>Sin más asuntos que tratar se levanta la sesión, de todo lo cual yo, como Jefe del Departamento, doy fe.</text:p>
      <text:p text:style-name="P463"/>
      <text:p text:style-name="P550"/>
      <text:p text:style-name="P463">EL JEFE DEL DEPARTAMENTO <text:s text:c="6"/></text:p>
      <text:p text:style-name="P463"/>
      <text:p text:style-name="P463"/>
      <text:p text:style-name="P463"/>
      <text:p text:style-name="P463"/>
      <text:p text:style-name="P463"/>
      <text:p text:style-name="P463"><text:s/></text:p>
      <text:p text:style-name="P480">Iván Chillón García <text:s text:c="5"/><text:tab/> <text:s text:c="2"/></text:p>
      <text:p text:style-name="P481"><draw:line text:anchor-type="paragraph" draw:z-index="89" draw:style-name="gr1" draw:text-style-name="P804" svg:x1="0.012cm" svg:y1="17.084cm" svg:x2="15.631cm" svg:y2="0.249cm"><text:p/></draw:line></text:p>
      <table:table table:name="Tabla21" table:style-name="Tabla21">
        <table:table-column table:style-name="Tabla21.A"/>
        <table:table-column table:style-name="Tabla21.B"/>
        <table:table-column table:style-name="Tabla21.C"/>
        <table:table-row table:style-name="Tabla21.1">
          <table:table-cell table:style-name="Tabla21.A1" table:number-columns-spanned="3" office:value-type="string">
            <text:p text:style-name="P31">ACTA Nº<text:span text:style-name="T71">21</text:span></text:p>
          </table:table-cell>
          <table:covered-table-cell/>
          <table:covered-table-cell/>
        </table:table-row>
        <table:table-row table:style-name="Tabla21.1">
          <table:table-cell table:style-name="Tabla21.A3" office:value-type="string">
            <text:p text:style-name="P57">Asistentes:</text:p>
          </table:table-cell>
          <table:table-cell table:style-name="Tabla21.B2" table:number-columns-spanned="2" office:value-type="string">
            <text:p text:style-name="P75">Fecha: </text:p>
          </table:table-cell>
          <table:covered-table-cell/>
        </table:table-row>
        <table:table-row table:style-name="Tabla21.1">
          <table:table-cell table:style-name="Tabla21.A3" office:value-type="string">
            <text:list xml:id="list73237660949956" text:continue-list="list73237250160194" text:style-name="WW8Num5">
              <text:list-item>
                <text:p text:style-name="P692">Ana Mª Rijo García</text:p>
              </text:list-item>
              <text:list-item>
                <text:p text:style-name="P621">Etiel Juan Domínguez Sánchez</text:p>
              </text:list-item>
              <text:list-item>
                <text:p text:style-name="P621">Iván Chillón García</text:p>
              </text:list-item>
            </text:list>
          </table:table-cell>
          <table:table-cell table:style-name="Tabla21.B3" table:number-columns-spanned="2" office:value-type="string">
            <text:p text:style-name="P75"><text:span text:style-name="T72">08</text:span>/<text:span text:style-name="T41">04</text:span>/1<text:span text:style-name="T41">3</text:span></text:p>
          </table:table-cell>
          <table:covered-table-cell/>
        </table:table-row>
        <table:table-row table:style-name="Tabla21.1">
          <table:table-cell table:style-name="Tabla21.A4" table:number-columns-spanned="3" office:value-type="string">
            <text:p text:style-name="P75">ORDEN DEL DÍA</text:p>
          </table:table-cell>
          <table:covered-table-cell/>
          <table:covered-table-cell/>
        </table:table-row>
        <table:table-row table:style-name="Tabla21.1">
          <table:table-cell table:style-name="Tabla21.A7" table:number-columns-spanned="3" office:value-type="string">
            <text:p text:style-name="P330"><text:span text:style-name="T79"><text:line-break/></text:span><text:span text:style-name="T80">1. Aprobación si procede del acta de la reunión anterior </text:span></text:p>
            <text:p text:style-name="P112">2. Informe de la<text:span text:style-name="T41">s</text:span> reuni<text:span text:style-name="T72">o</text:span>n<text:span text:style-name="T72">es</text:span> de CCP <text:span text:style-name="T72">(2/4 y 19/3)</text:span></text:p>
            <text:p text:style-name="P101">3. Adquisición de Raspberry Pi</text:p>
            <text:p text:style-name="P107">4. Cambio de equipos de aulas</text:p>
            <text:p text:style-name="P112"><text:span text:style-name="T59">5. </text:span>Seguimiento de programaciones</text:p>
            <text:p text:style-name="P112"><text:span text:style-name="T59">6</text:span>. Sugerencias y preguntas</text:p>
            <text:p text:style-name="P167"/>
          </table:table-cell>
          <table:covered-table-cell/>
          <table:covered-table-cell/>
        </table:table-row>
        <table:table-row table:style-name="Tabla21.1">
          <table:table-cell table:style-name="Tabla21.A4" table:number-columns-spanned="3" office:value-type="string">
            <text:p text:style-name="P75">ASPECTOS TRATADOS Y DECISIONES ADOPTADAS</text:p>
          </table:table-cell>
          <table:covered-table-cell/>
          <table:covered-table-cell/>
        </table:table-row>
        <table:table-row table:style-name="Tabla21.1">
          <table:table-cell table:style-name="Tabla21.A7" table:number-columns-spanned="3" office:value-type="string">
            <text:p text:style-name="P330"><text:span text:style-name="T79"><text:line-break/></text:span><text:span text:style-name="T80">1. Aprobación de las actas de la reunión anterior </text:span></text:p>
            <text:p text:style-name="P112"/>
            <text:p text:style-name="P207">Se aprueba</text:p>
            <text:p text:style-name="P207"/>
            <text:p text:style-name="P112">2. Informe de las reuniones de CCP <text:span text:style-name="T72">(2/4 y 19/3)</text:span></text:p>
            <text:p text:style-name="P207"/>
            <text:p text:style-name="P406">Se informa de los aspectos tratados en la reunión de CCP del día <text:span text:style-name="T60">19</text:span> de <text:span text:style-name="T58">marzo</text:span>. De entre los puntos tratados cabe destacar:</text:p>
            <text:list xml:id="list73239086241814" text:continue-list="list73238177623055" text:style-name="L7">
              <text:list-item>
                <text:p text:style-name="P658">Informaciones de dirección:</text:p>
              </text:list-item>
              <text:list-item>
                <text:p text:style-name="P743">Se ha recibido un escrito de la Dirección General de Personal. Hasta el 31 de marzo se prorroga la solicitud de Comisión de Servicios por motivos de salud del docente y/o familiar, así como para docentes de otras Comunidades Autónomas.</text:p>
              </text:list-item>
              <text:list-item>
                <text:p text:style-name="P743"><text:span text:style-name="T73">L</text:span>as renuncias y reclamaciones al Concurso General de Traslados deben interponerse directamente en la oficina insular.</text:p>
              </text:list-item>
              <text:list-item>
                <text:p text:style-name="P743">Desde la Dirección General de Formación Profesional hemos recibido una propuesta para impartir un ciclo de Grado Superior de la familia profesional de Informática en el IES Haría. Para impartir esta nueva oferta formativa no habrá contratación de profesorado, sino que se realizará mediante horas extraordinarias del profesorado del centro. El departamento de Informática (que es el más afectado por la medida), convocó reunión extraordinaria para valorar la propuesta y su decisión fue rechazarla.</text:p>
              </text:list-item>
              <text:list-item>
                <text:p text:style-name="P743">El profesorado que imparte clases en segundo curso de ciclo formativo tendrá nuevo cuadrante de horario y guardias para el tercer trimestre, en el que no se imparte docencia al estar el grupo realizando la Formación en Centros de Trabajo.</text:p>
              </text:list-item>
              <text:list-item>
                <text:p text:style-name="P743">Ya se encuentran en la sala de profesores el calendario con las reuniones de coordinación de PAU. Algunas se celebran a principios de abril. (La reunión de Economía de 2º de Bachillerato será el 15 de Abril). Se seguirán celebrando mediante videoconferencia, a pesar de las deficiencias constatadas.</text:p>
              </text:list-item>
              <text:list-item>
                <text:p text:style-name="P743">El equipo educativo de 4º A solicita intercambiar su aula con el grupo de 3º B. El cambio se efectuará esta semana.</text:p>
              </text:list-item>
              <text:list-item>
                <text:p text:style-name="P679"><text:span text:style-name="T88">Informaciones de </text:span><text:span text:style-name="T89">vicedirección</text:span></text:p>
              </text:list-item>
              <text:list-item>
                <text:p text:style-name="P743">El próximo 4 de abril (jueves), se celebra el Día del Libro con diversos talleres en la plaza de Haría. La actividad extraescolar está prevista a las 11 horas. Al regreso, se reanudan las clases para los grupos de 1º de la ESO.</text:p>
              </text:list-item>
              <text:list-item>
                <text:p text:style-name="P636">Informaciones <text:s/>de jefatura de estudios/COFO</text:p>
              </text:list-item>
              <text:list-item>
                <text:p text:style-name="P743"><text:span text:style-name="T73">C</text:span>uando un alumno se marcha del centro <text:s/>durante la mañana y sus padres justifican la falta, el justificante se deposita por el profesor de guardia en la bandeja azul correspondiente a cada grupo en la sala de profesores. El tutor/a debe revisar dicha <text:soft-page-break/>bandeja y tramitar la correspondiente justificación de faltas de asistencia.</text:p>
              </text:list-item>
              <text:list-item>
                <text:p text:style-name="P748">Se recuerda que están pendientes de entregar en Jefatura de Estudios algunas hojas de firmas de sesiones de evaluación.</text:p>
              </text:list-item>
              <text:list-item>
                <text:p text:style-name="P748">El mismo jueves 4 de abril, alumnado de 4º de ESO y 2º de Bachillerato realizarán una visita al IES Zonzamas y a la Escuela de Pesca, donde se celebra la feria de las profesiones. La actividad se prolongará durante toda la mañana.</text:p>
              </text:list-item>
              <text:list-item>
                <text:p text:style-name="P778">Ruegos y preguntas:</text:p>
              </text:list-item>
              <text:list-item>
                <text:p text:style-name="P744">Desde Tecnología se solicita activar el Ekade para introducir notas, como están haciendo en otros centros. Existe un problema en el traspaso de datos desde el SGD al Pincel ·Ekade, por lo que seguiremos introduciendo las notas desde el SGD. Si alguien quiere consultar notas e incidencias a través de SGD Web, en Dirección disponemos de nuestro usuario y contraseña. </text:p>
              </text:list-item>
            </text:list>
            <text:p text:style-name="P391"/>
            <text:p text:style-name="P101">3. Adquisición de Raspberry Pi</text:p>
            <text:p text:style-name="P206"/>
            <text:p text:style-name="P208">Se aprueba la adquisición online de 5 Raspberry Pi, 2 tarjetas de memoria y 2 cables HDMI/DVI y 1 cable mini USB</text:p>
            <text:p text:style-name="P208"/>
            <text:p text:style-name="P107">4. Cambio de equipos de aulas</text:p>
            <text:p text:style-name="P201"/>
            <text:p text:style-name="P209">Se acuerda llevar los equipos del aula 14 a la 17 se le asignarán a los alumnos con mejor expediente en los dos primeros trimestres. Se acuerda preparar maqueta de los equipos para realizar posteriormente clonado en red de los equipos. Se solicitará en CCP que los departamentos informen del software que quieren tener disponible en los equipos.</text:p>
            <text:p text:style-name="P209"/>
            <text:p text:style-name="P167"><text:span text:style-name="T9">5</text:span><text:span text:style-name="T8">. </text:span><text:span text:style-name="T6">Seguimiento de programaciones</text:span></text:p>
            <text:p text:style-name="P112"/>
            <text:p text:style-name="P207">Se comentan los contenidos impartidos en cada módulo y materias y se debaten propuestas de coordinación y de posibles actividades a realizar.</text:p>
            <text:p text:style-name="P207"/>
            <text:p text:style-name="P112"><text:span text:style-name="T59">6</text:span>. Sugerencias y preguntas</text:p>
            <text:p text:style-name="P112"/>
            <text:p text:style-name="P207">No hay</text:p>
            <text:p text:style-name="P207"/>
          </table:table-cell>
          <table:covered-table-cell/>
          <table:covered-table-cell/>
        </table:table-row>
        <table:table-row table:style-name="Tabla21.1">
          <table:table-cell table:style-name="Tabla21.A4" table:number-columns-spanned="3" office:value-type="string">
            <text:p text:style-name="P75">TAREAS ASIGNADAS</text:p>
          </table:table-cell>
          <table:covered-table-cell/>
          <table:covered-table-cell/>
        </table:table-row>
        <table:table-row table:style-name="Tabla21.1">
          <table:table-cell table:style-name="Tabla21.A9" table:number-columns-spanned="2" office:value-type="string">
            <text:p text:style-name="P533"/>
          </table:table-cell>
          <table:covered-table-cell/>
          <table:table-cell table:style-name="Tabla21.C9" office:value-type="string">
            <text:p text:style-name="P57">Responsable</text:p>
          </table:table-cell>
        </table:table-row>
        <table:table-row table:style-name="Tabla21.1">
          <table:table-cell table:style-name="Tabla21.A10" table:number-columns-spanned="2" office:value-type="string">
            <text:p text:style-name="P383">Adquisición online de 5 Raspberry Pi</text:p>
          </table:table-cell>
          <table:covered-table-cell/>
          <table:table-cell table:style-name="Tabla21.C10" office:value-type="string">
            <text:p text:style-name="P198">Iván</text:p>
          </table:table-cell>
        </table:table-row>
        <table:table-row table:style-name="Tabla21.1">
          <table:table-cell table:style-name="Tabla21.A10" table:number-columns-spanned="2" office:value-type="string">
            <text:p text:style-name="P383">Adquisición de 2 tarjetas de memoria y 2 cables HDMI/DVI y 1 cable mini USB</text:p>
          </table:table-cell>
          <table:covered-table-cell/>
          <table:table-cell table:style-name="Tabla21.C10" office:value-type="string">
            <text:p text:style-name="P198">Etiel</text:p>
          </table:table-cell>
        </table:table-row>
        <table:table-row table:style-name="Tabla21.1">
          <table:table-cell table:style-name="Tabla21.A10" table:number-columns-spanned="2" office:value-type="string">
            <text:p text:style-name="P384">Preparación de maquetas de los equipos base de las aulas 14 y 17 e intercambio de los equipos</text:p>
          </table:table-cell>
          <table:covered-table-cell/>
          <table:table-cell table:style-name="Tabla21.C10" office:value-type="string">
            <text:p text:style-name="P210">Todos los miembros del departamento.</text:p>
          </table:table-cell>
        </table:table-row>
        <table:table-row table:style-name="Tabla21.1">
          <table:table-cell table:style-name="Tabla21.A10" table:number-columns-spanned="2" office:value-type="string">
            <text:p text:style-name="P384">Solicitar en CCP software a instalar en los equipos del aula que se pone a disposición del Centro</text:p>
          </table:table-cell>
          <table:covered-table-cell/>
          <table:table-cell table:style-name="Tabla21.C10" office:value-type="string">
            <text:p text:style-name="P210">Iván</text:p>
          </table:table-cell>
        </table:table-row>
      </table:table>
      <text:p text:style-name="P330"/>
      <text:p text:style-name="P330">Sin más asuntos que tratar se levanta la sesión, de todo lo cual yo, como Jefe del Departamento, doy fe.</text:p>
      <text:p text:style-name="P464">EL JEFE DEL DEPARTAMENTO <text:s text:c="6"/></text:p>
      <text:p text:style-name="P464"/>
      <text:p text:style-name="P464"/>
      <text:p text:style-name="P464"/>
      <text:p text:style-name="P464"/>
      <text:p text:style-name="P464"/>
      <text:p text:style-name="P464"><text:s/></text:p>
      <text:p text:style-name="P481">Iván Chillón García <text:s text:c="5"/><text:tab/> <text:s/></text:p>
      <table:table table:name="Tabla22" table:style-name="Tabla22">
        <table:table-column table:style-name="Tabla22.A"/>
        <table:table-column table:style-name="Tabla22.B"/>
        <table:table-column table:style-name="Tabla22.C"/>
        <table:table-row table:style-name="Tabla22.1">
          <table:table-cell table:style-name="Tabla22.A1" table:number-columns-spanned="3" office:value-type="string">
            <text:p text:style-name="P32">ACTA Nº<text:span text:style-name="T71">22</text:span></text:p>
          </table:table-cell>
          <table:covered-table-cell/>
          <table:covered-table-cell/>
        </table:table-row>
        <table:table-row table:style-name="Tabla22.1">
          <table:table-cell table:style-name="Tabla22.A3" office:value-type="string">
            <text:p text:style-name="P58">Asistentes:</text:p>
          </table:table-cell>
          <table:table-cell table:style-name="Tabla22.B2" table:number-columns-spanned="2" office:value-type="string">
            <text:p text:style-name="P76">Fecha: </text:p>
          </table:table-cell>
          <table:covered-table-cell/>
        </table:table-row>
        <table:table-row table:style-name="Tabla22.1">
          <table:table-cell table:style-name="Tabla22.A3" office:value-type="string">
            <text:list xml:id="list73237279202390" text:continue-list="list73237660949956" text:style-name="WW8Num5">
              <text:list-item>
                <text:p text:style-name="P693">Ana Mª Rijo García</text:p>
              </text:list-item>
              <text:list-item>
                <text:p text:style-name="P622">Etiel Juan Domínguez Sánchez</text:p>
              </text:list-item>
              <text:list-item>
                <text:p text:style-name="P622">Iván Chillón García</text:p>
              </text:list-item>
            </text:list>
          </table:table-cell>
          <table:table-cell table:style-name="Tabla22.B3" table:number-columns-spanned="2" office:value-type="string">
            <text:p text:style-name="P76"><text:span text:style-name="T74">15</text:span>/<text:span text:style-name="T41">04</text:span>/1<text:span text:style-name="T41">3</text:span></text:p>
          </table:table-cell>
          <table:covered-table-cell/>
        </table:table-row>
        <table:table-row table:style-name="Tabla22.1">
          <table:table-cell table:style-name="Tabla22.A4" table:number-columns-spanned="3" office:value-type="string">
            <text:p text:style-name="P76">ORDEN DEL DÍA</text:p>
          </table:table-cell>
          <table:covered-table-cell/>
          <table:covered-table-cell/>
        </table:table-row>
        <table:table-row table:style-name="Tabla22.1">
          <table:table-cell table:style-name="Tabla22.A5" table:number-columns-spanned="3" office:value-type="string">
            <text:p text:style-name="P332"><text:span text:style-name="T79"><text:line-break/></text:span><text:span text:style-name="T80">1. Aprobación si procede del acta de la reunión anterior </text:span></text:p>
            <text:p text:style-name="P113">2. Informe de la reunión de CCP</text:p>
            <text:p text:style-name="P102">3. Análisis de resultados de la segunda evaluación.</text:p>
            <text:p text:style-name="P114"><text:span text:style-name="T74">4. Análisis de s</text:span>eguimiento de programaciones</text:p>
            <text:p text:style-name="P113"><text:span text:style-name="T77">5</text:span>. Sugerencias y preguntas</text:p>
            <text:p text:style-name="P168"/>
          </table:table-cell>
          <table:covered-table-cell/>
          <table:covered-table-cell/>
        </table:table-row>
        <table:table-row table:style-name="Tabla22.1">
          <table:table-cell table:style-name="Tabla22.A4" table:number-columns-spanned="3" office:value-type="string">
            <text:p text:style-name="P76">ASPECTOS TRATADOS Y DECISIONES ADOPTADAS</text:p>
          </table:table-cell>
          <table:covered-table-cell/>
          <table:covered-table-cell/>
        </table:table-row>
        <table:table-row table:style-name="Tabla22.1">
          <table:table-cell table:style-name="Tabla22.A7" table:number-columns-spanned="3" office:value-type="string">
            <text:p text:style-name="P115">1. Aprobación si procede del acta de la reunión anterior</text:p>
            <text:p text:style-name="P115"/>
            <text:p text:style-name="P211">Se aprueba</text:p>
            <text:p text:style-name="P211"/>
            <text:p text:style-name="P115">2. Informe de la reunión de CCP</text:p>
            <text:p text:style-name="P115"/>
            <text:p text:style-name="P407">Se informa de los aspectos tratados en la reunión de CCP del día <text:span text:style-name="T76">8</text:span> de <text:span text:style-name="T76">abril</text:span>. De entre los puntos tratados cabe destacar:</text:p>
            <text:p text:style-name="P407"/>
            <text:list xml:id="list73239215385779" text:continue-list="list73239086241814" text:style-name="L7">
              <text:list-item>
                <text:p text:style-name="P659">Informaciones de dirección:</text:p>
              </text:list-item>
              <text:list-item>
                <text:p text:style-name="P714">El director presenta en la CCP los resultados de la evaluación diagnóstico correspondientes al curso 2011-2012, así como el análisis sobre esos resultados a final del curso.</text:p>
              </text:list-item>
              <text:list-item>
                <text:p text:style-name="P714">Se plantea una cuestión sobre mantener la misma oferta de materias optativas de 2º de Bachillerato. Se comunica que la legislación actual establece unas materias optativas de oferta obligatoria: Segunda lengua extranjera, Tecnologías de la información y la Comunicación, Literatura Canaria, Historia de Canarias y medio natural Canario. Y un bloque de oferta voluntaria. Dentro de este bloque hay una variada oferta de materias. Actualmente el alumnado elige entre las siguientes: psicología, acondicionamiento físico, biología humana, mitología y artes, fundamentos de administración y gestión. Se acuerda revisar la oferta de materias optativas por parte de los departamentos didácticos y proponer las que se ofertarán para el próximo curso 2013 – 2014. Si logramos superar 36 alumnos/as matriculados podríamos disponer de 3 materias optativas.</text:p>
              </text:list-item>
              <text:list-item>
                <text:p text:style-name="P714">Se recomienda al profesorado cuidar la expresión de algunos comentarios para los padres pues se han recibido algunas quejas en este sentido. </text:p>
              </text:list-item>
              <text:list-item>
                <text:p text:style-name="P714">Se recuerda que debemos comunicar si hay algún compañero/a que desee voluntariamente ser corrector de las pruebas PAU. Nadie se ofrece. Se deberá nombrar a un vocal del centro. El criterio es ofrecer este puesto a la tutora de 2º de Bachillerato y, en caso de no aceptar, ofrecerlo al resto del equipo educativo.</text:p>
              </text:list-item>
              <text:list-item>
                <text:p text:style-name="P714">Se solicita opinión al profesorado sobre la fecha mejor para celebrar los actos del Día de Canarias (que será el jueves 30 de Junio). Las fechas propuestas son el miércoles 29 o el viernes 31. Por mayoría de los presentes se decide que se celebre el viernes 31 (aunque se consultará en el Claustro del miércoles 10 de abril)</text:p>
              </text:list-item>
              <text:list-item>
                <text:p text:style-name="P714">A partir del 1 de mayo de 2013 el personal laboral recupera su horario y jornada de trabajo que se ha visto reducido desde enero en un 20%.</text:p>
              </text:list-item>
              <text:list-item>
                <text:p text:style-name="P714">Para los departamentos asociados a las OMAS (Lengua Y Matemáticas), se solicita incluir un seguimiento trimestral sobre la medida en el segundo trimestre en el acta del departamento.</text:p>
              </text:list-item>
              <text:list-item>
                <text:p text:style-name="P714">En relación con plan de mejora que se ha incluido en la Programación General Anual <text:soft-page-break/>sobre las competencias básicas, y teniendo en cuenta que el centro ha priorizado las siguientes:</text:p>
              </text:list-item>
              <text:list-item>
                <text:p text:style-name="P789">Autonomía e iniciativa personal.</text:p>
              </text:list-item>
              <text:list-item>
                <text:p text:style-name="P789">Competencia social y ciudadana.</text:p>
              </text:list-item>
              <text:list-item>
                <text:p text:style-name="P789">Aprender a aprender.</text:p>
              </text:list-item>
              <text:list-item>
                <text:p text:style-name="P714">Teniendo en cuenta también que según los resultados de las pruebas de diagnóstico del año anterior han sido peores que los de la media de Canarias en las competencias de comunicación lingüística <text:s/>y competencia matemática: Se solicita a cada departamento didáctico que incluya en el acta de su reunión un análisis sobre las medidas que ha puesto en marcha en el segundo trimestre para mejorar los resultados en dichas competencias. </text:p>
              </text:list-item>
              <text:list-item>
                <text:p text:style-name="P770">Informaciones de vicedirección:</text:p>
              </text:list-item>
              <text:list-item>
                <text:p text:style-name="P715">La próxima semana se trabajará en el proyecto “Inspira Kid” con los grupos de 1º ESO A y 2º ESO C. Serán las dos últimas horas de Lunes a Miércoles, y las tres últimas horas los jueves y viernes.</text:p>
              </text:list-item>
              <text:list-item>
                <text:p text:style-name="P770">Ruegos y preguntas:</text:p>
              </text:list-item>
              <text:list-item>
                <text:p text:style-name="P707">Desde el departamento de sociales se propone que las llaves de las aulas se depositen en conserjería durante los recreos.</text:p>
              </text:list-item>
              <text:list-item>
                <text:p text:style-name="P707">Desde departamento de Biología se pregunta si algún compañero se ha ofrecido a acompañar al pabellón durante los recreos al alumnado de 1º ciclo de la ESO. El representante del departamento se ofrece voluntariamente a acompañar al alumnado, aunque entiende que debe ser un ofrecimiento por parte de los compañeros que hagan guardias de recreo.</text:p>
                <text:p text:style-name="P793"><text:span text:style-name="T10">3. </text:span><text:span text:style-name="T11">Análisis de resultados de la segunda evaluación.</text:span></text:p>
              </text:list-item>
            </text:list>
            <text:p text:style-name="P362"/>
            <text:p text:style-name="P364"><text:span text:style-name="T74">S</text:span>e aprueba el análisis de resultados que se adjunta a esta acta como Anexo I</text:p>
            <text:p text:style-name="P364"/>
            <text:p text:style-name="P130">4. Seguimiento del plan de mejora del centro</text:p>
            <text:p text:style-name="P116"/>
            <text:p text:style-name="P216">Se incorporan a las actividades de clase contenidos relacionados con el plan de mejora. Entre ellas destacar:</text:p>
            <text:list xml:id="list7029120378053685968" text:style-name="L11">
              <text:list-item>
                <text:p text:style-name="P643">Propuesta de lectura de libros para el periodo de navidad relacionadas con los contenidos del ciclo y de carácter divulgativo relacionados con la informática en general.</text:p>
              </text:list-item>
              <text:list-item>
                <text:p text:style-name="P643">Uso del recurso de la lectura en voz alta y debates.</text:p>
              </text:list-item>
              <text:list-item>
                <text:p text:style-name="P643">Realización de gráficas en la unidad sobre hojas de cálculo del módulo de ofimática y en la optativa de 4º de ESO</text:p>
              </text:list-item>
            </text:list>
            <text:p text:style-name="P117"/>
            <text:p text:style-name="P116"><text:span text:style-name="T103">5. Análisis de s</text:span>eguimiento de programaciones</text:p>
            <text:p text:style-name="P217"/>
            <text:p text:style-name="P217">Se comentan los contenidos impartidos en cada módulo y materias y se debaten propuestas de coordinación y de posibles actividades a realizar.</text:p>
            <text:p text:style-name="P120"/>
            <text:p text:style-name="P120"><text:span text:style-name="T103">6</text:span>. Sugerencias y preguntas</text:p>
            <text:p text:style-name="P218"/>
            <text:p text:style-name="P218">No hay</text:p>
            <text:p text:style-name="P218"/>
          </table:table-cell>
          <table:covered-table-cell/>
          <table:covered-table-cell/>
        </table:table-row>
        <table:table-row table:style-name="Tabla22.1">
          <table:table-cell table:style-name="Tabla22.A4" table:number-columns-spanned="3" office:value-type="string">
            <text:p text:style-name="P76">TAREAS ASIGNADAS</text:p>
          </table:table-cell>
          <table:covered-table-cell/>
          <table:covered-table-cell/>
        </table:table-row>
        <table:table-row table:style-name="Tabla22.1">
          <table:table-cell table:style-name="Tabla22.A9" table:number-columns-spanned="2" office:value-type="string">
            <text:p text:style-name="P534"/>
          </table:table-cell>
          <table:covered-table-cell/>
          <table:table-cell table:style-name="Tabla22.C9" office:value-type="string">
            <text:p text:style-name="P58">Responsable</text:p>
          </table:table-cell>
        </table:table-row>
        <table:table-row table:style-name="Tabla22.1">
          <table:table-cell table:style-name="Tabla22.A10" table:number-columns-spanned="2" office:value-type="string">
            <text:p text:style-name="P385">Entrega de el análisis de resultados de la segunda evaluación</text:p>
          </table:table-cell>
          <table:covered-table-cell/>
          <table:table-cell table:style-name="Tabla22.A7" office:value-type="string">
            <text:p text:style-name="P219">Todos los miembros del departamento</text:p>
          </table:table-cell>
        </table:table-row>
        <table:table-row table:style-name="Tabla22.1">
          <table:table-cell table:style-name="Tabla22.A10" table:number-columns-spanned="2" office:value-type="string">
            <text:p text:style-name="P381">Acudir a las jornadas técnico-profesionales del IES Zonzamas</text:p>
          </table:table-cell>
          <table:covered-table-cell/>
          <table:table-cell table:style-name="Tabla22.A7" office:value-type="string">
            <text:p text:style-name="P199">Etiel e Iván</text:p>
          </table:table-cell>
        </table:table-row>
      </table:table>
      <text:p text:style-name="P332"/>
      <text:p text:style-name="P332">Sin más asuntos que tratar se levanta la sesión, de todo lo cual yo, como Jefe del Departamento, doy fe.</text:p>
      <text:p text:style-name="P551"><text:soft-page-break/></text:p>
      <text:p text:style-name="P465">EL JEFE DEL DEPARTAMENTO <text:s text:c="6"/></text:p>
      <text:p text:style-name="P465"/>
      <text:p text:style-name="P465"/>
      <text:p text:style-name="P465"/>
      <text:p text:style-name="P465"/>
      <text:p text:style-name="P465"/>
      <text:p text:style-name="P465"><text:s/></text:p>
      <text:p text:style-name="P482">Iván Chillón García <text:s text:c="5"/></text:p>
      <text:p text:style-name="P482"/>
      <text:p text:style-name="P429"/>
      <text:p text:style-name="P429"><text:span text:style-name="T6">Anexo I.</text:span> Análisis de resultados del 2º trimestre.</text:p>
      <text:p text:style-name="P491"/>
      <text:p text:style-name="P351"/>
      <text:p text:style-name="P331"><text:span text:style-name="T32">4º ES</text:span><text:span text:style-name="T33">O</text:span></text:p>
      <text:p text:style-name="P331"/>
      <text:p text:style-name="P335">Materia – Informática</text:p>
      <text:p text:style-name="P573"/>
      <table:table table:name="Tabla24" table:style-name="Tabla24">
        <table:table-column table:style-name="Tabla24.A"/>
        <table:table-column table:style-name="Tabla24.B"/>
        <table:table-column table:style-name="Tabla24.C"/>
        <table:table-column table:style-name="Tabla24.D"/>
        <table:table-column table:style-name="Tabla24.E"/>
        <table:table-row table:style-name="Tabla24.1">
          <table:table-cell table:style-name="Tabla24.A1" office:value-type="string">
            <text:p text:style-name="P574"><text:span text:style-name="T19">Alumnado</text:span><text:span text:style-name="T24"> </text:span><text:span text:style-name="T19">matriculado</text:span></text:p>
          </table:table-cell>
          <table:table-cell table:style-name="Tabla24.A1" office:value-type="string">
            <text:p text:style-name="P574"><text:span text:style-name="T19">Evaluación</text:span><text:span text:style-name="T24"> </text:span><text:span text:style-name="T19">positiva</text:span></text:p>
          </table:table-cell>
          <table:table-cell table:style-name="Tabla24.A1" office:value-type="string">
            <text:p text:style-name="P575">%</text:p>
          </table:table-cell>
          <table:table-cell table:style-name="Tabla24.A1" office:value-type="string">
            <text:p text:style-name="P574"><text:span text:style-name="T19">Evaluación</text:span><text:span text:style-name="T24"> </text:span><text:span text:style-name="T19">negativa</text:span></text:p>
          </table:table-cell>
          <table:table-cell table:style-name="Tabla24.E1" office:value-type="string">
            <text:p text:style-name="P575">%</text:p>
          </table:table-cell>
        </table:table-row>
        <table:table-row table:style-name="Tabla24.2">
          <table:table-cell table:style-name="Tabla24.A2" office:value-type="string">
            <text:p text:style-name="P169">21</text:p>
          </table:table-cell>
          <table:table-cell table:style-name="Tabla24.B2" office:value-type="string">
            <text:p text:style-name="P169">21</text:p>
          </table:table-cell>
          <table:table-cell table:style-name="Tabla24.C2" office:value-type="string">
            <text:p text:style-name="P578">100%</text:p>
          </table:table-cell>
          <table:table-cell table:style-name="Tabla24.D2" office:value-type="string">
            <text:p text:style-name="P578">0%</text:p>
          </table:table-cell>
          <table:table-cell table:style-name="Tabla24.E2" office:value-type="string">
            <text:p text:style-name="P579">0%</text:p>
          </table:table-cell>
        </table:table-row>
      </table:table>
      <text:p text:style-name="P573"/>
      <table:table table:name="Tabla25" table:style-name="Tabla25">
        <table:table-column table:style-name="Tabla25.A"/>
        <table:table-row table:style-name="Tabla25.1">
          <table:table-cell table:style-name="Tabla25.A1" office:value-type="string">
            <text:p text:style-name="P576"/>
            <text:p text:style-name="P497">Alumnado que asiste regularmente a clase: <text:s text:c="5"/>20</text:p>
            <text:p text:style-name="P497">Alumnado absentista: <text:s text:c="19"/>1</text:p>
            <text:p text:style-name="P498"><text:span text:style-name="T100">Porcentaje de aprobados sobre el total de alumnado que viene regularmente a clase: </text:span><text:span text:style-name="T21"><text:s/></text:span><text:span text:style-name="T100"><text:s/>100%</text:span></text:p>
            <text:p text:style-name="P497">Porcentaje de suspensos sobre el total de alumnado que viene regularmente a clase: 0%</text:p>
            <text:p text:style-name="P504"/>
            <text:p text:style-name="P504">1.1 Análisis/Valoración de los resultados:</text:p>
            <text:p text:style-name="P504"/>
            <text:p text:style-name="P506">Gran grupo de nivel en general alto y alta competitividad. Salvo alguna excepción llevan el trabajo al día y se preocupan por las tareas. La peor nota se debe al absentismo por enfermedad de una sola alumna.</text:p>
            <text:p text:style-name="P511"/>
            <text:p text:style-name="P511">1.2 Propuestas de mejora:</text:p>
            <text:p text:style-name="P511"/>
            <text:p text:style-name="P512">Ancho de banda del ADSL <text:s/>y renovación de los equipos.</text:p>
            <text:p text:style-name="P588"/>
          </table:table-cell>
        </table:table-row>
      </table:table>
      <text:p text:style-name="P580"/>
      <text:p text:style-name="P37">1º CFGM SMR</text:p>
      <text:p text:style-name="P333"/>
      <text:p text:style-name="P334">Módulo SSV – Sistemas operativos monopuesto</text:p>
      <text:p text:style-name="P333"/>
      <table:table table:name="Tabla26" table:style-name="Tabla26">
        <table:table-column table:style-name="Tabla26.A"/>
        <table:table-column table:style-name="Tabla26.B"/>
        <table:table-column table:style-name="Tabla26.C"/>
        <table:table-column table:style-name="Tabla26.D"/>
        <table:table-column table:style-name="Tabla26.E"/>
        <table:table-row table:style-name="Tabla26.1">
          <table:table-cell table:style-name="Tabla26.A1" office:value-type="string">
            <text:p text:style-name="P574"><text:span text:style-name="T19">Alumnado</text:span><text:span text:style-name="T24"> </text:span><text:span text:style-name="T19">matriculado</text:span></text:p>
          </table:table-cell>
          <table:table-cell table:style-name="Tabla26.A1" office:value-type="string">
            <text:p text:style-name="P574"><text:span text:style-name="T19">Evaluación</text:span><text:span text:style-name="T24"> </text:span><text:span text:style-name="T19">positiva</text:span></text:p>
          </table:table-cell>
          <table:table-cell table:style-name="Tabla26.A1" office:value-type="string">
            <text:p text:style-name="P575">%</text:p>
          </table:table-cell>
          <table:table-cell table:style-name="Tabla26.A1" office:value-type="string">
            <text:p text:style-name="P574"><text:span text:style-name="T19">Evaluación</text:span><text:span text:style-name="T24"> </text:span><text:span text:style-name="T19">negativa</text:span></text:p>
          </table:table-cell>
          <table:table-cell table:style-name="Tabla26.E1" office:value-type="string">
            <text:p text:style-name="P575">%</text:p>
          </table:table-cell>
        </table:table-row>
        <table:table-row table:style-name="Tabla26.2">
          <table:table-cell table:style-name="Tabla26.A2" office:value-type="string">
            <text:p text:style-name="P170">27</text:p>
          </table:table-cell>
          <table:table-cell table:style-name="Tabla26.B2" office:value-type="string">
            <text:p text:style-name="P170">9</text:p>
          </table:table-cell>
          <table:table-cell table:style-name="Tabla26.C2" office:value-type="string">
            <text:p text:style-name="P579">33</text:p>
          </table:table-cell>
          <table:table-cell table:style-name="Tabla26.D2" office:value-type="string">
            <text:p text:style-name="P578">18</text:p>
          </table:table-cell>
          <table:table-cell table:style-name="Tabla26.E2" office:value-type="string">
            <text:p text:style-name="P579">67</text:p>
          </table:table-cell>
        </table:table-row>
      </table:table>
      <text:p text:style-name="P333"/>
      <table:table table:name="Tabla27" table:style-name="Tabla27">
        <table:table-column table:style-name="Tabla27.A"/>
        <table:table-row>
          <table:table-cell table:style-name="Tabla27.A1" office:value-type="string">
            <text:p text:style-name="P589">1.1 Análisis/Valoración de los resultados:</text:p>
            <text:p text:style-name="P509"><text:soft-page-break/></text:p>
            <text:p text:style-name="P499"><text:span text:style-name="T66">Alumnado que asiste regularmente a clase:</text:span><text:span text:style-name="T20"> 19 </text:span><text:span text:style-name="T78"><text:s text:c="4"/></text:span></text:p>
            <text:p text:style-name="P499"><text:span text:style-name="T66">Alumnado absentista:</text:span><text:span text:style-name="T78"> </text:span><text:span text:style-name="T20">8</text:span><text:span text:style-name="T78"> <text:s text:c="5"/></text:span></text:p>
            <text:p text:style-name="P499"><text:span text:style-name="T66">Porcentaje de aprobados sobre el total de alumnado que viene regularmente a clase:</text:span><text:span text:style-name="T78"> </text:span><text:span text:style-name="T20">47%</text:span></text:p>
            <text:p text:style-name="P499"><text:span text:style-name="T66">Porcentaje de suspensos sobre el total de alumnado que viene regularmente a clase:</text:span><text:span text:style-name="T78"> </text:span><text:span text:style-name="T20">53%</text:span></text:p>
            <text:p text:style-name="P513"/>
            <text:p text:style-name="P516">1.2 Propuestas de mejora:</text:p>
            <text:p text:style-name="P517"/>
            <text:p text:style-name="P514">Insistir en que la asistencia a clase es obligatoria. Se fugan mucho y trabajan poco en casa, lo que explica el número de suspendidos en esta evaluación. </text:p>
          </table:table-cell>
        </table:table-row>
      </table:table>
      <text:p text:style-name="P333"/>
      <text:p text:style-name="P334">Módulo RDE – Redes locales</text:p>
      <text:p text:style-name="P333"/>
      <table:table table:name="Tabla28" table:style-name="Tabla28">
        <table:table-column table:style-name="Tabla28.A"/>
        <table:table-column table:style-name="Tabla28.B"/>
        <table:table-column table:style-name="Tabla28.C"/>
        <table:table-column table:style-name="Tabla28.D"/>
        <table:table-column table:style-name="Tabla28.E"/>
        <table:table-row table:style-name="Tabla28.1">
          <table:table-cell table:style-name="Tabla28.A1" office:value-type="string">
            <text:p text:style-name="P574"><text:span text:style-name="T19">Alumnado</text:span><text:span text:style-name="T24"> </text:span><text:span text:style-name="T19">matriculado</text:span></text:p>
          </table:table-cell>
          <table:table-cell table:style-name="Tabla28.A1" office:value-type="string">
            <text:p text:style-name="P574"><text:span text:style-name="T19">Evaluación</text:span><text:span text:style-name="T24"> </text:span><text:span text:style-name="T19">positiva</text:span></text:p>
          </table:table-cell>
          <table:table-cell table:style-name="Tabla28.A1" office:value-type="string">
            <text:p text:style-name="P575">%</text:p>
          </table:table-cell>
          <table:table-cell table:style-name="Tabla28.A1" office:value-type="string">
            <text:p text:style-name="P574"><text:span text:style-name="T19">Evaluación</text:span><text:span text:style-name="T24"> </text:span><text:span text:style-name="T19">negativa</text:span></text:p>
          </table:table-cell>
          <table:table-cell table:style-name="Tabla28.E1" office:value-type="string">
            <text:p text:style-name="P575">%</text:p>
          </table:table-cell>
        </table:table-row>
        <table:table-row table:style-name="Tabla28.2">
          <table:table-cell table:style-name="Tabla28.A2" office:value-type="string">
            <text:p text:style-name="P170">27</text:p>
          </table:table-cell>
          <table:table-cell table:style-name="Tabla28.B2" office:value-type="string">
            <text:p text:style-name="P170">8</text:p>
          </table:table-cell>
          <table:table-cell table:style-name="Tabla28.C2" office:value-type="string">
            <text:p text:style-name="P578">30</text:p>
          </table:table-cell>
          <table:table-cell table:style-name="Tabla28.D2" office:value-type="string">
            <text:p text:style-name="P578">20</text:p>
          </table:table-cell>
          <table:table-cell table:style-name="Tabla28.E2" office:value-type="string">
            <text:p text:style-name="P579">70</text:p>
          </table:table-cell>
        </table:table-row>
      </table:table>
      <text:p text:style-name="P337"/>
      <table:table table:name="Tabla29" table:style-name="Tabla29">
        <table:table-column table:style-name="Tabla29.A"/>
        <table:table-row table:style-name="Tabla29.1">
          <table:table-cell table:style-name="Tabla29.A1" office:value-type="string">
            <text:p text:style-name="P502"><text:span text:style-name="T91">Alumnado que asiste regularmente a clase: </text:span><text:span text:style-name="T93">19</text:span><text:span text:style-name="T91"> <text:s text:c="4"/></text:span></text:p>
            <text:p text:style-name="P502"><text:span text:style-name="T91">Alumnado absentista: </text:span><text:span text:style-name="T93">8 <text:s text:c="2"/></text:span><text:span text:style-name="T91"><text:s text:c="19"/></text:span></text:p>
            <text:p text:style-name="P502"><text:span text:style-name="T91">Porcentaje de aprobados sobre el total de alumnado que viene regularmente a clase: 42</text:span><text:span text:style-name="T93">% </text:span><text:span text:style-name="T91"><text:s/></text:span></text:p>
            <text:p text:style-name="P502"><text:span text:style-name="T91">Porcentaje de suspensos sobre el total de alumnado que viene regularmente a clase:</text:span><text:span text:style-name="T94"> 38</text:span><text:span text:style-name="T93">%</text:span><text:span text:style-name="T94"> </text:span></text:p>
            <text:p text:style-name="P505"/>
            <text:p text:style-name="P505">1.1 Análisis/Valoración de los resultados:</text:p>
            <text:p text:style-name="P505"/>
            <text:p text:style-name="P306">-El análisis de los porcentajes de aprobados muestra número bajo de alumnos que superan el módulo, aunque se mejoran los resultados respecto al trimestre anterior, no sólo en el número de alumnos que aprueban sino en el número de alumnos que obtienen un 4, que son 6 alumnos y que aún tienen posibilidades de superar el módulo. </text:p>
            <text:p text:style-name="P306"/>
            <text:p text:style-name="P306">-Entre los aspectos positivos destaca que después de los cambios metodológicos realizados en el trimestre fruto del análisis realizado en el trimestre anterior se observa mejora en la participación y resultados de algunos de los alumnos. El incremento de las actividades de tipo práctico en las unidades de este trimestre respecto al anterior también ha mejorado el grado de implicación de los alumnos.</text:p>
            <text:p text:style-name="P306"/>
            <text:p text:style-name="P310">- Aunque ha disminuido sensiblemente el grado de absentismo general, sigue habiendo un grupo bastante numeroso que falta de forma periódica así como un grupo de alumnos que ha dejado de venir al Centro.</text:p>
            <text:p text:style-name="P518"/>
            <text:p text:style-name="P518">1.2 Propuestas de mejora:</text:p>
            <text:p text:style-name="P590"/>
            <text:p text:style-name="P591">- Continuar con los cambios metodológicos introducidos en el presente trimestre y añadir otros. Entre ellos destacar: </text:p>
            <text:list xml:id="list882718688152588449" text:style-name="WW8Num3">
              <text:list-item>
                <text:p text:style-name="P801">Disminuir el ritmo de desarrollo de las clases trabajar en profundidad y de manera más pausada los conceptos de cada unidad. Realizar las actividades de forma guiada y e incidir en el trabajo con el grupo clase. Para fomentar la cohesión del grupo se crea una comunidad en una red social que se utilizará para compartir recursos e información y como apoyo en la realización de actividades.</text:p>
              </text:list-item>
              <text:list-item>
                <text:p text:style-name="P802"><text:span text:style-name="T51">Realizar también agrupamientos de alumnos con diferentes niveles para favorecer la </text:span><text:soft-page-break/><text:span text:style-name="T51">colaboración en el desarrollo de tareas y actividades. Favorecer que los alumnos que asimilan más rápidamente los contenidos y terminan antes las actividades ayuden y asesoren a los compañeros que tienen más dificultad.</text:span></text:p>
              </text:list-item>
              <text:list-item>
                <text:p text:style-name="P801">Incidir en el uso de las agendas escolares para mejorar la autonomía y autoorganización de los alumnos.</text:p>
              </text:list-item>
              <text:list-item>
                <text:p text:style-name="P801">Resolver paso a paso las actividades y hacer mayor cantidad de actividades en las que se trabajen de forma práctica los mismos conceptos. </text:p>
              </text:list-item>
              <text:list-item>
                <text:p text:style-name="P801">Favorecer la recuperación de los alumnos con criterios de evaluación de trimestres anteriores no superados incluyendo en las actividades contenidos de las unidades anteriores.</text:p>
              </text:list-item>
            </text:list>
          </table:table-cell>
        </table:table-row>
      </table:table>
      <text:p text:style-name="P581"/>
      <text:p text:style-name="P334">Módulo AIF – Aplicaciones ofimáticas</text:p>
      <text:p text:style-name="P18"/>
      <table:table table:name="Tabla30" table:style-name="Tabla30">
        <table:table-column table:style-name="Tabla30.A"/>
        <table:table-column table:style-name="Tabla30.B"/>
        <table:table-column table:style-name="Tabla30.C"/>
        <table:table-column table:style-name="Tabla30.D"/>
        <table:table-column table:style-name="Tabla30.E"/>
        <table:table-row table:style-name="Tabla30.1">
          <table:table-cell table:style-name="Tabla30.A1" office:value-type="string">
            <text:p text:style-name="P574"><text:span text:style-name="T19">Alumnado</text:span><text:span text:style-name="T24"> </text:span><text:span text:style-name="T19">matriculado</text:span></text:p>
          </table:table-cell>
          <table:table-cell table:style-name="Tabla30.A1" office:value-type="string">
            <text:p text:style-name="P574"><text:span text:style-name="T19">Evaluación</text:span><text:span text:style-name="T24"> </text:span><text:span text:style-name="T19">positiva</text:span></text:p>
          </table:table-cell>
          <table:table-cell table:style-name="Tabla30.A1" office:value-type="string">
            <text:p text:style-name="P575">%</text:p>
          </table:table-cell>
          <table:table-cell table:style-name="Tabla30.A1" office:value-type="string">
            <text:p text:style-name="P574"><text:span text:style-name="T19">Evaluación</text:span><text:span text:style-name="T24"> </text:span><text:span text:style-name="T19">negativa</text:span></text:p>
          </table:table-cell>
          <table:table-cell table:style-name="Tabla30.E1" office:value-type="string">
            <text:p text:style-name="P575">%</text:p>
          </table:table-cell>
        </table:table-row>
        <table:table-row table:style-name="Tabla30.2">
          <table:table-cell table:style-name="Tabla30.A2" office:value-type="string">
            <text:p text:style-name="P170">27</text:p>
          </table:table-cell>
          <table:table-cell table:style-name="Tabla30.B2" office:value-type="string">
            <text:p text:style-name="P170">15</text:p>
          </table:table-cell>
          <table:table-cell table:style-name="Tabla30.C2" office:value-type="string">
            <text:p text:style-name="P578">56</text:p>
          </table:table-cell>
          <table:table-cell table:style-name="Tabla30.D2" office:value-type="string">
            <text:p text:style-name="P578">12</text:p>
          </table:table-cell>
          <table:table-cell table:style-name="Tabla30.E2" office:value-type="string">
            <text:p text:style-name="P579">44</text:p>
          </table:table-cell>
        </table:table-row>
      </table:table>
      <text:p text:style-name="P337"/>
      <table:table table:name="Tabla31" table:style-name="Tabla31">
        <table:table-column table:style-name="Tabla31.A"/>
        <table:table-row>
          <table:table-cell table:style-name="Tabla31.A1" office:value-type="string">
            <text:p text:style-name="P496">1.1 Análisis/Valoración de los resultados:</text:p>
            <text:p text:style-name="P501"/>
            <text:p text:style-name="P502"><text:span text:style-name="T90">Alumnado que asiste regularmente a clase: </text:span><text:span text:style-name="T92">19</text:span><text:span text:style-name="T90"> </text:span><text:span text:style-name="T30"><text:s text:c="4"/></text:span></text:p>
            <text:p text:style-name="P502"><text:span text:style-name="T90">Alumnado absentista: 8</text:span><text:span text:style-name="T92"> <text:s/></text:span><text:span text:style-name="T31"><text:s/></text:span><text:span text:style-name="T30"><text:s text:c="19"/></text:span></text:p>
            <text:p text:style-name="P502"><text:span text:style-name="T90">Porcentaje de aprobados sobre el total de alumnado que viene regularmente a clase:</text:span><text:span text:style-name="T30"> </text:span><text:span text:style-name="T92">79% </text:span><text:span text:style-name="T30"><text:s/></text:span></text:p>
            <text:p text:style-name="P502"><text:span text:style-name="T90">Porcentaje de suspensos sobre el total de alumnado que viene regularmente a clase:</text:span><text:span text:style-name="T26"> </text:span><text:span text:style-name="T92">21%</text:span><text:span text:style-name="T26"> </text:span></text:p>
            <text:p text:style-name="P557"/>
            <text:p text:style-name="P507">1.1 Propuestas de mejora:</text:p>
            <text:p text:style-name="P508">Si se da curso a las bajas de oficio para los alumnos que no asisten, los porcentajes serían más reales. (La tramitación de las bajas ya se ha solicitado).</text:p>
            <text:p text:style-name="P558"/>
          </table:table-cell>
        </table:table-row>
      </table:table>
      <text:p text:style-name="P337"/>
      <text:p text:style-name="P556"/>
      <text:p text:style-name="P334">Módulo MJE - Montaje y mantenimiento de equipos</text:p>
      <text:p text:style-name="P333"/>
      <table:table table:name="Tabla32" table:style-name="Tabla32">
        <table:table-column table:style-name="Tabla32.A"/>
        <table:table-column table:style-name="Tabla32.B"/>
        <table:table-column table:style-name="Tabla32.C"/>
        <table:table-column table:style-name="Tabla32.D"/>
        <table:table-column table:style-name="Tabla32.E"/>
        <table:table-row table:style-name="Tabla32.1">
          <table:table-cell table:style-name="Tabla32.A1" office:value-type="string">
            <text:p text:style-name="P574"><text:span text:style-name="T19">Alumnado</text:span><text:span text:style-name="T24"> </text:span><text:span text:style-name="T19">matriculado</text:span></text:p>
          </table:table-cell>
          <table:table-cell table:style-name="Tabla32.A1" office:value-type="string">
            <text:p text:style-name="P574"><text:span text:style-name="T19">Evaluación</text:span><text:span text:style-name="T24"> </text:span><text:span text:style-name="T19">positiva</text:span></text:p>
          </table:table-cell>
          <table:table-cell table:style-name="Tabla32.A1" office:value-type="string">
            <text:p text:style-name="P575">%</text:p>
          </table:table-cell>
          <table:table-cell table:style-name="Tabla32.A1" office:value-type="string">
            <text:p text:style-name="P574"><text:span text:style-name="T19">Evaluación</text:span><text:span text:style-name="T24"> </text:span><text:span text:style-name="T19">negativa</text:span></text:p>
          </table:table-cell>
          <table:table-cell table:style-name="Tabla32.E1" office:value-type="string">
            <text:p text:style-name="P575">%</text:p>
          </table:table-cell>
        </table:table-row>
        <table:table-row table:style-name="Tabla32.2">
          <table:table-cell table:style-name="Tabla32.A2" office:value-type="string">
            <text:p text:style-name="P169">27</text:p>
          </table:table-cell>
          <table:table-cell table:style-name="Tabla32.B2" office:value-type="string">
            <text:p text:style-name="P169">14</text:p>
          </table:table-cell>
          <table:table-cell table:style-name="Tabla32.C2" office:value-type="string">
            <text:p text:style-name="P578">51%</text:p>
          </table:table-cell>
          <table:table-cell table:style-name="Tabla32.D2" office:value-type="string">
            <text:p text:style-name="P578">13</text:p>
          </table:table-cell>
          <table:table-cell table:style-name="Tabla32.E2" office:value-type="string">
            <text:p text:style-name="P579">49%</text:p>
          </table:table-cell>
        </table:table-row>
      </table:table>
      <text:p text:style-name="P337"/>
      <table:table table:name="Tabla33" table:style-name="Tabla33">
        <table:table-column table:style-name="Tabla33.A"/>
        <table:table-row table:style-name="Tabla33.1">
          <table:table-cell table:style-name="Tabla33.A1" office:value-type="string">
            <text:p text:style-name="P576"/>
            <text:p text:style-name="P503">Alumnado que asiste regularmente a clase: <text:s text:c="5"/>20</text:p>
            <text:p text:style-name="P503">Alumnado absentista: <text:s text:c="19"/>7</text:p>
            <text:p text:style-name="P502"><text:span text:style-name="T101">Porcentaje de aprobados sobre el total de alumnado que viene regularmente a clase: </text:span><text:span text:style-name="T22"><text:s/></text:span><text:span text:style-name="T101"><text:s/>70%</text:span></text:p>
            <text:p text:style-name="P503">Porcentaje de suspensos sobre el total de alumnado que viene regularmente a clase: 30%</text:p>
            <text:p text:style-name="P504"/>
            <text:p text:style-name="P504">1.1 Análisis/Valoración de los resultados:</text:p>
            <text:p text:style-name="P504"/>
            <text:p text:style-name="P338">La segunda evaluación ha resultado más asequible por tratarse de contenidos más procedimentales montando equipos frente a la primera con más contenido conceptual de arquitectura del ordenador lo que explicaría </text:p>
            <text:p text:style-name="P511"><text:soft-page-break/></text:p>
            <text:p text:style-name="P511">1.2 Propuestas de mejora:</text:p>
            <text:p text:style-name="P511"/>
            <text:p text:style-name="P512">Renovación de los equipos PC y ampliación del ancho de banda del ADSL <text:s/>y ampliación de la capacidad de los equipos.</text:p>
            <text:p text:style-name="P512"/>
            <text:p text:style-name="P512"/>
          </table:table-cell>
        </table:table-row>
      </table:table>
      <text:p text:style-name="P581"/>
      <text:p text:style-name="P331"/>
      <text:p text:style-name="P37">2º CFGM SMR</text:p>
      <text:p text:style-name="P339"/>
      <text:p text:style-name="P334">Módulo SSN – Sistemas operativos en red</text:p>
      <text:p text:style-name="P333"/>
      <table:table table:name="Tabla34" table:style-name="Tabla34">
        <table:table-column table:style-name="Tabla34.A"/>
        <table:table-column table:style-name="Tabla34.B"/>
        <table:table-column table:style-name="Tabla34.C"/>
        <table:table-column table:style-name="Tabla34.D"/>
        <table:table-column table:style-name="Tabla34.E"/>
        <table:table-row table:style-name="Tabla34.1">
          <table:table-cell table:style-name="Tabla34.A1" office:value-type="string">
            <text:p text:style-name="P574"><text:span text:style-name="T19">Alumnado</text:span><text:span text:style-name="T24"> </text:span><text:span text:style-name="T19">matriculado</text:span></text:p>
          </table:table-cell>
          <table:table-cell table:style-name="Tabla34.A1" office:value-type="string">
            <text:p text:style-name="P574"><text:span text:style-name="T19">Evaluación</text:span><text:span text:style-name="T24"> </text:span><text:span text:style-name="T19">positiva</text:span></text:p>
          </table:table-cell>
          <table:table-cell table:style-name="Tabla34.A1" office:value-type="string">
            <text:p text:style-name="P575">%</text:p>
          </table:table-cell>
          <table:table-cell table:style-name="Tabla34.A1" office:value-type="string">
            <text:p text:style-name="P574"><text:span text:style-name="T19">Evaluación</text:span><text:span text:style-name="T24"> </text:span><text:span text:style-name="T19">negativa</text:span></text:p>
          </table:table-cell>
          <table:table-cell table:style-name="Tabla34.E1" office:value-type="string">
            <text:p text:style-name="P575">%</text:p>
          </table:table-cell>
        </table:table-row>
        <table:table-row table:style-name="Tabla34.2">
          <table:table-cell table:style-name="Tabla34.A2" office:value-type="string">
            <text:p text:style-name="P170">8</text:p>
          </table:table-cell>
          <table:table-cell table:style-name="Tabla34.B2" office:value-type="string">
            <text:p text:style-name="P170">8</text:p>
          </table:table-cell>
          <table:table-cell table:style-name="Tabla34.C2" office:value-type="string">
            <text:p text:style-name="P579">100</text:p>
          </table:table-cell>
          <table:table-cell table:style-name="Tabla34.D2" office:value-type="string">
            <text:p text:style-name="P578">0</text:p>
          </table:table-cell>
          <table:table-cell table:style-name="Tabla34.E2" office:value-type="string">
            <text:p text:style-name="P579">0</text:p>
          </table:table-cell>
        </table:table-row>
      </table:table>
      <text:p text:style-name="P337"/>
      <table:table table:name="Tabla35" table:style-name="Tabla35">
        <table:table-column table:style-name="Tabla35.A"/>
        <table:table-row table:style-name="Tabla35.1">
          <table:table-cell table:style-name="Tabla35.A1" office:value-type="string">
            <text:p text:style-name="P576"/>
            <text:p text:style-name="P515">1.1 Análisis/Valoración de los resultados:</text:p>
            <text:p text:style-name="P510"/>
            <text:p text:style-name="P500">Satisfactorios</text:p>
            <text:p text:style-name="P499"/>
            <text:p text:style-name="P516">1.2 Propuestas de mejora:</text:p>
            <text:p text:style-name="P517"/>
            <text:p text:style-name="P513">Nada que destacar</text:p>
            <text:p text:style-name="P558"/>
          </table:table-cell>
        </table:table-row>
      </table:table>
      <text:p text:style-name="P331"/>
      <text:p text:style-name="P334">Módulo APW – Aplicaciones Web</text:p>
      <text:p text:style-name="P331"/>
      <text:p text:style-name="P333"/>
      <table:table table:name="Tabla36" table:style-name="Tabla36">
        <table:table-column table:style-name="Tabla36.A"/>
        <table:table-column table:style-name="Tabla36.B"/>
        <table:table-column table:style-name="Tabla36.C"/>
        <table:table-column table:style-name="Tabla36.D"/>
        <table:table-column table:style-name="Tabla36.E"/>
        <table:table-row table:style-name="Tabla36.1">
          <table:table-cell table:style-name="Tabla36.A1" office:value-type="string">
            <text:p text:style-name="P574"><text:span text:style-name="T19">Alumnado</text:span><text:span text:style-name="T24"> </text:span><text:span text:style-name="T19">matriculado</text:span></text:p>
          </table:table-cell>
          <table:table-cell table:style-name="Tabla36.A1" office:value-type="string">
            <text:p text:style-name="P574"><text:span text:style-name="T19">Evaluación</text:span><text:span text:style-name="T24"> </text:span><text:span text:style-name="T19">positiva</text:span></text:p>
          </table:table-cell>
          <table:table-cell table:style-name="Tabla36.A1" office:value-type="string">
            <text:p text:style-name="P575">%</text:p>
          </table:table-cell>
          <table:table-cell table:style-name="Tabla36.A1" office:value-type="string">
            <text:p text:style-name="P574"><text:span text:style-name="T19">Evaluación</text:span><text:span text:style-name="T24"> </text:span><text:span text:style-name="T19">negativa</text:span></text:p>
          </table:table-cell>
          <table:table-cell table:style-name="Tabla36.E1" office:value-type="string">
            <text:p text:style-name="P575">%</text:p>
          </table:table-cell>
        </table:table-row>
        <table:table-row table:style-name="Tabla36.2">
          <table:table-cell table:style-name="Tabla36.A2" office:value-type="string">
            <text:p text:style-name="P169">8</text:p>
          </table:table-cell>
          <table:table-cell table:style-name="Tabla36.B2" office:value-type="string">
            <text:p text:style-name="P169">8</text:p>
          </table:table-cell>
          <table:table-cell table:style-name="Tabla36.C2" office:value-type="string">
            <text:p text:style-name="P578">100%</text:p>
          </table:table-cell>
          <table:table-cell table:style-name="Tabla36.D2" office:value-type="string">
            <text:p text:style-name="P578">0%</text:p>
          </table:table-cell>
          <table:table-cell table:style-name="Tabla36.E2" office:value-type="string">
            <text:p text:style-name="P579">0%</text:p>
          </table:table-cell>
        </table:table-row>
      </table:table>
      <text:p text:style-name="P337"/>
      <table:table table:name="Tabla37" table:style-name="Tabla37">
        <table:table-column table:style-name="Tabla37.A"/>
        <table:table-row table:style-name="Tabla37.1">
          <table:table-cell table:style-name="Tabla37.A1" office:value-type="string">
            <text:p text:style-name="P576"/>
            <text:p text:style-name="P503">Alumnado que asiste regularmente a clase: <text:s text:c="5"/>8</text:p>
            <text:p text:style-name="P503">Alumnado absentista: <text:s text:c="19"/>0</text:p>
            <text:p text:style-name="P502"><text:span text:style-name="T101">Porcentaje de aprobados sobre el total de alumnado que viene regularmente a clase: </text:span><text:span text:style-name="T22"><text:s/></text:span><text:span text:style-name="T101"><text:s/>100%</text:span></text:p>
            <text:p text:style-name="P503">Porcentaje de suspensos sobre el total de alumnado que viene regularmente a clase: 0%</text:p>
            <text:p text:style-name="P504"/>
            <text:p text:style-name="P504">1.1 Análisis/Valoración de los resultados:</text:p>
            <text:p text:style-name="P504"/>
            <text:p text:style-name="P338">Grupo heterogéneo con tres más destacados, 3 intermedios y 2 más rezagados. La segunda evaluación ha resultado más asequible por tratarse de contenidos más procedimentales configurando aplicaciones frente a la primera con más contenido conceptual de programación.</text:p>
            <text:p text:style-name="P511"/>
            <text:p text:style-name="P511">1.2 Propuestas de mejora:</text:p>
            <text:p text:style-name="P511"><text:soft-page-break/></text:p>
            <text:p text:style-name="P512">Ancho de banda del ADSL <text:s/>y ampliación de la capacidad de los equipos.</text:p>
            <text:p text:style-name="P588"/>
          </table:table-cell>
        </table:table-row>
      </table:table>
      <text:p text:style-name="P573"/>
      <text:p text:style-name="P334">Módulo SGF - Seguridad Informática</text:p>
      <text:p text:style-name="P333"/>
      <table:table table:name="Tabla38" table:style-name="Tabla38">
        <table:table-column table:style-name="Tabla38.A"/>
        <table:table-column table:style-name="Tabla38.B"/>
        <table:table-column table:style-name="Tabla38.C"/>
        <table:table-column table:style-name="Tabla38.D"/>
        <table:table-column table:style-name="Tabla38.E"/>
        <table:table-row table:style-name="Tabla38.1">
          <table:table-cell table:style-name="Tabla38.A1" office:value-type="string">
            <text:p text:style-name="P574"><text:span text:style-name="T19">Alumnado</text:span><text:span text:style-name="T24"> </text:span><text:span text:style-name="T19">matriculado</text:span></text:p>
          </table:table-cell>
          <table:table-cell table:style-name="Tabla38.A1" office:value-type="string">
            <text:p text:style-name="P574"><text:span text:style-name="T19">Evaluación</text:span><text:span text:style-name="T24"> </text:span><text:span text:style-name="T19">positiva</text:span></text:p>
          </table:table-cell>
          <table:table-cell table:style-name="Tabla38.A1" office:value-type="string">
            <text:p text:style-name="P575">%</text:p>
          </table:table-cell>
          <table:table-cell table:style-name="Tabla38.A1" office:value-type="string">
            <text:p text:style-name="P574"><text:span text:style-name="T19">Evaluación</text:span><text:span text:style-name="T24"> </text:span><text:span text:style-name="T19">negativa</text:span></text:p>
          </table:table-cell>
          <table:table-cell table:style-name="Tabla38.E1" office:value-type="string">
            <text:p text:style-name="P575">%</text:p>
          </table:table-cell>
        </table:table-row>
        <table:table-row table:style-name="Tabla38.2">
          <table:table-cell table:style-name="Tabla38.A2" office:value-type="string">
            <text:p text:style-name="P170">8</text:p>
          </table:table-cell>
          <table:table-cell table:style-name="Tabla38.B2" office:value-type="string">
            <text:p text:style-name="P170">4</text:p>
          </table:table-cell>
          <table:table-cell table:style-name="Tabla38.C2" office:value-type="string">
            <text:p text:style-name="P578">50</text:p>
          </table:table-cell>
          <table:table-cell table:style-name="Tabla38.D2" office:value-type="string">
            <text:p text:style-name="P578">4</text:p>
          </table:table-cell>
          <table:table-cell table:style-name="Tabla38.E2" office:value-type="string">
            <text:p text:style-name="P579">50</text:p>
          </table:table-cell>
        </table:table-row>
      </table:table>
      <text:p text:style-name="P337"/>
      <table:table table:name="Tabla39" table:style-name="Tabla39">
        <table:table-column table:style-name="Tabla39.A"/>
        <table:table-row table:style-name="Tabla39.1">
          <table:table-cell table:style-name="Tabla39.A1" office:value-type="string">
            <text:p text:style-name="P576"/>
            <text:p text:style-name="P505">1.1 Análisis/Valoración de los resultados:</text:p>
            <text:p text:style-name="P505"/>
            <text:p text:style-name="P306">-El análisis de los porcentajes de aprobados muestra número medio de alumnos que superan el módulo. Los alumnos que no superan el módulo, en la mayoría de los casos es por falta de autoorganización, dejan muchas actividades a medias y luego no se preocupan de retomarlas, acabarlas y entregarlas. Se les acaba acumulando mucho trabajo pendiente en todos los módulos del curso para el final de curso.</text:p>
            <text:p text:style-name="P306"/>
            <text:p text:style-name="P306">- La carga de contenidos previstos en el currículo del módulo es alta respecto al tiempo que hay para impartirlos (los alumnos terminan las clases en el Centro en el segundo trimestre) a lo que se ha unido que el segundo trimestre haya sido bastante corto en horas de clase.</text:p>
            <text:p text:style-name="P306"/>
            <text:p text:style-name="P331"><text:span text:style-name="T94">-</text:span><text:span text:style-name="T95"> Para los alumnos que no superan el módulo se establece plan de recuperación con actividades <text:s/>a realizar a lo largo del tercer trimestre durante las prácticas en empresa. Es probable que la mayoría de alumnos recuperen el módulo y puedan titular.</text:span></text:p>
            <text:p text:style-name="P306"/>
            <text:p text:style-name="P518">1.2 Propuestas de mejora:</text:p>
            <text:p text:style-name="P590"/>
            <text:p text:style-name="P591">- Incrementar el seguimiento en la finalización y entrega de actividades de los alumnos. Mejorar el diseño de las actividades de cara el próximo curso de forma que se favorezca que los alumnos de diferentes niveles superen los criterios de evaluación y mantengan la motivación.</text:p>
          </table:table-cell>
        </table:table-row>
      </table:table>
      <text:p text:style-name="P581"/>
      <text:p text:style-name="P334">Módulo SRC – Servicios en red</text:p>
      <text:p text:style-name="P333"/>
      <table:table table:name="Tabla40" table:style-name="Tabla40">
        <table:table-column table:style-name="Tabla40.A"/>
        <table:table-column table:style-name="Tabla40.B"/>
        <table:table-column table:style-name="Tabla40.C"/>
        <table:table-column table:style-name="Tabla40.D"/>
        <table:table-column table:style-name="Tabla40.E"/>
        <table:table-row table:style-name="Tabla40.1">
          <table:table-cell table:style-name="Tabla40.A1" office:value-type="string">
            <text:p text:style-name="P574"><text:span text:style-name="T19">Alumnado</text:span><text:span text:style-name="T24"> </text:span><text:span text:style-name="T19">matriculado</text:span></text:p>
          </table:table-cell>
          <table:table-cell table:style-name="Tabla40.A1" office:value-type="string">
            <text:p text:style-name="P574"><text:span text:style-name="T19">Evaluación</text:span><text:span text:style-name="T24"> </text:span><text:span text:style-name="T19">positiva</text:span></text:p>
          </table:table-cell>
          <table:table-cell table:style-name="Tabla40.A1" office:value-type="string">
            <text:p text:style-name="P575">%</text:p>
          </table:table-cell>
          <table:table-cell table:style-name="Tabla40.A1" office:value-type="string">
            <text:p text:style-name="P574"><text:span text:style-name="T19">Evaluación</text:span><text:span text:style-name="T24"> </text:span><text:span text:style-name="T19">negativa</text:span></text:p>
          </table:table-cell>
          <table:table-cell table:style-name="Tabla40.E1" office:value-type="string">
            <text:p text:style-name="P575">%</text:p>
          </table:table-cell>
        </table:table-row>
        <table:table-row table:style-name="Tabla40.2">
          <table:table-cell table:style-name="Tabla40.A2" office:value-type="string">
            <text:p text:style-name="P170">8</text:p>
          </table:table-cell>
          <table:table-cell table:style-name="Tabla40.B2" office:value-type="string">
            <text:p text:style-name="P170">5</text:p>
          </table:table-cell>
          <table:table-cell table:style-name="Tabla40.C2" office:value-type="string">
            <text:p text:style-name="P578">62</text:p>
          </table:table-cell>
          <table:table-cell table:style-name="Tabla40.D2" office:value-type="string">
            <text:p text:style-name="P578">3</text:p>
          </table:table-cell>
          <table:table-cell table:style-name="Tabla40.E2" office:value-type="string">
            <text:p text:style-name="P579">38</text:p>
          </table:table-cell>
        </table:table-row>
      </table:table>
      <text:p text:style-name="P337"/>
      <table:table table:name="Tabla41" table:style-name="Tabla41">
        <table:table-column table:style-name="Tabla41.A"/>
        <table:table-row table:style-name="Tabla41.1">
          <table:table-cell table:style-name="Tabla41.A1" office:value-type="string">
            <text:p text:style-name="P576"/>
            <text:p text:style-name="P505">1.1 Análisis/Valoración de los resultados:</text:p>
            <text:p text:style-name="P505"/>
            <text:p text:style-name="P306">-El análisis de los porcentajes de aprobados muestra número alto alumnos que superan el módulo. </text:p>
            <text:p text:style-name="P306"/>
            <text:p text:style-name="P306">- La carga de contenidos previstos en el currículo del módulo es alta respecto al tiempo que hay para impartirlos (los alumnos terminan las clases en el Centro en el segundo trimestre) a lo que se ha unido que el segundo trimestre haya sido bastante corto en horas de clase.</text:p>
            <text:p text:style-name="P306"/>
            <text:p text:style-name="P310"><text:soft-page-break/>- Para los alumnos que no superan el módulo se establece plan de recuperación con actividades <text:s/>a realizar a lo largo del tercer trimestre durante las prácticas en empresa. Es probable que la mayoría de alumnos recuperen el módulo y puedan titular.</text:p>
            <text:p text:style-name="P306"/>
            <text:p text:style-name="P518">1.2 Propuestas de mejora:</text:p>
            <text:p text:style-name="P590"/>
            <text:p text:style-name="P591">- Al ser los módulos de segundo curso previos a la realización de prácticas en las empresas, fomentar en clase valores y actitudes propios del mundo laboral</text:p>
          </table:table-cell>
        </table:table-row>
      </table:table>
      <text:p text:style-name="P577"/>
      <text:p text:style-name="P577"><draw:line text:anchor-type="paragraph" draw:z-index="90" draw:style-name="gr1" draw:text-style-name="P804" svg:x1="-0.041cm" svg:y1="18.251cm" svg:x2="15.631cm" svg:y2="0.249cm"><text:p/></draw:line></text:p>
      <table:table table:name="Tabla23" table:style-name="Tabla23">
        <table:table-column table:style-name="Tabla23.A"/>
        <table:table-column table:style-name="Tabla23.B"/>
        <table:table-row table:style-name="Tabla23.1">
          <table:table-cell table:style-name="Tabla23.A1" table:number-columns-spanned="2" office:value-type="string">
            <text:p text:style-name="P33">ACTA Nº<text:span text:style-name="T71">23</text:span></text:p>
          </table:table-cell>
          <table:covered-table-cell/>
        </table:table-row>
        <table:table-row table:style-name="Tabla23.1">
          <table:table-cell table:style-name="Tabla23.A3" office:value-type="string">
            <text:p text:style-name="P59">Asistentes:</text:p>
          </table:table-cell>
          <table:table-cell table:style-name="Tabla23.B2" office:value-type="string">
            <text:p text:style-name="P77">Fecha: </text:p>
          </table:table-cell>
        </table:table-row>
        <table:table-row table:style-name="Tabla23.1">
          <table:table-cell table:style-name="Tabla23.A3" office:value-type="string">
            <text:list xml:id="list73238556503532" text:continue-list="list73237279202390" text:style-name="WW8Num5">
              <text:list-item>
                <text:p text:style-name="P694">Ana Mª Rijo García</text:p>
              </text:list-item>
              <text:list-item>
                <text:p text:style-name="P623">Etiel Juan Domínguez Sánchez</text:p>
              </text:list-item>
              <text:list-item>
                <text:p text:style-name="P623">Iván Chillón García</text:p>
              </text:list-item>
            </text:list>
          </table:table-cell>
          <table:table-cell table:style-name="Tabla23.B3" office:value-type="string">
            <text:p text:style-name="P77"><text:span text:style-name="T75">22</text:span>/<text:span text:style-name="T41">04</text:span>/1<text:span text:style-name="T41">3</text:span></text:p>
          </table:table-cell>
        </table:table-row>
        <table:table-row table:style-name="Tabla23.1">
          <table:table-cell table:style-name="Tabla23.A4" table:number-columns-spanned="2" office:value-type="string">
            <text:p text:style-name="P77">ORDEN DEL DÍA</text:p>
          </table:table-cell>
          <table:covered-table-cell/>
        </table:table-row>
        <table:table-row table:style-name="Tabla23.1">
          <table:table-cell table:style-name="Tabla23.A5" table:number-columns-spanned="2" office:value-type="string">
            <text:p text:style-name="P340"><text:span text:style-name="T79"><text:line-break/></text:span><text:span text:style-name="T80">1. Aprobación si procede del acta de la reunión anterior </text:span></text:p>
            <text:p text:style-name="P125">2. Informe de la reunión de CCP</text:p>
            <text:p text:style-name="P125"><text:span text:style-name="T54">3. Análisis de s</text:span>eguimiento de programaciones</text:p>
            <text:p text:style-name="P125"><text:span text:style-name="T75">4</text:span>. Sugerencias y preguntas</text:p>
            <text:p text:style-name="P171"/>
          </table:table-cell>
          <table:covered-table-cell/>
        </table:table-row>
        <table:table-row table:style-name="Tabla23.1">
          <table:table-cell table:style-name="Tabla23.A4" table:number-columns-spanned="2" office:value-type="string">
            <text:p text:style-name="P77">ASPECTOS TRATADOS Y DECISIONES ADOPTADAS</text:p>
          </table:table-cell>
          <table:covered-table-cell/>
        </table:table-row>
        <table:table-row table:style-name="Tabla23.1">
          <table:table-cell table:style-name="Tabla23.A7" table:number-columns-spanned="2" office:value-type="string">
            <text:p text:style-name="P125">1. Aprobación si procede del acta de la reunión anterior</text:p>
            <text:p text:style-name="P125"/>
            <text:p text:style-name="P212">Se aprueba</text:p>
            <text:p text:style-name="P212"/>
            <text:p text:style-name="P125">2. Informe de la reunión de CCP</text:p>
            <text:p text:style-name="P125"/>
            <text:p text:style-name="P408">Se informa de los aspectos tratados en la reunión de CCP del día <text:span text:style-name="T60">16</text:span> de <text:span text:style-name="T76">abril</text:span>. De entre los puntos tratados cabe destacar:</text:p>
            <text:p text:style-name="P408"/>
            <text:list xml:id="list73238548361028" text:continue-list="list73239215385779" text:style-name="L7">
              <text:list-item>
                <text:p text:style-name="P771">Se comunica que se aprueba la oferta del ciclo formativo para el próximo curso.</text:p>
              </text:list-item>
              <text:list-item>
                <text:p text:style-name="P771">El AMPA tiene previsto organizar una charla sobre comunicación durante el mes de mayo.</text:p>
              </text:list-item>
              <text:list-item>
                <text:p text:style-name="P771">Se convocará junta de delegados para crear comisión para propuesta de actividades de cara al Día de Canarias. </text:p>
              </text:list-item>
              <text:list-item>
                <text:p text:style-name="P758">Se aprobó la oferta de Infornet para la partida extraordinaria para digitalización de aulas.</text:p>
              </text:list-item>
              <text:list-item>
                <text:p text:style-name="P758">Llega al frontal de dirección información del servicio de prevención de riesgos laborales. Incluye diversos materiales. Se remitirán por correo electrónico.</text:p>
              </text:list-item>
              <text:list-item>
                <text:p text:style-name="P758">Se informa de los aspectos tratados en la 3ª reunión de coordinación con los centros de primaria de la zona que tuvo lugar el 13/<text:span text:style-name="T104">I</text:span>V.</text:p>
                <text:p text:style-name="P758"/>
                <text:p text:style-name="P794"><text:span text:style-name="T10">3. </text:span><text:span text:style-name="T11">Análisis de s</text:span><text:span text:style-name="T6">eguimiento de programaciones</text:span></text:p>
              </text:list-item>
            </text:list>
            <text:p text:style-name="P363"/>
            <text:p text:style-name="P365">Se comentan los contenidos impartidos en cada módulo y materias y se debaten propuestas de coordinación y de posibles actividades a realizar.</text:p>
            <text:p text:style-name="P365"/>
            <text:p text:style-name="P121"><text:span text:style-name="T102">4</text:span>. Sugerencias y preguntas</text:p>
            <text:p text:style-name="P121"/>
            <text:p text:style-name="P220">No hay</text:p>
            <text:p text:style-name="P220"/>
          </table:table-cell>
          <table:covered-table-cell/>
        </table:table-row>
        <table:table-row table:style-name="Tabla23.1">
          <table:table-cell table:style-name="Tabla23.A4" table:number-columns-spanned="2" office:value-type="string">
            <text:p text:style-name="P77">TAREAS ASIGNADAS</text:p>
          </table:table-cell>
          <table:covered-table-cell/>
        </table:table-row>
      </table:table>
      <text:p text:style-name="P340"/>
      <text:p text:style-name="P340">Sin más asuntos que tratar se levanta la sesión, de todo lo cual yo, como Jefe del Departamento, doy fe.</text:p>
      <text:p text:style-name="P552"/>
      <text:p text:style-name="P466">EL JEFE DEL DEPARTAMENTO <text:s text:c="6"/></text:p>
      <text:p text:style-name="P466"/>
      <text:p text:style-name="P466"/>
      <text:p text:style-name="P466"/>
      <text:p text:style-name="P466"/>
      <text:p text:style-name="P466"><text:s/></text:p>
      <text:p text:style-name="P483">Iván Chillón García <text:s text:c="2"/></text:p>
      <table:table table:name="Tabla42" table:style-name="Tabla42">
        <table:table-column table:style-name="Tabla42.A"/>
        <table:table-column table:style-name="Tabla42.B"/>
        <table:table-row table:style-name="Tabla42.1">
          <table:table-cell table:style-name="Tabla42.A1" table:number-columns-spanned="2" office:value-type="string">
            <text:p text:style-name="P34">ACTA Nº<text:span text:style-name="T71">24</text:span></text:p>
          </table:table-cell>
          <table:covered-table-cell/>
        </table:table-row>
        <table:table-row table:style-name="Tabla42.1">
          <table:table-cell table:style-name="Tabla42.A3" office:value-type="string">
            <text:p text:style-name="P60">Asistentes:</text:p>
          </table:table-cell>
          <table:table-cell table:style-name="Tabla42.B2" office:value-type="string">
            <text:p text:style-name="P78">Fecha: </text:p>
          </table:table-cell>
        </table:table-row>
        <table:table-row table:style-name="Tabla42.1">
          <table:table-cell table:style-name="Tabla42.A3" office:value-type="string">
            <text:list xml:id="list73238024444930" text:continue-list="list73238556503532" text:style-name="WW8Num5">
              <text:list-item>
                <text:p text:style-name="P695">Ana Mª Rijo García</text:p>
              </text:list-item>
              <text:list-item>
                <text:p text:style-name="P624">Etiel Juan Domínguez Sánchez</text:p>
              </text:list-item>
              <text:list-item>
                <text:p text:style-name="P624">Iván Chillón García</text:p>
              </text:list-item>
            </text:list>
          </table:table-cell>
          <table:table-cell table:style-name="Tabla42.B3" office:value-type="string">
            <text:p text:style-name="P78"><text:span text:style-name="T75">29</text:span>/<text:span text:style-name="T41">04</text:span>/1<text:span text:style-name="T41">3</text:span></text:p>
          </table:table-cell>
        </table:table-row>
        <table:table-row table:style-name="Tabla42.1">
          <table:table-cell table:style-name="Tabla42.A4" table:number-columns-spanned="2" office:value-type="string">
            <text:p text:style-name="P78">ORDEN DEL DÍA</text:p>
          </table:table-cell>
          <table:covered-table-cell/>
        </table:table-row>
        <table:table-row table:style-name="Tabla42.1">
          <table:table-cell table:style-name="Tabla42.A5" table:number-columns-spanned="2" office:value-type="string">
            <text:p text:style-name="P341"><text:span text:style-name="T79"><text:line-break/></text:span><text:span text:style-name="T80">1. Aprobación si procede del acta de la reunión anterior </text:span></text:p>
            <text:p text:style-name="P116">2. Informe de la reunión de CCP</text:p>
            <text:p text:style-name="P117">3. Adquisición de material fungible</text:p>
            <text:p text:style-name="P116"><text:span text:style-name="T103">4. Análisis de s</text:span>eguimiento de programaciones</text:p>
            <text:p text:style-name="P116"><text:span text:style-name="T103">5</text:span>. Sugerencias y preguntas</text:p>
            <text:p text:style-name="P172"/>
          </table:table-cell>
          <table:covered-table-cell/>
        </table:table-row>
        <table:table-row table:style-name="Tabla42.1">
          <table:table-cell table:style-name="Tabla42.A4" table:number-columns-spanned="2" office:value-type="string">
            <text:p text:style-name="P78">ASPECTOS TRATADOS Y DECISIONES ADOPTADAS</text:p>
          </table:table-cell>
          <table:covered-table-cell/>
        </table:table-row>
        <table:table-row table:style-name="Tabla42.1">
          <table:table-cell table:style-name="Tabla42.A7" table:number-columns-spanned="2" office:value-type="string">
            <text:p text:style-name="P116">1. Aprobación si procede del acta de la reunión anterior</text:p>
            <text:p text:style-name="P116"/>
            <text:p text:style-name="P213">Se aprueba</text:p>
            <text:p text:style-name="P213"/>
            <text:p text:style-name="P116">2. Informe de la reunión de CCP</text:p>
            <text:p text:style-name="P116"/>
            <text:p text:style-name="P409">Se informa de los aspectos tratados en la reunión de CCP del día <text:span text:style-name="T103">23</text:span> de <text:span text:style-name="T76">abril</text:span>. De entre los puntos tratados cabe destacar:</text:p>
            <text:p text:style-name="P409"/>
            <text:list xml:id="list73239073036073" text:continue-list="list73238548361028" text:style-name="L7">
              <text:list-item>
                <text:p text:style-name="P759">Aspectos tratados en reunión de directores con la presencia de la directora insular:</text:p>
              </text:list-item>
              <text:list-item>
                <text:p text:style-name="P708">Firma de convenio de FECAM y Centros para la sesión de infraestructuras.</text:p>
              </text:list-item>
              <text:list-item>
                <text:p text:style-name="P708">Proyecto CLIL. Profesorado puede solicitar de cara al próximo curso acreditación. Exámenes tendrán lugar a finales de junio.</text:p>
              </text:list-item>
              <text:list-item>
                <text:p text:style-name="P708">Rúbricas: se restringe el número de centros PROA que iban a implantar la medida de forma experimental. Ningún centro de Lanzarote formará parte de proyecto.</text:p>
              </text:list-item>
              <text:list-item>
                <text:p text:style-name="P708">Se mantendrán horas OMA de cara al próximo curso.</text:p>
              </text:list-item>
              <text:list-item>
                <text:p text:style-name="P708">PAU previsto tendrá lugar en centro cívico.</text:p>
              </text:list-item>
              <text:list-item>
                <text:p text:style-name="P708">Se enviará a dpto de orientación la nueva oferta de ciclos formativos de la isla.</text:p>
              </text:list-item>
              <text:list-item>
                <text:p text:style-name="P708">Se informa de las características generales del programa Leonardo.</text:p>
                <text:p text:style-name="P644"/>
              </text:list-item>
            </text:list>
            <text:p text:style-name="P119">3. Adquisición de material fungible</text:p>
            <text:p text:style-name="P224"/>
            <text:p text:style-name="P226">Se aprueba<text:span text:style-name="T6"> </text:span>la adquisición de 4 Raspberry Pi, cables, cargadores y tarjetas microSD para la realización de proyectos finales en el módulo de hardware</text:p>
            <text:p text:style-name="P224"/>
            <text:p text:style-name="P224"><text:span text:style-name="T13">4</text:span><text:span text:style-name="T10">. </text:span><text:span text:style-name="T11">Análisis de s</text:span><text:span text:style-name="T6">eguimiento de programaciones</text:span></text:p>
            <text:p text:style-name="P366"/>
            <text:p text:style-name="P366">Se comentan los contenidos impartidos en cada módulo y materias y se debaten propuestas de coordinación y de posibles actividades a realizar.</text:p>
            <text:p text:style-name="P366"/>
            <text:p text:style-name="P122"><text:span text:style-name="T107">5</text:span>. Sugerencias y preguntas</text:p>
            <text:p text:style-name="P122"/>
            <text:p text:style-name="P221">No hay</text:p>
            <text:p text:style-name="P221"/>
          </table:table-cell>
          <table:covered-table-cell/>
        </table:table-row>
        <table:table-row table:style-name="Tabla42.1">
          <table:table-cell table:style-name="Tabla42.A4" table:number-columns-spanned="2" office:value-type="string">
            <text:p text:style-name="P78">TAREAS ASIGNADAS</text:p>
          </table:table-cell>
          <table:covered-table-cell/>
        </table:table-row>
        <table:table-row table:style-name="Tabla42.1">
          <table:table-cell table:style-name="Tabla42.A9" table:number-columns-spanned="2" office:value-type="string">
            <text:p text:style-name="P228">Iván: adquisición de material fungible aprobado en punto 3</text:p>
          </table:table-cell>
          <table:covered-table-cell/>
        </table:table-row>
      </table:table>
      <text:p text:style-name="P341"/>
      <text:p text:style-name="P341">Sin más asuntos que tratar se levanta la sesión, de todo lo cual yo, como Jefe del Departamento, doy fe.</text:p>
      <text:p text:style-name="P553"><text:soft-page-break/></text:p>
      <text:p text:style-name="P467">EL JEFE DEL DEPARTAMENTO <text:s text:c="6"/></text:p>
      <text:p text:style-name="P467"/>
      <text:p text:style-name="P467"/>
      <text:p text:style-name="P467"/>
      <text:p text:style-name="P467"/>
      <text:p text:style-name="P467"><text:s/></text:p>
      <text:p text:style-name="P484">Iván Chillón García</text:p>
      <text:p text:style-name="P490"><draw:line text:anchor-type="paragraph" draw:z-index="91" draw:style-name="gr2" draw:text-style-name="P804" svg:x1="-0.041cm" svg:y1="18.251cm" svg:x2="15.631cm" svg:y2="0.249cm"><text:p/></draw:line> <text:s text:c="2"/><text:tab/></text:p>
      <text:p text:style-name="P485"/>
      <table:table table:name="Tabla43" table:style-name="Tabla43">
        <table:table-column table:style-name="Tabla43.A"/>
        <table:table-column table:style-name="Tabla43.B"/>
        <table:table-row table:style-name="Tabla43.1">
          <table:table-cell table:style-name="Tabla43.A1" table:number-columns-spanned="2" office:value-type="string">
            <text:p text:style-name="P35">ACTA Nº<text:span text:style-name="T71">25</text:span></text:p>
          </table:table-cell>
          <table:covered-table-cell/>
        </table:table-row>
        <table:table-row table:style-name="Tabla43.1">
          <table:table-cell table:style-name="Tabla43.A3" office:value-type="string">
            <text:p text:style-name="P61">Asistentes:</text:p>
          </table:table-cell>
          <table:table-cell table:style-name="Tabla43.B2" office:value-type="string">
            <text:p text:style-name="P79">Fecha: </text:p>
          </table:table-cell>
        </table:table-row>
        <table:table-row table:style-name="Tabla43.1">
          <table:table-cell table:style-name="Tabla43.A3" office:value-type="string">
            <text:list xml:id="list73237796545747" text:continue-list="list73238024444930" text:style-name="WW8Num5">
              <text:list-item>
                <text:p text:style-name="P696">Ana Mª Rijo García</text:p>
              </text:list-item>
              <text:list-item>
                <text:p text:style-name="P625">Etiel Juan Domínguez Sánchez</text:p>
              </text:list-item>
              <text:list-item>
                <text:p text:style-name="P625">Iván Chillón García</text:p>
              </text:list-item>
            </text:list>
          </table:table-cell>
          <table:table-cell table:style-name="Tabla43.B3" office:value-type="string">
            <text:p text:style-name="P79"><text:span text:style-name="T105">06</text:span>/<text:span text:style-name="T41">05</text:span>/1<text:span text:style-name="T41">3</text:span></text:p>
          </table:table-cell>
        </table:table-row>
        <table:table-row table:style-name="Tabla43.1">
          <table:table-cell table:style-name="Tabla43.A4" table:number-columns-spanned="2" office:value-type="string">
            <text:p text:style-name="P79">ORDEN DEL DÍA</text:p>
          </table:table-cell>
          <table:covered-table-cell/>
        </table:table-row>
        <table:table-row table:style-name="Tabla43.1">
          <table:table-cell table:style-name="Tabla43.A5" table:number-columns-spanned="2" office:value-type="string">
            <text:p text:style-name="P342"><text:span text:style-name="T79"><text:line-break/></text:span><text:span text:style-name="T80">1. Aprobación si procede del acta de la reunión anterior </text:span></text:p>
            <text:p text:style-name="P126">2. Informe de la reunión de CCP</text:p>
            <text:p text:style-name="P118">3. Adquisición de material fungible</text:p>
            <text:p text:style-name="P126"><text:span text:style-name="T103">4. Análisis de s</text:span>eguimiento de programaciones</text:p>
            <text:p text:style-name="P126"><text:span text:style-name="T103">5</text:span>. Sugerencias y preguntas</text:p>
            <text:p text:style-name="P173"/>
          </table:table-cell>
          <table:covered-table-cell/>
        </table:table-row>
        <table:table-row table:style-name="Tabla43.1">
          <table:table-cell table:style-name="Tabla43.A4" table:number-columns-spanned="2" office:value-type="string">
            <text:p text:style-name="P79">ASPECTOS TRATADOS Y DECISIONES ADOPTADAS</text:p>
          </table:table-cell>
          <table:covered-table-cell/>
        </table:table-row>
        <table:table-row table:style-name="Tabla43.1">
          <table:table-cell table:style-name="Tabla43.A7" table:number-columns-spanned="2" office:value-type="string">
            <text:p text:style-name="P126">1. Aprobación si procede del acta de la reunión anterior</text:p>
            <text:p text:style-name="P126"/>
            <text:p text:style-name="P214">Se aprueba</text:p>
            <text:p text:style-name="P214"/>
            <text:p text:style-name="P126">2. Informe de la reunión de CCP</text:p>
            <text:p text:style-name="P126"/>
            <text:p text:style-name="P410">Se informa de los aspectos tratados en la reunión de CCP del día <text:span text:style-name="T106">30</text:span> de <text:span text:style-name="T76">abril</text:span>. De entre los puntos tratados cabe destacar:</text:p>
            <text:p text:style-name="P410"/>
            <text:list xml:id="list73238175627461" text:continue-list="list73239073036073" text:style-name="L7">
              <text:list-item>
                <text:p text:style-name="P760">Inspección general envía información sobre modernización de servicios de la consejería. Se encuentran disponibles en la URL: http://www.gobiernodecanarias.net/escritorio accediendo al menú herramientas.</text:p>
              </text:list-item>
              <text:list-item>
                <text:p text:style-name="P787"><text:span text:style-name="T97">S</text:span><text:span text:style-name="T96">e instala nueva impresora en sala de profesores. Para poder usarla se ha de poner como predeterminada. Nombre: LPSIFS02.</text:span></text:p>
              </text:list-item>
              <text:list-item>
                <text:p text:style-name="P761">Se explica procedimiento para elección de optativas por parte de los alumnos de cara al próximo curso.</text:p>
              </text:list-item>
              <text:list-item>
                <text:p text:style-name="P761">Las sesiones de evaluación de 2º de bachillerato se colgarán en breve en tablón de la sala de profesores.</text:p>
              </text:list-item>
              <text:list-item>
                <text:p text:style-name="P761">Charlas e informaciones. Detalles en carpeta COFO.</text:p>
              </text:list-item>
              <text:list-item>
                <text:p text:style-name="P787"><text:span text:style-name="T96">Arte docente. <text:s/>Sesión de inauguración el día 10/V a las 20:30 </text:span><text:span text:style-name="T98">en el archivo municipal de Arrecife</text:span><text:span text:style-name="T96"> </text:span><text:span text:style-name="T98">con la participación del exministro de educación Ángel Gabilondo.</text:span><text:span text:style-name="T96"> </text:span></text:p>
              </text:list-item>
              <text:list-item>
                <text:p text:style-name="P762">El 7/5 a las 18:00 en el salón de actos tendrá lugar taller formativo dirigido a las familias con el título “Mejorando la comunicación con nuestros hijos”. Lo realizará la pedagoga Carmen Delgado.</text:p>
              </text:list-item>
              <text:list-item>
                <text:p text:style-name="P763">El jueves 2/V tendrá lugar en el CEP sesión de evaluación del PROIDEAC</text:p>
              </text:list-item>
              <text:list-item>
                <text:p text:style-name="P763">Se comenta la posibilidad de realizar charla en el centro sobre trastornos en la alimentación. </text:p>
                <text:p text:style-name="P645"/>
              </text:list-item>
            </text:list>
            <text:p text:style-name="P118">3. Adquisición de material fungible</text:p>
            <text:p text:style-name="P225"/>
            <text:p text:style-name="P227">Se <text:span text:style-name="T107">informa que se ha realizado pedido de material aprobado en sesión anterior. El pedido se ha hecho a empresa online de las Raspberri Pi el resto de material fungible se adquirirá en comercios de la isla.</text:span></text:p>
            <text:p text:style-name="P225"/>
            <text:p text:style-name="P225"><text:span text:style-name="T13">4</text:span><text:span text:style-name="T10">. </text:span><text:span text:style-name="T11">Análisis de s</text:span><text:span text:style-name="T6">eguimiento de programaciones</text:span></text:p>
            <text:p text:style-name="P367"/>
            <text:p text:style-name="P367">Se comentan los contenidos impartidos en cada módulo y materias y se debaten propuestas de coordinación y de posibles actividades a realizar.</text:p>
            <text:p text:style-name="P367"/>
            <text:p text:style-name="P123"><text:span text:style-name="T107">5</text:span>. Sugerencias y preguntas</text:p>
            <text:p text:style-name="P123"/>
            <text:p text:style-name="P222"><text:soft-page-break/>No hay</text:p>
            <text:p text:style-name="P222"/>
          </table:table-cell>
          <table:covered-table-cell/>
        </table:table-row>
        <table:table-row table:style-name="Tabla43.1">
          <table:table-cell table:style-name="Tabla43.A4" table:number-columns-spanned="2" office:value-type="string">
            <text:p text:style-name="P79">TAREAS ASIGNADAS</text:p>
          </table:table-cell>
          <table:covered-table-cell/>
        </table:table-row>
      </table:table>
      <text:p text:style-name="P342"/>
      <text:p text:style-name="P342">Sin más asuntos que tratar se levanta la sesión, de todo lo cual yo, como Jefe del Departamento, doy fe.</text:p>
      <text:p text:style-name="P554"/>
      <text:p text:style-name="P468">EL JEFE DEL DEPARTAMENTO <text:s text:c="6"/></text:p>
      <text:p text:style-name="P468"/>
      <text:p text:style-name="P468"/>
      <text:p text:style-name="P468"/>
      <text:p text:style-name="P468"/>
      <text:p text:style-name="P468"><text:s/></text:p>
      <text:p text:style-name="P485">Iván Chillón García</text:p>
      <text:p text:style-name="P485"/>
      <text:p text:style-name="P486"><draw:line text:anchor-type="paragraph" draw:z-index="92" draw:style-name="gr2" draw:text-style-name="P804" svg:x1="-0.093cm" svg:y1="15.328cm" svg:x2="15.632cm" svg:y2="0.249cm"><text:p/></draw:line></text:p>
      <table:table table:name="Tabla44" table:style-name="Tabla44">
        <table:table-column table:style-name="Tabla44.A"/>
        <table:table-column table:style-name="Tabla44.B"/>
        <table:table-column table:style-name="Tabla44.C"/>
        <table:table-row table:style-name="Tabla44.1">
          <table:table-cell table:style-name="Tabla44.A1" table:number-columns-spanned="3" office:value-type="string">
            <text:p text:style-name="P36">ACTA Nº<text:span text:style-name="T71">26</text:span></text:p>
          </table:table-cell>
          <table:covered-table-cell/>
          <table:covered-table-cell/>
        </table:table-row>
        <table:table-row table:style-name="Tabla44.1">
          <table:table-cell table:style-name="Tabla44.A3" office:value-type="string">
            <text:p text:style-name="P62">Asistentes:</text:p>
          </table:table-cell>
          <table:table-cell table:style-name="Tabla44.B2" table:number-columns-spanned="2" office:value-type="string">
            <text:p text:style-name="P80">Fecha: </text:p>
          </table:table-cell>
          <table:covered-table-cell/>
        </table:table-row>
        <table:table-row table:style-name="Tabla44.1">
          <table:table-cell table:style-name="Tabla44.A3" office:value-type="string">
            <text:list xml:id="list73239217171140" text:continue-list="list73237796545747" text:style-name="WW8Num5">
              <text:list-item>
                <text:p text:style-name="P697">Ana Mª Rijo García</text:p>
              </text:list-item>
              <text:list-item>
                <text:p text:style-name="P626">Etiel Juan Domínguez Sánchez</text:p>
              </text:list-item>
              <text:list-item>
                <text:p text:style-name="P626">Iván Chillón García</text:p>
              </text:list-item>
            </text:list>
          </table:table-cell>
          <table:table-cell table:style-name="Tabla44.B3" table:number-columns-spanned="2" office:value-type="string">
            <text:p text:style-name="P80"><text:span text:style-name="T108">13</text:span>/<text:span text:style-name="T41">05</text:span>/1<text:span text:style-name="T41">3</text:span></text:p>
          </table:table-cell>
          <table:covered-table-cell/>
        </table:table-row>
        <table:table-row table:style-name="Tabla44.1">
          <table:table-cell table:style-name="Tabla44.A4" table:number-columns-spanned="3" office:value-type="string">
            <text:p text:style-name="P80">ORDEN DEL DÍA</text:p>
          </table:table-cell>
          <table:covered-table-cell/>
          <table:covered-table-cell/>
        </table:table-row>
        <table:table-row table:style-name="Tabla44.1">
          <table:table-cell table:style-name="Tabla44.A5" table:number-columns-spanned="3" office:value-type="string">
            <text:p text:style-name="P343"><text:span text:style-name="T79"><text:line-break/></text:span><text:span text:style-name="T80">1. Aprobación si procede del acta de la reunión anterior </text:span></text:p>
            <text:p text:style-name="P127">2. Informe de la reunión de CCP</text:p>
            <text:p text:style-name="P128">3. Aportaciones a escrito dirigido a la DG de FP</text:p>
            <text:p text:style-name="P128">4. Reutilización de servidores</text:p>
            <text:p text:style-name="P127"><text:span text:style-name="T108">5. Análisis de s</text:span>eguimiento de programaciones</text:p>
            <text:p text:style-name="P127"><text:span text:style-name="T108">6</text:span>. Sugerencias y preguntas</text:p>
            <text:p text:style-name="P174"/>
          </table:table-cell>
          <table:covered-table-cell/>
          <table:covered-table-cell/>
        </table:table-row>
        <table:table-row table:style-name="Tabla44.1">
          <table:table-cell table:style-name="Tabla44.A4" table:number-columns-spanned="3" office:value-type="string">
            <text:p text:style-name="P80">ASPECTOS TRATADOS Y DECISIONES ADOPTADAS</text:p>
          </table:table-cell>
          <table:covered-table-cell/>
          <table:covered-table-cell/>
        </table:table-row>
        <table:table-row table:style-name="Tabla44.1">
          <table:table-cell table:style-name="Tabla44.A7" table:number-columns-spanned="3" office:value-type="string">
            <text:p text:style-name="P127">1. Aprobación si procede del acta de la reunión anterior</text:p>
            <text:p text:style-name="P127"/>
            <text:p text:style-name="P215">Se aprueba</text:p>
            <text:p text:style-name="P215"/>
            <text:p text:style-name="P127">2. Informe de la reunión de CCP</text:p>
            <text:p text:style-name="P127"/>
            <text:p text:style-name="P411">Se informa de los aspectos tratados en la reunión de CCP del día <text:span text:style-name="T109">7 de mayo</text:span>. De entre los puntos tratados cabe destacar:</text:p>
            <text:p text:style-name="P412"/>
            <text:list xml:id="list73239258720399" text:continue-list="list73238175627461" text:style-name="L7">
              <text:list-item>
                <text:p text:style-name="P764">El día 12 de mayo se celebra el día de las matemáticas. Se realizarán actividades durante los recreos de los días 15, 16 y 17.</text:p>
              </text:list-item>
              <text:list-item>
                <text:p text:style-name="P764">Huelga convocada el 9 de mayo. Se solicita apuntarse voluntariamente los participantes en la misma.</text:p>
              </text:list-item>
              <text:list-item>
                <text:p text:style-name="P764">A final de mes se realizará claustro para aprobar la oferta de materias optativas y la asignación de ámbitos de diversificación a los departamentos.</text:p>
              </text:list-item>
              <text:list-item>
                <text:p text:style-name="P765">Comienzo de Arte Docente. Se cuelgan programas en sala de profesores</text:p>
              </text:list-item>
              <text:list-item>
                <text:p text:style-name="P765">Primer encuentro de buenas prácticas “Euroeduca”. Más información en carpeta del COFO.</text:p>
              </text:list-item>
              <text:list-item>
                <text:p text:style-name="P765">En breve se colgará calendario de final de curso. Revisar y hacer llegar posibles errores.</text:p>
              </text:list-item>
              <text:list-item>
                <text:p text:style-name="P765">Los alumnos recibirán información sobre optativas antes del día 12.</text:p>
              </text:list-item>
              <text:list-item>
                <text:p text:style-name="P765">Se solicita al profesorado que los ordenadores del aula Medusa queden apagados a las 14:00</text:p>
                <text:p text:style-name="P765"/>
              </text:list-item>
            </text:list>
            <text:p text:style-name="P128">3. Aportaciones a escrito dirigido a la DG de FP</text:p>
            <text:p text:style-name="P128"/>
            <text:p text:style-name="P231">Se realizan aportaciones y se envía</text:p>
            <text:p text:style-name="P231"/>
            <text:p text:style-name="P128">4. Reutilización de servidores</text:p>
            <text:p text:style-name="P229"/>
            <text:p text:style-name="P231">Se han de obtener listado de centros y correo para elaborar circular.</text:p>
            <text:p text:style-name="P231"/>
            <text:p text:style-name="P229"><text:span text:style-name="T14">5</text:span><text:span text:style-name="T12">. </text:span><text:span text:style-name="T11">Análisis de s</text:span><text:span text:style-name="T6">eguimiento de programaciones</text:span></text:p>
            <text:p text:style-name="P368"/>
            <text:p text:style-name="P368">Se comentan los contenidos impartidos en cada módulo y materias y se debaten propuestas de coordinación y de posibles actividades a realizar.</text:p>
            <text:p text:style-name="P368"/>
            <text:p text:style-name="P124"><text:span text:style-name="T108">6</text:span>. Sugerencias y preguntas</text:p>
            <text:p text:style-name="P124"/>
            <text:p text:style-name="P223">No hay</text:p>
            <text:p text:style-name="P223"/>
          </table:table-cell>
          <table:covered-table-cell/>
          <table:covered-table-cell/>
        </table:table-row>
        <table:table-row table:style-name="Tabla44.1">
          <table:table-cell table:style-name="Tabla44.A4" table:number-columns-spanned="3" office:value-type="string">
            <text:p text:style-name="P80">TAREAS ASIGNADAS</text:p>
          </table:table-cell>
          <table:covered-table-cell/>
          <table:covered-table-cell/>
        </table:table-row>
        <text:soft-page-break/>
        <table:table-row table:style-name="Tabla44.1">
          <table:table-cell table:style-name="Tabla44.A9" table:number-columns-spanned="2" office:value-type="string">
            <text:p text:style-name="P44"/>
          </table:table-cell>
          <table:covered-table-cell/>
          <table:table-cell table:style-name="Tabla44.C9" office:value-type="string">
            <text:p text:style-name="P139">Responsable</text:p>
          </table:table-cell>
        </table:table-row>
        <table:table-row table:style-name="Tabla44.1">
          <table:table-cell table:style-name="Tabla44.A9" table:number-columns-spanned="2" office:value-type="string">
            <text:p text:style-name="P230"/>
          </table:table-cell>
          <table:covered-table-cell/>
          <table:table-cell table:style-name="Tabla44.C9" office:value-type="string">
            <text:p text:style-name="P230"/>
          </table:table-cell>
        </table:table-row>
      </table:table>
      <text:p text:style-name="P343"/>
      <text:p text:style-name="P309">Sin más asuntos que tratar se levanta la sesión, de todo lo cual yo, como Jefe del Departamento, doy fe.</text:p>
      <text:p text:style-name="P535"/>
      <text:p text:style-name="P431">EL JEFE DEL DEPARTAMENTO <text:s text:c="6"/></text:p>
      <text:p text:style-name="P431"/>
      <text:p text:style-name="P431"/>
      <text:p text:style-name="P431"/>
      <text:p text:style-name="P431"/>
      <text:p text:style-name="P431"><text:s/></text:p>
      <text:p text:style-name="P432">Iván Chillón García <text:s text:c="5"/></text:p>
      <text:p text:style-name="P432"><draw:line text:anchor-type="paragraph" draw:z-index="93" draw:style-name="gr2" draw:text-style-name="P804" svg:x1="-0.411cm" svg:y1="16.713cm" svg:x2="15.261cm" svg:y2="0.263cm"><text:p/></draw:line></text:p>
      <text:p text:style-name="P492"/>
      <table:table table:name="Tabla45" table:style-name="Tabla45">
        <table:table-column table:style-name="Tabla45.A"/>
        <table:table-column table:style-name="Tabla45.B"/>
        <table:table-row table:style-name="Tabla45.1">
          <table:table-cell table:style-name="Tabla45.A1" table:number-columns-spanned="2" office:value-type="string">
            <text:p text:style-name="P38">ACTA Nº<text:span text:style-name="T71">27</text:span></text:p>
          </table:table-cell>
          <table:covered-table-cell/>
        </table:table-row>
        <table:table-row table:style-name="Tabla45.1">
          <table:table-cell table:style-name="Tabla45.A3" office:value-type="string">
            <text:p text:style-name="P238">Asistentes:</text:p>
          </table:table-cell>
          <table:table-cell table:style-name="Tabla45.B2" office:value-type="string">
            <text:p text:style-name="P244">Fecha: </text:p>
          </table:table-cell>
        </table:table-row>
        <table:table-row table:style-name="Tabla45.1">
          <table:table-cell table:style-name="Tabla45.A3" office:value-type="string">
            <text:list xml:id="list73237679318070" text:continue-list="list73239217171140" text:style-name="WW8Num5">
              <text:list-item>
                <text:p text:style-name="P698">Ana Mª Rijo García</text:p>
              </text:list-item>
              <text:list-item>
                <text:p text:style-name="P669">Etiel Juan Domínguez Sánchez</text:p>
              </text:list-item>
              <text:list-item>
                <text:p text:style-name="P669">Iván Chillón García</text:p>
              </text:list-item>
            </text:list>
          </table:table-cell>
          <table:table-cell table:style-name="Tabla45.B3" office:value-type="string">
            <text:p text:style-name="P244"><text:span text:style-name="T75">20</text:span>/<text:span text:style-name="T41">05</text:span>/1<text:span text:style-name="T41">3</text:span></text:p>
          </table:table-cell>
        </table:table-row>
        <table:table-row table:style-name="Tabla45.1">
          <table:table-cell table:style-name="Tabla45.A4" table:number-columns-spanned="2" office:value-type="string">
            <text:p text:style-name="P244">ORDEN DEL DÍA</text:p>
          </table:table-cell>
          <table:covered-table-cell/>
        </table:table-row>
        <table:table-row table:style-name="Tabla45.1">
          <table:table-cell table:style-name="Tabla45.A5" table:number-columns-spanned="2" office:value-type="string">
            <text:p text:style-name="P344"><text:span text:style-name="T79"><text:line-break/></text:span><text:span text:style-name="T80">1. Aprobación si procede del acta de la reunión anterior </text:span></text:p>
            <text:p text:style-name="P256">2. Informe de la reunión de CCP</text:p>
            <text:p text:style-name="P256"><text:span text:style-name="T103">3. Análisis de s</text:span>eguimiento de programaciones</text:p>
            <text:p text:style-name="P256"><text:span text:style-name="T111">4</text:span>. Sugerencias y preguntas</text:p>
            <text:p text:style-name="P274"/>
          </table:table-cell>
          <table:covered-table-cell/>
        </table:table-row>
        <table:table-row table:style-name="Tabla45.1">
          <table:table-cell table:style-name="Tabla45.A4" table:number-columns-spanned="2" office:value-type="string">
            <text:p text:style-name="P244">ASPECTOS TRATADOS Y DECISIONES ADOPTADAS</text:p>
          </table:table-cell>
          <table:covered-table-cell/>
        </table:table-row>
        <table:table-row table:style-name="Tabla45.1">
          <table:table-cell table:style-name="Tabla45.A7" table:number-columns-spanned="2" office:value-type="string">
            <text:p text:style-name="P256">1. Aprobación si procede del acta de la reunión anterior</text:p>
            <text:p text:style-name="P256"/>
            <text:p text:style-name="P280">Se aprueba</text:p>
            <text:p text:style-name="P280"/>
            <text:p text:style-name="P256">2. Informe de la reunión de CCP</text:p>
            <text:p text:style-name="P256"/>
            <text:p text:style-name="P415">Se informa de los aspectos tratados en la reunión de CCP del día <text:span text:style-name="T112">14 de mayo</text:span>. De entre los puntos tratados cabe destacar:</text:p>
            <text:p text:style-name="P415"/>
            <text:list xml:id="list8781685320908188802" text:style-name="L12">
              <text:list-item>
                <text:p text:style-name="P779">Problema con libros de texto de cara al próximo curso.</text:p>
              </text:list-item>
              <text:list-item>
                <text:p text:style-name="P779">Circular remitida sobre cobro de compulsas a partir de la copia 21 de los aspirantes a las oposiciones de maestros.</text:p>
              </text:list-item>
              <text:list-item>
                <text:p text:style-name="P779">Charla organizada por el AMPA para el viernes 17 a las 19:00 en el salón de actos sobre hábitos de vida saludables.</text:p>
              </text:list-item>
              <text:list-item>
                <text:p text:style-name="P779">Abierto el proceso de adjudicación de destinos.</text:p>
              </text:list-item>
              <text:list-item>
                <text:p text:style-name="P779">Publicado cierre de planes de formación.</text:p>
              </text:list-item>
              <text:list-item>
                <text:p text:style-name="P779">Publicado adjudicación definitiva de concurso de traslados</text:p>
              </text:list-item>
              <text:list-item>
                <text:p text:style-name="P779">Arte docente. Llega por fax información sobre taller de creación literaria. Se remite por correo.</text:p>
              </text:list-item>
              <text:list-item>
                <text:p text:style-name="P779">Se anuncia por parte de este departamento la disponibilidad del aula 14. Se solicita indicar software a instalar. Se colgará cuadrante de reserva.</text:p>
                <text:p text:style-name="P779"/>
              </text:list-item>
            </text:list>
            <text:p text:style-name="P296"><text:span text:style-name="T12">3. </text:span><text:span text:style-name="T11">Análisis de s</text:span><text:span text:style-name="T6">eguimiento de programaciones</text:span></text:p>
            <text:p text:style-name="P421"/>
            <text:p text:style-name="P421">Se comentan los contenidos impartidos en cada módulo y materias y se debaten propuestas de coordinación y de posibles actividades a realizar.</text:p>
            <text:p text:style-name="P421"/>
            <text:p text:style-name="P250"><text:span text:style-name="T102">4</text:span>. Sugerencias y preguntas</text:p>
            <text:p text:style-name="P250"/>
            <text:p text:style-name="P286">No hay</text:p>
            <text:p text:style-name="P286"/>
          </table:table-cell>
          <table:covered-table-cell/>
        </table:table-row>
        <table:table-row table:style-name="Tabla45.1">
          <table:table-cell table:style-name="Tabla45.A4" table:number-columns-spanned="2" office:value-type="string">
            <text:p text:style-name="P244">TAREAS ASIGNADAS</text:p>
          </table:table-cell>
          <table:covered-table-cell/>
        </table:table-row>
      </table:table>
      <text:p text:style-name="P344"/>
      <text:p text:style-name="P311">Sin más asuntos que tratar se levanta la sesión, de todo lo cual yo, como Jefe del Departamento, doy fe.</text:p>
      <text:p text:style-name="P439">EL JEFE DEL DEPARTAMENTO <text:s text:c="6"/></text:p>
      <text:p text:style-name="P439"/>
      <text:p text:style-name="P439"/>
      <text:p text:style-name="P439"/>
      <text:p text:style-name="P445"/>
      <text:p text:style-name="P433">Iván Chillón García <text:s text:c="8"/></text:p>
      <table:table table:name="Tabla46" table:style-name="Tabla46">
        <table:table-column table:style-name="Tabla46.A"/>
        <table:table-column table:style-name="Tabla46.B"/>
        <table:table-column table:style-name="Tabla46.C"/>
        <table:table-row table:style-name="Tabla46.1">
          <table:table-cell table:style-name="Tabla46.A1" table:number-columns-spanned="3" office:value-type="string">
            <text:p text:style-name="P39">ACTA Nº<text:span text:style-name="T71">28</text:span></text:p>
          </table:table-cell>
          <table:covered-table-cell/>
          <table:covered-table-cell/>
        </table:table-row>
        <table:table-row table:style-name="Tabla46.1">
          <table:table-cell table:style-name="Tabla46.A3" office:value-type="string">
            <text:p text:style-name="P239">Asistentes:</text:p>
          </table:table-cell>
          <table:table-cell table:style-name="Tabla46.B2" table:number-columns-spanned="2" office:value-type="string">
            <text:p text:style-name="P245">Fecha: </text:p>
          </table:table-cell>
          <table:covered-table-cell/>
        </table:table-row>
        <table:table-row table:style-name="Tabla46.1">
          <table:table-cell table:style-name="Tabla46.A3" office:value-type="string">
            <text:list xml:id="list73238073674120" text:continue-list="list73237679318070" text:style-name="WW8Num5">
              <text:list-item>
                <text:p text:style-name="P699">Ana Mª Rijo García</text:p>
              </text:list-item>
              <text:list-item>
                <text:p text:style-name="P670">Etiel Juan Domínguez Sánchez</text:p>
              </text:list-item>
              <text:list-item>
                <text:p text:style-name="P670">Iván Chillón García</text:p>
              </text:list-item>
            </text:list>
          </table:table-cell>
          <table:table-cell table:style-name="Tabla46.B3" table:number-columns-spanned="2" office:value-type="string">
            <text:p text:style-name="P245"><text:span text:style-name="T75">27</text:span>/<text:span text:style-name="T41">05</text:span>/1<text:span text:style-name="T41">3</text:span></text:p>
          </table:table-cell>
          <table:covered-table-cell/>
        </table:table-row>
        <table:table-row table:style-name="Tabla46.1">
          <table:table-cell table:style-name="Tabla46.A4" table:number-columns-spanned="3" office:value-type="string">
            <text:p text:style-name="P245">ORDEN DEL DÍA</text:p>
          </table:table-cell>
          <table:covered-table-cell/>
          <table:covered-table-cell/>
        </table:table-row>
        <table:table-row table:style-name="Tabla46.1">
          <table:table-cell table:style-name="Tabla46.A5" table:number-columns-spanned="3" office:value-type="string">
            <text:p text:style-name="P345"><text:span text:style-name="T79"><text:line-break/></text:span><text:span text:style-name="T80">1. Aprobación si pr</text:span><text:span text:style-name="T82">o</text:span><text:span text:style-name="T80">cede del acta de la reunión anterior </text:span></text:p>
            <text:p text:style-name="P257">2. Informe de la reunión de CCP</text:p>
            <text:p text:style-name="P258">3. Recuperaciones de alumnos en prácticas</text:p>
            <text:p text:style-name="P257"><text:span text:style-name="T113">4. Análisis de s</text:span>eguimiento de programaciones</text:p>
            <text:p text:style-name="P257"><text:span text:style-name="T113">5</text:span>. Sugerencias y preguntas</text:p>
            <text:p text:style-name="P275"/>
          </table:table-cell>
          <table:covered-table-cell/>
          <table:covered-table-cell/>
        </table:table-row>
        <table:table-row table:style-name="Tabla46.1">
          <table:table-cell table:style-name="Tabla46.A4" table:number-columns-spanned="3" office:value-type="string">
            <text:p text:style-name="P245">ASPECTOS TRATADOS Y DECISIONES ADOPTADAS</text:p>
          </table:table-cell>
          <table:covered-table-cell/>
          <table:covered-table-cell/>
        </table:table-row>
        <table:table-row table:style-name="Tabla46.1">
          <table:table-cell table:style-name="Tabla46.A7" table:number-columns-spanned="3" office:value-type="string">
            <text:p text:style-name="P257">1. Aprobación si procede del acta de la reunión anterior</text:p>
            <text:p text:style-name="P257"/>
            <text:p text:style-name="P281">Se aprueba</text:p>
            <text:p text:style-name="P281"/>
            <text:p text:style-name="P257">2. Informe de la reunión de CCP</text:p>
            <text:p text:style-name="P257"/>
            <text:p text:style-name="P416">Se informa de los aspectos tratados en la reunión de CCP del día <text:span text:style-name="T113">21 de mayo</text:span>. De entre los puntos tratados cabe destacar:</text:p>
            <text:p text:style-name="P416"/>
            <text:list xml:id="list73239442067987" text:continue-list="list8781685320908188802" text:style-name="L12">
              <text:list-item>
                <text:p text:style-name="P780">Envío por parte de la dirección territorial de instrucciones ante posibles reclamaciones de los alumnos de 2º de bachillerato debido a lo apretado de los plazos. Se deberá hacer hincapié en que los informes deberán estar bien motivados.</text:p>
              </text:list-item>
              <text:list-item>
                <text:p text:style-name="P780">El cuadrante de evaluaciones extraordinarias para los alumnos de 2º de bachillerato está terminado. Pendiente su publicación de los resultados de las pruebas ordinarias.</text:p>
              </text:list-item>
              <text:list-item>
                <text:p text:style-name="P780">Convocatoria para la próxima semana de claustro.</text:p>
              </text:list-item>
              <text:list-item>
                <text:p text:style-name="P780">Se explica programa previsto de cara al Día de Canarias.</text:p>
              </text:list-item>
              <text:list-item>
                <text:p text:style-name="P780">Se informa de la intención por parte de la dirección territorial de nombrar sustituto para el mantenedor del centro.</text:p>
              </text:list-item>
              <text:list-item>
                <text:p text:style-name="P780">Tránsito primaria/secundaria. Los días 9 y 14 está previsto que acudan al centro los alumnos de primaria para que conozcan el centro.</text:p>
              </text:list-item>
            </text:list>
            <text:p text:style-name="P297"><text:span text:style-name="T12">3. </text:span><text:span text:style-name="T15">Recuperaciones de alumnos en prácticas</text:span></text:p>
            <text:p text:style-name="P297"/>
            <text:p text:style-name="P298">Se <text:span text:style-name="T115">comenta la posibilidad de </text:span>convocar para el día 12/VI a los alumnos en prácticas de FCT con entregas pendientes para recuperar los módulos pendientes. Así mismo se aprovechará dicha jornada para realizar actividad conjunta con los alumnos de 1º para que estos comenten con los compañeros su experiencia en las empresas. </text:p>
            <text:p text:style-name="P297"/>
            <text:p text:style-name="P297"><text:span text:style-name="T15">4.</text:span><text:span text:style-name="T11">Análisis de s</text:span><text:span text:style-name="T6">eguimiento de programaciones</text:span></text:p>
            <text:p text:style-name="P422"/>
            <text:p text:style-name="P422">Se comentan los contenidos impartidos en cada módulo y materias y se debaten propuestas de coordinación y de posibles actividades a realizar.</text:p>
            <text:p text:style-name="P422"/>
            <text:p text:style-name="P251"><text:span text:style-name="T113">5</text:span>. Sugerencias y preguntas</text:p>
            <text:p text:style-name="P287"/>
            <text:p text:style-name="P299">Se informa de que han llegado al centro catálogos de libros para el ciclo <text:span text:style-name="T114">de la editorial Mc Millan</text:span>. </text:p>
            <text:p text:style-name="P287"/>
          </table:table-cell>
          <table:covered-table-cell/>
          <table:covered-table-cell/>
        </table:table-row>
        <table:table-row table:style-name="Tabla46.1">
          <table:table-cell table:style-name="Tabla46.A4" table:number-columns-spanned="3" office:value-type="string">
            <text:p text:style-name="P245">TAREAS ASIGNADAS</text:p>
          </table:table-cell>
          <table:covered-table-cell/>
          <table:covered-table-cell/>
        </table:table-row>
        <table:table-row table:style-name="Tabla46.1">
          <table:table-cell table:style-name="Tabla46.A9" table:number-columns-spanned="2" office:value-type="string">
            <text:p text:style-name="P264"/>
          </table:table-cell>
          <table:covered-table-cell/>
          <table:table-cell table:style-name="Tabla46.C9" office:value-type="string">
            <text:p text:style-name="P269">Responsable</text:p>
          </table:table-cell>
        </table:table-row>
        <table:table-row table:style-name="Tabla46.1">
          <table:table-cell table:style-name="Tabla46.A9" table:number-columns-spanned="2" office:value-type="string">
            <text:p text:style-name="P292"/>
          </table:table-cell>
          <table:covered-table-cell/>
          <table:table-cell table:style-name="Tabla46.C9" office:value-type="string">
            <text:p text:style-name="P292"/>
          </table:table-cell>
        </table:table-row>
      </table:table>
      <text:p text:style-name="P345"/>
      <text:p text:style-name="P312"><text:soft-page-break/>Sin más asuntos que tratar se levanta la sesión, de todo lo cual yo, como Jefe del Departamento, doy fe.</text:p>
      <text:p text:style-name="P536"/>
      <text:p text:style-name="P440">EL JEFE DEL DEPARTAMENTO <text:s text:c="6"/></text:p>
      <text:p text:style-name="P440"/>
      <text:p text:style-name="P440"/>
      <text:p text:style-name="P440"/>
      <text:p text:style-name="P440"/>
      <text:p text:style-name="P446"/>
      <text:p text:style-name="P434">Iván Chillón García <text:s text:c="6"/></text:p>
      <text:p text:style-name="P493"><draw:line text:anchor-type="paragraph" draw:z-index="94" draw:style-name="gr2" draw:text-style-name="P804" svg:x1="-0.041cm" svg:y1="18.251cm" svg:x2="15.631cm" svg:y2="0.249cm"><text:p/></draw:line></text:p>
      <table:table table:name="Tabla47" table:style-name="Tabla47">
        <table:table-column table:style-name="Tabla47.A"/>
        <table:table-column table:style-name="Tabla47.B"/>
        <table:table-column table:style-name="Tabla47.C"/>
        <table:table-row table:style-name="Tabla47.1">
          <table:table-cell table:style-name="Tabla47.A1" table:number-columns-spanned="3" office:value-type="string">
            <text:p text:style-name="P40">ACTA Nº<text:span text:style-name="T71">29</text:span></text:p>
          </table:table-cell>
          <table:covered-table-cell/>
          <table:covered-table-cell/>
        </table:table-row>
        <table:table-row table:style-name="Tabla47.1">
          <table:table-cell table:style-name="Tabla47.A3" office:value-type="string">
            <text:p text:style-name="P240">Asistentes:</text:p>
          </table:table-cell>
          <table:table-cell table:style-name="Tabla47.B2" table:number-columns-spanned="2" office:value-type="string">
            <text:p text:style-name="P246">Fecha: </text:p>
          </table:table-cell>
          <table:covered-table-cell/>
        </table:table-row>
        <table:table-row table:style-name="Tabla47.1">
          <table:table-cell table:style-name="Tabla47.A3" office:value-type="string">
            <text:list xml:id="list73239306630108" text:continue-list="list73238073674120" text:style-name="WW8Num5">
              <text:list-item>
                <text:p text:style-name="P700">Ana Mª Rijo García</text:p>
              </text:list-item>
              <text:list-item>
                <text:p text:style-name="P671">Etiel Juan Domínguez Sánchez</text:p>
              </text:list-item>
              <text:list-item>
                <text:p text:style-name="P671">Iván Chillón García</text:p>
              </text:list-item>
            </text:list>
          </table:table-cell>
          <table:table-cell table:style-name="Tabla47.B3" table:number-columns-spanned="2" office:value-type="string">
            <text:p text:style-name="P246"><text:span text:style-name="T115">03</text:span>/<text:span text:style-name="T41">06</text:span>/1<text:span text:style-name="T41">3</text:span></text:p>
          </table:table-cell>
          <table:covered-table-cell/>
        </table:table-row>
        <table:table-row table:style-name="Tabla47.1">
          <table:table-cell table:style-name="Tabla47.A4" table:number-columns-spanned="3" office:value-type="string">
            <text:p text:style-name="P246">ORDEN DEL DÍA</text:p>
          </table:table-cell>
          <table:covered-table-cell/>
          <table:covered-table-cell/>
        </table:table-row>
        <table:table-row table:style-name="Tabla47.1">
          <table:table-cell table:style-name="Tabla47.A5" table:number-columns-spanned="3" office:value-type="string">
            <text:p text:style-name="P346"><text:span text:style-name="T79"><text:line-break/></text:span><text:span text:style-name="T80">1. Aprobación si procede del acta de la reunión anterior </text:span></text:p>
            <text:p text:style-name="P259">2. Informe de la reunión de CCP</text:p>
            <text:p text:style-name="P260">3. Convocatorias al centro de alumnos en prácticas</text:p>
            <text:p text:style-name="P260">4. Libro remitido por editorial</text:p>
            <text:p text:style-name="P259"><text:span text:style-name="T115">5. Análisis de s</text:span>eguimiento de programaciones</text:p>
            <text:p text:style-name="P259"><text:span text:style-name="T115">6</text:span>. Sugerencias y preguntas</text:p>
            <text:p text:style-name="P276"/>
          </table:table-cell>
          <table:covered-table-cell/>
          <table:covered-table-cell/>
        </table:table-row>
        <table:table-row table:style-name="Tabla47.1">
          <table:table-cell table:style-name="Tabla47.A4" table:number-columns-spanned="3" office:value-type="string">
            <text:p text:style-name="P246">ASPECTOS TRATADOS Y DECISIONES ADOPTADAS</text:p>
          </table:table-cell>
          <table:covered-table-cell/>
          <table:covered-table-cell/>
        </table:table-row>
        <table:table-row table:style-name="Tabla47.1">
          <table:table-cell table:style-name="Tabla47.A7" table:number-columns-spanned="3" office:value-type="string">
            <text:p text:style-name="P259">1. Aprobación si procede del acta de la reunión anterior</text:p>
            <text:p text:style-name="P259"/>
            <text:p text:style-name="P282">Se aprueba</text:p>
            <text:p text:style-name="P282"/>
            <text:p text:style-name="P259">2. Informe de la reunión de CCP</text:p>
            <text:p text:style-name="P259"/>
            <text:p text:style-name="P417">Se informa de los aspectos tratados en la reunión de CCP del día <text:span text:style-name="T115">28 de mayo</text:span>. De entre los puntos tratados cabe destacar:</text:p>
            <text:p text:style-name="P417"/>
            <text:list xml:id="list73239023475328" text:continue-list="list73239442067987" text:style-name="L12">
              <text:list-item>
                <text:p text:style-name="P781">Información general para cumplimentar competencias básicas. Se solicita:</text:p>
              </text:list-item>
              <text:list-item>
                <text:p text:style-name="P749">Antelación en su cumplimentación</text:p>
              </text:list-item>
              <text:list-item>
                <text:p text:style-name="P749">Coherencia con las calificaciones</text:p>
              </text:list-item>
              <text:list-item>
                <text:p text:style-name="P749">Rellenar en archivos creados al efecto en la carpeta de la 3ª evaluación</text:p>
              </text:list-item>
              <text:list-item>
                <text:p text:style-name="P749">Tutores serán los encargados de llevar resultados a EKADE después de la evaluación</text:p>
              </text:list-item>
              <text:list-item>
                <text:p text:style-name="P782">Se informa de la convocatoria y características del programa de inmersión lingüística en residencias escolares.</text:p>
              </text:list-item>
              <text:list-item>
                <text:p text:style-name="P782">Para los alumnos con materias pendientes las calificaciones no se pondrán en el SGD sino que se hará, directamente en el EKADE.</text:p>
              </text:list-item>
              <text:list-item>
                <text:p text:style-name="P782">Carta remitida por la asociación nacional de editores sobre malas prácticas editoriales a la hora de comercializar libros. Se deja en carpeta compartida.</text:p>
              </text:list-item>
              <text:list-item>
                <text:p text:style-name="P782">Como Ricardo probablemente se incorporará la próxima semana no se prevé que se nombre sustituto.</text:p>
              </text:list-item>
              <text:list-item>
                <text:p text:style-name="P782">En ruegos y preguntas se solicitan aportaciones de los departamentos de contenidos para la misma. También el departamento de deportes informa sobre el seguimiento del proyecto “Desafío 200” y la intención de continuar con “Espalda sana” de cara al próximo curso. Se solicita colaboración de los departamentos</text:p>
                <text:p text:style-name="P782"/>
              </text:list-item>
            </text:list>
            <text:p text:style-name="P260">3. Convocatorias al centro de alumnos en prácticas</text:p>
            <text:p text:style-name="P300"/>
            <text:p text:style-name="P301">Se acuerda realizar dos convocatorias de actividades en el centro para los alumnos de segundo del ciclo que están actualmente realizando las prácticas. Una el día 10 para que los alumnos con materias pendientes entreguen trabajos marcados y otra el día 17 para todos los alumnos.</text:p>
            <text:p text:style-name="P300"/>
            <text:p text:style-name="P260">4. Libro remitido por editorial</text:p>
            <text:p text:style-name="P300"/>
            <text:p text:style-name="P301">Se informa de que la editorial Mac Millan ha hecho llegar al centro un libro del módulo de sistemas operativos en red. Se pone a disposición de los miembros del departamento. Así mismo se comenta la posibilidad de situar en las aulas estantes con materiales de consulta para los alumnos. No se acuerda nada en este sentido.</text:p>
            <text:p text:style-name="P300"><text:soft-page-break/></text:p>
            <text:p text:style-name="P300"><text:span text:style-name="T16">5</text:span><text:span text:style-name="T12">. </text:span><text:span text:style-name="T11">Análisis de s</text:span><text:span text:style-name="T6">eguimiento de programaciones</text:span></text:p>
            <text:p text:style-name="P423"/>
            <text:p text:style-name="P423">Se comentan los contenidos impartidos en cada módulo y materias y se debaten propuestas de coordinación y de posibles actividades a realizar.</text:p>
            <text:p text:style-name="P423"/>
            <text:p text:style-name="P252"><text:span text:style-name="T115">6</text:span>. Sugerencias y preguntas</text:p>
            <text:p text:style-name="P252"/>
            <text:p text:style-name="P288">No hay</text:p>
            <text:p text:style-name="P288"/>
          </table:table-cell>
          <table:covered-table-cell/>
          <table:covered-table-cell/>
        </table:table-row>
        <table:table-row table:style-name="Tabla47.1">
          <table:table-cell table:style-name="Tabla47.A4" table:number-columns-spanned="3" office:value-type="string">
            <text:p text:style-name="P246">TAREAS ASIGNADAS</text:p>
          </table:table-cell>
          <table:covered-table-cell/>
          <table:covered-table-cell/>
        </table:table-row>
        <table:table-row table:style-name="Tabla47.1">
          <table:table-cell table:style-name="Tabla47.A9" table:number-columns-spanned="2" office:value-type="string">
            <text:p text:style-name="P265"/>
          </table:table-cell>
          <table:covered-table-cell/>
          <table:table-cell table:style-name="Tabla47.C9" office:value-type="string">
            <text:p text:style-name="P270">Responsable</text:p>
          </table:table-cell>
        </table:table-row>
        <table:table-row table:style-name="Tabla47.1">
          <table:table-cell table:style-name="Tabla47.A9" table:number-columns-spanned="2" office:value-type="string">
            <text:p text:style-name="P302">Informar a los alumnos en FCT de las convocatorias en el centro</text:p>
          </table:table-cell>
          <table:covered-table-cell/>
          <table:table-cell table:style-name="Tabla47.C9" office:value-type="string">
            <text:p text:style-name="P302">Etiel</text:p>
          </table:table-cell>
        </table:table-row>
      </table:table>
      <text:p text:style-name="P346"/>
      <text:p text:style-name="P313">Sin más asuntos que tratar se levanta la sesión, de todo lo cual yo, como Jefe del Departamento, doy fe.</text:p>
      <text:p text:style-name="P537"/>
      <text:p text:style-name="P441">EL JEFE DEL DEPARTAMENTO <text:s text:c="6"/></text:p>
      <text:p text:style-name="P441"/>
      <text:p text:style-name="P441"/>
      <text:p text:style-name="P441"/>
      <text:p text:style-name="P441"/>
      <text:p text:style-name="P447"/>
      <text:p text:style-name="P434">Iván Chillón García <text:s text:c="10"/></text:p>
      <text:p text:style-name="P494"><draw:line text:anchor-type="paragraph" draw:z-index="95" draw:style-name="gr2" draw:text-style-name="P804" svg:x1="-0.041cm" svg:y1="12.141cm" svg:x2="15.755cm" svg:y2="0.519cm"><text:p/></draw:line></text:p>
      <table:table table:name="Tabla48" table:style-name="Tabla48">
        <table:table-column table:style-name="Tabla48.A"/>
        <table:table-column table:style-name="Tabla48.B"/>
        <table:table-column table:style-name="Tabla48.C"/>
        <table:table-row table:style-name="Tabla48.1">
          <table:table-cell table:style-name="Tabla48.A1" table:number-columns-spanned="3" office:value-type="string">
            <text:p text:style-name="P41">ACTA Nº<text:span text:style-name="T116">30</text:span></text:p>
          </table:table-cell>
          <table:covered-table-cell/>
          <table:covered-table-cell/>
        </table:table-row>
        <table:table-row table:style-name="Tabla48.1">
          <table:table-cell table:style-name="Tabla48.A3" office:value-type="string">
            <text:p text:style-name="P241">Asistentes:</text:p>
          </table:table-cell>
          <table:table-cell table:style-name="Tabla48.B2" table:number-columns-spanned="2" office:value-type="string">
            <text:p text:style-name="P247">Fecha: </text:p>
          </table:table-cell>
          <table:covered-table-cell/>
        </table:table-row>
        <table:table-row table:style-name="Tabla48.1">
          <table:table-cell table:style-name="Tabla48.A3" office:value-type="string">
            <text:list xml:id="list73238918904539" text:continue-list="list73239306630108" text:style-name="WW8Num5">
              <text:list-item>
                <text:p text:style-name="P672">Etiel Juan Domínguez Sánchez</text:p>
              </text:list-item>
              <text:list-item>
                <text:p text:style-name="P672">Iván Chillón García</text:p>
              </text:list-item>
            </text:list>
          </table:table-cell>
          <table:table-cell table:style-name="Tabla48.B3" table:number-columns-spanned="2" office:value-type="string">
            <text:p text:style-name="P247"><text:span text:style-name="T116">10</text:span>/<text:span text:style-name="T41">06</text:span>/1<text:span text:style-name="T41">3</text:span></text:p>
          </table:table-cell>
          <table:covered-table-cell/>
        </table:table-row>
        <table:table-row table:style-name="Tabla48.1">
          <table:table-cell table:style-name="Tabla48.A4" table:number-columns-spanned="3" office:value-type="string">
            <text:p text:style-name="P247">ORDEN DEL DÍA</text:p>
          </table:table-cell>
          <table:covered-table-cell/>
          <table:covered-table-cell/>
        </table:table-row>
        <table:table-row table:style-name="Tabla48.1">
          <table:table-cell table:style-name="Tabla48.A5" table:number-columns-spanned="3" office:value-type="string">
            <text:p text:style-name="P347"><text:span text:style-name="T79"><text:line-break/></text:span><text:span text:style-name="T80">1. Aprobación si procede del acta de la reunión anterior </text:span></text:p>
            <text:p text:style-name="P261">2. Informe de la reunión de CCP</text:p>
            <text:p text:style-name="P261"><text:span text:style-name="T103">3. Análisis de s</text:span>eguimiento de programaciones</text:p>
            <text:p text:style-name="P261"><text:span text:style-name="T111">4</text:span>. Sugerencias y preguntas</text:p>
            <text:p text:style-name="P277"/>
          </table:table-cell>
          <table:covered-table-cell/>
          <table:covered-table-cell/>
        </table:table-row>
        <table:table-row table:style-name="Tabla48.1">
          <table:table-cell table:style-name="Tabla48.A4" table:number-columns-spanned="3" office:value-type="string">
            <text:p text:style-name="P247">ASPECTOS TRATADOS Y DECISIONES ADOPTADAS</text:p>
          </table:table-cell>
          <table:covered-table-cell/>
          <table:covered-table-cell/>
        </table:table-row>
        <table:table-row table:style-name="Tabla48.1">
          <table:table-cell table:style-name="Tabla48.A7" table:number-columns-spanned="3" office:value-type="string">
            <text:p text:style-name="P261">1. Aprobación si procede del acta de la reunión anterior</text:p>
            <text:p text:style-name="P261"/>
            <text:p text:style-name="P283">Se aprueba</text:p>
            <text:p text:style-name="P283"/>
            <text:p text:style-name="P261">2. Informe de la reunión de CCP</text:p>
            <text:p text:style-name="P261"/>
            <text:p text:style-name="P418">Se informa de los aspectos tratados en la reunión de CCP del día <text:span text:style-name="T116">4 de junio</text:span>. De entre los puntos tratados cabe destacar:</text:p>
            <text:p text:style-name="P418"/>
            <text:list xml:id="list73238235471439" text:continue-list="list73239023475328" text:style-name="L12">
              <text:list-item>
                <text:p text:style-name="P783">Instrucciones para cumplimentar notas y comentarios.</text:p>
              </text:list-item>
              <text:list-item>
                <text:p text:style-name="P783">Invitación por parte del CEP para los premios Viera y Clavijo.</text:p>
              </text:list-item>
              <text:list-item>
                <text:p text:style-name="P783">Las notas sobre pendientes se deben entregar directamente en dirección</text:p>
              </text:list-item>
              <text:list-item>
                <text:p text:style-name="P783">OMAs. Se exponen las opciones existentes. Se llevará a los departamentos para su debate y llevar posteriormente las propuestas a la CCP.</text:p>
              </text:list-item>
            </text:list>
            <text:p text:style-name="P593"/>
            <text:p text:style-name="P425">Dado que este departamento no imparte esta medida se acuerda apoyar la opción que decida la mayoría de departamentos. No se estima realizar ninguna propuesta.</text:p>
            <text:p text:style-name="P425"/>
            <text:list xml:id="list5572106279861377870" text:style-name="L13">
              <text:list-item>
                <text:p text:style-name="P677">El 21/6 se clausurará el proyecto Desafío 200. Se realizará una carrera/caminata solidaria en circuito de 1km alrededor del centro.</text:p>
              </text:list-item>
              <text:list-item>
                <text:p text:style-name="P678">Se informa de que el CEP necesita cubrir dos plazas de asesor. El plazo para presentar solicitudes termina el 10 de junio.</text:p>
              </text:list-item>
            </text:list>
            <text:p text:style-name="P592"/>
            <text:p text:style-name="P303"><text:span text:style-name="T12">3. </text:span><text:span text:style-name="T11">Análisis de s</text:span><text:span text:style-name="T6">eguimiento de programaciones</text:span></text:p>
            <text:p text:style-name="P424"/>
            <text:p text:style-name="P424">Se comentan los contenidos impartidos en cada módulo y materias y se debaten propuestas de coordinación y de posibles actividades a realizar.</text:p>
            <text:p text:style-name="P424"/>
            <text:p text:style-name="P253"><text:span text:style-name="T102">4</text:span>. Sugerencias y preguntas</text:p>
            <text:p text:style-name="P253"/>
            <text:p text:style-name="P289">No hay</text:p>
            <text:p text:style-name="P289"/>
          </table:table-cell>
          <table:covered-table-cell/>
          <table:covered-table-cell/>
        </table:table-row>
        <table:table-row table:style-name="Tabla48.1">
          <table:table-cell table:style-name="Tabla48.A4" table:number-columns-spanned="3" office:value-type="string">
            <text:p text:style-name="P247">TAREAS ASIGNADAS</text:p>
          </table:table-cell>
          <table:covered-table-cell/>
          <table:covered-table-cell/>
        </table:table-row>
        <table:table-row table:style-name="Tabla48.1">
          <table:table-cell table:style-name="Tabla48.A9" table:number-columns-spanned="2" office:value-type="string">
            <text:p text:style-name="P266"/>
          </table:table-cell>
          <table:covered-table-cell/>
          <table:table-cell table:style-name="Tabla48.C9" office:value-type="string">
            <text:p text:style-name="P271">Responsable</text:p>
          </table:table-cell>
        </table:table-row>
        <table:table-row table:style-name="Tabla48.1">
          <table:table-cell table:style-name="Tabla48.A9" table:number-columns-spanned="2" office:value-type="string">
            <text:p text:style-name="P293"/>
          </table:table-cell>
          <table:covered-table-cell/>
          <table:table-cell table:style-name="Tabla48.C9" office:value-type="string">
            <text:p text:style-name="P293"/>
          </table:table-cell>
        </table:table-row>
      </table:table>
      <text:p text:style-name="P347"/>
      <text:p text:style-name="P314"/>
      <text:p text:style-name="P314">Sin más asuntos que tratar se levanta la sesión, de todo lo cual yo, como Jefe del Departamento, doy fe.</text:p>
      <text:p text:style-name="P538"/>
      <text:p text:style-name="P442"/>
      <text:p text:style-name="P442"><text:soft-page-break/>EL JEFE DEL DEPARTAMENTO <text:s text:c="6"/></text:p>
      <text:p text:style-name="P442"/>
      <text:p text:style-name="P442"/>
      <text:p text:style-name="P442"/>
      <text:p text:style-name="P442"/>
      <text:p text:style-name="P448"/>
      <text:p text:style-name="P435">Iván Chillón García <text:s text:c="5"/></text:p>
      <text:p text:style-name="P495"><draw:line text:anchor-type="paragraph" draw:z-index="96" draw:style-name="gr2" draw:text-style-name="P804" svg:x1="0.012cm" svg:y1="19.257cm" svg:x2="15.631cm" svg:y2="0.249cm"><text:p/></draw:line></text:p>
      <table:table table:name="Tabla49" table:style-name="Tabla49">
        <table:table-column table:style-name="Tabla49.A"/>
        <table:table-column table:style-name="Tabla49.B"/>
        <table:table-column table:style-name="Tabla49.C"/>
        <table:table-row table:style-name="Tabla49.1">
          <table:table-cell table:style-name="Tabla49.A1" table:number-columns-spanned="3" office:value-type="string">
            <text:p text:style-name="P42">ACTA Nº<text:span text:style-name="T117">31</text:span></text:p>
          </table:table-cell>
          <table:covered-table-cell/>
          <table:covered-table-cell/>
        </table:table-row>
        <table:table-row table:style-name="Tabla49.1">
          <table:table-cell table:style-name="Tabla49.A3" office:value-type="string">
            <text:p text:style-name="P242">Asistentes:</text:p>
          </table:table-cell>
          <table:table-cell table:style-name="Tabla49.B2" table:number-columns-spanned="2" office:value-type="string">
            <text:p text:style-name="P248">Fecha: </text:p>
          </table:table-cell>
          <table:covered-table-cell/>
        </table:table-row>
        <table:table-row table:style-name="Tabla49.1">
          <table:table-cell table:style-name="Tabla49.A3" office:value-type="string">
            <text:list xml:id="list73237831513030" text:continue-list="list73238918904539" text:style-name="WW8Num5">
              <text:list-item>
                <text:p text:style-name="P701">Ana Mª Rijo García</text:p>
              </text:list-item>
              <text:list-item>
                <text:p text:style-name="P673">Etiel Juan Domínguez Sánchez</text:p>
              </text:list-item>
              <text:list-item>
                <text:p text:style-name="P673">Iván Chillón García</text:p>
              </text:list-item>
            </text:list>
          </table:table-cell>
          <table:table-cell table:style-name="Tabla49.B3" table:number-columns-spanned="2" office:value-type="string">
            <text:p text:style-name="P248"><text:span text:style-name="T117">17</text:span>/<text:span text:style-name="T41">06</text:span>/1<text:span text:style-name="T41">3</text:span></text:p>
          </table:table-cell>
          <table:covered-table-cell/>
        </table:table-row>
        <table:table-row table:style-name="Tabla49.1">
          <table:table-cell table:style-name="Tabla49.A4" table:number-columns-spanned="3" office:value-type="string">
            <text:p text:style-name="P248">ORDEN DEL DÍA</text:p>
          </table:table-cell>
          <table:covered-table-cell/>
          <table:covered-table-cell/>
        </table:table-row>
        <table:table-row table:style-name="Tabla49.1">
          <table:table-cell table:style-name="Tabla49.A5" table:number-columns-spanned="3" office:value-type="string">
            <text:p text:style-name="P348"><text:span text:style-name="T79"><text:line-break/></text:span><text:span text:style-name="T80">1. Aprobación si procede del acta de la reunión anterior </text:span></text:p>
            <text:p text:style-name="P262">2. Informe de la reunión de CCP</text:p>
            <text:p text:style-name="P262"><text:span text:style-name="T103">3. Análisis de s</text:span>eguimiento de programaciones</text:p>
            <text:p text:style-name="P262"><text:span text:style-name="T111">4</text:span>. Sugerencias y preguntas</text:p>
            <text:p text:style-name="P278"/>
          </table:table-cell>
          <table:covered-table-cell/>
          <table:covered-table-cell/>
        </table:table-row>
        <table:table-row table:style-name="Tabla49.1">
          <table:table-cell table:style-name="Tabla49.A4" table:number-columns-spanned="3" office:value-type="string">
            <text:p text:style-name="P248">ASPECTOS TRATADOS Y DECISIONES ADOPTADAS</text:p>
          </table:table-cell>
          <table:covered-table-cell/>
          <table:covered-table-cell/>
        </table:table-row>
        <table:table-row table:style-name="Tabla49.1">
          <table:table-cell table:style-name="Tabla49.A7" table:number-columns-spanned="3" office:value-type="string">
            <text:p text:style-name="P262">1. Aprobación si procede del acta de la reunión anterior</text:p>
            <text:p text:style-name="P262"/>
            <text:p text:style-name="P284">Se aprueba</text:p>
            <text:p text:style-name="P284"/>
            <text:p text:style-name="P262">2. Informe de la reunión de CCP</text:p>
            <text:p text:style-name="P262"/>
            <text:p text:style-name="P419">Se informa de los aspectos tratados en la reunión de CCP del día <text:span text:style-name="T117">11 de junio</text:span>. De entre los puntos tratados cabe destacar:</text:p>
            <text:p text:style-name="P419"/>
            <text:list xml:id="list73239278319818" text:continue-list="list73238235471439" text:style-name="L12">
              <text:list-item>
                <text:p text:style-name="P784">Por motivos de seguridad se quitará la valla del perímetro del centro. Llevar a departamentos la propuesta de invertir o no en nuevas. La consejería no impone que el centro deba disponer de las mismas.</text:p>
              </text:list-item>
              <text:list-item>
                <text:p text:style-name="P784">Los departamentos comentan sus propuestas en cuanto a las OMAs. En general se impone el criterio de mantener la medida actual. La medida se aprobará en claustro.</text:p>
              </text:list-item>
              <text:list-item>
                <text:p text:style-name="P785">Se anuncia la convocatoria del plan de formación en centros para el curso 2013/14.</text:p>
              </text:list-item>
              <text:list-item>
                <text:p text:style-name="P785">Se deberán elaborar orientaciones para los alumnos con materias pendientes para septiembre. Se colgarán en la web del centro.</text:p>
              </text:list-item>
              <text:list-item>
                <text:p text:style-name="P785">Se informa de expediente abierto a alumno de 2º de ESO que fue resuelto de forma conciliada.</text:p>
                <text:p text:style-name="P785"/>
              </text:list-item>
            </text:list>
            <text:p text:style-name="P304"><text:span text:style-name="T12">3. </text:span><text:span text:style-name="T11">Análisis de s</text:span><text:span text:style-name="T6">eguimiento de programaciones</text:span></text:p>
            <text:p text:style-name="P426"/>
            <text:p text:style-name="P426">Se comentan los contenidos impartidos en cada módulo y materias y se debaten propuestas de coordinación y de posibles actividades a realizar.</text:p>
            <text:p text:style-name="P426"/>
            <text:p text:style-name="P254"><text:span text:style-name="T102">4</text:span>. Sugerencias y preguntas</text:p>
            <text:p text:style-name="P254"/>
            <text:p text:style-name="P290">No hay</text:p>
            <text:p text:style-name="P290"/>
          </table:table-cell>
          <table:covered-table-cell/>
          <table:covered-table-cell/>
        </table:table-row>
        <table:table-row table:style-name="Tabla49.1">
          <table:table-cell table:style-name="Tabla49.A4" table:number-columns-spanned="3" office:value-type="string">
            <text:p text:style-name="P248">TAREAS ASIGNADAS</text:p>
          </table:table-cell>
          <table:covered-table-cell/>
          <table:covered-table-cell/>
        </table:table-row>
        <table:table-row table:style-name="Tabla49.1">
          <table:table-cell table:style-name="Tabla49.A9" table:number-columns-spanned="2" office:value-type="string">
            <text:p text:style-name="P267"/>
          </table:table-cell>
          <table:covered-table-cell/>
          <table:table-cell table:style-name="Tabla49.C9" office:value-type="string">
            <text:p text:style-name="P272">Responsable</text:p>
          </table:table-cell>
        </table:table-row>
        <table:table-row table:style-name="Tabla49.1">
          <table:table-cell table:style-name="Tabla49.A9" table:number-columns-spanned="2" office:value-type="string">
            <text:p text:style-name="P294"/>
          </table:table-cell>
          <table:covered-table-cell/>
          <table:table-cell table:style-name="Tabla49.C9" office:value-type="string">
            <text:p text:style-name="P294"/>
          </table:table-cell>
        </table:table-row>
      </table:table>
      <text:p text:style-name="P348"/>
      <text:p text:style-name="P315">Sin más asuntos que tratar se levanta la sesión, de todo lo cual yo, como Jefe del Departamento, doy fe.</text:p>
      <text:p text:style-name="P443">EL JEFE DEL DEPARTAMENTO <text:s text:c="6"/></text:p>
      <text:p text:style-name="P443"/>
      <text:p text:style-name="P443"/>
      <text:p text:style-name="P449"/>
      <text:p text:style-name="P436">Iván Chillón García <text:s text:c="8"/></text:p>
      <table:table table:name="Tabla50" table:style-name="Tabla50">
        <table:table-column table:style-name="Tabla50.A"/>
        <table:table-column table:style-name="Tabla50.B"/>
        <table:table-column table:style-name="Tabla50.C"/>
        <table:table-row table:style-name="Tabla50.1">
          <table:table-cell table:style-name="Tabla50.A1" table:number-columns-spanned="3" office:value-type="string">
            <text:p text:style-name="P43">ACTA Nº<text:span text:style-name="T118">32</text:span></text:p>
          </table:table-cell>
          <table:covered-table-cell/>
          <table:covered-table-cell/>
        </table:table-row>
        <table:table-row table:style-name="Tabla50.1">
          <table:table-cell table:style-name="Tabla50.A3" office:value-type="string">
            <text:p text:style-name="P243">Asistentes:</text:p>
          </table:table-cell>
          <table:table-cell table:style-name="Tabla50.B2" table:number-columns-spanned="2" office:value-type="string">
            <text:p text:style-name="P249">Fecha: </text:p>
          </table:table-cell>
          <table:covered-table-cell/>
        </table:table-row>
        <table:table-row table:style-name="Tabla50.1">
          <table:table-cell table:style-name="Tabla50.A3" office:value-type="string">
            <text:list xml:id="list73239387110108" text:continue-list="list73237831513030" text:style-name="WW8Num5">
              <text:list-item>
                <text:p text:style-name="P702">Ana Mª Rijo García</text:p>
              </text:list-item>
              <text:list-item>
                <text:p text:style-name="P674">Etiel Juan Domínguez Sánchez</text:p>
              </text:list-item>
              <text:list-item>
                <text:p text:style-name="P674">Iván Chillón García</text:p>
              </text:list-item>
            </text:list>
          </table:table-cell>
          <table:table-cell table:style-name="Tabla50.B3" table:number-columns-spanned="2" office:value-type="string">
            <text:p text:style-name="P249"><text:span text:style-name="T118">24</text:span>/<text:span text:style-name="T41">06</text:span>/1<text:span text:style-name="T41">3</text:span></text:p>
          </table:table-cell>
          <table:covered-table-cell/>
        </table:table-row>
        <table:table-row table:style-name="Tabla50.1">
          <table:table-cell table:style-name="Tabla50.A4" table:number-columns-spanned="3" office:value-type="string">
            <text:p text:style-name="P249">ORDEN DEL DÍA</text:p>
          </table:table-cell>
          <table:covered-table-cell/>
          <table:covered-table-cell/>
        </table:table-row>
        <table:table-row table:style-name="Tabla50.1">
          <table:table-cell table:style-name="Tabla50.A5" table:number-columns-spanned="3" office:value-type="string">
            <text:p text:style-name="P349"><text:span text:style-name="T79"><text:line-break/></text:span><text:span text:style-name="T80">1. Aprobación si procede del acta de la reunión anterior </text:span></text:p>
            <text:p text:style-name="P263">2. Informe de la reunión de CCP</text:p>
            <text:p text:style-name="P676">3. Análisis final de resultados y memoria del departamento</text:p>
            <text:p text:style-name="P263"><text:span text:style-name="T111">4</text:span>. Sugerencias y preguntas</text:p>
            <text:p text:style-name="P279"/>
          </table:table-cell>
          <table:covered-table-cell/>
          <table:covered-table-cell/>
        </table:table-row>
        <table:table-row table:style-name="Tabla50.1">
          <table:table-cell table:style-name="Tabla50.A4" table:number-columns-spanned="3" office:value-type="string">
            <text:p text:style-name="P249">ASPECTOS TRATADOS Y DECISIONES ADOPTADAS</text:p>
          </table:table-cell>
          <table:covered-table-cell/>
          <table:covered-table-cell/>
        </table:table-row>
        <table:table-row table:style-name="Tabla50.1">
          <table:table-cell table:style-name="Tabla50.A7" table:number-columns-spanned="3" office:value-type="string">
            <text:p text:style-name="P263">1. Aprobación si procede del acta de la reunión anterior</text:p>
            <text:p text:style-name="P263"/>
            <text:p text:style-name="P285">Se aprueba</text:p>
            <text:p text:style-name="P285"/>
            <text:p text:style-name="P263">2. Informe de la reunión de CCP</text:p>
            <text:p text:style-name="P263"/>
            <text:p text:style-name="P420">Se informa de los aspectos tratados en la reunión de CCP del día _. De entre los puntos tratados cabe destacar:</text:p>
            <text:p text:style-name="P420"/>
            <text:list xml:id="list73237894556685" text:continue-list="list73239278319818" text:style-name="L12">
              <text:list-item>
                <text:p text:style-name="P786"/>
              </text:list-item>
            </text:list>
            <text:p text:style-name="P305"><text:span text:style-name="T12">3. </text:span><text:span text:style-name="T11">Análisis </text:span><text:span text:style-name="T17">final de resultados y memoria del departamento</text:span></text:p>
            <text:p text:style-name="P427"/>
            <text:p text:style-name="P428">Se aprueba la memoria del departamento que se adjunta como anexo I al acta de esta reunión</text:p>
            <text:p text:style-name="P427"/>
            <text:p text:style-name="P255"><text:span text:style-name="T102">4</text:span>. Sugerencias y preguntas</text:p>
            <text:p text:style-name="P255"/>
            <text:p text:style-name="P291">No hay</text:p>
            <text:p text:style-name="P291"/>
          </table:table-cell>
          <table:covered-table-cell/>
          <table:covered-table-cell/>
        </table:table-row>
        <table:table-row table:style-name="Tabla50.1">
          <table:table-cell table:style-name="Tabla50.A4" table:number-columns-spanned="3" office:value-type="string">
            <text:p text:style-name="P249">TAREAS ASIGNADAS</text:p>
          </table:table-cell>
          <table:covered-table-cell/>
          <table:covered-table-cell/>
        </table:table-row>
        <table:table-row table:style-name="Tabla50.1">
          <table:table-cell table:style-name="Tabla50.A9" table:number-columns-spanned="2" office:value-type="string">
            <text:p text:style-name="P268"/>
          </table:table-cell>
          <table:covered-table-cell/>
          <table:table-cell table:style-name="Tabla50.C9" office:value-type="string">
            <text:p text:style-name="P273">Responsable</text:p>
          </table:table-cell>
        </table:table-row>
        <table:table-row table:style-name="Tabla50.1">
          <table:table-cell table:style-name="Tabla50.A9" table:number-columns-spanned="2" office:value-type="string">
            <text:p text:style-name="P295"/>
          </table:table-cell>
          <table:covered-table-cell/>
          <table:table-cell table:style-name="Tabla50.C9" office:value-type="string">
            <text:p text:style-name="P295"/>
          </table:table-cell>
        </table:table-row>
      </table:table>
      <text:p text:style-name="P349"/>
      <text:p text:style-name="P316">Sin más asuntos que tratar se levanta la sesión, de todo lo cual yo, como Jefe del Departamento, doy fe.</text:p>
      <text:p text:style-name="P539"/>
      <text:p text:style-name="P444">EL JEFE DEL DEPARTAMENTO <text:s text:c="6"/></text:p>
      <text:p text:style-name="P444"/>
      <text:p text:style-name="P444"/>
      <text:p text:style-name="P444"/>
      <text:p text:style-name="P444"/>
      <text:p text:style-name="P450"/>
      <text:p text:style-name="P437">Iván Chillón García <text:s text:c="8"/></text:p>
      <text:p text:style-name="P437"/>
      <text:p text:style-name="P430"/>
      <text:p text:style-name="P430">Anexo I. Memoria del departamento:</text:p>
      <text:p text:style-name="P438"/>
      <text:p text:style-name="P307">El Departamento didáctico citado, una vez realizado el análisis de los resultados correspondientes a la <text:span text:style-name="T5">evaluación final</text:span>, expresa las siguientes consideraciones:</text:p>
      <text:p text:style-name="P307"/>
      <text:p text:style-name="P594"><text:soft-page-break/>1.- Grado de cumplimiento y desarrollo de la programación.</text:p>
      <text:p text:style-name="P595">4ESO: Faltó manejo del Outlook.</text:p>
      <text:p text:style-name="P595"/>
      <text:p text:style-name="P595">HW: Faltó profundizar en la reparación de portátiles.</text:p>
      <text:p text:style-name="P595"/>
      <text:p text:style-name="P595">REO: Faltó UT sobre la capa de transporte, se trabajarán los contenidos en el módulo de segundo curso de Servicios en Red.</text:p>
      <text:p text:style-name="P595"/>
      <text:p text:style-name="P596"><text:span text:style-name="T28">Aplicaciones Ofimáticas: </text:span><text:span text:style-name="T27">Se han impartido las unidades de trabajo programadas, salvo la UT9, que, previo acuerdo del departamento, <text:s/>se ha sustituido por una introducción al lenguaje de marcas html. Este cambio se ha realizado porque en </text:span></text:p>
      <text:p text:style-name="P596"><text:span text:style-name="T27">Fundamentos de Hardware ya se trabajan los contenidos de la UT9: <text:s/>Técnicas de soporte; y se consideró más interesante que el alumnado tuviera algún conocimiento de html ya que es </text:span><text:span text:style-name="T29">soporte</text:span><text:span text:style-name="T27"> para segundo curso.</text:span></text:p>
      <text:p text:style-name="P595"/>
      <text:p text:style-name="P597">En el resto de módulos se imparten completamente todas las unidades programadas</text:p>
      <text:p text:style-name="P598"/>
      <text:p text:style-name="P597"/>
      <text:p text:style-name="P600">2.- Actuaciones realizadas para mejorar los niveles de adquisición de las Competencias Básicas.</text:p>
      <text:p text:style-name="P597"/>
      <text:p text:style-name="P597">4ESO: El alumno utiliza indivividualmente el ordenador para realizar actividades online mediante tutorial a su ritmo y con asistencia individual del profesor cuando tenga dificultades.</text:p>
      <text:p text:style-name="P597"/>
      <text:p text:style-name="P600">3.- Aspectos positivos y dificultades encontradas.</text:p>
      <text:p text:style-name="P595"/>
      <text:p text:style-name="P595">Positivo: Interés por la informática en gran parte del alumnado. <text:span text:style-name="T119">D</text:span><text:span text:style-name="T27">estacar </text:span><text:span text:style-name="T29">también la</text:span><text:span text:style-name="T27"> coordinación del departamento en cuanto a todas las <text:s/>decisiones que se tomaron, tanto docentes, como de organización. Trato con los padres/madres y actuaciones con el alumnado.</text:span></text:p>
      <text:p text:style-name="P599"/>
      <text:p text:style-name="P595"><text:span text:style-name="T27">Aspecto negativo la necesidad de una actualización de los equipos que resultan un tanto obsoletos para algunos de los contenidos a impartir, como es el trabajo con máquinas virtuales o las prácticas de tratamiento de imagen o vídeo. </text:span>Uso del móvil de muchos alumnos. Tendencia al mínimo esfuerzo y al plagio. Obsolescencia de los equipos (aula Medusa y 1º CFGM) e instalaciones.</text:p>
      <text:p text:style-name="P595"/>
      <text:p text:style-name="P600">4.- Propuestas de mejora dirigidas al centro.</text:p>
      <text:p text:style-name="P600"/>
      <text:p text:style-name="P595">Mejora del ancho de banda y el mobiliario. Pintura de las aulas.</text:p>
      <text:p text:style-name="P595"/>
      <text:p text:style-name="P600">5.- Sugerencias a la administración.</text:p>
      <text:p text:style-name="P600"/>
      <text:p text:style-name="P597"><text:span text:style-name="T61">Agilización de la construcción del nuevo centro. Mejoras en la dotación de los ciclos y en formación para el profesorado en contenidos específicos del ciclo. Incrementar la </text:span><text:soft-page-break/><text:span text:style-name="T61">oferta formativa en plazas y ciclos en la isla para evitar que muchos alumnos escojan sus estudios en última opción al no haber otra posibilidad.</text:span></text:p>
      <text:p text:style-name="P350"/>
      <text:p text:style-name="P582"/>
      <text:p text:style-name="P336"/>
      <text:p text:style-name="P336"/>
      <text:p text:style-name="P336">4º ESO: INFORMÁTICA</text:p>
      <text:p text:style-name="P308">Resultados escolares - Datos cuantitativos</text:p>
      <table:table table:name="Tabla51" table:style-name="Tabla51">
        <table:table-column table:style-name="Tabla51.A"/>
        <table:table-column table:style-name="Tabla51.B" table:number-columns-repeated="2"/>
        <table:table-column table:style-name="Tabla51.D"/>
        <table:table-column table:style-name="Tabla51.E"/>
        <table:table-column table:style-name="Tabla51.F"/>
        <table:table-row table:style-name="Tabla51.1">
          <table:table-cell table:style-name="Tabla51.A1" office:value-type="string">
            <text:p text:style-name="P583"/>
            <text:p text:style-name="P585">E.S.O.</text:p>
          </table:table-cell>
          <table:table-cell table:style-name="Tabla51.A1" office:value-type="string">
            <text:p text:style-name="P585">Alumnado evaluado</text:p>
          </table:table-cell>
          <table:table-cell table:style-name="Tabla51.A1" office:value-type="string">
            <text:p text:style-name="P585">Evaluación positiva</text:p>
          </table:table-cell>
          <table:table-cell table:style-name="Tabla51.A1" office:value-type="string">
            <text:p text:style-name="P583"/>
            <text:p text:style-name="P585">%</text:p>
          </table:table-cell>
          <table:table-cell table:style-name="Tabla51.A1" office:value-type="string">
            <text:p text:style-name="P585">Evaluación negativa</text:p>
          </table:table-cell>
          <table:table-cell table:style-name="Tabla51.F1" office:value-type="string">
            <text:p text:style-name="P583"/>
            <text:p text:style-name="P585">%</text:p>
          </table:table-cell>
        </table:table-row>
        <table:table-row table:style-name="Tabla51.1">
          <table:table-cell table:style-name="Tabla51.A2" office:value-type="string">
            <text:p text:style-name="P585">4º CURSO</text:p>
          </table:table-cell>
          <table:table-cell table:style-name="Tabla51.B2" office:value-type="string">
            <text:p text:style-name="P584">21</text:p>
          </table:table-cell>
          <table:table-cell table:style-name="Tabla51.C2" office:value-type="string">
            <text:p text:style-name="P584">19</text:p>
          </table:table-cell>
          <table:table-cell table:style-name="Tabla51.D2" office:value-type="string">
            <text:p text:style-name="P584">90</text:p>
          </table:table-cell>
          <table:table-cell table:style-name="Tabla51.E2" office:value-type="string">
            <text:p text:style-name="P584">2</text:p>
          </table:table-cell>
          <table:table-cell table:style-name="Tabla51.F2" office:value-type="string">
            <text:p text:style-name="P584">10</text:p>
          </table:table-cell>
        </table:table-row>
      </table:table>
      <text:p text:style-name="P601"/>
      <table:table table:name="Tabla52" table:style-name="Tabla52">
        <table:table-column table:style-name="Tabla52.A"/>
        <table:table-row table:style-name="Tabla52.1">
          <table:table-cell table:style-name="Tabla52.A1" office:value-type="string">
            <text:p text:style-name="P585">ANÁLISIS DE LOS RESULTADOS:</text:p>
          </table:table-cell>
        </table:table-row>
        <table:table-row table:style-name="Tabla52.1">
          <table:table-cell table:style-name="Tabla52.A2" office:value-type="string">
            <text:p text:style-name="P559"/>
            <text:p text:style-name="P560">En general se ha tratado un grupo trabajador y de buen comportamiento. Los suspendidos han sido por abandono de los estudios en el tercer trimestre. Sólo al final se ha percibido cierto cansancio y relajación.</text:p>
            <text:p text:style-name="P560"/>
          </table:table-cell>
        </table:table-row>
        <table:table-row table:style-name="Tabla52.1">
          <table:table-cell table:style-name="Tabla52.A1" office:value-type="string">
            <text:p text:style-name="P585">PROPUESTAS DE MEJORA</text:p>
          </table:table-cell>
        </table:table-row>
        <table:table-row table:style-name="Tabla52.1">
          <table:table-cell table:style-name="Tabla52.A4" office:value-type="string">
            <text:p text:style-name="P559">A la hora de realizar las actividades y exámenes es <text:s/>difícil controlar que se copien. Sería interesante pensar en una manera de evitar que los ordenadores estén en red durante la hora del examen. </text:p>
            <text:p text:style-name="P559">También disminuir <text:s/>el peso de la nota de clase ayudaría a distinguir realmente los alumnos de más nivel de aquellos que se aprovechan del trabajo de sus compañeros.</text:p>
            <text:p text:style-name="P560"/>
          </table:table-cell>
        </table:table-row>
      </table:table>
      <text:p text:style-name="P562"/>
      <text:p text:style-name="P572">1º CFGM Sistemas Microinformáticos en Red</text:p>
      <text:p text:style-name="P572"/>
      <text:p text:style-name="P572">MÓDULO: MONTAJE Y MANTENIMIENTO DE EQUIPOS</text:p>
      <text:p text:style-name="P568"/>
      <table:table table:name="Tabla53" table:style-name="Tabla53">
        <table:table-column table:style-name="Tabla53.A"/>
        <table:table-column table:style-name="Tabla53.B" table:number-columns-repeated="2"/>
        <table:table-column table:style-name="Tabla53.D"/>
        <table:table-column table:style-name="Tabla53.E"/>
        <table:table-column table:style-name="Tabla53.F"/>
        <table:table-row table:style-name="Tabla53.1">
          <table:table-cell table:style-name="Tabla53.A1" office:value-type="string">
            <text:p text:style-name="P583"/>
            <text:p text:style-name="P585">CFGM</text:p>
          </table:table-cell>
          <table:table-cell table:style-name="Tabla53.A1" office:value-type="string">
            <text:p text:style-name="P585">Alumnado evaluado</text:p>
          </table:table-cell>
          <table:table-cell table:style-name="Tabla53.A1" office:value-type="string">
            <text:p text:style-name="P585">Evaluación positiva</text:p>
          </table:table-cell>
          <table:table-cell table:style-name="Tabla53.A1" office:value-type="string">
            <text:p text:style-name="P583"/>
            <text:p text:style-name="P585">%</text:p>
          </table:table-cell>
          <table:table-cell table:style-name="Tabla53.A1" office:value-type="string">
            <text:p text:style-name="P585">Evaluación negativa</text:p>
          </table:table-cell>
          <table:table-cell table:style-name="Tabla53.F1" office:value-type="string">
            <text:p text:style-name="P583"/>
            <text:p text:style-name="P585">%</text:p>
          </table:table-cell>
        </table:table-row>
        <table:table-row table:style-name="Tabla53.1">
          <table:table-cell table:style-name="Tabla53.A2" office:value-type="string">
            <text:p text:style-name="P584">1º</text:p>
            <text:p text:style-name="P585"/>
          </table:table-cell>
          <table:table-cell table:style-name="Tabla53.B2" office:value-type="string">
            <text:p text:style-name="P584">21</text:p>
          </table:table-cell>
          <table:table-cell table:style-name="Tabla53.C2" office:value-type="string">
            <text:p text:style-name="P584">14</text:p>
          </table:table-cell>
          <table:table-cell table:style-name="Tabla53.D2" office:value-type="string">
            <text:p text:style-name="P584">67</text:p>
          </table:table-cell>
          <table:table-cell table:style-name="Tabla53.E2" office:value-type="string">
            <text:p text:style-name="P584">7</text:p>
          </table:table-cell>
          <table:table-cell table:style-name="Tabla53.F2" office:value-type="string">
            <text:p text:style-name="P584">33</text:p>
          </table:table-cell>
        </table:table-row>
      </table:table>
      <text:p text:style-name="P601"/>
      <table:table table:name="Tabla54" table:style-name="Tabla54">
        <table:table-column table:style-name="Tabla54.A"/>
        <table:table-row table:style-name="Tabla54.1">
          <table:table-cell table:style-name="Tabla54.A1" office:value-type="string">
            <text:p text:style-name="P585">ANÁLISIS DE LOS RESULTADOS:</text:p>
          </table:table-cell>
        </table:table-row>
        <table:table-row table:style-name="Tabla54.1">
          <table:table-cell table:style-name="Tabla54.A2" office:value-type="string">
            <text:p text:style-name="P563">Un grupo de poco nivel medio aunque poco absentista lo que ha propiciado que la nota de clase haya ayudado a aprobar el módulo a ciertos alumnos de bajo rendimiento en los exámenes. Así, aunque con bajas notas, ha aprobado un gran porcentaje.</text:p>
            <text:p text:style-name="P563"/>
          </table:table-cell>
        </table:table-row>
        <table:table-row table:style-name="Tabla54.1">
          <table:table-cell table:style-name="Tabla54.A1" office:value-type="string">
            <text:p text:style-name="P585">PROPUESTAS DE MEJORA</text:p>
          </table:table-cell>
        </table:table-row>
        <table:table-row table:style-name="Tabla54.1">
          <table:table-cell table:style-name="Tabla54.A4" office:value-type="string">
            <text:p text:style-name="P563">Renovar y ampliar el material de trabajo: Equipos, herramientas, ancho de banda…</text:p>
            <text:p text:style-name="P567"/>
            <text:p text:style-name="P562"/>
          </table:table-cell>
        </table:table-row>
      </table:table>
      <text:p text:style-name="P569"/>
      <text:p text:style-name="P568"/>
      <text:p text:style-name="P568"/>
      <text:p text:style-name="P568"><text:soft-page-break/></text:p>
      <text:p text:style-name="P572">MÓDULO: Aplicaciones Ofimáticas</text:p>
      <text:p text:style-name="P568"/>
      <table:table table:name="Tabla55" table:style-name="Tabla55">
        <table:table-column table:style-name="Tabla55.A"/>
        <table:table-column table:style-name="Tabla55.B" table:number-columns-repeated="2"/>
        <table:table-column table:style-name="Tabla55.D"/>
        <table:table-column table:style-name="Tabla55.E"/>
        <table:table-column table:style-name="Tabla55.F"/>
        <table:table-row table:style-name="Tabla55.1">
          <table:table-cell table:style-name="Tabla55.A1" office:value-type="string">
            <text:p text:style-name="P583"/>
            <text:p text:style-name="P564">CFGM</text:p>
          </table:table-cell>
          <table:table-cell table:style-name="Tabla55.A1" office:value-type="string">
            <text:p text:style-name="P585">Alumnado evaluado</text:p>
          </table:table-cell>
          <table:table-cell table:style-name="Tabla55.A1" office:value-type="string">
            <text:p text:style-name="P585">Evaluación positiva</text:p>
          </table:table-cell>
          <table:table-cell table:style-name="Tabla55.A1" office:value-type="string">
            <text:p text:style-name="P583"/>
            <text:p text:style-name="P585">%</text:p>
          </table:table-cell>
          <table:table-cell table:style-name="Tabla55.A1" office:value-type="string">
            <text:p text:style-name="P585">Evaluación negativa</text:p>
          </table:table-cell>
          <table:table-cell table:style-name="Tabla55.F1" office:value-type="string">
            <text:p text:style-name="P583"/>
            <text:p text:style-name="P585">%</text:p>
          </table:table-cell>
        </table:table-row>
        <table:table-row table:style-name="Tabla55.1">
          <table:table-cell table:style-name="Tabla55.A2" office:value-type="string">
            <text:p text:style-name="P586">1º CURSO </text:p>
          </table:table-cell>
          <table:table-cell table:style-name="Tabla55.B2" office:value-type="string">
            <text:p text:style-name="P584">21</text:p>
          </table:table-cell>
          <table:table-cell table:style-name="Tabla55.C2" office:value-type="string">
            <text:p text:style-name="P584">15</text:p>
          </table:table-cell>
          <table:table-cell table:style-name="Tabla55.D2" office:value-type="string">
            <text:p text:style-name="P584">71,4</text:p>
          </table:table-cell>
          <table:table-cell table:style-name="Tabla55.E2" office:value-type="string">
            <text:p text:style-name="P584">6</text:p>
          </table:table-cell>
          <table:table-cell table:style-name="Tabla55.F2" office:value-type="string">
            <text:p text:style-name="P584">28,6</text:p>
          </table:table-cell>
        </table:table-row>
      </table:table>
      <text:p text:style-name="P601"/>
      <table:table table:name="Tabla56" table:style-name="Tabla56">
        <table:table-column table:style-name="Tabla56.A"/>
        <table:table-row table:style-name="Tabla56.1">
          <table:table-cell table:style-name="Tabla56.A1" office:value-type="string">
            <text:p text:style-name="P585">ANÁLISIS DE LOS RESULTADOS:</text:p>
          </table:table-cell>
        </table:table-row>
        <table:table-row table:style-name="Tabla56.1">
          <table:table-cell table:style-name="Tabla56.A2" office:value-type="string">
            <text:p text:style-name="P561"/>
            <text:p text:style-name="P560">Los resultados han mejorado con respecto a la segunda evaluación, debido a que se tramitaron las bajas del alumnado regularmente absentista. </text:p>
            <text:p text:style-name="P560">El Módulo de Aplicaciones Ofimáticas les resulta más fácil de superar porque parte de los contenidos que se imparten los han trabajado con anterioridad en la ESO, aunque también se da el caso de algunos alumnos/as que nunca antes habían trabajado la materia.</text:p>
            <text:p text:style-name="P560"/>
          </table:table-cell>
        </table:table-row>
        <table:table-row table:style-name="Tabla56.1">
          <table:table-cell table:style-name="Tabla56.A1" office:value-type="string">
            <text:p text:style-name="P585">PROPUESTAS DE MEJORA</text:p>
          </table:table-cell>
        </table:table-row>
        <table:table-row table:style-name="Tabla56.1">
          <table:table-cell table:style-name="Tabla56.A4" office:value-type="string">
            <text:p text:style-name="P561"/>
            <text:p text:style-name="P562">Nada que destacar</text:p>
            <text:p text:style-name="P562"/>
          </table:table-cell>
        </table:table-row>
      </table:table>
      <text:p text:style-name="P587"/>
      <text:p text:style-name="P587"/>
      <text:p text:style-name="P587"/>
      <text:p text:style-name="P572">MÓDULO: Sistemas Operativos Monopuesto</text:p>
      <text:p text:style-name="P568"/>
      <table:table table:name="Tabla57" table:style-name="Tabla57">
        <table:table-column table:style-name="Tabla57.A"/>
        <table:table-column table:style-name="Tabla57.B" table:number-columns-repeated="2"/>
        <table:table-column table:style-name="Tabla57.D"/>
        <table:table-column table:style-name="Tabla57.E"/>
        <table:table-column table:style-name="Tabla57.F"/>
        <table:table-row table:style-name="Tabla57.1">
          <table:table-cell table:style-name="Tabla57.A1" office:value-type="string">
            <text:p text:style-name="P583"/>
            <text:p text:style-name="P564">CFGM</text:p>
          </table:table-cell>
          <table:table-cell table:style-name="Tabla57.A1" office:value-type="string">
            <text:p text:style-name="P585">Alumnado evaluado</text:p>
          </table:table-cell>
          <table:table-cell table:style-name="Tabla57.A1" office:value-type="string">
            <text:p text:style-name="P585">Evaluación positiva</text:p>
          </table:table-cell>
          <table:table-cell table:style-name="Tabla57.A1" office:value-type="string">
            <text:p text:style-name="P583"/>
            <text:p text:style-name="P585">%</text:p>
          </table:table-cell>
          <table:table-cell table:style-name="Tabla57.A1" office:value-type="string">
            <text:p text:style-name="P585">Evaluación negativa</text:p>
          </table:table-cell>
          <table:table-cell table:style-name="Tabla57.F1" office:value-type="string">
            <text:p text:style-name="P583"/>
            <text:p text:style-name="P585">%</text:p>
          </table:table-cell>
        </table:table-row>
        <table:table-row table:style-name="Tabla57.1">
          <table:table-cell table:style-name="Tabla57.A2" office:value-type="string">
            <text:p text:style-name="P586">1º CURSO</text:p>
          </table:table-cell>
          <table:table-cell table:style-name="Tabla57.B2" office:value-type="string">
            <text:p text:style-name="P584">21</text:p>
          </table:table-cell>
          <table:table-cell table:style-name="Tabla57.C2" office:value-type="string">
            <text:p text:style-name="P584">10</text:p>
          </table:table-cell>
          <table:table-cell table:style-name="Tabla57.D2" office:value-type="string">
            <text:p text:style-name="P584">47,6</text:p>
          </table:table-cell>
          <table:table-cell table:style-name="Tabla57.E2" office:value-type="string">
            <text:p text:style-name="P584">11</text:p>
          </table:table-cell>
          <table:table-cell table:style-name="Tabla57.F2" office:value-type="string">
            <text:p text:style-name="P584">52,4</text:p>
          </table:table-cell>
        </table:table-row>
      </table:table>
      <text:p text:style-name="P601"/>
      <table:table table:name="Tabla58" table:style-name="Tabla58">
        <table:table-column table:style-name="Tabla58.A"/>
        <table:table-row table:style-name="Tabla58.1">
          <table:table-cell table:style-name="Tabla58.A1" office:value-type="string">
            <text:p text:style-name="P585">ANÁLISIS DE LOS RESULTADOS:</text:p>
          </table:table-cell>
        </table:table-row>
        <table:table-row table:style-name="Tabla58.1">
          <table:table-cell table:style-name="Tabla58.A2" office:value-type="string">
            <text:p text:style-name="P565"/>
            <text:p text:style-name="P560">Algunos alumnos/as <text:s/>no les acaba de enganchar el ciclo o <text:s/>les cuesta asimilar los contenidos. De los 21 <text:s/>que asistió regularmente a clase durante el tercer trimestre, cabe destacar que 4 <text:s/>tienen la intención de no matricularse para el próximo curso, ya que piensan hacerlo en otro ciclo formativo, bachillerato o presentarse a la PAU.</text:p>
            <text:p text:style-name="P560">Este <text:s/>módulo es soporte para segundo curso, de ahí la importancia de que se dominen bien <text:s/>procedimientos y contenidos, necesarios para superar el ciclo. </text:p>
            <text:p text:style-name="P560"/>
          </table:table-cell>
        </table:table-row>
        <table:table-row table:style-name="Tabla58.1">
          <table:table-cell table:style-name="Tabla58.A1" office:value-type="string">
            <text:p text:style-name="P585">PROPUESTAS DE MEJORA</text:p>
          </table:table-cell>
        </table:table-row>
        <table:table-row table:style-name="Tabla58.1">
          <table:table-cell table:style-name="Tabla58.A4" office:value-type="string">
            <text:p text:style-name="P561"/>
            <text:p text:style-name="P560">Sería ideal poder seleccionar al alumnado que se matricula, mediante una prueba inicial o similar, de manera que éste tuviera claro de qué va el ciclo ya que de lo contrario se seguirán produciendo resultados poco satisfactorios, sobre todo en algunos módulos como el de Sistemas Operativos.</text:p>
            <text:p text:style-name="P562"/>
          </table:table-cell>
        </table:table-row>
      </table:table>
      <text:p text:style-name="P587"/>
      <text:p text:style-name="P572">MÓDULO: Redes de Área Local</text:p>
      <text:p text:style-name="P568"/>
      <table:table table:name="Tabla59" table:style-name="Tabla59">
        <table:table-column table:style-name="Tabla59.A"/>
        <table:table-column table:style-name="Tabla59.B" table:number-columns-repeated="2"/>
        <table:table-column table:style-name="Tabla59.D"/>
        <table:table-column table:style-name="Tabla59.E"/>
        <table:table-column table:style-name="Tabla59.F"/>
        <text:soft-page-break/>
        <table:table-row table:style-name="Tabla59.1">
          <table:table-cell table:style-name="Tabla59.A1" office:value-type="string">
            <text:p text:style-name="P583"/>
            <text:p text:style-name="P564">CFGM</text:p>
          </table:table-cell>
          <table:table-cell table:style-name="Tabla59.A1" office:value-type="string">
            <text:p text:style-name="P585">Alumnado evaluado</text:p>
          </table:table-cell>
          <table:table-cell table:style-name="Tabla59.A1" office:value-type="string">
            <text:p text:style-name="P585">Evaluación positiva</text:p>
          </table:table-cell>
          <table:table-cell table:style-name="Tabla59.A1" office:value-type="string">
            <text:p text:style-name="P583"/>
            <text:p text:style-name="P585">%</text:p>
          </table:table-cell>
          <table:table-cell table:style-name="Tabla59.A1" office:value-type="string">
            <text:p text:style-name="P585">Evaluación negativa</text:p>
          </table:table-cell>
          <table:table-cell table:style-name="Tabla59.F1" office:value-type="string">
            <text:p text:style-name="P583"/>
            <text:p text:style-name="P585">%</text:p>
          </table:table-cell>
        </table:table-row>
        <table:table-row table:style-name="Tabla59.1">
          <table:table-cell table:style-name="Tabla59.A2" office:value-type="string">
            <text:p text:style-name="P586">1º CURSO</text:p>
          </table:table-cell>
          <table:table-cell table:style-name="Tabla59.B2" office:value-type="string">
            <text:p text:style-name="P584">21</text:p>
          </table:table-cell>
          <table:table-cell table:style-name="Tabla59.C2" office:value-type="string">
            <text:p text:style-name="P584">10</text:p>
          </table:table-cell>
          <table:table-cell table:style-name="Tabla59.D2" office:value-type="string">
            <text:p text:style-name="P584">47,6</text:p>
          </table:table-cell>
          <table:table-cell table:style-name="Tabla59.E2" office:value-type="string">
            <text:p text:style-name="P584">11</text:p>
          </table:table-cell>
          <table:table-cell table:style-name="Tabla59.F2" office:value-type="string">
            <text:p text:style-name="P584">52,4</text:p>
          </table:table-cell>
        </table:table-row>
      </table:table>
      <text:p text:style-name="P601"/>
      <table:table table:name="Tabla60" table:style-name="Tabla60">
        <table:table-column table:style-name="Tabla60.A"/>
        <table:table-row table:style-name="Tabla60.1">
          <table:table-cell table:style-name="Tabla60.A1" office:value-type="string">
            <text:p text:style-name="P585">ANÁLISIS DE LOS RESULTADOS:</text:p>
          </table:table-cell>
        </table:table-row>
        <table:table-row table:style-name="Tabla60.1">
          <table:table-cell table:style-name="Tabla60.A2" office:value-type="string">
            <text:p text:style-name="P565"/>
            <text:p text:style-name="P566">Pese a que el número de alumnos que supera el módulo no es excesivamente alto, hay que tener en cuenta que de los 11 alumnos que suspenden 2 son absentistas y 4 habían abandonado el seguimiento de las clases al no tener previsto continuar el próximo curso realizando los mismos estudios. En cualquier caso hay una evolución positiva respecto a los trimestres anteriores.</text:p>
            <text:p text:style-name="P560"/>
          </table:table-cell>
        </table:table-row>
        <table:table-row table:style-name="Tabla60.1">
          <table:table-cell table:style-name="Tabla60.A1" office:value-type="string">
            <text:p text:style-name="P585">PROPUESTAS DE MEJORA</text:p>
          </table:table-cell>
        </table:table-row>
        <table:table-row table:style-name="Tabla60.1">
          <table:table-cell table:style-name="Tabla60.A4" office:value-type="string">
            <text:p text:style-name="P561"/>
            <text:p text:style-name="P560">Cambiar el orden, el grado de profundización y la temporalización de algunas de las unidades de trabajo. <text:s/>Adquisición de materiales y dispositivos de red para la realización de prácticas.</text:p>
            <text:p text:style-name="P562"/>
          </table:table-cell>
        </table:table-row>
      </table:table>
      <text:p text:style-name="P587"/>
      <text:p text:style-name="P587"/>
      <text:p text:style-name="P572">2º CFGM Sistemas Microinformáticos en Red</text:p>
      <text:p text:style-name="P568"/>
      <text:p text:style-name="P570"><text:span text:style-name="T120">Nota: </text:span><text:span text:style-name="T65">sólo se incluyen datos de los módulos en los que hay modificaciones respecto al 2º trimeste.</text:span></text:p>
      <text:p text:style-name="P571"/>
      <text:p text:style-name="P572">MÓDULO: Sistemas Operativos en Red</text:p>
      <text:p text:style-name="P568"/>
      <table:table table:name="Tabla61" table:style-name="Tabla61">
        <table:table-column table:style-name="Tabla61.A"/>
        <table:table-column table:style-name="Tabla61.B" table:number-columns-repeated="2"/>
        <table:table-column table:style-name="Tabla61.D"/>
        <table:table-column table:style-name="Tabla61.E"/>
        <table:table-column table:style-name="Tabla61.F"/>
        <table:table-row table:style-name="Tabla61.1">
          <table:table-cell table:style-name="Tabla61.A1" office:value-type="string">
            <text:p text:style-name="P583"/>
            <text:p text:style-name="P564">CFGM</text:p>
          </table:table-cell>
          <table:table-cell table:style-name="Tabla61.A1" office:value-type="string">
            <text:p text:style-name="P585">Alumnado evaluado</text:p>
          </table:table-cell>
          <table:table-cell table:style-name="Tabla61.A1" office:value-type="string">
            <text:p text:style-name="P585">Evaluación positiva</text:p>
          </table:table-cell>
          <table:table-cell table:style-name="Tabla61.A1" office:value-type="string">
            <text:p text:style-name="P583"/>
            <text:p text:style-name="P585">%</text:p>
          </table:table-cell>
          <table:table-cell table:style-name="Tabla61.A1" office:value-type="string">
            <text:p text:style-name="P585">Evaluación negativa</text:p>
          </table:table-cell>
          <table:table-cell table:style-name="Tabla61.F1" office:value-type="string">
            <text:p text:style-name="P583"/>
            <text:p text:style-name="P585">%</text:p>
          </table:table-cell>
        </table:table-row>
        <table:table-row table:style-name="Tabla61.1">
          <table:table-cell table:style-name="Tabla61.A2" office:value-type="string">
            <text:p text:style-name="P564">2º </text:p>
            <text:p text:style-name="P585">CURSO</text:p>
          </table:table-cell>
          <table:table-cell table:style-name="Tabla61.B2" office:value-type="string">
            <text:p text:style-name="P584">8</text:p>
          </table:table-cell>
          <table:table-cell table:style-name="Tabla61.C2" office:value-type="string">
            <text:p text:style-name="P584">8</text:p>
          </table:table-cell>
          <table:table-cell table:style-name="Tabla61.D2" office:value-type="string">
            <text:p text:style-name="P584">100</text:p>
          </table:table-cell>
          <table:table-cell table:style-name="Tabla61.E2" office:value-type="string">
            <text:p text:style-name="P584">0</text:p>
          </table:table-cell>
          <table:table-cell table:style-name="Tabla61.F2" office:value-type="string">
            <text:p text:style-name="P584">0</text:p>
          </table:table-cell>
        </table:table-row>
      </table:table>
      <text:p text:style-name="P601"/>
      <table:table table:name="Tabla62" table:style-name="Tabla62">
        <table:table-column table:style-name="Tabla62.A"/>
        <table:table-row table:style-name="Tabla62.1">
          <table:table-cell table:style-name="Tabla62.A1" office:value-type="string">
            <text:p text:style-name="P585">ANÁLISIS DE LOS RESULTADOS:</text:p>
          </table:table-cell>
        </table:table-row>
        <table:table-row table:style-name="Tabla62.1">
          <table:table-cell table:style-name="Tabla62.A2" office:value-type="string">
            <text:p text:style-name="P561"/>
            <text:p text:style-name="P562">Se mantienen los valores de la 2ª Evaluación (Final)</text:p>
            <text:p text:style-name="P562"/>
          </table:table-cell>
        </table:table-row>
        <table:table-row table:style-name="Tabla62.1">
          <table:table-cell table:style-name="Tabla62.A1" office:value-type="string">
            <text:p text:style-name="P585">PROPUESTAS DE MEJORA</text:p>
          </table:table-cell>
        </table:table-row>
        <table:table-row table:style-name="Tabla62.1">
          <table:table-cell table:style-name="Tabla62.A4" office:value-type="string">
            <text:p text:style-name="P561"/>
            <text:p text:style-name="P562">Nada que destacar</text:p>
            <text:p text:style-name="P562"/>
          </table:table-cell>
        </table:table-row>
      </table:table>
      <text:p text:style-name="P569"/>
      <text:p text:style-name="P568">MÓDULO: Servicios en red</text:p>
      <text:p text:style-name="P568"/>
      <text:p text:style-name="P568"/>
      <table:table table:name="Tabla63" table:style-name="Tabla63">
        <table:table-column table:style-name="Tabla63.A"/>
        <table:table-column table:style-name="Tabla63.B" table:number-columns-repeated="2"/>
        <table:table-column table:style-name="Tabla63.D"/>
        <table:table-column table:style-name="Tabla63.E"/>
        <table:table-column table:style-name="Tabla63.F"/>
        <table:table-row table:style-name="Tabla63.1">
          <table:table-cell table:style-name="Tabla63.A1" office:value-type="string">
            <text:p text:style-name="P583"/>
            <text:p text:style-name="P585">CFGM</text:p>
          </table:table-cell>
          <table:table-cell table:style-name="Tabla63.A1" office:value-type="string">
            <text:p text:style-name="P585">Alumnado evaluado</text:p>
          </table:table-cell>
          <table:table-cell table:style-name="Tabla63.A1" office:value-type="string">
            <text:p text:style-name="P585">Evaluación positiva</text:p>
          </table:table-cell>
          <table:table-cell table:style-name="Tabla63.A1" office:value-type="string">
            <text:p text:style-name="P583"/>
            <text:p text:style-name="P585">%</text:p>
          </table:table-cell>
          <table:table-cell table:style-name="Tabla63.A1" office:value-type="string">
            <text:p text:style-name="P585">Evaluación negativa</text:p>
          </table:table-cell>
          <table:table-cell table:style-name="Tabla63.F1" office:value-type="string">
            <text:p text:style-name="P583"/>
            <text:p text:style-name="P585">%</text:p>
          </table:table-cell>
        </table:table-row>
        <table:table-row table:style-name="Tabla63.1">
          <table:table-cell table:style-name="Tabla63.A2" office:value-type="string">
            <text:p text:style-name="P584"/>
            <text:p text:style-name="P585">2ª</text:p>
          </table:table-cell>
          <table:table-cell table:style-name="Tabla63.B2" office:value-type="string">
            <text:p text:style-name="P584">8</text:p>
          </table:table-cell>
          <table:table-cell table:style-name="Tabla63.C2" office:value-type="string">
            <text:p text:style-name="P584">7</text:p>
          </table:table-cell>
          <table:table-cell table:style-name="Tabla63.D2" office:value-type="string">
            <text:p text:style-name="P584">88</text:p>
          </table:table-cell>
          <table:table-cell table:style-name="Tabla63.E2" office:value-type="string">
            <text:p text:style-name="P584">1</text:p>
          </table:table-cell>
          <table:table-cell table:style-name="Tabla63.F2" office:value-type="string">
            <text:p text:style-name="P584">12</text:p>
          </table:table-cell>
        </table:table-row>
      </table:table>
      <text:p text:style-name="P601"/>
      <table:table table:name="Tabla64" table:style-name="Tabla64">
        <table:table-column table:style-name="Tabla64.A"/>
        <text:soft-page-break/>
        <table:table-row table:style-name="Tabla64.1">
          <table:table-cell table:style-name="Tabla64.A1" office:value-type="string">
            <text:p text:style-name="P585">ANÁLISIS DE LOS RESULTADOS:</text:p>
          </table:table-cell>
        </table:table-row>
        <table:table-row table:style-name="Tabla64.1">
          <table:table-cell table:style-name="Tabla64.A2" office:value-type="string">
            <text:p text:style-name="P559">Recuperan en la evaluación final 2 de los 3 alumnos a los que les había quedado pendiente.</text:p>
            <text:p text:style-name="P562"/>
          </table:table-cell>
        </table:table-row>
        <table:table-row table:style-name="Tabla64.1">
          <table:table-cell table:style-name="Tabla64.A1" office:value-type="string">
            <text:p text:style-name="P585">PROPUESTAS DE MEJORA</text:p>
          </table:table-cell>
        </table:table-row>
        <table:table-row table:style-name="Tabla64.1">
          <table:table-cell table:style-name="Tabla64.A4" office:value-type="string">
            <text:p text:style-name="P563"/>
            <text:p text:style-name="P567"/>
            <text:p text:style-name="P567"/>
          </table:table-cell>
        </table:table-row>
      </table:table>
      <text:p text:style-name="P568"/>
      <text:p text:style-name="P572">MÓDULO: Seguridad informática</text:p>
      <text:p text:style-name="P568"/>
      <text:p text:style-name="P568"/>
      <table:table table:name="Tabla65" table:style-name="Tabla65">
        <table:table-column table:style-name="Tabla65.A"/>
        <table:table-column table:style-name="Tabla65.B" table:number-columns-repeated="2"/>
        <table:table-column table:style-name="Tabla65.D"/>
        <table:table-column table:style-name="Tabla65.E"/>
        <table:table-column table:style-name="Tabla65.F"/>
        <table:table-row table:style-name="Tabla65.1">
          <table:table-cell table:style-name="Tabla65.A1" office:value-type="string">
            <text:p text:style-name="P583"/>
            <text:p text:style-name="P585">CFGM</text:p>
          </table:table-cell>
          <table:table-cell table:style-name="Tabla65.A1" office:value-type="string">
            <text:p text:style-name="P585">Alumnado evaluado</text:p>
          </table:table-cell>
          <table:table-cell table:style-name="Tabla65.A1" office:value-type="string">
            <text:p text:style-name="P585">Evaluación positiva</text:p>
          </table:table-cell>
          <table:table-cell table:style-name="Tabla65.A1" office:value-type="string">
            <text:p text:style-name="P583"/>
            <text:p text:style-name="P585">%</text:p>
          </table:table-cell>
          <table:table-cell table:style-name="Tabla65.A1" office:value-type="string">
            <text:p text:style-name="P585">Evaluación negativa</text:p>
          </table:table-cell>
          <table:table-cell table:style-name="Tabla65.F1" office:value-type="string">
            <text:p text:style-name="P583"/>
            <text:p text:style-name="P585">%</text:p>
          </table:table-cell>
        </table:table-row>
        <table:table-row table:style-name="Tabla65.1">
          <table:table-cell table:style-name="Tabla65.A2" office:value-type="string">
            <text:p text:style-name="P584"/>
            <text:p text:style-name="P585">2ª</text:p>
          </table:table-cell>
          <table:table-cell table:style-name="Tabla65.B2" office:value-type="string">
            <text:p text:style-name="P584">8</text:p>
          </table:table-cell>
          <table:table-cell table:style-name="Tabla65.C2" office:value-type="string">
            <text:p text:style-name="P584">7</text:p>
          </table:table-cell>
          <table:table-cell table:style-name="Tabla65.D2" office:value-type="string">
            <text:p text:style-name="P584">88</text:p>
          </table:table-cell>
          <table:table-cell table:style-name="Tabla65.E2" office:value-type="string">
            <text:p text:style-name="P584">1</text:p>
          </table:table-cell>
          <table:table-cell table:style-name="Tabla65.F2" office:value-type="string">
            <text:p text:style-name="P584">12</text:p>
          </table:table-cell>
        </table:table-row>
      </table:table>
      <text:p text:style-name="P601"/>
      <table:table table:name="Tabla66" table:style-name="Tabla66">
        <table:table-column table:style-name="Tabla66.A"/>
        <table:table-row table:style-name="Tabla66.1">
          <table:table-cell table:style-name="Tabla66.A1" office:value-type="string">
            <text:p text:style-name="P585">ANÁLISIS DE LOS RESULTADOS:</text:p>
          </table:table-cell>
        </table:table-row>
        <table:table-row table:style-name="Tabla66.1">
          <table:table-cell table:style-name="Tabla66.A2" office:value-type="string">
            <text:p text:style-name="P559">Recuperan en la evaluación final 3 de los 4 alumnos a los que les había quedado pendiente.</text:p>
            <text:p text:style-name="P562"/>
          </table:table-cell>
        </table:table-row>
        <table:table-row table:style-name="Tabla66.1">
          <table:table-cell table:style-name="Tabla66.A1" office:value-type="string">
            <text:p text:style-name="P585">PROPUESTAS DE MEJORA</text:p>
          </table:table-cell>
        </table:table-row>
        <table:table-row table:style-name="Tabla66.1">
          <table:table-cell table:style-name="Tabla66.A4" office:value-type="string">
            <text:p text:style-name="P563"/>
            <text:p text:style-name="P567"/>
            <text:p text:style-name="P567"/>
          </table:table-cell>
        </table:table-row>
      </table:table>
      <text:p text:style-name="P569"/>
      <text:p text:style-name="P572">MÓDULO: INTEGRACIÓN</text:p>
      <text:p text:style-name="P568"/>
      <text:p text:style-name="P568"/>
      <table:table table:name="Tabla67" table:style-name="Tabla67">
        <table:table-column table:style-name="Tabla67.A"/>
        <table:table-column table:style-name="Tabla67.B" table:number-columns-repeated="2"/>
        <table:table-column table:style-name="Tabla67.D"/>
        <table:table-column table:style-name="Tabla67.E"/>
        <table:table-column table:style-name="Tabla67.F"/>
        <table:table-row table:style-name="Tabla67.1">
          <table:table-cell table:style-name="Tabla67.A1" office:value-type="string">
            <text:p text:style-name="P583"/>
            <text:p text:style-name="P585">CFGM</text:p>
          </table:table-cell>
          <table:table-cell table:style-name="Tabla67.A1" office:value-type="string">
            <text:p text:style-name="P585">Alumnado evaluado</text:p>
          </table:table-cell>
          <table:table-cell table:style-name="Tabla67.A1" office:value-type="string">
            <text:p text:style-name="P585">Evaluación positiva</text:p>
          </table:table-cell>
          <table:table-cell table:style-name="Tabla67.A1" office:value-type="string">
            <text:p text:style-name="P583"/>
            <text:p text:style-name="P585">%</text:p>
          </table:table-cell>
          <table:table-cell table:style-name="Tabla67.A1" office:value-type="string">
            <text:p text:style-name="P585">Evaluación negativa</text:p>
          </table:table-cell>
          <table:table-cell table:style-name="Tabla67.F1" office:value-type="string">
            <text:p text:style-name="P583"/>
            <text:p text:style-name="P585">%</text:p>
          </table:table-cell>
        </table:table-row>
        <table:table-row table:style-name="Tabla67.1">
          <table:table-cell table:style-name="Tabla67.A2" office:value-type="string">
            <text:p text:style-name="P584"/>
            <text:p text:style-name="P585">2ª</text:p>
          </table:table-cell>
          <table:table-cell table:style-name="Tabla67.B2" office:value-type="string">
            <text:p text:style-name="P584">8</text:p>
          </table:table-cell>
          <table:table-cell table:style-name="Tabla67.C2" office:value-type="string">
            <text:p text:style-name="P584">7</text:p>
          </table:table-cell>
          <table:table-cell table:style-name="Tabla67.D2" office:value-type="string">
            <text:p text:style-name="P584">88</text:p>
          </table:table-cell>
          <table:table-cell table:style-name="Tabla67.E2" office:value-type="string">
            <text:p text:style-name="P584">1</text:p>
          </table:table-cell>
          <table:table-cell table:style-name="Tabla67.F2" office:value-type="string">
            <text:p text:style-name="P584">12</text:p>
          </table:table-cell>
        </table:table-row>
      </table:table>
      <text:p text:style-name="P601"/>
      <table:table table:name="Tabla68" table:style-name="Tabla68">
        <table:table-column table:style-name="Tabla68.A"/>
        <table:table-row table:style-name="Tabla68.1">
          <table:table-cell table:style-name="Tabla68.A1" office:value-type="string">
            <text:p text:style-name="P585">ANÁLISIS DE LOS RESULTADOS:</text:p>
          </table:table-cell>
        </table:table-row>
        <table:table-row table:style-name="Tabla68.1">
          <table:table-cell table:style-name="Tabla68.A2" office:value-type="string">
            <text:p text:style-name="P559">Todos los alumnos han realizado de manera aceptable las actividades durante las tres semanas de duración del módulo seguramente motivados ante la inminencia de la realización de prácticas en los centros de trabajo.</text:p>
            <text:p text:style-name="P560"/>
            <text:p text:style-name="P562"/>
          </table:table-cell>
        </table:table-row>
        <table:table-row table:style-name="Tabla68.1">
          <table:table-cell table:style-name="Tabla68.A1" office:value-type="string">
            <text:p text:style-name="P585">PROPUESTAS DE MEJORA</text:p>
          </table:table-cell>
        </table:table-row>
        <table:table-row table:style-name="Tabla68.1">
          <table:table-cell table:style-name="Tabla68.A4" office:value-type="string">
            <text:p text:style-name="P563">Se echa de menos más espacio en el aula para realizar actividades de montaje durante las semanas de Integración. </text:p>
            <text:p text:style-name="P563">Renovar y ampliar el material de trabajo: Equipos, herramientas, ancho de banda…</text:p>
            <text:p text:style-name="P567"/>
            <text:p text:style-name="P567"/>
          </table:table-cell>
        </table:table-row>
      </table:table>
      <text:p text:style-name="P569"/>
      <text:p text:style-name="P568"/>
      <text:p text:style-name="P572"><text:soft-page-break/>MÓDULO: FORMACIÓN EN CENTROS DE TRABAJO</text:p>
      <text:p text:style-name="P568"/>
      <text:p text:style-name="P568"/>
      <table:table table:name="Tabla69" table:style-name="Tabla69">
        <table:table-column table:style-name="Tabla69.A"/>
        <table:table-column table:style-name="Tabla69.B" table:number-columns-repeated="2"/>
        <table:table-column table:style-name="Tabla69.D"/>
        <table:table-column table:style-name="Tabla69.E"/>
        <table:table-column table:style-name="Tabla69.F"/>
        <table:table-row table:style-name="Tabla69.1">
          <table:table-cell table:style-name="Tabla69.A1" office:value-type="string">
            <text:p text:style-name="P583"/>
            <text:p text:style-name="P585">CFGM</text:p>
          </table:table-cell>
          <table:table-cell table:style-name="Tabla69.A1" office:value-type="string">
            <text:p text:style-name="P585">Alumnado evaluado</text:p>
          </table:table-cell>
          <table:table-cell table:style-name="Tabla69.A1" office:value-type="string">
            <text:p text:style-name="P585">Evaluación positiva</text:p>
          </table:table-cell>
          <table:table-cell table:style-name="Tabla69.A1" office:value-type="string">
            <text:p text:style-name="P583"/>
            <text:p text:style-name="P585">%</text:p>
          </table:table-cell>
          <table:table-cell table:style-name="Tabla69.A1" office:value-type="string">
            <text:p text:style-name="P585">Evaluación negativa</text:p>
          </table:table-cell>
          <table:table-cell table:style-name="Tabla69.F1" office:value-type="string">
            <text:p text:style-name="P583"/>
            <text:p text:style-name="P585">%</text:p>
          </table:table-cell>
        </table:table-row>
        <table:table-row table:style-name="Tabla69.1">
          <table:table-cell table:style-name="Tabla69.A2" office:value-type="string">
            <text:p text:style-name="P584"/>
            <text:p text:style-name="P585">2ª</text:p>
          </table:table-cell>
          <table:table-cell table:style-name="Tabla69.B2" office:value-type="string">
            <text:p text:style-name="P584">8</text:p>
          </table:table-cell>
          <table:table-cell table:style-name="Tabla69.C2" office:value-type="string">
            <text:p text:style-name="P584">7</text:p>
          </table:table-cell>
          <table:table-cell table:style-name="Tabla69.D2" office:value-type="string">
            <text:p text:style-name="P584">88</text:p>
          </table:table-cell>
          <table:table-cell table:style-name="Tabla69.E2" office:value-type="string">
            <text:p text:style-name="P584">1</text:p>
          </table:table-cell>
          <table:table-cell table:style-name="Tabla69.F2" office:value-type="string">
            <text:p text:style-name="P584">12</text:p>
          </table:table-cell>
        </table:table-row>
      </table:table>
      <text:p text:style-name="P602"/>
      <table:table table:name="Tabla70" table:style-name="Tabla70">
        <table:table-column table:style-name="Tabla70.A"/>
        <table:table-row table:style-name="Tabla70.1">
          <table:table-cell table:style-name="Tabla70.A1" office:value-type="string">
            <text:p text:style-name="P585">ANÁLISIS DE LOS RESULTADOS:</text:p>
          </table:table-cell>
        </table:table-row>
        <table:table-row table:style-name="Tabla70.1">
          <table:table-cell table:style-name="Tabla70.A2" office:value-type="string">
            <text:p text:style-name="P559">Todos los alumnos y las empresas han expresado su satisfacción por el buen desarrollo de los meses de prácticas. La valoración global ha sido de notable alto para los alumnos y la encuesta realizada a estos sobre sus empresas ha promediado entre unas 3 y 4 sobre 5, en cuanto a su grado satisfacción.</text:p>
            <text:p text:style-name="P562"/>
            <text:p text:style-name="P562"/>
          </table:table-cell>
        </table:table-row>
        <table:table-row table:style-name="Tabla70.1">
          <table:table-cell table:style-name="Tabla70.A1" office:value-type="string">
            <text:p text:style-name="P585">PROPUESTAS DE MEJORA</text:p>
          </table:table-cell>
        </table:table-row>
        <table:table-row table:style-name="Tabla70.1">
          <table:table-cell table:style-name="Tabla70.A4" office:value-type="string">
            <text:p text:style-name="P559">Dado el mayor número de alumnos que podría promocionar el año que viene, sería interesante añadir nuevas empresas con otras áreas de actividad que difieran de los meros establecimientos <text:s/>de venta de ordenadores y servicio técnico de reparación.</text:p>
            <text:p text:style-name="P562"/>
            <text:p text:style-name="P562"/>
          </table:table-cell>
        </table:table-row>
      </table:table>
      <text:p text:style-name="P803"/>
      <text:p text:style-name="P798"/>
      <text:p text:style-name="P796"/>
      <text:p text:style-name="P796"><text:span text:style-name="T121">DILIGENCIA</text:span>.- Se hace constar que el presente Libro de Actas de las reuniones del Departamento de , correspondiente al curso escolar 201<text:span text:style-name="T122">2</text:span> -201<text:span text:style-name="T122">3</text:span> , consta de <text:s/><text:span text:style-name="T122">75</text:span> páginas, numeradas correlativamente del <text:span text:style-name="T18">1</text:span><text:span text:style-name="T5"> al </text:span><text:span text:style-name="T23">75</text:span>, siendo el acta n.º <text:span text:style-name="T122">32</text:span> el último número de acta del curso de fecha <text:s/><text:span text:style-name="T122">24</text:span> de junio de 201<text:span text:style-name="T122">3</text:span>. Y para que conste, firma la presente.</text:p>
      <text:p text:style-name="P797"/>
      <text:p text:style-name="P797"/>
      <text:p text:style-name="P797">En Haría, Lanzarote, a <text:span text:style-name="T122">28</text:span> de junio de 201<text:span text:style-name="T122">3</text:span>.</text:p>
      <text:p text:style-name="P797"/>
      <text:p text:style-name="P797"/>
      <text:p text:style-name="P799"><text:s text:c="4"/>Vº Bº EL DIRECTOR<text:tab/><text:tab/><text:tab/><text:tab/> <text:s text:c="12"/>EL <text:s/>SECRETARIO</text:p>
      <text:p text:style-name="P704"/>
      <text:p text:style-name="P704"/>
      <text:p text:style-name="P704">Fdo.: Enrique Blas Pérez Coll<text:tab/><text:tab/> <text:s text:c="9"/><text:tab/> <text:s text:c="4"/>Fdo.: Sergio Raúl Espinosa Vega</text:p>
      <text:p text:style-name="P7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he" style:country-complex="IL"/>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071cm" fo:margin-bottom="0.071cm" style:contextual-spacing="false"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top="0.071cm" fo:margin-bottom="0.071cm" style:contextual-spacing="false" fo:text-align="center" style:justify-single-word="false" fo:keep-with-next="always"/>
      <style:text-properties fo:font-size="8pt" fo:font-weight="bold" style:font-size-asian="8pt" style:font-weight-asian="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line-height="150%"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style="italic" fo:font-weight="bold" style:font-size-asian="12pt"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998cm" fo:margin-top="0cm" fo:margin-bottom="0.212cm" style:contextual-spacing="false" fo:line-height="150%" fo:text-align="center" style:justify-single-word="false" fo:text-indent="0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left="0cm" fo:margin-right="-0.004cm" fo:margin-top="0cm" fo:margin-bottom="0.212cm" style:contextual-spacing="false" fo:line-height="150%" fo:text-align="justify" style:justify-single-word="false" fo:text-indent="0cm"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cm" fo:margin-right="-0.004cm" fo:margin-top="0cm" fo:margin-bottom="0.212cm" style:contextual-spacing="false" fo:line-height="150%" fo:text-align="justify" style:justify-single-word="false" fo:text-indent="0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top="0.212cm" fo:margin-bottom="0.141cm" style:contextual-spacing="false" fo:line-height="150%" fo:text-align="justify" style:justify-single-word="false" fo:hyphenation-ladder-count="no-limit" fo:keep-with-next="always">
        <style:tab-stops>
          <style:tab-stop style:position="8.5cm" style:type="center"/>
        </style:tab-stops>
      </style:paragraph-properties>
      <style:text-properties fo:font-size="12pt" fo:font-weight="bold" style:font-size-asian="12pt" style:font-weight-asian="bold"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41cm" fo:margin-bottom="0.141cm" style:contextual-spacing="false" fo:line-height="150%" fo:hyphenation-ladder-count="no-limit" fo:keep-with-next="always">
        <style:tab-stops>
          <style:tab-stop style:position="3.884cm" style:type="center"/>
        </style:tab-stops>
      </style:paragraph-properties>
      <style:text-properties fo:letter-spacing="-0.005cm" fo:font-weight="bold" style:font-weight-asian="bold" fo:hyphenate="false" fo:hyphenation-remain-char-count="2" fo:hyphenation-push-char-count="2"/>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fo:color="#a6af18"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a6af18"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9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apple-style-span" style:family="text" style:parent-style-name="Fuente_20_de_20_párrafo_20_predeter."/>
    <style:style style:name="mw-headline"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apple-converted-space" style:family="text" style:parent-style-name="Fuente_20_de_20_párrafo_20_predeter."/>
    <style:style style:name="Numbering_20_Symbols" style:display-name="Numbering Symbols" style:family="text"/>
    <style:style style:name="Default_20_Paragraph_20_Font" style:display-name="Default Paragraph Font" style:family="text"/>
    <style:style style:name="annotation_20_reference" style:display-name="annotation reference"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color="#000000"/>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fo:font-size="10pt" style:font-size-asian="10pt"/>
    </style:style>
    <style:style style:name="WW8Num25z1" style:family="text">
      <style:text-properties style:font-name="Courier New" fo:font-family="'Courier New'" style:font-family-generic="modern" fo:font-size="10pt" style:font-size-asian="10pt"/>
    </style:style>
    <style:style style:name="WW8Num25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fo:font-size="10pt" style:font-size-asian="10pt"/>
    </style:style>
    <style:style style:name="WW8Num27z1" style:family="text">
      <style:text-properties style:font-name="Courier New" fo:font-family="'Courier New'" style:font-family-generic="modern" fo:font-size="10pt" style:font-size-asian="10pt"/>
    </style:style>
    <style:style style:name="WW8Num27z2" style:family="text">
      <style:text-properties style:font-name="Wingdings" fo:font-family="Wingdings" style:font-pitch="variable" style:font-charset="x-symbol" fo:font-size="10pt" style:font-size-asian="10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WW8Num1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7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bullet text:level="2" text:style-name="ListLabel_20_1"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bullet text:level="4" text:style-name="ListLabel_20_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Normal" style:font-family-generic="modern" style:font-pitch="fixed"/>
      </text:list-level-style-bullet>
      <text:list-level-style-bullet text:level="5" text:style-name="ListLabel_20_3" text:bullet-char="-">
        <style:list-level-properties text:list-level-position-and-space-mode="label-alignment">
          <style:list-level-label-alignment text:label-followed-by="listtab" text:list-tab-stop-position="4.551cm" fo:text-indent="-0.741cm" fo:margin-left="4.551cm"/>
        </style:list-level-properties>
        <style:text-properties fo:font-family="'Times New Roman'" style:font-style-name="Normal"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family-generic="roman" style:font-pitch="variable" style:font-charset="x-symbo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family-generic="roman" style:font-pitch="variable" style:font-charset="x-symbol"/>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family-generic="roman" style:font-pitch="variable" style:font-charset="x-symbol"/>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style:font-name="Arial" fo:language="es" fo:country="ES"/>
    </style:style>
    <style:style style:name="MP2" style:family="paragraph" style:parent-style-name="Text_20_body">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style:font-name="Arial" fo:font-size="9pt" fo:language="es" fo:country="ES" style:font-size-asian="9pt" style:font-size-complex="9pt"/>
    </style:style>
    <style:style style:name="MP3" style:family="paragraph" style:parent-style-name="Header">
      <style:paragraph-properties fo:margin-left="-0.208cm" fo:margin-right="-0.261cm" fo:margin-top="0cm" fo:margin-bottom="0cm" style:contextual-spacing="false" fo:text-indent="0cm" style:auto-text-indent="false" fo:padding="0.049cm" fo:border="0.06pt solid #000000" style:shadow="none">
        <style:tab-stops>
          <style:tab-stop style:position="0.053cm"/>
        </style:tab-stops>
      </style:paragraph-properties>
      <style:text-properties style:font-name="Arial" fo:font-size="9pt" fo:language="es" fo:country="ES" officeooo:paragraph-rsid="0017b056" style:font-size-asian="9pt" style:font-size-complex="9pt"/>
    </style:style>
    <style:style style:name="MP4" style:family="paragraph" style:parent-style-name="Footer">
      <style:paragraph-properties fo:padding="0cm" fo:border="none" style:shadow="none"/>
      <style:text-properties fo:language="es" fo:country="ES"/>
    </style:style>
    <style:style style:name="MP5" style:family="paragraph" style:parent-style-name="Header">
      <style:text-properties fo:language="es" fo:country="ES"/>
    </style:style>
    <style:style style:name="MP6" style:family="paragraph" style:parent-style-name="Footer">
      <style:text-properties fo:language="es" fo:country="ES"/>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style:font-size-asian="9pt" style:font-size-complex="9pt"/>
    </style:style>
    <style:style style:name="MT3" style:family="text">
      <style:text-properties fo:color="#4c4c4c"/>
    </style:style>
    <style:style style:name="MT4" style:family="text">
      <style:text-properties fo:color="#4c4c4c" fo:font-weight="bold" style:font-weight-asian="bold" style:font-weight-complex="bold"/>
    </style:style>
    <style:style style:name="MT5" style:family="text">
      <style:text-properties fo:font-weight="bold" style:font-weight-asian="bold" style:font-weight-complex="bold"/>
    </style:style>
    <style:style style:name="MT6" style:family="text">
      <style:text-properties fo:font-size="12pt"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6cm" fo:margin-bottom="1.58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831cm" fo:margin-left="0cm" fo:margin-right="0cm" fo:margin-bottom="0.499cm"/>
      </style:header-style>
      <style:footer-style>
        <style:header-footer-properties svg:height="1.245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paragraph" svg:x="-0.055cm" svg:y="0.086cm" svg:width="3.134cm" svg:height="1.455cm" draw:z-index="75"><draw:image xlink:href="Pictures/1000000000000072000000354A019EEB.png" xlink:type="simple" xlink:show="embed" xlink:actuate="onLoad"/></draw:frame><text:span text:style-name="MT1">El Director <text:s text:c="18"/></text:span><text:span text:style-name="MT2"><text:s text:c="3"/></text:span></text:p>
        <text:p text:style-name="MP2"/>
        <text:p text:style-name="MP2"/>
        <text:p text:style-name="MP3"><text:s text:c="6"/></text:p>
        <text:p text:style-name="MP3"><text:s text:c="8"/><text:span text:style-name="MT3"><text:s/></text:span><text:span text:style-name="MT4">IES HARÍA</text:span><text:span text:style-name="MT5"><text:tab/></text:span><text:tab/> <text:s text:c="3"/><text:tab/><text:tab/><text:tab/><text:tab/> <text:s/><text:tab/> <text:s text:c="20"/><text:span text:style-name="MT5">Enrique Blas Pérez Coll</text:span></text:p>
      </style:header>
      <style:footer>
        <text:p text:style-name="MP4"><text:tab/><text:span text:style-name="MT6"><text:page-number text:select-page="current">69</text:page-number></text:span></text:p>
      </style:footer>
    </style:master-page>
    <style:master-page style:name="First_20_Page" style:display-name="First Page" style:page-layout-name="Mpm2" style:next-style-name="Standard">
      <style:header>
        <text:p text:style-name="MP5"/>
      </style:header>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DE REUNIONES (ACTA)</dc:title>
    <meta:initial-creator>vane</meta:initial-creator>
    <meta:creation-date>2011-01-18T09:19:00</meta:creation-date>
    <dc:date>2014-09-17T07:32:36.564704323</dc:date>
    <meta:editing-cycles>207</meta:editing-cycles>
    <meta:editing-duration>P1DT15H41M21S</meta:editing-duration>
    <meta:generator>LibreOffice/4.2.6.3$Linux_x86 LibreOffice_project/420m0$Build-3</meta:generator>
    <meta:print-date>2011-12-20T10:03:16</meta:print-date>
    <meta:printed-by>ivan </meta:printed-by>
    <dc:creator>ivan </dc:creator>
    <meta:document-statistic meta:table-count="70" meta:image-count="1" meta:object-count="0" meta:page-count="76" meta:paragraph-count="1871" meta:word-count="20090" meta:character-count="119456" meta:non-whitespace-character-count="100613"/>
    <meta:user-defined meta:name="Información 1"/>
    <meta:user-defined meta:name="Información 2"/>
    <meta:user-defined meta:name="Información 3"/>
    <meta:user-defined meta:name="Información 4"/>
  </office:meta>
</office:document-meta>
</file>